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Noto Sans Cond1" svg:font-family="'Noto Sans Cond'" style:font-family-generic="swiss"/>
    <style:font-face style:name="Noto Mono" svg:font-family="'Noto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ond" svg:font-family="'Noto Sans Con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99cm" style:rel-column-width="7670*"/>
    </style:style>
    <style:style style:name="Tabela1.B" style:family="table-column">
      <style:table-column-properties style:column-width="3.006cm" style:rel-column-width="11586*"/>
    </style:style>
    <style:style style:name="Tabela1.D" style:family="table-column">
      <style:table-column-properties style:column-width="8.999cm" style:rel-column-width="34693*"/>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A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A19"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7cm" table:align="margins"/>
    </style:style>
    <style:style style:name="Tabela2.A" style:family="table-column">
      <style:table-column-properties style:column-width="1.097cm" style:rel-column-width="4229*"/>
    </style:style>
    <style:style style:name="Tabela2.B" style:family="table-column">
      <style:table-column-properties style:column-width="4.309cm" style:rel-column-width="16611*"/>
    </style:style>
    <style:style style:name="Tabela2.C" style:family="table-column">
      <style:table-column-properties style:column-width="11.594cm" style:rel-column-width="44695*"/>
    </style:style>
    <style:style style:name="Tabela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1.097cm" style:rel-column-width="4229*"/>
    </style:style>
    <style:style style:name="Tabela3.B" style:family="table-column">
      <style:table-column-properties style:column-width="4.309cm" style:rel-column-width="16611*"/>
    </style:style>
    <style:style style:name="Tabela3.C" style:family="table-column">
      <style:table-column-properties style:column-width="11.594cm" style:rel-column-width="44695*"/>
    </style:style>
    <style:style style:name="Tabela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3.C1" style:family="table-cell">
      <style:table-cell-properties fo:background-color="transparent" fo:padding="0.097cm" fo:border="0.5pt solid #000000" style:writing-mode="page">
        <style:background-image/>
      </style:table-cell-properties>
    </style:style>
    <style:style style:name="Tabela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17cm" table:align="margins"/>
    </style:style>
    <style:style style:name="Tabela4.A" style:family="table-column">
      <style:table-column-properties style:column-width="1.097cm" style:rel-column-width="4229*"/>
    </style:style>
    <style:style style:name="Tabela4.B" style:family="table-column">
      <style:table-column-properties style:column-width="4.309cm" style:rel-column-width="16611*"/>
    </style:style>
    <style:style style:name="Tabela4.C" style:family="table-column">
      <style:table-column-properties style:column-width="11.594cm" style:rel-column-width="44695*"/>
    </style:style>
    <style:style style:name="Tabela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4.C1" style:family="table-cell">
      <style:table-cell-properties fo:background-color="transparent" fo:padding="0.097cm" fo:border="0.5pt solid #000000" style:writing-mode="page">
        <style:background-image/>
      </style:table-cell-properties>
    </style:style>
    <style:style style:name="Tabela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 style:family="table">
      <style:table-properties style:width="17cm" table:align="margins"/>
    </style:style>
    <style:style style:name="Tabela5.A" style:family="table-column">
      <style:table-column-properties style:column-width="1.097cm" style:rel-column-width="4229*"/>
    </style:style>
    <style:style style:name="Tabela5.B" style:family="table-column">
      <style:table-column-properties style:column-width="4.309cm" style:rel-column-width="16611*"/>
    </style:style>
    <style:style style:name="Tabela5.C" style:family="table-column">
      <style:table-column-properties style:column-width="11.594cm" style:rel-column-width="44695*"/>
    </style:style>
    <style:style style:name="Tabela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5.C1" style:family="table-cell">
      <style:table-cell-properties fo:background-color="transparent" fo:padding="0.097cm" fo:border="0.5pt solid #000000" style:writing-mode="page">
        <style:background-image/>
      </style:table-cell-properties>
    </style:style>
    <style:style style:name="Tabe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 style:family="table">
      <style:table-properties style:width="17cm" table:align="margins"/>
    </style:style>
    <style:style style:name="Tabela6.A" style:family="table-column">
      <style:table-column-properties style:column-width="1.097cm" style:rel-column-width="4229*"/>
    </style:style>
    <style:style style:name="Tabela6.B" style:family="table-column">
      <style:table-column-properties style:column-width="4.309cm" style:rel-column-width="16611*"/>
    </style:style>
    <style:style style:name="Tabela6.C" style:family="table-column">
      <style:table-column-properties style:column-width="11.594cm" style:rel-column-width="44695*"/>
    </style:style>
    <style:style style:name="Tabela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6.C1" style:family="table-cell">
      <style:table-cell-properties fo:background-color="transparent" fo:padding="0.097cm" fo:border="0.5pt solid #000000" style:writing-mode="page">
        <style:background-image/>
      </style:table-cell-properties>
    </style:style>
    <style:style style:name="Tabela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 style:family="table">
      <style:table-properties style:width="17cm" table:align="margins"/>
    </style:style>
    <style:style style:name="Tabela7.A" style:family="table-column">
      <style:table-column-properties style:column-width="1.097cm" style:rel-column-width="4229*"/>
    </style:style>
    <style:style style:name="Tabela7.B" style:family="table-column">
      <style:table-column-properties style:column-width="4.309cm" style:rel-column-width="16611*"/>
    </style:style>
    <style:style style:name="Tabela7.C" style:family="table-column">
      <style:table-column-properties style:column-width="11.594cm" style:rel-column-width="44695*"/>
    </style:style>
    <style:style style:name="Tabela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7.C1" style:family="table-cell">
      <style:table-cell-properties fo:background-color="transparent" fo:padding="0.097cm" fo:border="0.5pt solid #000000" style:writing-mode="page">
        <style:background-image/>
      </style:table-cell-properties>
    </style:style>
    <style:style style:name="Tabela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 style:family="table">
      <style:table-properties style:width="17cm" table:align="margins"/>
    </style:style>
    <style:style style:name="Tabela8.A" style:family="table-column">
      <style:table-column-properties style:column-width="1.097cm" style:rel-column-width="4229*"/>
    </style:style>
    <style:style style:name="Tabela8.B" style:family="table-column">
      <style:table-column-properties style:column-width="4.309cm" style:rel-column-width="16611*"/>
    </style:style>
    <style:style style:name="Tabela8.C" style:family="table-column">
      <style:table-column-properties style:column-width="11.594cm" style:rel-column-width="44695*"/>
    </style:style>
    <style:style style:name="Tabela8.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8.C1" style:family="table-cell">
      <style:table-cell-properties fo:background-color="transparent" fo:padding="0.097cm" fo:border="0.5pt solid #000000" style:writing-mode="page">
        <style:background-image/>
      </style:table-cell-properties>
    </style:style>
    <style:style style:name="Tabela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 style:family="table">
      <style:table-properties style:width="17cm" table:align="margins"/>
    </style:style>
    <style:style style:name="Tabela9.A" style:family="table-column">
      <style:table-column-properties style:column-width="1.097cm" style:rel-column-width="4229*"/>
    </style:style>
    <style:style style:name="Tabela9.B" style:family="table-column">
      <style:table-column-properties style:column-width="4.309cm" style:rel-column-width="16611*"/>
    </style:style>
    <style:style style:name="Tabela9.C" style:family="table-column">
      <style:table-column-properties style:column-width="11.594cm" style:rel-column-width="44695*"/>
    </style:style>
    <style:style style:name="Tabela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9.C1" style:family="table-cell">
      <style:table-cell-properties fo:background-color="transparent" fo:padding="0.097cm" fo:border="0.5pt solid #000000" style:writing-mode="page">
        <style:background-image/>
      </style:table-cell-properties>
    </style:style>
    <style:style style:name="Tabela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 style:family="table">
      <style:table-properties style:width="17cm" table:align="margins"/>
    </style:style>
    <style:style style:name="Tabela10.A" style:family="table-column">
      <style:table-column-properties style:column-width="1.097cm" style:rel-column-width="4229*"/>
    </style:style>
    <style:style style:name="Tabela10.B" style:family="table-column">
      <style:table-column-properties style:column-width="4.309cm" style:rel-column-width="16611*"/>
    </style:style>
    <style:style style:name="Tabela10.C" style:family="table-column">
      <style:table-column-properties style:column-width="11.594cm" style:rel-column-width="44695*"/>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C1" style:family="table-cell">
      <style:table-cell-properties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7cm" table:align="margins"/>
    </style:style>
    <style:style style:name="Tabela11.A" style:family="table-column">
      <style:table-column-properties style:column-width="1.097cm" style:rel-column-width="4229*"/>
    </style:style>
    <style:style style:name="Tabela11.B" style:family="table-column">
      <style:table-column-properties style:column-width="4.309cm" style:rel-column-width="16611*"/>
    </style:style>
    <style:style style:name="Tabela11.C" style:family="table-column">
      <style:table-column-properties style:column-width="11.594cm" style:rel-column-width="44695*"/>
    </style:style>
    <style:style style:name="Tabela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1.C1" style:family="table-cell">
      <style:table-cell-properties fo:background-color="transparent" fo:padding="0.097cm" fo:border="0.5pt solid #000000" style:writing-mode="page">
        <style:background-image/>
      </style:table-cell-properties>
    </style:style>
    <style:style style:name="Tabela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 style:family="table">
      <style:table-properties style:width="17cm" table:align="margins"/>
    </style:style>
    <style:style style:name="Tabela12.A" style:family="table-column">
      <style:table-column-properties style:column-width="1.097cm" style:rel-column-width="4229*"/>
    </style:style>
    <style:style style:name="Tabela12.B" style:family="table-column">
      <style:table-column-properties style:column-width="4.309cm" style:rel-column-width="16611*"/>
    </style:style>
    <style:style style:name="Tabela12.C" style:family="table-column">
      <style:table-column-properties style:column-width="11.594cm" style:rel-column-width="44695*"/>
    </style:style>
    <style:style style:name="Tabela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7cm" table:align="margins"/>
    </style:style>
    <style:style style:name="Tabela13.A" style:family="table-column">
      <style:table-column-properties style:column-width="1.097cm" style:rel-column-width="4229*"/>
    </style:style>
    <style:style style:name="Tabela13.B" style:family="table-column">
      <style:table-column-properties style:column-width="4.309cm" style:rel-column-width="16611*"/>
    </style:style>
    <style:style style:name="Tabela13.C" style:family="table-column">
      <style:table-column-properties style:column-width="11.594cm" style:rel-column-width="44695*"/>
    </style:style>
    <style:style style:name="Tabela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4" style:family="table">
      <style:table-properties style:width="17cm" table:align="margins"/>
    </style:style>
    <style:style style:name="Tabela14.A" style:family="table-column">
      <style:table-column-properties style:column-width="1.097cm" style:rel-column-width="4229*"/>
    </style:style>
    <style:style style:name="Tabela14.B" style:family="table-column">
      <style:table-column-properties style:column-width="4.309cm" style:rel-column-width="16611*"/>
    </style:style>
    <style:style style:name="Tabela14.C" style:family="table-column">
      <style:table-column-properties style:column-width="11.594cm" style:rel-column-width="44695*"/>
    </style:style>
    <style:style style:name="Tabela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4.C1" style:family="table-cell">
      <style:table-cell-properties fo:background-color="transparent" fo:padding="0.097cm" fo:border="0.5pt solid #000000" style:writing-mode="page">
        <style:background-image/>
      </style:table-cell-properties>
    </style:style>
    <style:style style:name="Tabela1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4.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5" style:family="table">
      <style:table-properties style:width="17cm" table:align="margins"/>
    </style:style>
    <style:style style:name="Tabela15.A" style:family="table-column">
      <style:table-column-properties style:column-width="1.097cm" style:rel-column-width="4229*"/>
    </style:style>
    <style:style style:name="Tabela15.B" style:family="table-column">
      <style:table-column-properties style:column-width="4.309cm" style:rel-column-width="16611*"/>
    </style:style>
    <style:style style:name="Tabela15.C" style:family="table-column">
      <style:table-column-properties style:column-width="11.594cm" style:rel-column-width="44695*"/>
    </style:style>
    <style:style style:name="Tabela1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5.C1" style:family="table-cell">
      <style:table-cell-properties fo:background-color="transparent" fo:padding="0.097cm" fo:border="0.5pt solid #000000" style:writing-mode="page">
        <style:background-image/>
      </style:table-cell-properties>
    </style:style>
    <style:style style:name="Tabela1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6" style:family="table">
      <style:table-properties style:width="17cm" table:align="margins"/>
    </style:style>
    <style:style style:name="Tabela16.A" style:family="table-column">
      <style:table-column-properties style:column-width="1.097cm" style:rel-column-width="4229*"/>
    </style:style>
    <style:style style:name="Tabela16.B" style:family="table-column">
      <style:table-column-properties style:column-width="4.309cm" style:rel-column-width="16611*"/>
    </style:style>
    <style:style style:name="Tabela16.C" style:family="table-column">
      <style:table-column-properties style:column-width="11.594cm" style:rel-column-width="44695*"/>
    </style:style>
    <style:style style:name="Tabela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6.C1" style:family="table-cell">
      <style:table-cell-properties fo:background-color="transparent" fo:padding="0.097cm" fo:border="0.5pt solid #000000" style:writing-mode="page">
        <style:background-image/>
      </style:table-cell-properties>
    </style:style>
    <style:style style:name="Tabela1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6.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7" style:family="table">
      <style:table-properties style:width="17cm" table:align="margins"/>
    </style:style>
    <style:style style:name="Tabela17.A" style:family="table-column">
      <style:table-column-properties style:column-width="1.097cm" style:rel-column-width="4229*"/>
    </style:style>
    <style:style style:name="Tabela17.B" style:family="table-column">
      <style:table-column-properties style:column-width="4.309cm" style:rel-column-width="16611*"/>
    </style:style>
    <style:style style:name="Tabela17.C" style:family="table-column">
      <style:table-column-properties style:column-width="11.594cm" style:rel-column-width="44695*"/>
    </style:style>
    <style:style style:name="Tabela1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7.C1" style:family="table-cell">
      <style:table-cell-properties fo:background-color="transparent" fo:padding="0.097cm" fo:border="0.5pt solid #000000" style:writing-mode="page">
        <style:background-image/>
      </style:table-cell-properties>
    </style:style>
    <style:style style:name="Tabela1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8" style:family="table">
      <style:table-properties style:width="17cm" table:align="margins"/>
    </style:style>
    <style:style style:name="Tabela18.A" style:family="table-column">
      <style:table-column-properties style:column-width="1.097cm" style:rel-column-width="4229*"/>
    </style:style>
    <style:style style:name="Tabela18.B" style:family="table-column">
      <style:table-column-properties style:column-width="4.309cm" style:rel-column-width="16611*"/>
    </style:style>
    <style:style style:name="Tabela18.C" style:family="table-column">
      <style:table-column-properties style:column-width="11.594cm" style:rel-column-width="44695*"/>
    </style:style>
    <style:style style:name="Tabela18.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8.C1" style:family="table-cell">
      <style:table-cell-properties fo:background-color="transparent" fo:padding="0.097cm" fo:border="0.5pt solid #000000" style:writing-mode="page">
        <style:background-image/>
      </style:table-cell-properties>
    </style:style>
    <style:style style:name="Tabela1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9" style:family="table">
      <style:table-properties style:width="17cm" table:align="margins"/>
    </style:style>
    <style:style style:name="Tabela19.A" style:family="table-column">
      <style:table-column-properties style:column-width="1.097cm" style:rel-column-width="4229*"/>
    </style:style>
    <style:style style:name="Tabela19.B" style:family="table-column">
      <style:table-column-properties style:column-width="4.309cm" style:rel-column-width="16611*"/>
    </style:style>
    <style:style style:name="Tabela19.C" style:family="table-column">
      <style:table-column-properties style:column-width="11.594cm" style:rel-column-width="44695*"/>
    </style:style>
    <style:style style:name="Tabela1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9.C1" style:family="table-cell">
      <style:table-cell-properties fo:background-color="transparent" fo:padding="0.097cm" fo:border="0.5pt solid #000000" style:writing-mode="page">
        <style:background-image/>
      </style:table-cell-properties>
    </style:style>
    <style:style style:name="Tabela1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9.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0" style:family="table">
      <style:table-properties style:width="17cm" table:align="margins"/>
    </style:style>
    <style:style style:name="Tabela20.A" style:family="table-column">
      <style:table-column-properties style:column-width="1.097cm" style:rel-column-width="4229*"/>
    </style:style>
    <style:style style:name="Tabela20.B" style:family="table-column">
      <style:table-column-properties style:column-width="4.309cm" style:rel-column-width="16611*"/>
    </style:style>
    <style:style style:name="Tabela20.C" style:family="table-column">
      <style:table-column-properties style:column-width="11.594cm" style:rel-column-width="44695*"/>
    </style:style>
    <style:style style:name="Tabela2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0.C1" style:family="table-cell">
      <style:table-cell-properties fo:background-color="transparent" fo:padding="0.097cm" fo:border="0.5pt solid #000000" style:writing-mode="page">
        <style:background-image/>
      </style:table-cell-properties>
    </style:style>
    <style:style style:name="Tabela2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0.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1" style:family="table">
      <style:table-properties style:width="17cm" table:align="margins"/>
    </style:style>
    <style:style style:name="Tabela21.A" style:family="table-column">
      <style:table-column-properties style:column-width="1.097cm" style:rel-column-width="4229*"/>
    </style:style>
    <style:style style:name="Tabela21.B" style:family="table-column">
      <style:table-column-properties style:column-width="4.309cm" style:rel-column-width="16611*"/>
    </style:style>
    <style:style style:name="Tabela21.C" style:family="table-column">
      <style:table-column-properties style:column-width="11.594cm" style:rel-column-width="44695*"/>
    </style:style>
    <style:style style:name="Tabela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1.C1" style:family="table-cell">
      <style:table-cell-properties fo:background-color="transparent" fo:padding="0.097cm" fo:border="0.5pt solid #000000" style:writing-mode="page">
        <style:background-image/>
      </style:table-cell-properties>
    </style:style>
    <style:style style:name="Tabela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2" style:family="table">
      <style:table-properties style:width="17cm" table:align="margins"/>
    </style:style>
    <style:style style:name="Tabela22.A" style:family="table-column">
      <style:table-column-properties style:column-width="1.097cm" style:rel-column-width="4229*"/>
    </style:style>
    <style:style style:name="Tabela22.B" style:family="table-column">
      <style:table-column-properties style:column-width="4.309cm" style:rel-column-width="16611*"/>
    </style:style>
    <style:style style:name="Tabela22.C" style:family="table-column">
      <style:table-column-properties style:column-width="11.594cm" style:rel-column-width="44695*"/>
    </style:style>
    <style:style style:name="Tabela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2.C1" style:family="table-cell">
      <style:table-cell-properties fo:background-color="transparent" fo:padding="0.097cm" fo:border="0.5pt solid #000000" style:writing-mode="page">
        <style:background-image/>
      </style:table-cell-properties>
    </style:style>
    <style:style style:name="Tabela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2.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3" style:family="table">
      <style:table-properties style:width="17cm" table:align="margins"/>
    </style:style>
    <style:style style:name="Tabela23.A" style:family="table-column">
      <style:table-column-properties style:column-width="1.097cm" style:rel-column-width="4229*"/>
    </style:style>
    <style:style style:name="Tabela23.B" style:family="table-column">
      <style:table-column-properties style:column-width="4.309cm" style:rel-column-width="16611*"/>
    </style:style>
    <style:style style:name="Tabela23.C" style:family="table-column">
      <style:table-column-properties style:column-width="11.594cm" style:rel-column-width="44695*"/>
    </style:style>
    <style:style style:name="Tabela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3.C1" style:family="table-cell">
      <style:table-cell-properties fo:background-color="transparent" fo:padding="0.097cm" fo:border="0.5pt solid #000000" style:writing-mode="page">
        <style:background-image/>
      </style:table-cell-properties>
    </style:style>
    <style:style style:name="Tabela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4" style:family="table">
      <style:table-properties style:width="17cm" table:align="margins"/>
    </style:style>
    <style:style style:name="Tabela24.A" style:family="table-column">
      <style:table-column-properties style:column-width="1.097cm" style:rel-column-width="4229*"/>
    </style:style>
    <style:style style:name="Tabela24.B" style:family="table-column">
      <style:table-column-properties style:column-width="4.309cm" style:rel-column-width="16611*"/>
    </style:style>
    <style:style style:name="Tabela24.C" style:family="table-column">
      <style:table-column-properties style:column-width="11.594cm" style:rel-column-width="44695*"/>
    </style:style>
    <style:style style:name="Tabela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4.C1" style:family="table-cell">
      <style:table-cell-properties fo:background-color="transparent" fo:padding="0.097cm" fo:border="0.5pt solid #000000" style:writing-mode="page">
        <style:background-image/>
      </style:table-cell-properties>
    </style:style>
    <style:style style:name="Tabela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4.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5" style:family="table">
      <style:table-properties style:width="17cm" table:align="margins"/>
    </style:style>
    <style:style style:name="Tabela25.A" style:family="table-column">
      <style:table-column-properties style:column-width="1.097cm" style:rel-column-width="4229*"/>
    </style:style>
    <style:style style:name="Tabela25.B" style:family="table-column">
      <style:table-column-properties style:column-width="4.309cm" style:rel-column-width="16611*"/>
    </style:style>
    <style:style style:name="Tabela25.C" style:family="table-column">
      <style:table-column-properties style:column-width="11.594cm" style:rel-column-width="44695*"/>
    </style:style>
    <style:style style:name="Tabela2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5.C1" style:family="table-cell">
      <style:table-cell-properties fo:background-color="transparent" fo:padding="0.097cm" fo:border="0.5pt solid #000000" style:writing-mode="page">
        <style:background-image/>
      </style:table-cell-properties>
    </style:style>
    <style:style style:name="Tabela2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6" style:family="table">
      <style:table-properties style:width="17cm" table:align="margins"/>
    </style:style>
    <style:style style:name="Tabela26.A" style:family="table-column">
      <style:table-column-properties style:column-width="1.097cm" style:rel-column-width="4229*"/>
    </style:style>
    <style:style style:name="Tabela26.B" style:family="table-column">
      <style:table-column-properties style:column-width="4.309cm" style:rel-column-width="16611*"/>
    </style:style>
    <style:style style:name="Tabela26.C" style:family="table-column">
      <style:table-column-properties style:column-width="11.594cm" style:rel-column-width="44695*"/>
    </style:style>
    <style:style style:name="Tabela2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6.C1" style:family="table-cell">
      <style:table-cell-properties fo:background-color="transparent" fo:padding="0.097cm" fo:border="0.5pt solid #000000" style:writing-mode="page">
        <style:background-image/>
      </style:table-cell-properties>
    </style:style>
    <style:style style:name="Tabela2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7" style:family="table">
      <style:table-properties style:width="17cm" table:align="margins"/>
    </style:style>
    <style:style style:name="Tabela27.A" style:family="table-column">
      <style:table-column-properties style:column-width="1.097cm" style:rel-column-width="4229*"/>
    </style:style>
    <style:style style:name="Tabela27.B" style:family="table-column">
      <style:table-column-properties style:column-width="4.309cm" style:rel-column-width="16611*"/>
    </style:style>
    <style:style style:name="Tabela27.C" style:family="table-column">
      <style:table-column-properties style:column-width="11.594cm" style:rel-column-width="44695*"/>
    </style:style>
    <style:style style:name="Tabela2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7.C1" style:family="table-cell">
      <style:table-cell-properties fo:background-color="transparent" fo:padding="0.097cm" fo:border="0.5pt solid #000000" style:writing-mode="page">
        <style:background-image/>
      </style:table-cell-properties>
    </style:style>
    <style:style style:name="Tabela2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8" style:family="table">
      <style:table-properties style:width="17cm" table:align="margins"/>
    </style:style>
    <style:style style:name="Tabela28.A" style:family="table-column">
      <style:table-column-properties style:column-width="1.097cm" style:rel-column-width="4229*"/>
    </style:style>
    <style:style style:name="Tabela28.B" style:family="table-column">
      <style:table-column-properties style:column-width="4.309cm" style:rel-column-width="16611*"/>
    </style:style>
    <style:style style:name="Tabela28.C" style:family="table-column">
      <style:table-column-properties style:column-width="11.594cm" style:rel-column-width="44695*"/>
    </style:style>
    <style:style style:name="Tabela28.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8.C1" style:family="table-cell">
      <style:table-cell-properties fo:background-color="transparent" fo:padding="0.097cm" fo:border="0.5pt solid #000000" style:writing-mode="page">
        <style:background-image/>
      </style:table-cell-properties>
    </style:style>
    <style:style style:name="Tabela2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9" style:family="table">
      <style:table-properties style:width="17cm" table:align="margins"/>
    </style:style>
    <style:style style:name="Tabela29.A" style:family="table-column">
      <style:table-column-properties style:column-width="1.097cm" style:rel-column-width="4229*"/>
    </style:style>
    <style:style style:name="Tabela29.B" style:family="table-column">
      <style:table-column-properties style:column-width="4.309cm" style:rel-column-width="16611*"/>
    </style:style>
    <style:style style:name="Tabela29.C" style:family="table-column">
      <style:table-column-properties style:column-width="11.594cm" style:rel-column-width="44695*"/>
    </style:style>
    <style:style style:name="Tabela2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9.C1" style:family="table-cell">
      <style:table-cell-properties fo:background-color="transparent" fo:padding="0.097cm" fo:border="0.5pt solid #000000" style:writing-mode="page">
        <style:background-image/>
      </style:table-cell-properties>
    </style:style>
    <style:style style:name="Tabela2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9.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0" style:family="table">
      <style:table-properties style:width="17cm" table:align="margins"/>
    </style:style>
    <style:style style:name="Tabela30.A" style:family="table-column">
      <style:table-column-properties style:column-width="1.097cm" style:rel-column-width="4229*"/>
    </style:style>
    <style:style style:name="Tabela30.B" style:family="table-column">
      <style:table-column-properties style:column-width="4.309cm" style:rel-column-width="16611*"/>
    </style:style>
    <style:style style:name="Tabela30.C" style:family="table-column">
      <style:table-column-properties style:column-width="11.594cm" style:rel-column-width="44695*"/>
    </style:style>
    <style:style style:name="Tabela3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30.C1" style:family="table-cell">
      <style:table-cell-properties fo:background-color="transparent" fo:padding="0.097cm" fo:border="0.5pt solid #000000" style:writing-mode="page">
        <style:background-image/>
      </style:table-cell-properties>
    </style:style>
    <style:style style:name="Tabela3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3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1" style:family="table">
      <style:table-properties style:width="17cm" table:align="margins"/>
    </style:style>
    <style:style style:name="Tabela31.A" style:family="table-column">
      <style:table-column-properties style:column-width="1.097cm" style:rel-column-width="4229*"/>
    </style:style>
    <style:style style:name="Tabela31.B" style:family="table-column">
      <style:table-column-properties style:column-width="4.309cm" style:rel-column-width="16611*"/>
    </style:style>
    <style:style style:name="Tabela31.C" style:family="table-column">
      <style:table-column-properties style:column-width="11.594cm" style:rel-column-width="44695*"/>
    </style:style>
    <style:style style:name="Tabela3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31.C1" style:family="table-cell">
      <style:table-cell-properties fo:background-color="transparent" fo:padding="0.097cm" fo:border="0.5pt solid #000000" style:writing-mode="page">
        <style:background-image/>
      </style:table-cell-properties>
    </style:style>
    <style:style style:name="Tabela3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3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2" style:family="table">
      <style:table-properties style:width="17cm" table:align="margins"/>
    </style:style>
    <style:style style:name="Tabela32.A" style:family="table-column">
      <style:table-column-properties style:column-width="1.097cm" style:rel-column-width="4229*"/>
    </style:style>
    <style:style style:name="Tabela32.B" style:family="table-column">
      <style:table-column-properties style:column-width="4.309cm" style:rel-column-width="16611*"/>
    </style:style>
    <style:style style:name="Tabela32.C" style:family="table-column">
      <style:table-column-properties style:column-width="11.594cm" style:rel-column-width="44695*"/>
    </style:style>
    <style:style style:name="Tabela3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32.C1" style:family="table-cell">
      <style:table-cell-properties fo:background-color="transparent" fo:padding="0.097cm" fo:border="0.5pt solid #000000" style:writing-mode="page">
        <style:background-image/>
      </style:table-cell-properties>
    </style:style>
    <style:style style:name="Tabela3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3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2.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3" style:family="table">
      <style:table-properties style:width="17cm" table:align="margins"/>
    </style:style>
    <style:style style:name="Tabela33.A" style:family="table-column">
      <style:table-column-properties style:column-width="1.097cm" style:rel-column-width="4229*"/>
    </style:style>
    <style:style style:name="Tabela33.B" style:family="table-column">
      <style:table-column-properties style:column-width="4.309cm" style:rel-column-width="16611*"/>
    </style:style>
    <style:style style:name="Tabela33.C" style:family="table-column">
      <style:table-column-properties style:column-width="11.594cm" style:rel-column-width="44695*"/>
    </style:style>
    <style:style style:name="Tabela3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33.C1" style:family="table-cell">
      <style:table-cell-properties fo:background-color="transparent" fo:padding="0.097cm" fo:border="0.5pt solid #000000" style:writing-mode="page">
        <style:background-image/>
      </style:table-cell-properties>
    </style:style>
    <style:style style:name="Tabela3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3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3.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4" style:family="table">
      <style:table-properties style:width="17cm" table:align="margins"/>
    </style:style>
    <style:style style:name="Tabela34.A" style:family="table-column">
      <style:table-column-properties style:column-width="1.097cm" style:rel-column-width="4229*"/>
    </style:style>
    <style:style style:name="Tabela34.B" style:family="table-column">
      <style:table-column-properties style:column-width="4.309cm" style:rel-column-width="16611*"/>
    </style:style>
    <style:style style:name="Tabela34.C" style:family="table-column">
      <style:table-column-properties style:column-width="11.594cm" style:rel-column-width="44695*"/>
    </style:style>
    <style:style style:name="Tabela3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34.C1" style:family="table-cell">
      <style:table-cell-properties fo:background-color="transparent" fo:padding="0.097cm" fo:border="0.5pt solid #000000" style:writing-mode="page">
        <style:background-image/>
      </style:table-cell-properties>
    </style:style>
    <style:style style:name="Tabela3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3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5" style:family="table">
      <style:table-properties style:width="17cm" table:align="margins"/>
    </style:style>
    <style:style style:name="Tabela35.A" style:family="table-column">
      <style:table-column-properties style:column-width="1.097cm" style:rel-column-width="4229*"/>
    </style:style>
    <style:style style:name="Tabela35.B" style:family="table-column">
      <style:table-column-properties style:column-width="4.309cm" style:rel-column-width="16611*"/>
    </style:style>
    <style:style style:name="Tabela35.C" style:family="table-column">
      <style:table-column-properties style:column-width="11.594cm" style:rel-column-width="44695*"/>
    </style:style>
    <style:style style:name="Tabela3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35.C1" style:family="table-cell">
      <style:table-cell-properties fo:background-color="transparent" fo:padding="0.097cm" fo:border="0.5pt solid #000000" style:writing-mode="page">
        <style:background-image/>
      </style:table-cell-properties>
    </style:style>
    <style:style style:name="Tabela3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3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5.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6" style:family="table">
      <style:table-properties style:width="17cm" table:align="margins"/>
    </style:style>
    <style:style style:name="Tabela36.A" style:family="table-column">
      <style:table-column-properties style:column-width="1.097cm" style:rel-column-width="4229*"/>
    </style:style>
    <style:style style:name="Tabela36.B" style:family="table-column">
      <style:table-column-properties style:column-width="4.309cm" style:rel-column-width="16611*"/>
    </style:style>
    <style:style style:name="Tabela36.C" style:family="table-column">
      <style:table-column-properties style:column-width="11.594cm" style:rel-column-width="44695*"/>
    </style:style>
    <style:style style:name="Tabela3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36.C1" style:family="table-cell">
      <style:table-cell-properties fo:background-color="transparent" fo:padding="0.097cm" fo:border="0.5pt solid #000000" style:writing-mode="page">
        <style:background-image/>
      </style:table-cell-properties>
    </style:style>
    <style:style style:name="Tabela3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3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6.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7" style:family="table">
      <style:table-properties style:width="17cm" table:align="margins"/>
    </style:style>
    <style:style style:name="Tabela37.A" style:family="table-column">
      <style:table-column-properties style:column-width="1.097cm" style:rel-column-width="4229*"/>
    </style:style>
    <style:style style:name="Tabela37.B" style:family="table-column">
      <style:table-column-properties style:column-width="4.309cm" style:rel-column-width="16611*"/>
    </style:style>
    <style:style style:name="Tabela37.C" style:family="table-column">
      <style:table-column-properties style:column-width="11.594cm" style:rel-column-width="44695*"/>
    </style:style>
    <style:style style:name="Tabela3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37.C1" style:family="table-cell">
      <style:table-cell-properties fo:background-color="transparent" fo:padding="0.097cm" fo:border="0.5pt solid #000000" style:writing-mode="page">
        <style:background-image/>
      </style:table-cell-properties>
    </style:style>
    <style:style style:name="Tabela3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3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7.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8" style:family="table">
      <style:table-properties style:width="17cm" table:align="margins"/>
    </style:style>
    <style:style style:name="Tabela38.A" style:family="table-column">
      <style:table-column-properties style:column-width="1.097cm" style:rel-column-width="4229*"/>
    </style:style>
    <style:style style:name="Tabela38.B" style:family="table-column">
      <style:table-column-properties style:column-width="4.309cm" style:rel-column-width="16611*"/>
    </style:style>
    <style:style style:name="Tabela38.C" style:family="table-column">
      <style:table-column-properties style:column-width="11.594cm" style:rel-column-width="44695*"/>
    </style:style>
    <style:style style:name="Tabela38.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38.C1" style:family="table-cell">
      <style:table-cell-properties fo:background-color="transparent" fo:padding="0.097cm" fo:border="0.5pt solid #000000" style:writing-mode="page">
        <style:background-image/>
      </style:table-cell-properties>
    </style:style>
    <style:style style:name="Tabela3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8.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9" style:family="table">
      <style:table-properties style:width="17cm" table:align="margins"/>
    </style:style>
    <style:style style:name="Tabela39.A" style:family="table-column">
      <style:table-column-properties style:column-width="1.097cm" style:rel-column-width="4229*"/>
    </style:style>
    <style:style style:name="Tabela39.B" style:family="table-column">
      <style:table-column-properties style:column-width="4.309cm" style:rel-column-width="16611*"/>
    </style:style>
    <style:style style:name="Tabela39.C" style:family="table-column">
      <style:table-column-properties style:column-width="11.594cm" style:rel-column-width="44695*"/>
    </style:style>
    <style:style style:name="Tabela3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39.C1" style:family="table-cell">
      <style:table-cell-properties fo:background-color="transparent" fo:padding="0.097cm" fo:border="0.5pt solid #000000" style:writing-mode="page">
        <style:background-image/>
      </style:table-cell-properties>
    </style:style>
    <style:style style:name="Tabela3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3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0" style:family="table">
      <style:table-properties style:width="17cm" table:align="margins"/>
    </style:style>
    <style:style style:name="Tabela40.A" style:family="table-column">
      <style:table-column-properties style:column-width="1.097cm" style:rel-column-width="4229*"/>
    </style:style>
    <style:style style:name="Tabela40.B" style:family="table-column">
      <style:table-column-properties style:column-width="4.309cm" style:rel-column-width="16611*"/>
    </style:style>
    <style:style style:name="Tabela40.C" style:family="table-column">
      <style:table-column-properties style:column-width="11.594cm" style:rel-column-width="44695*"/>
    </style:style>
    <style:style style:name="Tabela4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40.C1" style:family="table-cell">
      <style:table-cell-properties fo:background-color="transparent" fo:padding="0.097cm" fo:border="0.5pt solid #000000" style:writing-mode="page">
        <style:background-image/>
      </style:table-cell-properties>
    </style:style>
    <style:style style:name="Tabela4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4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1" style:family="table">
      <style:table-properties style:width="17cm" table:align="margins"/>
    </style:style>
    <style:style style:name="Tabela41.A" style:family="table-column">
      <style:table-column-properties style:column-width="1.097cm" style:rel-column-width="4229*"/>
    </style:style>
    <style:style style:name="Tabela41.B" style:family="table-column">
      <style:table-column-properties style:column-width="4.309cm" style:rel-column-width="16611*"/>
    </style:style>
    <style:style style:name="Tabela41.C" style:family="table-column">
      <style:table-column-properties style:column-width="11.594cm" style:rel-column-width="44695*"/>
    </style:style>
    <style:style style:name="Tabela4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41.C1" style:family="table-cell">
      <style:table-cell-properties fo:background-color="transparent" fo:padding="0.097cm" fo:border="0.5pt solid #000000" style:writing-mode="page">
        <style:background-image/>
      </style:table-cell-properties>
    </style:style>
    <style:style style:name="Tabela4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4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2" style:family="table">
      <style:table-properties style:width="17cm" table:align="margins"/>
    </style:style>
    <style:style style:name="Tabela42.A" style:family="table-column">
      <style:table-column-properties style:column-width="1.097cm" style:rel-column-width="4229*"/>
    </style:style>
    <style:style style:name="Tabela42.B" style:family="table-column">
      <style:table-column-properties style:column-width="4.309cm" style:rel-column-width="16611*"/>
    </style:style>
    <style:style style:name="Tabela42.C" style:family="table-column">
      <style:table-column-properties style:column-width="11.594cm" style:rel-column-width="44695*"/>
    </style:style>
    <style:style style:name="Tabela4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42.C1" style:family="table-cell">
      <style:table-cell-properties fo:background-color="transparent" fo:padding="0.097cm" fo:border="0.5pt solid #000000" style:writing-mode="page">
        <style:background-image/>
      </style:table-cell-properties>
    </style:style>
    <style:style style:name="Tabela4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4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3" style:family="table">
      <style:table-properties style:width="17cm" table:align="margins"/>
    </style:style>
    <style:style style:name="Tabela43.A" style:family="table-column">
      <style:table-column-properties style:column-width="1.097cm" style:rel-column-width="4229*"/>
    </style:style>
    <style:style style:name="Tabela43.B" style:family="table-column">
      <style:table-column-properties style:column-width="4.309cm" style:rel-column-width="16611*"/>
    </style:style>
    <style:style style:name="Tabela43.C" style:family="table-column">
      <style:table-column-properties style:column-width="11.594cm" style:rel-column-width="44695*"/>
    </style:style>
    <style:style style:name="Tabela4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43.C1" style:family="table-cell">
      <style:table-cell-properties fo:background-color="transparent" fo:padding="0.097cm" fo:border="0.5pt solid #000000" style:writing-mode="page">
        <style:background-image/>
      </style:table-cell-properties>
    </style:style>
    <style:style style:name="Tabela4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4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4" style:family="table">
      <style:table-properties style:width="17cm" table:align="margins"/>
    </style:style>
    <style:style style:name="Tabela44.A" style:family="table-column">
      <style:table-column-properties style:column-width="1.097cm" style:rel-column-width="4229*"/>
    </style:style>
    <style:style style:name="Tabela44.B" style:family="table-column">
      <style:table-column-properties style:column-width="4.309cm" style:rel-column-width="16611*"/>
    </style:style>
    <style:style style:name="Tabela44.C" style:family="table-column">
      <style:table-column-properties style:column-width="11.594cm" style:rel-column-width="44695*"/>
    </style:style>
    <style:style style:name="Tabela4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44.C1" style:family="table-cell">
      <style:table-cell-properties fo:background-color="transparent" fo:padding="0.097cm" fo:border="0.5pt solid #000000" style:writing-mode="page">
        <style:background-image/>
      </style:table-cell-properties>
    </style:style>
    <style:style style:name="Tabela4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4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5" style:family="table">
      <style:table-properties style:width="17cm" table:align="margins"/>
    </style:style>
    <style:style style:name="Tabela45.A" style:family="table-column">
      <style:table-column-properties style:column-width="1.097cm" style:rel-column-width="4229*"/>
    </style:style>
    <style:style style:name="Tabela45.B" style:family="table-column">
      <style:table-column-properties style:column-width="4.309cm" style:rel-column-width="16611*"/>
    </style:style>
    <style:style style:name="Tabela45.C" style:family="table-column">
      <style:table-column-properties style:column-width="11.594cm" style:rel-column-width="44695*"/>
    </style:style>
    <style:style style:name="Tabela4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45.C1" style:family="table-cell">
      <style:table-cell-properties fo:background-color="transparent" fo:padding="0.097cm" fo:border="0.5pt solid #000000" style:writing-mode="page">
        <style:background-image/>
      </style:table-cell-properties>
    </style:style>
    <style:style style:name="Tabela4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4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6" style:family="table">
      <style:table-properties style:width="17cm" table:align="margins"/>
    </style:style>
    <style:style style:name="Tabela46.A" style:family="table-column">
      <style:table-column-properties style:column-width="1.097cm" style:rel-column-width="4229*"/>
    </style:style>
    <style:style style:name="Tabela46.B" style:family="table-column">
      <style:table-column-properties style:column-width="4.309cm" style:rel-column-width="16611*"/>
    </style:style>
    <style:style style:name="Tabela46.C" style:family="table-column">
      <style:table-column-properties style:column-width="11.594cm" style:rel-column-width="44695*"/>
    </style:style>
    <style:style style:name="Tabela4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46.C1" style:family="table-cell">
      <style:table-cell-properties fo:background-color="transparent" fo:padding="0.097cm" fo:border="0.5pt solid #000000" style:writing-mode="page">
        <style:background-image/>
      </style:table-cell-properties>
    </style:style>
    <style:style style:name="Tabela4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4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7" style:family="table">
      <style:table-properties style:width="17cm" table:align="margins"/>
    </style:style>
    <style:style style:name="Tabela47.A" style:family="table-column">
      <style:table-column-properties style:column-width="1.097cm" style:rel-column-width="4229*"/>
    </style:style>
    <style:style style:name="Tabela47.B" style:family="table-column">
      <style:table-column-properties style:column-width="4.309cm" style:rel-column-width="16611*"/>
    </style:style>
    <style:style style:name="Tabela47.C" style:family="table-column">
      <style:table-column-properties style:column-width="11.594cm" style:rel-column-width="44695*"/>
    </style:style>
    <style:style style:name="Tabela4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47.C1" style:family="table-cell">
      <style:table-cell-properties fo:background-color="transparent" fo:padding="0.097cm" fo:border="0.5pt solid #000000" style:writing-mode="page">
        <style:background-image/>
      </style:table-cell-properties>
    </style:style>
    <style:style style:name="Tabela4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4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8" style:family="table">
      <style:table-properties style:width="17cm" table:align="margins"/>
    </style:style>
    <style:style style:name="Tabela48.A" style:family="table-column">
      <style:table-column-properties style:column-width="1.097cm" style:rel-column-width="4229*"/>
    </style:style>
    <style:style style:name="Tabela48.B" style:family="table-column">
      <style:table-column-properties style:column-width="4.309cm" style:rel-column-width="16611*"/>
    </style:style>
    <style:style style:name="Tabela48.C" style:family="table-column">
      <style:table-column-properties style:column-width="11.594cm" style:rel-column-width="44695*"/>
    </style:style>
    <style:style style:name="Tabela48.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48.C1" style:family="table-cell">
      <style:table-cell-properties fo:background-color="transparent" fo:padding="0.097cm" fo:border="0.5pt solid #000000" style:writing-mode="page">
        <style:background-image/>
      </style:table-cell-properties>
    </style:style>
    <style:style style:name="Tabela4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4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9" style:family="table">
      <style:table-properties style:width="17cm" table:align="margins"/>
    </style:style>
    <style:style style:name="Tabela49.A" style:family="table-column">
      <style:table-column-properties style:column-width="1.097cm" style:rel-column-width="4229*"/>
    </style:style>
    <style:style style:name="Tabela49.B" style:family="table-column">
      <style:table-column-properties style:column-width="4.309cm" style:rel-column-width="16611*"/>
    </style:style>
    <style:style style:name="Tabela49.C" style:family="table-column">
      <style:table-column-properties style:column-width="11.594cm" style:rel-column-width="44695*"/>
    </style:style>
    <style:style style:name="Tabela4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49.C1" style:family="table-cell">
      <style:table-cell-properties fo:background-color="transparent" fo:padding="0.097cm" fo:border="0.5pt solid #000000" style:writing-mode="page">
        <style:background-image/>
      </style:table-cell-properties>
    </style:style>
    <style:style style:name="Tabela4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4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0" style:family="table">
      <style:table-properties style:width="17cm" table:align="margins"/>
    </style:style>
    <style:style style:name="Tabela50.A" style:family="table-column">
      <style:table-column-properties style:column-width="1.097cm" style:rel-column-width="4229*"/>
    </style:style>
    <style:style style:name="Tabela50.B" style:family="table-column">
      <style:table-column-properties style:column-width="4.309cm" style:rel-column-width="16611*"/>
    </style:style>
    <style:style style:name="Tabela50.C" style:family="table-column">
      <style:table-column-properties style:column-width="11.594cm" style:rel-column-width="44695*"/>
    </style:style>
    <style:style style:name="Tabela5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50.C1" style:family="table-cell">
      <style:table-cell-properties fo:background-color="transparent" fo:padding="0.097cm" fo:border="0.5pt solid #000000" style:writing-mode="page">
        <style:background-image/>
      </style:table-cell-properties>
    </style:style>
    <style:style style:name="Tabela5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1" style:family="table">
      <style:table-properties style:width="17cm" table:align="margins"/>
    </style:style>
    <style:style style:name="Tabela51.A" style:family="table-column">
      <style:table-column-properties style:column-width="1.097cm" style:rel-column-width="4229*"/>
    </style:style>
    <style:style style:name="Tabela51.B" style:family="table-column">
      <style:table-column-properties style:column-width="4.309cm" style:rel-column-width="16611*"/>
    </style:style>
    <style:style style:name="Tabela51.C" style:family="table-column">
      <style:table-column-properties style:column-width="11.594cm" style:rel-column-width="44695*"/>
    </style:style>
    <style:style style:name="Tabela5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51.C1" style:family="table-cell">
      <style:table-cell-properties fo:background-color="transparent" fo:padding="0.097cm" fo:border="0.5pt solid #000000" style:writing-mode="page">
        <style:background-image/>
      </style:table-cell-properties>
    </style:style>
    <style:style style:name="Tabela5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2" style:family="table">
      <style:table-properties style:width="17cm" table:align="margins"/>
    </style:style>
    <style:style style:name="Tabela52.A" style:family="table-column">
      <style:table-column-properties style:column-width="1.097cm" style:rel-column-width="4229*"/>
    </style:style>
    <style:style style:name="Tabela52.B" style:family="table-column">
      <style:table-column-properties style:column-width="4.309cm" style:rel-column-width="16611*"/>
    </style:style>
    <style:style style:name="Tabela52.C" style:family="table-column">
      <style:table-column-properties style:column-width="11.594cm" style:rel-column-width="44695*"/>
    </style:style>
    <style:style style:name="Tabela5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52.C1" style:family="table-cell">
      <style:table-cell-properties fo:background-color="transparent" fo:padding="0.097cm" fo:border="0.5pt solid #000000" style:writing-mode="page">
        <style:background-image/>
      </style:table-cell-properties>
    </style:style>
    <style:style style:name="Tabela5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3" style:family="table">
      <style:table-properties style:width="17cm" table:align="margins"/>
    </style:style>
    <style:style style:name="Tabela53.A" style:family="table-column">
      <style:table-column-properties style:column-width="1.097cm" style:rel-column-width="4229*"/>
    </style:style>
    <style:style style:name="Tabela53.B" style:family="table-column">
      <style:table-column-properties style:column-width="4.309cm" style:rel-column-width="16611*"/>
    </style:style>
    <style:style style:name="Tabela53.C" style:family="table-column">
      <style:table-column-properties style:column-width="11.594cm" style:rel-column-width="44695*"/>
    </style:style>
    <style:style style:name="Tabela5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53.C1" style:family="table-cell">
      <style:table-cell-properties fo:background-color="transparent" fo:padding="0.097cm" fo:border="0.5pt solid #000000" style:writing-mode="page">
        <style:background-image/>
      </style:table-cell-properties>
    </style:style>
    <style:style style:name="Tabela5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4" style:family="table">
      <style:table-properties style:width="17cm" table:align="margins"/>
    </style:style>
    <style:style style:name="Tabela54.A" style:family="table-column">
      <style:table-column-properties style:column-width="1.097cm" style:rel-column-width="4229*"/>
    </style:style>
    <style:style style:name="Tabela54.B" style:family="table-column">
      <style:table-column-properties style:column-width="4.309cm" style:rel-column-width="16611*"/>
    </style:style>
    <style:style style:name="Tabela54.C" style:family="table-column">
      <style:table-column-properties style:column-width="11.594cm" style:rel-column-width="44695*"/>
    </style:style>
    <style:style style:name="Tabela5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54.C1" style:family="table-cell">
      <style:table-cell-properties fo:background-color="transparent" fo:padding="0.097cm" fo:border="0.5pt solid #000000" style:writing-mode="page">
        <style:background-image/>
      </style:table-cell-properties>
    </style:style>
    <style:style style:name="Tabela5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5" style:family="table">
      <style:table-properties style:width="17cm" table:align="margins"/>
    </style:style>
    <style:style style:name="Tabela55.A" style:family="table-column">
      <style:table-column-properties style:column-width="1.097cm" style:rel-column-width="4229*"/>
    </style:style>
    <style:style style:name="Tabela55.B" style:family="table-column">
      <style:table-column-properties style:column-width="4.309cm" style:rel-column-width="16611*"/>
    </style:style>
    <style:style style:name="Tabela55.C" style:family="table-column">
      <style:table-column-properties style:column-width="11.594cm" style:rel-column-width="44695*"/>
    </style:style>
    <style:style style:name="Tabela5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55.C1" style:family="table-cell">
      <style:table-cell-properties fo:background-color="transparent" fo:padding="0.097cm" fo:border="0.5pt solid #000000" style:writing-mode="page">
        <style:background-image/>
      </style:table-cell-properties>
    </style:style>
    <style:style style:name="Tabela5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6" style:family="table">
      <style:table-properties style:width="17cm" table:align="margins"/>
    </style:style>
    <style:style style:name="Tabela56.A" style:family="table-column">
      <style:table-column-properties style:column-width="1.097cm" style:rel-column-width="4229*"/>
    </style:style>
    <style:style style:name="Tabela56.B" style:family="table-column">
      <style:table-column-properties style:column-width="4.309cm" style:rel-column-width="16611*"/>
    </style:style>
    <style:style style:name="Tabela56.C" style:family="table-column">
      <style:table-column-properties style:column-width="11.594cm" style:rel-column-width="44695*"/>
    </style:style>
    <style:style style:name="Tabela5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56.C1" style:family="table-cell">
      <style:table-cell-properties fo:background-color="transparent" fo:padding="0.097cm" fo:border="0.5pt solid #000000" style:writing-mode="page">
        <style:background-image/>
      </style:table-cell-properties>
    </style:style>
    <style:style style:name="Tabela5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7" style:family="table">
      <style:table-properties style:width="17cm" table:align="margins"/>
    </style:style>
    <style:style style:name="Tabela57.A" style:family="table-column">
      <style:table-column-properties style:column-width="1.097cm" style:rel-column-width="4229*"/>
    </style:style>
    <style:style style:name="Tabela57.B" style:family="table-column">
      <style:table-column-properties style:column-width="4.309cm" style:rel-column-width="16611*"/>
    </style:style>
    <style:style style:name="Tabela57.C" style:family="table-column">
      <style:table-column-properties style:column-width="11.594cm" style:rel-column-width="44695*"/>
    </style:style>
    <style:style style:name="Tabela5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57.C1" style:family="table-cell">
      <style:table-cell-properties fo:background-color="transparent" fo:padding="0.097cm" fo:border="0.5pt solid #000000" style:writing-mode="page">
        <style:background-image/>
      </style:table-cell-properties>
    </style:style>
    <style:style style:name="Tabela5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8" style:family="table">
      <style:table-properties style:width="17cm" table:align="margins"/>
    </style:style>
    <style:style style:name="Tabela58.A" style:family="table-column">
      <style:table-column-properties style:column-width="1.097cm" style:rel-column-width="4229*"/>
    </style:style>
    <style:style style:name="Tabela58.B" style:family="table-column">
      <style:table-column-properties style:column-width="4.309cm" style:rel-column-width="16611*"/>
    </style:style>
    <style:style style:name="Tabela58.C" style:family="table-column">
      <style:table-column-properties style:column-width="11.594cm" style:rel-column-width="44695*"/>
    </style:style>
    <style:style style:name="Tabela58.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58.C1" style:family="table-cell">
      <style:table-cell-properties fo:background-color="transparent" fo:padding="0.097cm" fo:border="0.5pt solid #000000" style:writing-mode="page">
        <style:background-image/>
      </style:table-cell-properties>
    </style:style>
    <style:style style:name="Tabela5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9" style:family="table">
      <style:table-properties style:width="17cm" table:align="margins"/>
    </style:style>
    <style:style style:name="Tabela59.A" style:family="table-column">
      <style:table-column-properties style:column-width="1.097cm" style:rel-column-width="4229*"/>
    </style:style>
    <style:style style:name="Tabela59.B" style:family="table-column">
      <style:table-column-properties style:column-width="4.309cm" style:rel-column-width="16611*"/>
    </style:style>
    <style:style style:name="Tabela59.C" style:family="table-column">
      <style:table-column-properties style:column-width="11.594cm" style:rel-column-width="44695*"/>
    </style:style>
    <style:style style:name="Tabela5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59.C1" style:family="table-cell">
      <style:table-cell-properties fo:background-color="transparent" fo:padding="0.097cm" fo:border="0.5pt solid #000000" style:writing-mode="page">
        <style:background-image/>
      </style:table-cell-properties>
    </style:style>
    <style:style style:name="Tabela5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0" style:family="table">
      <style:table-properties style:width="17cm" table:align="margins"/>
    </style:style>
    <style:style style:name="Tabela60.A" style:family="table-column">
      <style:table-column-properties style:column-width="1.097cm" style:rel-column-width="4229*"/>
    </style:style>
    <style:style style:name="Tabela60.B" style:family="table-column">
      <style:table-column-properties style:column-width="4.309cm" style:rel-column-width="16611*"/>
    </style:style>
    <style:style style:name="Tabela60.C" style:family="table-column">
      <style:table-column-properties style:column-width="11.594cm" style:rel-column-width="44695*"/>
    </style:style>
    <style:style style:name="Tabela6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60.C1" style:family="table-cell">
      <style:table-cell-properties fo:background-color="transparent" fo:padding="0.097cm" fo:border="0.5pt solid #000000" style:writing-mode="page">
        <style:background-image/>
      </style:table-cell-properties>
    </style:style>
    <style:style style:name="Tabela6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6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1" style:family="table">
      <style:table-properties style:width="17cm" table:align="margins"/>
    </style:style>
    <style:style style:name="Tabela61.A" style:family="table-column">
      <style:table-column-properties style:column-width="1.097cm" style:rel-column-width="4229*"/>
    </style:style>
    <style:style style:name="Tabela61.B" style:family="table-column">
      <style:table-column-properties style:column-width="4.309cm" style:rel-column-width="16611*"/>
    </style:style>
    <style:style style:name="Tabela61.C" style:family="table-column">
      <style:table-column-properties style:column-width="11.594cm" style:rel-column-width="44695*"/>
    </style:style>
    <style:style style:name="Tabela6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61.C1" style:family="table-cell">
      <style:table-cell-properties fo:background-color="transparent" fo:padding="0.097cm" fo:border="0.5pt solid #000000" style:writing-mode="page">
        <style:background-image/>
      </style:table-cell-properties>
    </style:style>
    <style:style style:name="Tabela6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6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2" style:family="table">
      <style:table-properties style:width="17cm" table:align="margins"/>
    </style:style>
    <style:style style:name="Tabela62.A" style:family="table-column">
      <style:table-column-properties style:column-width="1.097cm" style:rel-column-width="4229*"/>
    </style:style>
    <style:style style:name="Tabela62.B" style:family="table-column">
      <style:table-column-properties style:column-width="4.309cm" style:rel-column-width="16611*"/>
    </style:style>
    <style:style style:name="Tabela62.C" style:family="table-column">
      <style:table-column-properties style:column-width="11.594cm" style:rel-column-width="44695*"/>
    </style:style>
    <style:style style:name="Tabela6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62.C1" style:family="table-cell">
      <style:table-cell-properties fo:background-color="transparent" fo:padding="0.097cm" fo:border="0.5pt solid #000000" style:writing-mode="page">
        <style:background-image/>
      </style:table-cell-properties>
    </style:style>
    <style:style style:name="Tabela6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6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3" style:family="table">
      <style:table-properties style:width="17cm" table:align="margins"/>
    </style:style>
    <style:style style:name="Tabela63.A" style:family="table-column">
      <style:table-column-properties style:column-width="1.097cm" style:rel-column-width="4229*"/>
    </style:style>
    <style:style style:name="Tabela63.B" style:family="table-column">
      <style:table-column-properties style:column-width="4.309cm" style:rel-column-width="16611*"/>
    </style:style>
    <style:style style:name="Tabela63.C" style:family="table-column">
      <style:table-column-properties style:column-width="11.594cm" style:rel-column-width="44695*"/>
    </style:style>
    <style:style style:name="Tabela6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63.C1" style:family="table-cell">
      <style:table-cell-properties fo:background-color="transparent" fo:padding="0.097cm" fo:border="0.5pt solid #000000" style:writing-mode="page">
        <style:background-image/>
      </style:table-cell-properties>
    </style:style>
    <style:style style:name="Tabela6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6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4" style:family="table">
      <style:table-properties style:width="17cm" table:align="margins"/>
    </style:style>
    <style:style style:name="Tabela64.A" style:family="table-column">
      <style:table-column-properties style:column-width="1.097cm" style:rel-column-width="4229*"/>
    </style:style>
    <style:style style:name="Tabela64.B" style:family="table-column">
      <style:table-column-properties style:column-width="4.309cm" style:rel-column-width="16611*"/>
    </style:style>
    <style:style style:name="Tabela64.C" style:family="table-column">
      <style:table-column-properties style:column-width="11.594cm" style:rel-column-width="44695*"/>
    </style:style>
    <style:style style:name="Tabela6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64.C1" style:family="table-cell">
      <style:table-cell-properties fo:background-color="transparent" fo:padding="0.097cm" fo:border="0.5pt solid #000000" style:writing-mode="page">
        <style:background-image/>
      </style:table-cell-properties>
    </style:style>
    <style:style style:name="Tabela6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6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5" style:family="table">
      <style:table-properties style:width="17cm" table:align="margins"/>
    </style:style>
    <style:style style:name="Tabela65.A" style:family="table-column">
      <style:table-column-properties style:column-width="1.097cm" style:rel-column-width="4229*"/>
    </style:style>
    <style:style style:name="Tabela65.B" style:family="table-column">
      <style:table-column-properties style:column-width="4.309cm" style:rel-column-width="16611*"/>
    </style:style>
    <style:style style:name="Tabela65.C" style:family="table-column">
      <style:table-column-properties style:column-width="11.594cm" style:rel-column-width="44695*"/>
    </style:style>
    <style:style style:name="Tabela6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65.C1" style:family="table-cell">
      <style:table-cell-properties fo:background-color="transparent" fo:padding="0.097cm" fo:border="0.5pt solid #000000" style:writing-mode="page">
        <style:background-image/>
      </style:table-cell-properties>
    </style:style>
    <style:style style:name="Tabela6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6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6" style:family="table">
      <style:table-properties style:width="17cm" table:align="margins"/>
    </style:style>
    <style:style style:name="Tabela66.A" style:family="table-column">
      <style:table-column-properties style:column-width="1.097cm" style:rel-column-width="4229*"/>
    </style:style>
    <style:style style:name="Tabela66.B" style:family="table-column">
      <style:table-column-properties style:column-width="4.309cm" style:rel-column-width="16611*"/>
    </style:style>
    <style:style style:name="Tabela66.C" style:family="table-column">
      <style:table-column-properties style:column-width="11.594cm" style:rel-column-width="44695*"/>
    </style:style>
    <style:style style:name="Tabela6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66.C1" style:family="table-cell">
      <style:table-cell-properties fo:background-color="transparent" fo:padding="0.097cm" fo:border="0.5pt solid #000000" style:writing-mode="page">
        <style:background-image/>
      </style:table-cell-properties>
    </style:style>
    <style:style style:name="Tabela6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6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7" style:family="table">
      <style:table-properties style:width="17cm" table:align="margins"/>
    </style:style>
    <style:style style:name="Tabela67.A" style:family="table-column">
      <style:table-column-properties style:column-width="1.097cm" style:rel-column-width="4229*"/>
    </style:style>
    <style:style style:name="Tabela67.B" style:family="table-column">
      <style:table-column-properties style:column-width="4.309cm" style:rel-column-width="16611*"/>
    </style:style>
    <style:style style:name="Tabela67.C" style:family="table-column">
      <style:table-column-properties style:column-width="11.594cm" style:rel-column-width="44695*"/>
    </style:style>
    <style:style style:name="Tabela6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67.C1" style:family="table-cell">
      <style:table-cell-properties fo:background-color="transparent" fo:padding="0.097cm" fo:border="0.5pt solid #000000" style:writing-mode="page">
        <style:background-image/>
      </style:table-cell-properties>
    </style:style>
    <style:style style:name="Tabela6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6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8" style:family="table">
      <style:table-properties style:width="17cm" table:align="margins"/>
    </style:style>
    <style:style style:name="Tabela68.A" style:family="table-column">
      <style:table-column-properties style:column-width="1.097cm" style:rel-column-width="4229*"/>
    </style:style>
    <style:style style:name="Tabela68.B" style:family="table-column">
      <style:table-column-properties style:column-width="4.309cm" style:rel-column-width="16611*"/>
    </style:style>
    <style:style style:name="Tabela68.C" style:family="table-column">
      <style:table-column-properties style:column-width="11.594cm" style:rel-column-width="44695*"/>
    </style:style>
    <style:style style:name="Tabela68.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68.C1" style:family="table-cell">
      <style:table-cell-properties fo:background-color="transparent" fo:padding="0.097cm" fo:border="0.5pt solid #000000" style:writing-mode="page">
        <style:background-image/>
      </style:table-cell-properties>
    </style:style>
    <style:style style:name="Tabela6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6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8.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9" style:family="table">
      <style:table-properties style:width="17cm" table:align="margins"/>
    </style:style>
    <style:style style:name="Tabela69.A" style:family="table-column">
      <style:table-column-properties style:column-width="1.097cm" style:rel-column-width="4229*"/>
    </style:style>
    <style:style style:name="Tabela69.B" style:family="table-column">
      <style:table-column-properties style:column-width="4.309cm" style:rel-column-width="16611*"/>
    </style:style>
    <style:style style:name="Tabela69.C" style:family="table-column">
      <style:table-column-properties style:column-width="11.594cm" style:rel-column-width="44695*"/>
    </style:style>
    <style:style style:name="Tabela6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69.C1" style:family="table-cell">
      <style:table-cell-properties fo:background-color="transparent" fo:padding="0.097cm" fo:border="0.5pt solid #000000" style:writing-mode="page">
        <style:background-image/>
      </style:table-cell-properties>
    </style:style>
    <style:style style:name="Tabela6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6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0" style:family="table">
      <style:table-properties style:width="17cm" table:align="margins"/>
    </style:style>
    <style:style style:name="Tabela70.A" style:family="table-column">
      <style:table-column-properties style:column-width="1.097cm" style:rel-column-width="4229*"/>
    </style:style>
    <style:style style:name="Tabela70.B" style:family="table-column">
      <style:table-column-properties style:column-width="4.309cm" style:rel-column-width="16611*"/>
    </style:style>
    <style:style style:name="Tabela70.C" style:family="table-column">
      <style:table-column-properties style:column-width="11.594cm" style:rel-column-width="44695*"/>
    </style:style>
    <style:style style:name="Tabela7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70.C1" style:family="table-cell">
      <style:table-cell-properties fo:background-color="transparent" fo:padding="0.097cm" fo:border="0.5pt solid #000000" style:writing-mode="page">
        <style:background-image/>
      </style:table-cell-properties>
    </style:style>
    <style:style style:name="Tabela7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7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1" style:family="table">
      <style:table-properties style:width="17cm" table:align="margins"/>
    </style:style>
    <style:style style:name="Tabela71.A" style:family="table-column">
      <style:table-column-properties style:column-width="1.097cm" style:rel-column-width="4229*"/>
    </style:style>
    <style:style style:name="Tabela71.B" style:family="table-column">
      <style:table-column-properties style:column-width="4.309cm" style:rel-column-width="16611*"/>
    </style:style>
    <style:style style:name="Tabela71.C" style:family="table-column">
      <style:table-column-properties style:column-width="11.594cm" style:rel-column-width="44695*"/>
    </style:style>
    <style:style style:name="Tabela7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71.C1" style:family="table-cell">
      <style:table-cell-properties fo:background-color="transparent" fo:padding="0.097cm" fo:border="0.5pt solid #000000" style:writing-mode="page">
        <style:background-image/>
      </style:table-cell-properties>
    </style:style>
    <style:style style:name="Tabela7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7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2" style:family="table">
      <style:table-properties style:width="17cm" table:align="margins"/>
    </style:style>
    <style:style style:name="Tabela72.A" style:family="table-column">
      <style:table-column-properties style:column-width="1.097cm" style:rel-column-width="4229*"/>
    </style:style>
    <style:style style:name="Tabela72.B" style:family="table-column">
      <style:table-column-properties style:column-width="4.309cm" style:rel-column-width="16611*"/>
    </style:style>
    <style:style style:name="Tabela72.C" style:family="table-column">
      <style:table-column-properties style:column-width="11.594cm" style:rel-column-width="44695*"/>
    </style:style>
    <style:style style:name="Tabela7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72.C1" style:family="table-cell">
      <style:table-cell-properties fo:background-color="transparent" fo:padding="0.097cm" fo:border="0.5pt solid #000000" style:writing-mode="page">
        <style:background-image/>
      </style:table-cell-properties>
    </style:style>
    <style:style style:name="Tabela7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7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3" style:family="table">
      <style:table-properties style:width="17cm" table:align="margins"/>
    </style:style>
    <style:style style:name="Tabela73.A" style:family="table-column">
      <style:table-column-properties style:column-width="1.097cm" style:rel-column-width="4229*"/>
    </style:style>
    <style:style style:name="Tabela73.B" style:family="table-column">
      <style:table-column-properties style:column-width="4.309cm" style:rel-column-width="16611*"/>
    </style:style>
    <style:style style:name="Tabela73.C" style:family="table-column">
      <style:table-column-properties style:column-width="11.594cm" style:rel-column-width="44695*"/>
    </style:style>
    <style:style style:name="Tabela7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73.C1" style:family="table-cell">
      <style:table-cell-properties fo:background-color="transparent" fo:padding="0.097cm" fo:border="0.5pt solid #000000" style:writing-mode="page">
        <style:background-image/>
      </style:table-cell-properties>
    </style:style>
    <style:style style:name="Tabela7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7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4" style:family="table">
      <style:table-properties style:width="17cm" table:align="margins"/>
    </style:style>
    <style:style style:name="Tabela74.A" style:family="table-column">
      <style:table-column-properties style:column-width="1.097cm" style:rel-column-width="4229*"/>
    </style:style>
    <style:style style:name="Tabela74.B" style:family="table-column">
      <style:table-column-properties style:column-width="4.309cm" style:rel-column-width="16611*"/>
    </style:style>
    <style:style style:name="Tabela74.C" style:family="table-column">
      <style:table-column-properties style:column-width="11.594cm" style:rel-column-width="44695*"/>
    </style:style>
    <style:style style:name="Tabela7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74.C1" style:family="table-cell">
      <style:table-cell-properties fo:background-color="transparent" fo:padding="0.097cm" fo:border="0.5pt solid #000000" style:writing-mode="page">
        <style:background-image/>
      </style:table-cell-properties>
    </style:style>
    <style:style style:name="Tabela7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7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4.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5" style:family="table">
      <style:table-properties style:width="17cm" table:align="margins"/>
    </style:style>
    <style:style style:name="Tabela75.A" style:family="table-column">
      <style:table-column-properties style:column-width="1.097cm" style:rel-column-width="4229*"/>
    </style:style>
    <style:style style:name="Tabela75.B" style:family="table-column">
      <style:table-column-properties style:column-width="4.309cm" style:rel-column-width="16611*"/>
    </style:style>
    <style:style style:name="Tabela75.C" style:family="table-column">
      <style:table-column-properties style:column-width="11.594cm" style:rel-column-width="44695*"/>
    </style:style>
    <style:style style:name="Tabela7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75.C1" style:family="table-cell">
      <style:table-cell-properties fo:background-color="transparent" fo:padding="0.097cm" fo:border="0.5pt solid #000000" style:writing-mode="page">
        <style:background-image/>
      </style:table-cell-properties>
    </style:style>
    <style:style style:name="Tabela7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7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5.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6" style:family="table">
      <style:table-properties style:width="17cm" table:align="margins"/>
    </style:style>
    <style:style style:name="Tabela76.A" style:family="table-column">
      <style:table-column-properties style:column-width="1.097cm" style:rel-column-width="4229*"/>
    </style:style>
    <style:style style:name="Tabela76.B" style:family="table-column">
      <style:table-column-properties style:column-width="4.309cm" style:rel-column-width="16611*"/>
    </style:style>
    <style:style style:name="Tabela76.C" style:family="table-column">
      <style:table-column-properties style:column-width="11.594cm" style:rel-column-width="44695*"/>
    </style:style>
    <style:style style:name="Tabela7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76.C1" style:family="table-cell">
      <style:table-cell-properties fo:background-color="transparent" fo:padding="0.097cm" fo:border="0.5pt solid #000000" style:writing-mode="page">
        <style:background-image/>
      </style:table-cell-properties>
    </style:style>
    <style:style style:name="Tabela7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7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7" style:family="table">
      <style:table-properties style:width="17cm" table:align="margins"/>
    </style:style>
    <style:style style:name="Tabela77.A" style:family="table-column">
      <style:table-column-properties style:column-width="1.097cm" style:rel-column-width="4229*"/>
    </style:style>
    <style:style style:name="Tabela77.B" style:family="table-column">
      <style:table-column-properties style:column-width="4.309cm" style:rel-column-width="16611*"/>
    </style:style>
    <style:style style:name="Tabela77.C" style:family="table-column">
      <style:table-column-properties style:column-width="11.594cm" style:rel-column-width="44695*"/>
    </style:style>
    <style:style style:name="Tabela7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77.C1" style:family="table-cell">
      <style:table-cell-properties fo:background-color="transparent" fo:padding="0.097cm" fo:border="0.5pt solid #000000" style:writing-mode="page">
        <style:background-image/>
      </style:table-cell-properties>
    </style:style>
    <style:style style:name="Tabela7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7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7.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8" style:family="table">
      <style:table-properties style:width="17cm" table:align="margins"/>
    </style:style>
    <style:style style:name="Tabela78.A" style:family="table-column">
      <style:table-column-properties style:column-width="1.097cm" style:rel-column-width="4229*"/>
    </style:style>
    <style:style style:name="Tabela78.B" style:family="table-column">
      <style:table-column-properties style:column-width="4.309cm" style:rel-column-width="16611*"/>
    </style:style>
    <style:style style:name="Tabela78.C" style:family="table-column">
      <style:table-column-properties style:column-width="11.594cm" style:rel-column-width="44695*"/>
    </style:style>
    <style:style style:name="Tabela78.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78.C1" style:family="table-cell">
      <style:table-cell-properties fo:background-color="transparent" fo:padding="0.097cm" fo:border="0.5pt solid #000000" style:writing-mode="page">
        <style:background-image/>
      </style:table-cell-properties>
    </style:style>
    <style:style style:name="Tabela7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7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8.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9" style:family="table">
      <style:table-properties style:width="17cm" table:align="margins"/>
    </style:style>
    <style:style style:name="Tabela79.A" style:family="table-column">
      <style:table-column-properties style:column-width="1.097cm" style:rel-column-width="4229*"/>
    </style:style>
    <style:style style:name="Tabela79.B" style:family="table-column">
      <style:table-column-properties style:column-width="4.309cm" style:rel-column-width="16611*"/>
    </style:style>
    <style:style style:name="Tabela79.C" style:family="table-column">
      <style:table-column-properties style:column-width="11.594cm" style:rel-column-width="44695*"/>
    </style:style>
    <style:style style:name="Tabela7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79.C1" style:family="table-cell">
      <style:table-cell-properties fo:background-color="transparent" fo:padding="0.097cm" fo:border="0.5pt solid #000000" style:writing-mode="page">
        <style:background-image/>
      </style:table-cell-properties>
    </style:style>
    <style:style style:name="Tabela7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7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79.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0" style:family="table">
      <style:table-properties style:width="17cm" table:align="margins"/>
    </style:style>
    <style:style style:name="Tabela80.A" style:family="table-column">
      <style:table-column-properties style:column-width="1.097cm" style:rel-column-width="4229*"/>
    </style:style>
    <style:style style:name="Tabela80.B" style:family="table-column">
      <style:table-column-properties style:column-width="4.309cm" style:rel-column-width="16611*"/>
    </style:style>
    <style:style style:name="Tabela80.C" style:family="table-column">
      <style:table-column-properties style:column-width="11.594cm" style:rel-column-width="44695*"/>
    </style:style>
    <style:style style:name="Tabela8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80.C1" style:family="table-cell">
      <style:table-cell-properties fo:background-color="transparent" fo:padding="0.097cm" fo:border="0.5pt solid #000000" style:writing-mode="page">
        <style:background-image/>
      </style:table-cell-properties>
    </style:style>
    <style:style style:name="Tabela8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8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0.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1" style:family="table">
      <style:table-properties style:width="17cm" table:align="margins"/>
    </style:style>
    <style:style style:name="Tabela81.A" style:family="table-column">
      <style:table-column-properties style:column-width="1.097cm" style:rel-column-width="4229*"/>
    </style:style>
    <style:style style:name="Tabela81.B" style:family="table-column">
      <style:table-column-properties style:column-width="4.309cm" style:rel-column-width="16611*"/>
    </style:style>
    <style:style style:name="Tabela81.C" style:family="table-column">
      <style:table-column-properties style:column-width="11.594cm" style:rel-column-width="44695*"/>
    </style:style>
    <style:style style:name="Tabela8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81.C1" style:family="table-cell">
      <style:table-cell-properties fo:background-color="transparent" fo:padding="0.097cm" fo:border="0.5pt solid #000000" style:writing-mode="page">
        <style:background-image/>
      </style:table-cell-properties>
    </style:style>
    <style:style style:name="Tabela8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8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2" style:family="table">
      <style:table-properties style:width="17cm" table:align="margins"/>
    </style:style>
    <style:style style:name="Tabela82.A" style:family="table-column">
      <style:table-column-properties style:column-width="1.097cm" style:rel-column-width="4229*"/>
    </style:style>
    <style:style style:name="Tabela82.B" style:family="table-column">
      <style:table-column-properties style:column-width="4.309cm" style:rel-column-width="16611*"/>
    </style:style>
    <style:style style:name="Tabela82.C" style:family="table-column">
      <style:table-column-properties style:column-width="11.594cm" style:rel-column-width="44695*"/>
    </style:style>
    <style:style style:name="Tabela8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82.C1" style:family="table-cell">
      <style:table-cell-properties fo:background-color="transparent" fo:padding="0.097cm" fo:border="0.5pt solid #000000" style:writing-mode="page">
        <style:background-image/>
      </style:table-cell-properties>
    </style:style>
    <style:style style:name="Tabela8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8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3" style:family="table">
      <style:table-properties style:width="17cm" table:align="margins"/>
    </style:style>
    <style:style style:name="Tabela83.A" style:family="table-column">
      <style:table-column-properties style:column-width="1.097cm" style:rel-column-width="4229*"/>
    </style:style>
    <style:style style:name="Tabela83.B" style:family="table-column">
      <style:table-column-properties style:column-width="4.309cm" style:rel-column-width="16611*"/>
    </style:style>
    <style:style style:name="Tabela83.C" style:family="table-column">
      <style:table-column-properties style:column-width="11.594cm" style:rel-column-width="44695*"/>
    </style:style>
    <style:style style:name="Tabela8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83.C1" style:family="table-cell">
      <style:table-cell-properties fo:background-color="transparent" fo:padding="0.097cm" fo:border="0.5pt solid #000000" style:writing-mode="page">
        <style:background-image/>
      </style:table-cell-properties>
    </style:style>
    <style:style style:name="Tabela8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8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3.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4" style:family="table">
      <style:table-properties style:width="17cm" table:align="margins"/>
    </style:style>
    <style:style style:name="Tabela84.A" style:family="table-column">
      <style:table-column-properties style:column-width="1.097cm" style:rel-column-width="4229*"/>
    </style:style>
    <style:style style:name="Tabela84.B" style:family="table-column">
      <style:table-column-properties style:column-width="4.309cm" style:rel-column-width="16611*"/>
    </style:style>
    <style:style style:name="Tabela84.C" style:family="table-column">
      <style:table-column-properties style:column-width="11.594cm" style:rel-column-width="44695*"/>
    </style:style>
    <style:style style:name="Tabela8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84.C1" style:family="table-cell">
      <style:table-cell-properties fo:background-color="transparent" fo:padding="0.097cm" fo:border="0.5pt solid #000000" style:writing-mode="page">
        <style:background-image/>
      </style:table-cell-properties>
    </style:style>
    <style:style style:name="Tabela8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8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5" style:family="table">
      <style:table-properties style:width="17cm" table:align="margins"/>
    </style:style>
    <style:style style:name="Tabela85.A" style:family="table-column">
      <style:table-column-properties style:column-width="1.097cm" style:rel-column-width="4229*"/>
    </style:style>
    <style:style style:name="Tabela85.B" style:family="table-column">
      <style:table-column-properties style:column-width="4.309cm" style:rel-column-width="16611*"/>
    </style:style>
    <style:style style:name="Tabela85.C" style:family="table-column">
      <style:table-column-properties style:column-width="11.594cm" style:rel-column-width="44695*"/>
    </style:style>
    <style:style style:name="Tabela8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85.C1" style:family="table-cell">
      <style:table-cell-properties fo:background-color="transparent" fo:padding="0.097cm" fo:border="0.5pt solid #000000" style:writing-mode="page">
        <style:background-image/>
      </style:table-cell-properties>
    </style:style>
    <style:style style:name="Tabela8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8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6" style:family="table">
      <style:table-properties style:width="17cm" table:align="margins"/>
    </style:style>
    <style:style style:name="Tabela86.A" style:family="table-column">
      <style:table-column-properties style:column-width="1.097cm" style:rel-column-width="4229*"/>
    </style:style>
    <style:style style:name="Tabela86.B" style:family="table-column">
      <style:table-column-properties style:column-width="4.309cm" style:rel-column-width="16611*"/>
    </style:style>
    <style:style style:name="Tabela86.C" style:family="table-column">
      <style:table-column-properties style:column-width="11.594cm" style:rel-column-width="44695*"/>
    </style:style>
    <style:style style:name="Tabela8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86.C1" style:family="table-cell">
      <style:table-cell-properties fo:background-color="transparent" fo:padding="0.097cm" fo:border="0.5pt solid #000000" style:writing-mode="page">
        <style:background-image/>
      </style:table-cell-properties>
    </style:style>
    <style:style style:name="Tabela8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8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7" style:family="table">
      <style:table-properties style:width="17cm" table:align="margins"/>
    </style:style>
    <style:style style:name="Tabela87.A" style:family="table-column">
      <style:table-column-properties style:column-width="1.097cm" style:rel-column-width="4229*"/>
    </style:style>
    <style:style style:name="Tabela87.B" style:family="table-column">
      <style:table-column-properties style:column-width="4.309cm" style:rel-column-width="16611*"/>
    </style:style>
    <style:style style:name="Tabela87.C" style:family="table-column">
      <style:table-column-properties style:column-width="11.594cm" style:rel-column-width="44695*"/>
    </style:style>
    <style:style style:name="Tabela8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87.C1" style:family="table-cell">
      <style:table-cell-properties fo:background-color="transparent" fo:padding="0.097cm" fo:border="0.5pt solid #000000" style:writing-mode="page">
        <style:background-image/>
      </style:table-cell-properties>
    </style:style>
    <style:style style:name="Tabela8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8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7.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8" style:family="table">
      <style:table-properties style:width="17cm" table:align="margins"/>
    </style:style>
    <style:style style:name="Tabela88.A" style:family="table-column">
      <style:table-column-properties style:column-width="1.097cm" style:rel-column-width="4229*"/>
    </style:style>
    <style:style style:name="Tabela88.B" style:family="table-column">
      <style:table-column-properties style:column-width="4.309cm" style:rel-column-width="16611*"/>
    </style:style>
    <style:style style:name="Tabela88.C" style:family="table-column">
      <style:table-column-properties style:column-width="11.594cm" style:rel-column-width="44695*"/>
    </style:style>
    <style:style style:name="Tabela88.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88.C1" style:family="table-cell">
      <style:table-cell-properties fo:background-color="transparent" fo:padding="0.097cm" fo:border="0.5pt solid #000000" style:writing-mode="page">
        <style:background-image/>
      </style:table-cell-properties>
    </style:style>
    <style:style style:name="Tabela8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8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8.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9" style:family="table">
      <style:table-properties style:width="17cm" table:align="margins"/>
    </style:style>
    <style:style style:name="Tabela89.A" style:family="table-column">
      <style:table-column-properties style:column-width="1.097cm" style:rel-column-width="4229*"/>
    </style:style>
    <style:style style:name="Tabela89.B" style:family="table-column">
      <style:table-column-properties style:column-width="4.309cm" style:rel-column-width="16611*"/>
    </style:style>
    <style:style style:name="Tabela89.C" style:family="table-column">
      <style:table-column-properties style:column-width="11.594cm" style:rel-column-width="44695*"/>
    </style:style>
    <style:style style:name="Tabela8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89.C1" style:family="table-cell">
      <style:table-cell-properties fo:background-color="transparent" fo:padding="0.097cm" fo:border="0.5pt solid #000000" style:writing-mode="page">
        <style:background-image/>
      </style:table-cell-properties>
    </style:style>
    <style:style style:name="Tabela8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8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89.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0" style:family="table">
      <style:table-properties style:width="17cm" table:align="margins"/>
    </style:style>
    <style:style style:name="Tabela90.A" style:family="table-column">
      <style:table-column-properties style:column-width="1.097cm" style:rel-column-width="4229*"/>
    </style:style>
    <style:style style:name="Tabela90.B" style:family="table-column">
      <style:table-column-properties style:column-width="4.309cm" style:rel-column-width="16611*"/>
    </style:style>
    <style:style style:name="Tabela90.C" style:family="table-column">
      <style:table-column-properties style:column-width="11.594cm" style:rel-column-width="44695*"/>
    </style:style>
    <style:style style:name="Tabela9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90.C1" style:family="table-cell">
      <style:table-cell-properties fo:background-color="transparent" fo:padding="0.097cm" fo:border="0.5pt solid #000000" style:writing-mode="page">
        <style:background-image/>
      </style:table-cell-properties>
    </style:style>
    <style:style style:name="Tabela9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9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0.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1" style:family="table">
      <style:table-properties style:width="17cm" table:align="margins"/>
    </style:style>
    <style:style style:name="Tabela91.A" style:family="table-column">
      <style:table-column-properties style:column-width="1.097cm" style:rel-column-width="4229*"/>
    </style:style>
    <style:style style:name="Tabela91.B" style:family="table-column">
      <style:table-column-properties style:column-width="4.309cm" style:rel-column-width="16611*"/>
    </style:style>
    <style:style style:name="Tabela91.C" style:family="table-column">
      <style:table-column-properties style:column-width="11.594cm" style:rel-column-width="44695*"/>
    </style:style>
    <style:style style:name="Tabela9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91.C1" style:family="table-cell">
      <style:table-cell-properties fo:background-color="transparent" fo:padding="0.097cm" fo:border="0.5pt solid #000000" style:writing-mode="page">
        <style:background-image/>
      </style:table-cell-properties>
    </style:style>
    <style:style style:name="Tabela9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9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2" style:family="table">
      <style:table-properties style:width="17cm" table:align="margins"/>
    </style:style>
    <style:style style:name="Tabela92.A" style:family="table-column">
      <style:table-column-properties style:column-width="1.097cm" style:rel-column-width="4229*"/>
    </style:style>
    <style:style style:name="Tabela92.B" style:family="table-column">
      <style:table-column-properties style:column-width="4.309cm" style:rel-column-width="16611*"/>
    </style:style>
    <style:style style:name="Tabela92.C" style:family="table-column">
      <style:table-column-properties style:column-width="11.594cm" style:rel-column-width="44695*"/>
    </style:style>
    <style:style style:name="Tabela9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92.C1" style:family="table-cell">
      <style:table-cell-properties fo:background-color="transparent" fo:padding="0.097cm" fo:border="0.5pt solid #000000" style:writing-mode="page">
        <style:background-image/>
      </style:table-cell-properties>
    </style:style>
    <style:style style:name="Tabela9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9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2.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3" style:family="table">
      <style:table-properties style:width="17cm" table:align="margins"/>
    </style:style>
    <style:style style:name="Tabela93.A" style:family="table-column">
      <style:table-column-properties style:column-width="1.097cm" style:rel-column-width="4229*"/>
    </style:style>
    <style:style style:name="Tabela93.B" style:family="table-column">
      <style:table-column-properties style:column-width="4.309cm" style:rel-column-width="16611*"/>
    </style:style>
    <style:style style:name="Tabela93.C" style:family="table-column">
      <style:table-column-properties style:column-width="11.594cm" style:rel-column-width="44695*"/>
    </style:style>
    <style:style style:name="Tabela9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93.C1" style:family="table-cell">
      <style:table-cell-properties fo:background-color="transparent" fo:padding="0.097cm" fo:border="0.5pt solid #000000" style:writing-mode="page">
        <style:background-image/>
      </style:table-cell-properties>
    </style:style>
    <style:style style:name="Tabela9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9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3.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4" style:family="table">
      <style:table-properties style:width="17cm" table:align="margins"/>
    </style:style>
    <style:style style:name="Tabela94.A" style:family="table-column">
      <style:table-column-properties style:column-width="1.097cm" style:rel-column-width="4229*"/>
    </style:style>
    <style:style style:name="Tabela94.B" style:family="table-column">
      <style:table-column-properties style:column-width="4.309cm" style:rel-column-width="16611*"/>
    </style:style>
    <style:style style:name="Tabela94.C" style:family="table-column">
      <style:table-column-properties style:column-width="11.594cm" style:rel-column-width="44695*"/>
    </style:style>
    <style:style style:name="Tabela9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94.C1" style:family="table-cell">
      <style:table-cell-properties fo:background-color="transparent" fo:padding="0.097cm" fo:border="0.5pt solid #000000" style:writing-mode="page">
        <style:background-image/>
      </style:table-cell-properties>
    </style:style>
    <style:style style:name="Tabela9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9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4.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5" style:family="table">
      <style:table-properties style:width="17cm" table:align="margins"/>
    </style:style>
    <style:style style:name="Tabela95.A" style:family="table-column">
      <style:table-column-properties style:column-width="1.097cm" style:rel-column-width="4229*"/>
    </style:style>
    <style:style style:name="Tabela95.B" style:family="table-column">
      <style:table-column-properties style:column-width="4.309cm" style:rel-column-width="16611*"/>
    </style:style>
    <style:style style:name="Tabela95.C" style:family="table-column">
      <style:table-column-properties style:column-width="11.594cm" style:rel-column-width="44695*"/>
    </style:style>
    <style:style style:name="Tabela9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95.C1" style:family="table-cell">
      <style:table-cell-properties fo:background-color="transparent" fo:padding="0.097cm" fo:border="0.5pt solid #000000" style:writing-mode="page">
        <style:background-image/>
      </style:table-cell-properties>
    </style:style>
    <style:style style:name="Tabela9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9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6" style:family="table">
      <style:table-properties style:width="17cm" table:align="margins"/>
    </style:style>
    <style:style style:name="Tabela96.A" style:family="table-column">
      <style:table-column-properties style:column-width="1.097cm" style:rel-column-width="4229*"/>
    </style:style>
    <style:style style:name="Tabela96.B" style:family="table-column">
      <style:table-column-properties style:column-width="4.309cm" style:rel-column-width="16611*"/>
    </style:style>
    <style:style style:name="Tabela96.C" style:family="table-column">
      <style:table-column-properties style:column-width="11.594cm" style:rel-column-width="44695*"/>
    </style:style>
    <style:style style:name="Tabela9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96.C1" style:family="table-cell">
      <style:table-cell-properties fo:background-color="transparent" fo:padding="0.097cm" fo:border="0.5pt solid #000000" style:writing-mode="page">
        <style:background-image/>
      </style:table-cell-properties>
    </style:style>
    <style:style style:name="Tabela9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9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7" style:family="table">
      <style:table-properties style:width="17cm" table:align="margins"/>
    </style:style>
    <style:style style:name="Tabela97.A" style:family="table-column">
      <style:table-column-properties style:column-width="1.097cm" style:rel-column-width="4229*"/>
    </style:style>
    <style:style style:name="Tabela97.B" style:family="table-column">
      <style:table-column-properties style:column-width="4.309cm" style:rel-column-width="16611*"/>
    </style:style>
    <style:style style:name="Tabela97.C" style:family="table-column">
      <style:table-column-properties style:column-width="11.594cm" style:rel-column-width="44695*"/>
    </style:style>
    <style:style style:name="Tabela97.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97.C1" style:family="table-cell">
      <style:table-cell-properties fo:background-color="transparent" fo:padding="0.097cm" fo:border="0.5pt solid #000000" style:writing-mode="page">
        <style:background-image/>
      </style:table-cell-properties>
    </style:style>
    <style:style style:name="Tabela9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9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7.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8" style:family="table">
      <style:table-properties style:width="17cm" table:align="margins"/>
    </style:style>
    <style:style style:name="Tabela98.A" style:family="table-column">
      <style:table-column-properties style:column-width="1.097cm" style:rel-column-width="4229*"/>
    </style:style>
    <style:style style:name="Tabela98.B" style:family="table-column">
      <style:table-column-properties style:column-width="4.309cm" style:rel-column-width="16611*"/>
    </style:style>
    <style:style style:name="Tabela98.C" style:family="table-column">
      <style:table-column-properties style:column-width="11.594cm" style:rel-column-width="44695*"/>
    </style:style>
    <style:style style:name="Tabela98.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98.C1" style:family="table-cell">
      <style:table-cell-properties fo:background-color="transparent" fo:padding="0.097cm" fo:border="0.5pt solid #000000" style:writing-mode="page">
        <style:background-image/>
      </style:table-cell-properties>
    </style:style>
    <style:style style:name="Tabela9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9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8.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9" style:family="table">
      <style:table-properties style:width="17cm" table:align="margins"/>
    </style:style>
    <style:style style:name="Tabela99.A" style:family="table-column">
      <style:table-column-properties style:column-width="1.097cm" style:rel-column-width="4229*"/>
    </style:style>
    <style:style style:name="Tabela99.B" style:family="table-column">
      <style:table-column-properties style:column-width="4.309cm" style:rel-column-width="16611*"/>
    </style:style>
    <style:style style:name="Tabela99.C" style:family="table-column">
      <style:table-column-properties style:column-width="11.594cm" style:rel-column-width="44695*"/>
    </style:style>
    <style:style style:name="Tabela9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99.C1" style:family="table-cell">
      <style:table-cell-properties fo:background-color="transparent" fo:padding="0.097cm" fo:border="0.5pt solid #000000" style:writing-mode="page">
        <style:background-image/>
      </style:table-cell-properties>
    </style:style>
    <style:style style:name="Tabela9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9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99.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0" style:family="table">
      <style:table-properties style:width="17cm" table:align="margins"/>
    </style:style>
    <style:style style:name="Tabela100.A" style:family="table-column">
      <style:table-column-properties style:column-width="1.097cm" style:rel-column-width="4229*"/>
    </style:style>
    <style:style style:name="Tabela100.B" style:family="table-column">
      <style:table-column-properties style:column-width="4.309cm" style:rel-column-width="16611*"/>
    </style:style>
    <style:style style:name="Tabela100.C" style:family="table-column">
      <style:table-column-properties style:column-width="11.594cm" style:rel-column-width="44695*"/>
    </style:style>
    <style:style style:name="Tabela10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0.C1" style:family="table-cell">
      <style:table-cell-properties fo:background-color="transparent" fo:padding="0.097cm" fo:border="0.5pt solid #000000" style:writing-mode="page">
        <style:background-image/>
      </style:table-cell-properties>
    </style:style>
    <style:style style:name="Tabela10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0.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1" style:family="table">
      <style:table-properties style:width="17cm" table:align="margins"/>
    </style:style>
    <style:style style:name="Tabela101.A" style:family="table-column">
      <style:table-column-properties style:column-width="1.097cm" style:rel-column-width="4229*"/>
    </style:style>
    <style:style style:name="Tabela101.B" style:family="table-column">
      <style:table-column-properties style:column-width="4.309cm" style:rel-column-width="16611*"/>
    </style:style>
    <style:style style:name="Tabela101.C" style:family="table-column">
      <style:table-column-properties style:column-width="11.594cm" style:rel-column-width="44695*"/>
    </style:style>
    <style:style style:name="Tabela10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1.C1" style:family="table-cell">
      <style:table-cell-properties fo:background-color="transparent" fo:padding="0.097cm" fo:border="0.5pt solid #000000" style:writing-mode="page">
        <style:background-image/>
      </style:table-cell-properties>
    </style:style>
    <style:style style:name="Tabela10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2" style:family="table">
      <style:table-properties style:width="5.503cm" table:align="left"/>
    </style:style>
    <style:style style:name="Tabela102.A" style:family="table-column">
      <style:table-column-properties style:column-width="2.501cm"/>
    </style:style>
    <style:style style:name="Tabela102.B" style:family="table-column">
      <style:table-column-properties style:column-width="1cm"/>
    </style:style>
    <style:style style:name="Tabela102.C" style:family="table-column">
      <style:table-column-properties style:column-width="1.002cm"/>
    </style:style>
    <style:style style:name="Tabela10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2.D1" style:family="table-cell">
      <style:table-cell-properties style:vertical-align="middle" fo:background-color="transparent" fo:padding="0.097cm" fo:border="0.5pt solid #000000" style:writing-mode="page">
        <style:background-image/>
      </style:table-cell-properties>
    </style:style>
    <style:style style:name="Tabela10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2.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103" style:family="table">
      <style:table-properties style:width="5.503cm" table:align="left"/>
    </style:style>
    <style:style style:name="Tabela103.A" style:family="table-column">
      <style:table-column-properties style:column-width="2.501cm"/>
    </style:style>
    <style:style style:name="Tabela103.B" style:family="table-column">
      <style:table-column-properties style:column-width="1cm"/>
    </style:style>
    <style:style style:name="Tabela103.C" style:family="table-column">
      <style:table-column-properties style:column-width="1.002cm"/>
    </style:style>
    <style:style style:name="Tabela10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3.D1" style:family="table-cell">
      <style:table-cell-properties style:vertical-align="middle" fo:background-color="transparent" fo:padding="0.097cm" fo:border="0.5pt solid #000000" style:writing-mode="page">
        <style:background-image/>
      </style:table-cell-properties>
    </style:style>
    <style:style style:name="Tabela10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3.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104" style:family="table">
      <style:table-properties style:width="8.005cm" table:align="left"/>
    </style:style>
    <style:style style:name="Tabela104.A" style:family="table-column">
      <style:table-column-properties style:column-width="5.002cm"/>
    </style:style>
    <style:style style:name="Tabela104.B" style:family="table-column">
      <style:table-column-properties style:column-width="1.002cm"/>
    </style:style>
    <style:style style:name="Tabela104.C" style:family="table-column">
      <style:table-column-properties style:column-width="1cm"/>
    </style:style>
    <style:style style:name="Tabela10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04.D1" style:family="table-cell">
      <style:table-cell-properties fo:background-color="transparent" fo:padding="0.097cm" fo:border="0.5pt solid #000000" style:writing-mode="page">
        <style:background-image/>
      </style:table-cell-properties>
    </style:style>
    <style:style style:name="Tabela10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5" style:family="table">
      <style:table-properties style:width="7.505cm" table:align="left"/>
    </style:style>
    <style:style style:name="Tabela105.A" style:family="table-column">
      <style:table-column-properties style:column-width="2.501cm"/>
    </style:style>
    <style:style style:name="Tabela105.B" style:family="table-column">
      <style:table-column-properties style:column-width="1cm"/>
    </style:style>
    <style:style style:name="Tabela105.C" style:family="table-column">
      <style:table-column-properties style:column-width="1.002cm"/>
    </style:style>
    <style:style style:name="Tabela10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05.F1" style:family="table-cell">
      <style:table-cell-properties fo:background-color="transparent" fo:padding="0.097cm" fo:border="0.5pt solid #000000" style:writing-mode="page">
        <style:background-image/>
      </style:table-cell-properties>
    </style:style>
    <style:style style:name="Tabela10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5.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6" style:family="table">
      <style:table-properties style:width="7.505cm" table:align="left"/>
    </style:style>
    <style:style style:name="Tabela106.A" style:family="table-column">
      <style:table-column-properties style:column-width="2.501cm"/>
    </style:style>
    <style:style style:name="Tabela106.B" style:family="table-column">
      <style:table-column-properties style:column-width="1cm"/>
    </style:style>
    <style:style style:name="Tabela106.C" style:family="table-column">
      <style:table-column-properties style:column-width="1.002cm"/>
    </style:style>
    <style:style style:name="Tabela10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06.F1" style:family="table-cell">
      <style:table-cell-properties fo:background-color="transparent" fo:padding="0.097cm" fo:border="0.5pt solid #000000" style:writing-mode="page">
        <style:background-image/>
      </style:table-cell-properties>
    </style:style>
    <style:style style:name="Tabela10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06.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Noto Sans Cond" officeooo:rsid="002ec70a" officeooo:paragraph-rsid="002ec70a"/>
    </style:style>
    <style:style style:name="P3" style:family="paragraph" style:parent-style-name="Standard" style:master-page-name="">
      <loext:graphic-properties draw:fill="none"/>
      <style:paragraph-properties fo:margin-left="5.001cm" fo:margin-right="0cm" fo:text-indent="0cm" style:auto-text-indent="false" style:page-number="auto" fo:background-color="transparent"/>
      <style:text-properties officeooo:paragraph-rsid="000c70f6"/>
    </style:style>
    <style:style style:name="P4" style:family="paragraph" style:parent-style-name="Standard">
      <loext:graphic-properties draw:fill="none"/>
      <style:paragraph-properties fo:margin-left="5.001cm" fo:margin-right="0cm" fo:text-indent="0cm" style:auto-text-indent="false" fo:background-color="transparent"/>
      <style:text-properties officeooo:paragraph-rsid="000c70f6"/>
    </style:style>
    <style:style style:name="P5" style:family="paragraph" style:parent-style-name="Standard">
      <loext:graphic-properties draw:fill="none"/>
      <style:paragraph-properties fo:margin-left="5.001cm" fo:margin-right="0cm" fo:text-indent="0cm" style:auto-text-indent="false" fo:background-color="transparent"/>
      <style:text-properties fo:font-weight="bold" officeooo:paragraph-rsid="000c70f6" style:font-weight-asian="bold" style:font-weight-complex="bold"/>
    </style:style>
    <style:style style:name="P6" style:family="paragraph" style:parent-style-name="Standard">
      <loext:graphic-properties draw:fill="none"/>
      <style:paragraph-properties fo:margin-left="5.001cm" fo:margin-right="0cm" fo:text-indent="0cm" style:auto-text-indent="false" fo:background-color="transparent"/>
      <style:text-properties style:font-name="Noto Sans Cond" fo:font-size="26pt" fo:font-weight="bold" officeooo:rsid="000c70f6" officeooo:paragraph-rsid="000c70f6" style:font-size-asian="26pt" style:font-weight-asian="bold" style:font-size-complex="26pt" style:font-weight-complex="bold"/>
    </style:style>
    <style:style style:name="P7" style:family="paragraph" style:parent-style-name="Standard">
      <loext:graphic-properties draw:fill="none"/>
      <style:paragraph-properties fo:margin-left="0cm" fo:margin-right="0cm" fo:text-indent="0cm" style:auto-text-indent="false" fo:background-color="transparent"/>
      <style:text-properties style:font-name="Noto Sans Cond" fo:font-size="12pt" fo:font-weight="normal" officeooo:rsid="000c70f6" officeooo:paragraph-rsid="000c70f6" style:font-size-asian="10.5pt" style:font-weight-asian="normal" style:font-size-complex="12pt" style:font-weight-complex="normal"/>
    </style:style>
    <style:style style:name="P8" style:family="paragraph" style:parent-style-name="Standard">
      <loext:graphic-properties draw:fill="none"/>
      <style:paragraph-properties fo:margin-left="0cm" fo:margin-right="0cm" fo:text-indent="0cm" style:auto-text-indent="false" fo:background-color="transparent"/>
      <style:text-properties style:font-name="Noto Sans Cond" fo:font-size="12pt" fo:font-weight="bold" officeooo:rsid="000c70f6" officeooo:paragraph-rsid="000c70f6" style:font-size-asian="10.5pt" style:font-weight-asian="bold" style:font-size-complex="12pt" style:font-weight-complex="bold"/>
    </style:style>
    <style:style style:name="P9" style:family="paragraph" style:parent-style-name="Standard">
      <loext:graphic-properties draw:fill="none"/>
      <style:paragraph-properties fo:margin-left="0cm" fo:margin-right="0cm" fo:text-indent="0cm" style:auto-text-indent="false" fo:background-color="transparent"/>
      <style:text-properties style:font-name="Noto Sans Cond" fo:font-weight="normal" officeooo:paragraph-rsid="000e5a8b" style:font-weight-asian="normal" style:font-weight-complex="normal"/>
    </style:style>
    <style:style style:name="P10" style:family="paragraph" style:parent-style-name="Standard" style:master-page-name="">
      <loext:graphic-properties draw:fill="none"/>
      <style:paragraph-properties fo:margin-left="0cm" fo:margin-right="0cm" fo:text-indent="0cm" style:auto-text-indent="false" style:page-number="auto" fo:break-before="page" fo:background-color="transparent"/>
      <style:text-properties style:font-name="Noto Sans Cond" fo:font-size="12pt" fo:font-weight="bold" officeooo:rsid="000c70f6" officeooo:paragraph-rsid="000c70f6" style:font-size-asian="10.5pt" style:font-weight-asian="bold" style:font-size-complex="12pt" style:font-weight-complex="bold"/>
    </style:style>
    <style:style style:name="P11" style:family="paragraph" style:parent-style-name="Standard">
      <loext:graphic-properties draw:fill="none"/>
      <style:paragraph-properties fo:margin-left="0cm" fo:margin-right="0cm" fo:text-indent="0cm" style:auto-text-indent="false" fo:break-before="page" fo:background-color="transparent" fo:padding-left="0cm" fo:padding-right="0cm" fo:padding-top="0cm" fo:padding-bottom="0.074cm" fo:border-left="none" fo:border-right="none" fo:border-top="none" fo:border-bottom="0.99pt solid #000000" style:join-border="false"/>
      <style:text-properties style:font-name="Noto Sans" fo:font-size="32pt" fo:font-weight="normal" officeooo:rsid="00100395" officeooo:paragraph-rsid="00100395" style:font-size-asian="32pt" style:font-weight-asian="normal" style:font-size-complex="32pt" style:font-weight-complex="normal"/>
    </style:style>
    <style:style style:name="P12" style:family="paragraph" style:parent-style-name="Standard">
      <loext:graphic-properties draw:fill="none"/>
      <style:paragraph-properties fo:margin-left="0cm" fo:margin-right="0cm" fo:text-indent="0cm" style:auto-text-indent="false" fo:break-before="page" fo:background-color="transparent" fo:padding-left="0cm" fo:padding-right="0cm" fo:padding-top="0cm" fo:padding-bottom="0.074cm" fo:border-left="none" fo:border-right="none" fo:border-top="none" fo:border-bottom="0.99pt solid #000000" style:join-border="false"/>
      <style:text-properties style:font-name="Noto Sans" fo:font-size="32pt" fo:font-weight="normal" officeooo:rsid="0010f562" officeooo:paragraph-rsid="0010f562" style:font-size-asian="28pt" style:font-weight-asian="normal" style:font-size-complex="32pt" style:font-weight-complex="normal"/>
    </style:style>
    <style:style style:name="P13" style:family="paragraph" style:parent-style-name="Standard">
      <loext:graphic-properties draw:fill="none"/>
      <style:paragraph-properties fo:margin-left="0cm" fo:margin-right="0cm" fo:text-indent="0cm" style:auto-text-indent="false" fo:background-color="transparent" fo:padding-left="0cm" fo:padding-right="0cm" fo:padding-top="0cm" fo:padding-bottom="0.074cm" fo:border="none" style:join-border="false"/>
      <style:text-properties style:font-name="Noto Sans" fo:font-size="12pt" fo:font-weight="normal" officeooo:rsid="00100395" officeooo:paragraph-rsid="00100395"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0cm" fo:text-indent="0cm" style:auto-text-indent="false" fo:background-color="transparent" fo:padding-left="0cm" fo:padding-right="0cm" fo:padding-top="0cm" fo:padding-bottom="0.074cm" fo:border="none" style:join-border="false"/>
      <style:text-properties officeooo:paragraph-rsid="001aabb0"/>
    </style:style>
    <style:style style:name="P15" style:family="paragraph" style:parent-style-name="Standard">
      <loext:graphic-properties draw:fill="none"/>
      <style:paragraph-properties fo:margin-left="0cm" fo:margin-right="0cm" fo:text-indent="0cm" style:auto-text-indent="false" fo:background-color="transparent" fo:padding-left="0cm" fo:padding-right="0cm" fo:padding-top="0cm" fo:padding-bottom="0.074cm" fo:border="none" style:join-border="false"/>
      <style:text-properties officeooo:paragraph-rsid="00100395"/>
    </style:style>
    <style:style style:name="P16" style:family="paragraph" style:parent-style-name="Standard">
      <loext:graphic-properties draw:fill="none"/>
      <style:paragraph-properties fo:margin-left="0cm" fo:margin-right="0cm" fo:text-indent="0cm" style:auto-text-indent="false" fo:background-color="transparent" fo:padding-left="0cm" fo:padding-right="0cm" fo:padding-top="0cm" fo:padding-bottom="0.074cm" fo:border="none" style:join-border="false"/>
      <style:text-properties style:font-name="Noto Sans Cond" fo:font-size="12pt" fo:font-weight="normal" officeooo:rsid="0010f562" officeooo:paragraph-rsid="0010f562" style:font-size-asian="10.5pt" style:font-weight-asian="normal" style:font-size-complex="12pt" style:font-weight-complex="normal"/>
    </style:style>
    <style:style style:name="P17" style:family="paragraph" style:parent-style-name="Standard">
      <loext:graphic-properties draw:fill="none"/>
      <style:paragraph-properties fo:margin-left="0cm" fo:margin-right="0cm" fo:text-indent="0cm" style:auto-text-indent="false" fo:background-color="transparent" fo:padding-left="0cm" fo:padding-right="0cm" fo:padding-top="0cm" fo:padding-bottom="0.074cm" fo:border="none" style:join-border="false"/>
      <style:text-properties style:font-name="Noto Sans Cond" fo:font-size="12pt" fo:font-weight="normal" officeooo:rsid="0010f562" officeooo:paragraph-rsid="00197800" style:font-size-asian="10.5pt" style:font-weight-asian="normal" style:font-size-complex="12pt" style:font-weight-complex="normal"/>
    </style:style>
    <style:style style:name="P18" style:family="paragraph" style:parent-style-name="Standard">
      <loext:graphic-properties draw:fill="none"/>
      <style:paragraph-properties fo:margin-left="0cm" fo:margin-right="0cm" fo:text-indent="0cm" style:auto-text-indent="false" fo:background-color="transparent" fo:padding-left="0cm" fo:padding-right="0cm" fo:padding-top="0cm" fo:padding-bottom="0.074cm" fo:border="none" style:join-border="false"/>
      <style:text-properties style:font-name="Noto Sans Cond" fo:font-size="12pt" fo:font-weight="normal" officeooo:rsid="00197800" officeooo:paragraph-rsid="001aabb0" style:font-size-asian="10.5pt" style:font-weight-asian="normal" style:font-size-complex="12pt" style:font-weight-complex="normal"/>
    </style:style>
    <style:style style:name="P19" style:family="paragraph" style:parent-style-name="Standard">
      <loext:graphic-properties draw:fill="none"/>
      <style:paragraph-properties fo:margin-left="0cm" fo:margin-right="0cm" fo:text-indent="0cm" style:auto-text-indent="false" fo:background-color="transparent" fo:padding-left="0cm" fo:padding-right="0cm" fo:padding-top="0cm" fo:padding-bottom="0.074cm" fo:border="none" style:join-border="false"/>
      <style:text-properties style:font-name="Noto Sans Cond" fo:font-size="12pt" fo:font-weight="normal" officeooo:rsid="001aabb0" officeooo:paragraph-rsid="001aabb0" style:font-size-asian="10.5pt" style:font-weight-asian="normal" style:font-size-complex="12pt" style:font-weight-complex="normal"/>
    </style:style>
    <style:style style:name="P20" style:family="paragraph" style:parent-style-name="Standard">
      <loext:graphic-properties draw:fill="none"/>
      <style:paragraph-properties fo:margin-left="0cm" fo:margin-right="0cm" fo:text-indent="0cm" style:auto-text-indent="false" fo:background-color="transparent" fo:padding-left="0cm" fo:padding-right="0cm" fo:padding-top="0cm" fo:padding-bottom="0.074cm" fo:border="none" style:join-border="false"/>
      <style:text-properties style:font-name="Noto Sans Cond" fo:font-size="12pt" fo:font-weight="normal" officeooo:rsid="001ab15a" officeooo:paragraph-rsid="001ab15a" style:font-size-asian="10.5pt" style:font-weight-asian="normal" style:font-size-complex="12pt" style:font-weight-complex="normal"/>
    </style:style>
    <style:style style:name="P21" style:family="paragraph" style:parent-style-name="Standard">
      <loext:graphic-properties draw:fill="none"/>
      <style:paragraph-properties fo:margin-left="0cm" fo:margin-right="0cm" fo:text-indent="0cm" style:auto-text-indent="false" fo:background-color="transparent" fo:padding-left="0cm" fo:padding-right="0cm" fo:padding-top="0cm" fo:padding-bottom="0.074cm" fo:border="none" style:join-border="false"/>
      <style:text-properties style:font-name="Noto Sans Cond" fo:font-size="12pt" fo:font-weight="normal" officeooo:rsid="001daebd" officeooo:paragraph-rsid="001daebd" style:font-size-asian="10.5pt" style:font-weight-asian="normal" style:font-size-complex="12pt" style:font-weight-complex="normal"/>
    </style:style>
    <style:style style:name="P22" style:family="paragraph" style:parent-style-name="Text_20_body">
      <loext:graphic-properties draw:fill="none"/>
      <style:paragraph-properties fo:margin-left="0cm" fo:margin-right="0cm" fo:text-indent="0cm" style:auto-text-indent="false" fo:background-color="transparent" fo:padding-left="0cm" fo:padding-right="0cm" fo:padding-top="0cm" fo:padding-bottom="0.074cm" fo:border="none" style:join-border="false"/>
      <style:text-properties style:font-name="Noto Sans Cond" officeooo:paragraph-rsid="001aabb0"/>
    </style:style>
    <style:style style:name="P23" style:family="paragraph" style:parent-style-name="Standard">
      <loext:graphic-properties draw:fill="none"/>
      <style:paragraph-properties fo:margin-left="0cm" fo:margin-right="0cm" fo:text-indent="0cm" style:auto-text-indent="false" fo:background-color="transparent" fo:padding-left="0cm" fo:padding-right="0cm" fo:padding-top="0cm" fo:padding-bottom="0.074cm" fo:border-left="none" fo:border-right="none" fo:border-top="none" fo:border-bottom="0.06pt solid #000000" style:join-border="false"/>
      <style:text-properties style:font-name="Noto Sans Cond" fo:font-size="20pt" fo:font-weight="normal" officeooo:rsid="00197800" officeooo:paragraph-rsid="00197800" style:font-size-asian="20pt" style:font-weight-asian="normal" style:font-size-complex="20pt" style:font-weight-complex="normal"/>
    </style:style>
    <style:style style:name="P24" style:family="paragraph" style:parent-style-name="Standard">
      <loext:graphic-properties draw:fill="none"/>
      <style:paragraph-properties fo:margin-left="0cm" fo:margin-right="0cm" fo:text-indent="0cm" style:auto-text-indent="false" fo:background-color="transparent" fo:padding-left="0cm" fo:padding-right="0cm" fo:padding-top="0cm" fo:padding-bottom="0.074cm" fo:border-left="none" fo:border-right="none" fo:border-top="none" fo:border-bottom="0.06pt solid #000000" style:join-border="false"/>
      <style:text-properties style:font-name="Noto Sans Cond" fo:font-size="20pt" fo:font-weight="normal" officeooo:rsid="001aabb0" officeooo:paragraph-rsid="001aabb0" style:font-size-asian="20pt" style:font-weight-asian="normal" style:font-size-complex="20pt" style:font-weight-complex="normal"/>
    </style:style>
    <style:style style:name="P25"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officeooo:rsid="001f5696" officeooo:paragraph-rsid="001f5696" style:font-size-asian="10.5pt" style:font-size-complex="12pt"/>
    </style:style>
    <style:style style:name="P26"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officeooo:rsid="003342e9" officeooo:paragraph-rsid="003342e9" style:font-size-asian="10.5pt" style:font-size-complex="12pt"/>
    </style:style>
    <style:style style:name="P27"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officeooo:rsid="003342e9" officeooo:paragraph-rsid="00350d6a" style:font-size-asian="10.5pt" style:font-size-complex="12pt"/>
    </style:style>
    <style:style style:name="P28"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officeooo:rsid="003c1026" officeooo:paragraph-rsid="00401848" style:font-size-asian="10.5pt" style:font-size-complex="12pt"/>
    </style:style>
    <style:style style:name="P29"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officeooo:rsid="003c1026" officeooo:paragraph-rsid="00401de3" style:font-size-asian="10.5pt" style:font-size-complex="12pt"/>
    </style:style>
    <style:style style:name="P30"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officeooo:rsid="00434c65" officeooo:paragraph-rsid="00434c65" style:font-size-asian="10.5pt" style:font-size-complex="12pt"/>
    </style:style>
    <style:style style:name="P31"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1c243a" officeooo:paragraph-rsid="001c243a" style:font-size-asian="10.5pt" style:font-weight-asian="normal" style:font-size-complex="12pt" style:font-weight-complex="normal"/>
    </style:style>
    <style:style style:name="P32"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1f5696" officeooo:paragraph-rsid="001f5696" style:font-size-asian="10.5pt" style:font-weight-asian="normal" style:font-size-complex="12pt" style:font-weight-complex="normal"/>
    </style:style>
    <style:style style:name="P33"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0ac44" officeooo:paragraph-rsid="0020ac44" style:font-size-asian="10.5pt" style:font-weight-asian="normal" style:font-size-complex="12pt" style:font-weight-complex="normal"/>
    </style:style>
    <style:style style:name="P34"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456e8" officeooo:paragraph-rsid="0020ac44" style:font-size-asian="10.5pt" style:font-weight-asian="normal" style:font-size-complex="12pt" style:font-weight-complex="normal"/>
    </style:style>
    <style:style style:name="P35"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456e8" officeooo:paragraph-rsid="002456e8" style:font-size-asian="10.5pt" style:font-weight-asian="normal" style:font-size-complex="12pt" style:font-weight-complex="normal"/>
    </style:style>
    <style:style style:name="P36"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5d6f9" officeooo:paragraph-rsid="0025b89b" style:font-size-asian="10.5pt" style:font-weight-asian="normal" style:font-size-complex="12pt" style:font-weight-complex="normal"/>
    </style:style>
    <style:style style:name="P37"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5d6f9" officeooo:paragraph-rsid="0025d6f9" style:font-size-asian="10.5pt" style:font-weight-asian="normal" style:font-size-complex="12pt" style:font-weight-complex="normal"/>
    </style:style>
    <style:style style:name="P38"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51cf6" officeooo:paragraph-rsid="00251cf6" style:font-size-asian="10.5pt" style:font-weight-asian="normal" style:font-size-complex="12pt" style:font-weight-complex="normal"/>
    </style:style>
    <style:style style:name="P39"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5b89b" officeooo:paragraph-rsid="00251cf6" style:font-size-asian="10.5pt" style:font-weight-asian="normal" style:font-size-complex="12pt" style:font-weight-complex="normal"/>
    </style:style>
    <style:style style:name="P40"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5b89b" officeooo:paragraph-rsid="0025b89b" style:font-size-asian="10.5pt" style:font-weight-asian="normal" style:font-size-complex="12pt" style:font-weight-complex="normal"/>
    </style:style>
    <style:style style:name="P41"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75f3f" officeooo:paragraph-rsid="00275f3f" style:font-size-asian="10.5pt" style:font-weight-asian="normal" style:font-size-complex="12pt" style:font-weight-complex="normal"/>
    </style:style>
    <style:style style:name="P42"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81171" officeooo:paragraph-rsid="00281171" style:font-size-asian="10.5pt" style:font-weight-asian="normal" style:font-size-complex="12pt" style:font-weight-complex="normal"/>
    </style:style>
    <style:style style:name="P43"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8fcff" officeooo:paragraph-rsid="0028fcff" style:font-size-asian="10.5pt" style:font-weight-asian="normal" style:font-size-complex="12pt" style:font-weight-complex="normal"/>
    </style:style>
    <style:style style:name="P44"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8fcff" officeooo:paragraph-rsid="002b6e9d" style:font-size-asian="10.5pt" style:font-weight-asian="normal" style:font-size-complex="12pt" style:font-weight-complex="normal"/>
    </style:style>
    <style:style style:name="P45"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c41cd" officeooo:paragraph-rsid="002c41cd" style:font-size-asian="10.5pt" style:font-weight-asian="normal" style:font-size-complex="12pt" style:font-weight-complex="normal"/>
    </style:style>
    <style:style style:name="P46"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e0e34" officeooo:paragraph-rsid="002e0e34" style:font-size-asian="10.5pt" style:font-weight-asian="normal" style:font-size-complex="12pt" style:font-weight-complex="normal"/>
    </style:style>
    <style:style style:name="P47"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ec70a" officeooo:paragraph-rsid="002ec70a" style:font-size-asian="10.5pt" style:font-weight-asian="normal" style:font-size-complex="12pt" style:font-weight-complex="normal"/>
    </style:style>
    <style:style style:name="P48"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2pt" fo:font-weight="bold" officeooo:rsid="00334162" officeooo:paragraph-rsid="00350d6a" style:font-size-asian="10.5pt" style:font-weight-asian="bold" style:font-size-complex="12pt" style:font-weight-complex="bold"/>
    </style:style>
    <style:style style:name="P49"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6pt" officeooo:rsid="002ec70a" officeooo:paragraph-rsid="002ec70a" style:font-size-asian="14pt" style:font-size-complex="16pt"/>
    </style:style>
    <style:style style:name="P50"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6pt" fo:font-weight="normal" officeooo:rsid="0020ac44" officeooo:paragraph-rsid="0020ac44" style:font-size-asian="14pt" style:font-weight-asian="normal" style:font-size-complex="16pt" style:font-weight-complex="normal"/>
    </style:style>
    <style:style style:name="P51"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6pt" fo:font-weight="normal" officeooo:rsid="002456e8" officeooo:paragraph-rsid="002456e8" style:font-size-asian="14pt" style:font-weight-asian="normal" style:font-size-complex="16pt" style:font-weight-complex="normal"/>
    </style:style>
    <style:style style:name="P52"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6pt" fo:font-weight="normal" officeooo:rsid="00251cf6" officeooo:paragraph-rsid="00251cf6" style:font-size-asian="14pt" style:font-weight-asian="normal" style:font-size-complex="16pt" style:font-weight-complex="normal"/>
    </style:style>
    <style:style style:name="P53"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6pt" fo:font-weight="normal" officeooo:rsid="0025b89b" officeooo:paragraph-rsid="0025b89b" style:font-size-asian="14pt" style:font-weight-asian="normal" style:font-size-complex="16pt" style:font-weight-complex="normal"/>
    </style:style>
    <style:style style:name="P54"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6pt" fo:font-weight="normal" officeooo:rsid="0028fcff" officeooo:paragraph-rsid="0028fcff" style:font-size-asian="14pt" style:font-weight-asian="normal" style:font-size-complex="16pt" style:font-weight-complex="normal"/>
    </style:style>
    <style:style style:name="P55"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6pt" fo:font-weight="normal" officeooo:rsid="0025b89b" officeooo:paragraph-rsid="0025b89b" style:font-size-asian="16pt" style:font-weight-asian="normal" style:font-size-complex="16pt" style:font-weight-complex="normal"/>
    </style:style>
    <style:style style:name="P56"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6pt" fo:font-weight="normal" officeooo:rsid="0025d6f9" officeooo:paragraph-rsid="0025d6f9" style:font-size-asian="16pt" style:font-weight-asian="normal" style:font-size-complex="16pt" style:font-weight-complex="normal"/>
    </style:style>
    <style:style style:name="P57"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6pt" fo:font-weight="normal" officeooo:rsid="002906c2" officeooo:paragraph-rsid="002906c2" style:font-size-asian="16pt" style:font-weight-asian="normal" style:font-size-complex="16pt" style:font-weight-complex="normal"/>
    </style:style>
    <style:style style:name="P58"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size="16pt" fo:font-weight="normal" officeooo:rsid="002b6e9d" officeooo:paragraph-rsid="002b6e9d" style:font-size-asian="16pt" style:font-weight-asian="normal" style:font-size-complex="16pt" style:font-weight-complex="normal"/>
    </style:style>
    <style:style style:name="P59"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officeooo:paragraph-rsid="0028fcff"/>
    </style:style>
    <style:style style:name="P60"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Cond" fo:font-weight="normal" officeooo:paragraph-rsid="001c243a" style:font-weight-asian="normal" style:font-weight-complex="normal"/>
    </style:style>
    <style:style style:name="P61"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1c243a"/>
    </style:style>
    <style:style style:name="P62"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251cf6"/>
    </style:style>
    <style:style style:name="P63"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2aa4de"/>
    </style:style>
    <style:style style:name="P64"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2b6e9d"/>
    </style:style>
    <style:style style:name="P65"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3342e9"/>
    </style:style>
    <style:style style:name="P66"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334162"/>
    </style:style>
    <style:style style:name="P67"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36a2ad"/>
    </style:style>
    <style:style style:name="P68"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355404"/>
    </style:style>
    <style:style style:name="P69"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401de3"/>
    </style:style>
    <style:style style:name="P70"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401848"/>
    </style:style>
    <style:style style:name="P71"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4667a6"/>
    </style:style>
    <style:style style:name="P72"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4b5582"/>
    </style:style>
    <style:style style:name="P73"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4cfd0a"/>
    </style:style>
    <style:style style:name="P74"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4e8ee5"/>
    </style:style>
    <style:style style:name="P75"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4f7b53"/>
    </style:style>
    <style:style style:name="P76"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50ced0"/>
    </style:style>
    <style:style style:name="P77"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516d01"/>
    </style:style>
    <style:style style:name="P78"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539f9d"/>
    </style:style>
    <style:style style:name="P79"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53be61"/>
    </style:style>
    <style:style style:name="P80" style:family="paragraph" style:parent-style-name="Standard">
      <loext:graphic-properties draw:fill="none"/>
      <style:paragraph-properties fo:background-color="transparent" fo:padding-left="0cm" fo:padding-right="0cm" fo:padding-top="0cm" fo:padding-bottom="0.074cm" fo:border="none" style:join-border="false"/>
      <style:text-properties fo:font-size="12pt" officeooo:rsid="0020ac44" officeooo:paragraph-rsid="0020ac44" style:font-size-asian="10.5pt" style:font-size-complex="12pt"/>
    </style:style>
    <style:style style:name="P81" style:family="paragraph" style:parent-style-name="Standard">
      <loext:graphic-properties draw:fill="none"/>
      <style:paragraph-properties fo:background-color="transparent" fo:padding-left="0cm" fo:padding-right="0cm" fo:padding-top="0cm" fo:padding-bottom="0.074cm" fo:border="none" style:join-border="false"/>
      <style:text-properties fo:font-size="12pt" officeooo:rsid="0020ac44" officeooo:paragraph-rsid="0025d6f9" style:font-size-asian="10.5pt" style:font-size-complex="12pt"/>
    </style:style>
    <style:style style:name="P82" style:family="paragraph" style:parent-style-name="Standard">
      <loext:graphic-properties draw:fill="none"/>
      <style:paragraph-properties fo:background-color="transparent" fo:padding-left="0cm" fo:padding-right="0cm" fo:padding-top="0cm" fo:padding-bottom="0.074cm" fo:border="none" style:join-border="false"/>
      <style:text-properties fo:font-size="12pt" officeooo:rsid="0025b89b" officeooo:paragraph-rsid="0025b89b" style:font-size-asian="10.5pt" style:font-size-complex="12pt"/>
    </style:style>
    <style:style style:name="P83" style:family="paragraph" style:parent-style-name="Standard">
      <loext:graphic-properties draw:fill="none"/>
      <style:paragraph-properties fo:background-color="transparent" fo:padding-left="0cm" fo:padding-right="0cm" fo:padding-top="0cm" fo:padding-bottom="0.074cm" fo:border="none" style:join-border="false"/>
      <style:text-properties fo:font-size="12pt" officeooo:rsid="00505a85" officeooo:paragraph-rsid="0050ced0" style:font-size-asian="10.5pt" style:font-size-complex="12pt"/>
    </style:style>
    <style:style style:name="P84" style:family="paragraph" style:parent-style-name="Standard">
      <loext:graphic-properties draw:fill="none"/>
      <style:paragraph-properties fo:background-color="transparent" fo:padding-left="0cm" fo:padding-right="0cm" fo:padding-top="0cm" fo:padding-bottom="0.074cm" fo:border="none" style:join-border="false"/>
      <style:text-properties fo:font-size="16pt" officeooo:rsid="002c41cd" officeooo:paragraph-rsid="002c41cd" style:font-size-asian="16pt" style:font-size-complex="16pt"/>
    </style:style>
    <style:style style:name="P85" style:family="paragraph" style:parent-style-name="Standard">
      <loext:graphic-properties draw:fill="none"/>
      <style:paragraph-properties fo:background-color="transparent" fo:padding-left="0cm" fo:padding-right="0cm" fo:padding-top="0cm" fo:padding-bottom="0.074cm" fo:border="none" style:join-border="false"/>
      <style:text-properties fo:font-size="16pt" officeooo:rsid="004667a6" officeooo:paragraph-rsid="004667a6" style:font-size-asian="14pt" style:font-size-complex="16pt"/>
    </style:style>
    <style:style style:name="P86"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2pt" officeooo:rsid="003276fe" officeooo:paragraph-rsid="003276fe" style:font-size-asian="10.5pt" style:font-size-complex="12pt"/>
    </style:style>
    <style:style style:name="P87"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2pt" fo:font-weight="normal" officeooo:rsid="00275f3f" officeooo:paragraph-rsid="00275f3f" style:font-size-asian="10.5pt" style:font-weight-asian="normal" style:font-size-complex="12pt" style:font-weight-complex="normal"/>
    </style:style>
    <style:style style:name="P88"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2pt" fo:font-weight="normal" officeooo:rsid="00275f3f" officeooo:paragraph-rsid="002e0e34" style:font-size-asian="10.5pt" style:font-weight-asian="normal" style:font-size-complex="12pt" style:font-weight-complex="normal"/>
    </style:style>
    <style:style style:name="P89"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0.5pt" officeooo:rsid="003276fe" officeooo:paragraph-rsid="00334162" style:font-size-asian="10.5pt" style:font-size-complex="10.5pt"/>
    </style:style>
    <style:style style:name="P90"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0.5pt" officeooo:paragraph-rsid="00334162" style:font-size-asian="10.5pt" style:font-size-complex="10.5pt"/>
    </style:style>
    <style:style style:name="P91"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0.5pt" officeooo:paragraph-rsid="003342e9" style:font-size-asian="10.5pt" style:font-size-complex="10.5pt"/>
    </style:style>
    <style:style style:name="P92"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0.5pt" officeooo:rsid="003342e9" officeooo:paragraph-rsid="003342e9" style:font-size-asian="10.5pt" style:font-size-complex="10.5pt"/>
    </style:style>
    <style:style style:name="P93"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0.5pt" officeooo:rsid="003342e9" officeooo:paragraph-rsid="00350d6a" style:font-size-asian="10.5pt" style:font-size-complex="10.5pt"/>
    </style:style>
    <style:style style:name="P94"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0.5pt" officeooo:rsid="003342e9" officeooo:paragraph-rsid="00355404" style:font-size-asian="10.5pt" style:font-size-complex="10.5pt"/>
    </style:style>
    <style:style style:name="P95"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0.5pt" officeooo:rsid="00355404" officeooo:paragraph-rsid="00355404" style:font-size-asian="10.5pt" style:font-size-complex="10.5pt"/>
    </style:style>
    <style:style style:name="P96"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0.5pt" officeooo:rsid="0036a2ad" officeooo:paragraph-rsid="0036a2ad" style:font-size-asian="10.5pt" style:font-size-complex="10.5pt"/>
    </style:style>
    <style:style style:name="P97"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0.5pt" officeooo:rsid="004667a6" officeooo:paragraph-rsid="004cfd0a" style:font-size-asian="10.5pt" style:font-size-complex="10.5pt"/>
    </style:style>
    <style:style style:name="P98"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0.5pt" fo:font-weight="normal" officeooo:rsid="00281171" officeooo:paragraph-rsid="00281171" style:font-size-asian="10.5pt" style:font-weight-asian="normal" style:font-size-complex="10.5pt" style:font-weight-complex="normal"/>
    </style:style>
    <style:style style:name="P99"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Mono" fo:font-size="10.5pt" fo:font-weight="normal" officeooo:rsid="00334162" officeooo:paragraph-rsid="003276fe" style:font-size-asian="10.5pt" style:font-weight-asian="normal" style:font-size-complex="10.5pt" style:font-weight-complex="normal"/>
    </style:style>
    <style:style style:name="P100" style:family="paragraph" style:parent-style-name="Standard">
      <loext:graphic-properties draw:fill="none"/>
      <style:paragraph-properties fo:background-color="transparent" fo:padding-left="0cm" fo:padding-right="0cm" fo:padding-top="0cm" fo:padding-bottom="0.074cm" fo:border="none" style:join-border="false"/>
      <style:text-properties fo:color="#dddddd" style:font-name="Noto Mono" fo:font-size="12pt" officeooo:rsid="003276fe" officeooo:paragraph-rsid="00334162" style:font-size-asian="10.5pt" style:font-size-complex="12pt"/>
    </style:style>
    <style:style style:name="P101" style:family="paragraph" style:parent-style-name="Standard">
      <loext:graphic-properties draw:fill="none"/>
      <style:paragraph-properties fo:background-color="transparent" fo:padding-left="0cm" fo:padding-right="0cm" fo:padding-top="0cm" fo:padding-bottom="0.074cm" fo:border="none" style:join-border="false"/>
      <style:text-properties fo:color="#dddddd" style:font-name="Noto Mono" fo:font-size="11pt" fo:font-weight="normal" officeooo:rsid="00334162" officeooo:paragraph-rsid="00334162" style:font-size-asian="11pt" style:font-weight-asian="normal" style:font-size-complex="11pt" style:font-weight-complex="normal"/>
    </style:style>
    <style:style style:name="P102" style:family="paragraph" style:parent-style-name="Standard">
      <loext:graphic-properties draw:fill="none"/>
      <style:paragraph-properties fo:background-color="transparent" fo:padding-left="0cm" fo:padding-right="0cm" fo:padding-top="0cm" fo:padding-bottom="0.074cm" fo:border="none" style:join-border="false"/>
      <style:text-properties fo:color="#dddddd" style:font-name="Noto Mono" fo:font-size="10.5pt" officeooo:rsid="0036a2ad" officeooo:paragraph-rsid="00350d6a" style:font-size-asian="10.5pt" style:font-size-complex="10.5pt"/>
    </style:style>
    <style:style style:name="P103" style:family="paragraph" style:parent-style-name="Standard">
      <loext:graphic-properties draw:fill="none"/>
      <style:paragraph-properties fo:background-color="transparent" fo:padding-left="0cm" fo:padding-right="0cm" fo:padding-top="0cm" fo:padding-bottom="0.074cm" fo:border="none" style:join-border="false"/>
      <style:text-properties fo:color="#dddddd" style:font-name="Noto Mono" fo:font-size="10.5pt" officeooo:rsid="00350d6a" officeooo:paragraph-rsid="00350d6a" style:font-size-asian="10.5pt" style:font-size-complex="10.5pt"/>
    </style:style>
    <style:style style:name="P104" style:family="paragraph" style:parent-style-name="Standard">
      <loext:graphic-properties draw:fill="none"/>
      <style:paragraph-properties fo:background-color="transparent" fo:padding-left="0cm" fo:padding-right="0cm" fo:padding-top="0cm" fo:padding-bottom="0.074cm" fo:border="none" style:join-border="false"/>
      <style:text-properties fo:font-size="10.5pt" officeooo:paragraph-rsid="00275f3f" style:font-size-asian="10.5pt" style:font-size-complex="10.5pt"/>
    </style:style>
    <style:style style:name="P105" style:family="paragraph" style:parent-style-name="Standard">
      <loext:graphic-properties draw:fill="none"/>
      <style:paragraph-properties fo:background-color="transparent" fo:padding-left="0cm" fo:padding-right="0cm" fo:padding-top="0cm" fo:padding-bottom="0.074cm" fo:border="none" style:join-border="false"/>
      <style:text-properties fo:font-size="10.5pt" officeooo:paragraph-rsid="002e0e34" style:font-size-asian="10.5pt" style:font-size-complex="10.5pt"/>
    </style:style>
    <style:style style:name="P106" style:family="paragraph" style:parent-style-name="Standard">
      <loext:graphic-properties draw:fill="none"/>
      <style:paragraph-properties fo:background-color="transparent" fo:padding-left="0cm" fo:padding-right="0cm" fo:padding-top="0cm" fo:padding-bottom="0.074cm" fo:border="none" style:join-border="false"/>
      <style:text-properties style:font-name="Noto Sans" fo:font-size="12pt" fo:font-weight="normal" officeooo:rsid="003276fe" officeooo:paragraph-rsid="003276fe" style:font-size-asian="10.5pt" style:font-weight-asian="normal" style:font-size-complex="12pt" style:font-weight-complex="normal"/>
    </style:style>
    <style:style style:name="P107" style:family="paragraph" style:parent-style-name="Standard">
      <loext:graphic-properties draw:fill="none"/>
      <style:paragraph-properties fo:background-color="transparent" fo:padding-left="0cm" fo:padding-right="0cm" fo:padding-top="0cm" fo:padding-bottom="0.074cm" fo:border="none" style:join-border="false"/>
      <style:text-properties fo:color="#808080" style:font-name="Noto Sans Cond" fo:font-size="12pt" fo:font-weight="normal" officeooo:rsid="003276fe" officeooo:paragraph-rsid="00334162" style:font-size-asian="10.5pt" style:font-weight-asian="normal" style:font-size-complex="12pt" style:font-weight-complex="normal"/>
    </style:style>
    <style:style style:name="P10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weight="normal" officeooo:rsid="003342e9" officeooo:paragraph-rsid="00350d6a" style:font-size-asian="10.5pt" style:font-weight-asian="normal" style:font-size-complex="12pt" style:font-weight-complex="normal"/>
    </style:style>
    <style:style style:name="P10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516d01" style:font-size-asian="10.5pt" style:font-style-asian="normal" style:font-weight-asian="normal" style:font-size-complex="12pt" style:font-style-complex="normal" style:font-weight-complex="normal"/>
    </style:style>
    <style:style style:name="P11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539f9d" style:font-size-asian="10.5pt" style:font-style-asian="normal" style:font-weight-asian="normal" style:font-size-complex="12pt" style:font-style-complex="normal" style:font-weight-complex="normal"/>
    </style:style>
    <style:style style:name="P11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53be61" style:font-size-asian="10.5pt" style:font-style-asian="normal" style:font-weight-asian="normal" style:font-size-complex="12pt" style:font-style-complex="normal" style:font-weight-complex="normal"/>
    </style:style>
    <style:style style:name="P112" style:family="paragraph" style:parent-style-name="Standard">
      <loext:graphic-properties draw:fill="none"/>
      <style:paragraph-properties fo:background-color="transparent" fo:padding-left="0cm" fo:padding-right="0cm" fo:padding-top="0cm" fo:padding-bottom="0.074cm" fo:border="none" style:join-border="false"/>
      <style:text-properties officeooo:rsid="0050ced0" officeooo:paragraph-rsid="0050ced0"/>
    </style:style>
    <style:style style:name="P113" style:family="paragraph" style:parent-style-name="Standard">
      <loext:graphic-properties draw:fill="none"/>
      <style:paragraph-properties fo:background-color="transparent" fo:padding-left="0cm" fo:padding-right="0cm" fo:padding-top="0cm" fo:padding-bottom="0.074cm" fo:border-left="none" fo:border-right="none" fo:border-top="none" fo:border-bottom="0.06pt solid #000000" style:join-border="false"/>
      <style:text-properties fo:font-size="20pt" officeooo:rsid="001c243a" officeooo:paragraph-rsid="001c243a" style:font-size-asian="20pt" style:font-size-complex="20pt"/>
    </style:style>
    <style:style style:name="P114" style:family="paragraph" style:parent-style-name="Standard">
      <loext:graphic-properties draw:fill="none"/>
      <style:paragraph-properties fo:background-color="transparent" fo:padding-left="0cm" fo:padding-right="0cm" fo:padding-top="0cm" fo:padding-bottom="0.074cm" fo:border-left="none" fo:border-right="none" fo:border-top="none" fo:border-bottom="0.06pt solid #000000" style:join-border="false"/>
      <style:text-properties style:font-name="Noto Sans Cond" fo:font-size="20pt" fo:font-weight="normal" officeooo:rsid="0025d6f9" officeooo:paragraph-rsid="00281171" style:font-size-asian="17.5pt" style:font-weight-asian="normal" style:font-size-complex="20pt" style:font-weight-complex="normal"/>
    </style:style>
    <style:style style:name="P115" style:family="paragraph" style:parent-style-name="Standard">
      <loext:graphic-properties draw:fill="none"/>
      <style:paragraph-properties fo:background-color="transparent" fo:padding-left="0cm" fo:padding-right="0cm" fo:padding-top="0cm" fo:padding-bottom="0.074cm" fo:border-left="none" fo:border-right="none" fo:border-top="none" fo:border-bottom="0.06pt solid #000000" style:join-border="false"/>
      <style:text-properties style:font-name="Noto Sans Cond" fo:font-size="20pt" fo:font-weight="normal" officeooo:rsid="002456e8" officeooo:paragraph-rsid="002456e8" style:font-size-asian="17.5pt" style:font-weight-asian="normal" style:font-size-complex="20pt" style:font-weight-complex="normal"/>
    </style:style>
    <style:style style:name="P116" style:family="paragraph" style:parent-style-name="Standard">
      <loext:graphic-properties draw:fill="none"/>
      <style:paragraph-properties fo:background-color="transparent" fo:padding-left="0cm" fo:padding-right="0cm" fo:padding-top="0cm" fo:padding-bottom="0.074cm" fo:border-left="none" fo:border-right="none" fo:border-top="none" fo:border-bottom="0.06pt solid #000000" style:join-border="false"/>
      <style:text-properties style:font-name="Noto Sans Cond" fo:font-size="20pt" fo:font-weight="normal" officeooo:rsid="002e0e34" officeooo:paragraph-rsid="002e0e34" style:font-size-asian="20pt" style:font-weight-asian="normal" style:font-size-complex="20pt" style:font-weight-complex="normal"/>
    </style:style>
    <style:style style:name="P117" style:family="paragraph" style:parent-style-name="Standard">
      <loext:graphic-properties draw:fill="none"/>
      <style:paragraph-properties fo:break-before="page" fo:background-color="transparent" fo:padding-left="0cm" fo:padding-right="0cm" fo:padding-top="0cm" fo:padding-bottom="0.074cm" fo:border-left="none" fo:border-right="none" fo:border-top="none" fo:border-bottom="0.99pt solid #000000" style:join-border="false"/>
      <style:text-properties officeooo:paragraph-rsid="003276fe"/>
    </style:style>
    <style:style style:name="P118" style:family="paragraph" style:parent-style-name="Standard">
      <loext:graphic-properties draw:fill="none"/>
      <style:paragraph-properties fo:break-before="page" fo:background-color="transparent" fo:padding-left="0cm" fo:padding-right="0cm" fo:padding-top="0cm" fo:padding-bottom="0.074cm" fo:border-left="none" fo:border-right="none" fo:border-top="none" fo:border-bottom="0.99pt solid #000000" style:join-border="false"/>
      <style:text-properties style:font-name="Noto Sans" fo:font-size="32pt" fo:font-weight="normal" officeooo:rsid="001f5696" officeooo:paragraph-rsid="001f5696" style:font-size-asian="28pt" style:font-weight-asian="normal" style:font-size-complex="32pt" style:font-weight-complex="normal"/>
    </style:style>
    <style:style style:name="P119" style:family="paragraph" style:parent-style-name="Standard">
      <loext:graphic-properties draw:fill="none"/>
      <style:paragraph-properties fo:break-before="page" fo:background-color="transparent" fo:padding-left="0cm" fo:padding-right="0cm" fo:padding-top="0cm" fo:padding-bottom="0.074cm" fo:border-left="none" fo:border-right="none" fo:border-top="none" fo:border-bottom="0.99pt solid #000000" style:join-border="false"/>
      <style:text-properties style:font-name="Noto Sans" fo:font-size="32pt" officeooo:rsid="003c1026" officeooo:paragraph-rsid="003c1026" style:font-size-asian="28pt" style:font-size-complex="32pt"/>
    </style:style>
    <style:style style:name="P120" style:family="paragraph" style:parent-style-name="Standard">
      <loext:graphic-properties draw:fill="none"/>
      <style:paragraph-properties fo:break-before="page" fo:background-color="transparent" fo:padding-left="0cm" fo:padding-right="0cm" fo:padding-top="0cm" fo:padding-bottom="0.074cm" fo:border-left="none" fo:border-right="none" fo:border-top="none" fo:border-bottom="0.99pt solid #000000" style:join-border="false"/>
      <style:text-properties fo:color="#000000" style:font-name="Noto Sans" fo:font-size="32pt" fo:font-style="normal" fo:font-weight="normal" officeooo:rsid="00350d6a" officeooo:paragraph-rsid="003eaa7a" style:font-size-asian="28pt" style:font-style-asian="normal" style:font-weight-asian="normal" style:font-size-complex="32pt" style:font-style-complex="normal" style:font-weight-complex="normal"/>
    </style:style>
    <style:style style:name="P121" style:family="paragraph" style:parent-style-name="Standard">
      <loext:graphic-properties draw:fill="none"/>
      <style:paragraph-properties fo:break-before="page" fo:background-color="transparent" fo:padding-left="0cm" fo:padding-right="0cm" fo:padding-top="0cm" fo:padding-bottom="0.074cm" fo:border-left="none" fo:border-right="none" fo:border-top="none" fo:border-bottom="0.99pt solid #000000" style:join-border="false"/>
      <style:text-properties fo:color="#000000" style:font-name="Noto Sans" fo:font-size="32pt" fo:font-style="normal" fo:font-weight="normal" officeooo:rsid="00350d6a" officeooo:paragraph-rsid="004e8ee5" style:font-size-asian="32pt" style:font-style-asian="normal" style:font-weight-asian="normal" style:font-size-complex="32pt" style:font-style-complex="normal" style:font-weight-complex="normal"/>
    </style:style>
    <style:style style:name="P122" style:family="paragraph" style:parent-style-name="Standard">
      <loext:graphic-properties draw:fill="none"/>
      <style:paragraph-properties fo:break-before="page" fo:background-color="transparent" fo:padding-left="0cm" fo:padding-right="0cm" fo:padding-top="0cm" fo:padding-bottom="0.074cm" fo:border-left="none" fo:border-right="none" fo:border-top="none" fo:border-bottom="0.06pt solid #000000" style:join-border="false"/>
      <style:text-properties fo:color="#000000" style:font-name="Noto Sans Cond" fo:font-size="20pt" fo:font-style="normal" fo:font-weight="normal" officeooo:rsid="004e8ee5" officeooo:paragraph-rsid="0050ced0" style:font-size-asian="20pt" style:font-style-asian="normal" style:font-weight-asian="normal" style:font-size-complex="20pt" style:font-style-complex="normal" style:font-weight-complex="normal"/>
    </style:style>
    <style:style style:name="P123" style:family="paragraph" style:parent-style-name="Standard">
      <loext:graphic-properties draw:fill="none"/>
      <style:paragraph-properties fo:break-before="page" fo:background-color="transparent" fo:padding-left="0cm" fo:padding-right="0cm" fo:padding-top="0cm" fo:padding-bottom="0.074cm" fo:border-left="none" fo:border-right="none" fo:border-top="none" fo:border-bottom="0.06pt solid #000000" style:join-border="false"/>
      <style:text-properties fo:color="#000000" style:font-name="Noto Sans Cond" fo:font-size="20pt" fo:font-style="normal" fo:font-weight="normal" officeooo:rsid="004e8ee5" officeooo:paragraph-rsid="00516d01" style:font-size-asian="20pt" style:font-style-asian="normal" style:font-weight-asian="normal" style:font-size-complex="20pt" style:font-style-complex="normal" style:font-weight-complex="normal"/>
    </style:style>
    <style:style style:name="P124" style:family="paragraph" style:parent-style-name="Standard">
      <loext:graphic-properties draw:fill="none"/>
      <style:paragraph-properties fo:break-before="page" fo:background-color="transparent" fo:padding-left="0cm" fo:padding-right="0cm" fo:padding-top="0cm" fo:padding-bottom="0.074cm" fo:border-left="none" fo:border-right="none" fo:border-top="none" fo:border-bottom="0.06pt solid #000000" style:join-border="false"/>
      <style:text-properties fo:color="#000000" style:font-name="Noto Sans Cond" fo:font-size="20pt" fo:font-style="normal" fo:font-weight="normal" officeooo:rsid="004e8ee5" officeooo:paragraph-rsid="00539f9d" style:font-size-asian="20pt" style:font-style-asian="normal" style:font-weight-asian="normal" style:font-size-complex="20pt" style:font-style-complex="normal" style:font-weight-complex="normal"/>
    </style:style>
    <style:style style:name="P125" style:family="paragraph" style:parent-style-name="Standard">
      <loext:graphic-properties draw:fill="none"/>
      <style:paragraph-properties fo:break-before="page" fo:background-color="transparent" fo:padding-left="0cm" fo:padding-right="0cm" fo:padding-top="0cm" fo:padding-bottom="0.074cm" fo:border-left="none" fo:border-right="none" fo:border-top="none" fo:border-bottom="0.06pt solid #000000" style:join-border="false"/>
      <style:text-properties fo:color="#000000" style:font-name="Noto Sans Cond" fo:font-size="20pt" fo:font-style="normal" fo:font-weight="normal" officeooo:rsid="004e8ee5" officeooo:paragraph-rsid="0053be61" style:font-size-asian="20pt" style:font-style-asian="normal" style:font-weight-asian="normal" style:font-size-complex="20pt" style:font-style-complex="normal" style:font-weight-complex="normal"/>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paragraph-rsid="00305ff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paragraph-rsid="00307c46"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paragraph-rsid="0031c168"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2ec70a" officeooo:paragraph-rsid="002ec70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2ec70a" officeooo:paragraph-rsid="00307c4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305ffa" officeooo:paragraph-rsid="00305ff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307c46" officeooo:paragraph-rsid="00307c4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31c168" officeooo:paragraph-rsid="0031c168"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31c168" officeooo:paragraph-rsid="0031c168"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3233d7" officeooo:paragraph-rsid="003233d7"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3233d7" officeooo:paragraph-rsid="003233d7"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3276fe" officeooo:paragraph-rsid="003276fe"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3276fe" officeooo:paragraph-rsid="003276fe"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4f5d1e" officeooo:paragraph-rsid="004f5d1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4f5d1e" officeooo:paragraph-rsid="0050ced0"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4f5d1e" officeooo:paragraph-rsid="00516d01"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4f5d1e" officeooo:paragraph-rsid="00539f9d"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4f5d1e" officeooo:paragraph-rsid="0053be61"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4f7b53" officeooo:paragraph-rsid="004f7b53"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2ec70a" officeooo:paragraph-rsid="002ec70a" style:font-size-asian="10.5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3276fe" officeooo:paragraph-rsid="003276fe" style:font-size-asian="10.5pt" style:font-style-asian="normal" style:font-weight-asian="normal" style:font-size-complex="10.5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3233d7" officeooo:paragraph-rsid="003233d7" style:font-size-asian="10.5pt" style:font-style-asian="normal" style:font-weight-asian="normal" style:font-size-complex="10.5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3233d7" officeooo:paragraph-rsid="003276fe" style:font-size-asian="10.5pt" style:font-style-asian="normal" style:font-weight-asian="normal" style:font-size-complex="10.5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31c168" officeooo:paragraph-rsid="0031c168" style:font-size-asian="10.5pt" style:font-style-asian="normal" style:font-weight-asian="normal" style:font-size-complex="10.5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307c46" officeooo:paragraph-rsid="00307c46" style:font-size-asian="10.5pt" style:font-style-asian="normal" style:font-weight-asian="normal" style:font-size-complex="10.5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305ffa" officeooo:paragraph-rsid="00305ffa" style:font-size-asian="10.5pt" style:font-style-asian="normal" style:font-weight-asian="normal" style:font-size-complex="10.5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2ec70a" officeooo:paragraph-rsid="002ec70a" style:font-size-asian="10.5pt" style:font-style-asian="normal" style:font-weight-asian="normal" style:font-size-complex="10.5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4f7b53" style:font-size-asian="10.5pt" style:font-style-asian="normal" style:font-weight-asian="normal" style:font-size-complex="10.5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29e4a" style:font-size-asian="10.5pt" style:font-style-asian="normal" style:font-weight-asian="normal" style:font-size-complex="10.5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39f9d" style:font-size-asian="10.5pt" style:font-style-asian="normal" style:font-weight-asian="normal" style:font-size-complex="10.5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3be61" style:font-size-asian="10.5pt" style:font-style-asian="normal" style:font-weight-asian="normal" style:font-size-complex="10.5pt" style:font-style-complex="normal" style:font-weight-complex="normal" style:text-overline-style="none" style:text-overline-color="font-color"/>
    </style:style>
    <style:style style:name="P158"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4c8ca" style:font-size-asian="10.5pt" style:font-style-asian="normal" style:font-weight-asian="normal" style:font-size-complex="10.5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58639" style:font-size-asian="10.5pt" style:font-style-asian="normal" style:font-weight-asian="normal" style:font-size-complex="10.5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70751" style:font-size-asian="10.5pt" style:font-style-asian="normal" style:font-weight-asian="normal" style:font-size-complex="10.5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89a46" style:font-size-asian="10.5pt" style:font-style-asian="normal" style:font-weight-asian="normal" style:font-size-complex="10.5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93ae5" style:font-size-asian="10.5pt" style:font-style-asian="normal" style:font-weight-asian="normal" style:font-size-complex="10.5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9a0cc" style:font-size-asian="10.5pt" style:font-style-asian="normal" style:font-weight-asian="normal" style:font-size-complex="10.5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a1ff8" style:font-size-asian="10.5pt" style:font-style-asian="normal" style:font-weight-asian="normal" style:font-size-complex="10.5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b3a9b" style:font-size-asian="10.5pt" style:font-style-asian="normal" style:font-weight-asian="normal" style:font-size-complex="10.5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b9257" style:font-size-asian="10.5pt" style:font-style-asian="normal" style:font-weight-asian="normal" style:font-size-complex="10.5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c05b5" style:font-size-asian="10.5pt" style:font-style-asian="normal" style:font-weight-asian="normal" style:font-size-complex="10.5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5c38b0" style:font-size-asian="10.5pt" style:font-style-asian="normal" style:font-weight-asian="normal" style:font-size-complex="10.5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officeooo:paragraph-rsid="00305ffa"/>
    </style:style>
    <style:style style:name="P170" style:family="paragraph" style:parent-style-name="Table_20_Contents">
      <style:paragraph-properties fo:text-align="start" style:justify-single-word="false"/>
      <style:text-properties officeooo:paragraph-rsid="00307c46"/>
    </style:style>
    <style:style style:name="P171" style:family="paragraph" style:parent-style-name="Table_20_Contents">
      <style:paragraph-properties fo:text-align="start" style:justify-single-word="false"/>
      <style:text-properties officeooo:paragraph-rsid="0031c168"/>
    </style:style>
    <style:style style:name="P172" style:family="paragraph" style:parent-style-name="Table_20_Contents">
      <style:paragraph-properties fo:text-align="start" style:justify-single-word="false"/>
      <style:text-properties officeooo:paragraph-rsid="003276fe"/>
    </style:style>
    <style:style style:name="P173" style:family="paragraph" style:parent-style-name="Table_20_Contents">
      <style:paragraph-properties fo:text-align="start" style:justify-single-word="false"/>
      <style:text-properties officeooo:paragraph-rsid="0050ced0"/>
    </style:style>
    <style:style style:name="P174" style:family="paragraph" style:parent-style-name="Table_20_Contents">
      <style:paragraph-properties fo:text-align="start" style:justify-single-word="false"/>
      <style:text-properties officeooo:paragraph-rsid="00529e4a"/>
    </style:style>
    <style:style style:name="P175" style:family="paragraph" style:parent-style-name="Table_20_Contents">
      <style:paragraph-properties fo:text-align="start" style:justify-single-word="false"/>
      <style:text-properties officeooo:paragraph-rsid="00539f9d"/>
    </style:style>
    <style:style style:name="P176" style:family="paragraph" style:parent-style-name="Table_20_Contents">
      <style:paragraph-properties fo:text-align="start" style:justify-single-word="false"/>
      <style:text-properties officeooo:paragraph-rsid="0053be61"/>
    </style:style>
    <style:style style:name="P177" style:family="paragraph" style:parent-style-name="Table_20_Contents">
      <style:paragraph-properties fo:text-align="start" style:justify-single-word="false"/>
      <style:text-properties officeooo:rsid="00305ffa" officeooo:paragraph-rsid="00305ffa"/>
    </style:style>
    <style:style style:name="P178" style:family="paragraph" style:parent-style-name="Table_20_Contents">
      <style:paragraph-properties fo:text-align="center" style:justify-single-word="false"/>
      <style:text-properties officeooo:paragraph-rsid="0050ced0"/>
    </style:style>
    <style:style style:name="P179" style:family="paragraph" style:parent-style-name="Table_20_Contents">
      <style:paragraph-properties fo:text-align="center" style:justify-single-word="false"/>
      <style:text-properties officeooo:paragraph-rsid="00516d01"/>
    </style:style>
    <style:style style:name="P180" style:family="paragraph" style:parent-style-name="Table_20_Contents">
      <style:paragraph-properties fo:text-align="center" style:justify-single-word="false"/>
      <style:text-properties officeooo:paragraph-rsid="00539f9d"/>
    </style:style>
    <style:style style:name="P181" style:family="paragraph" style:parent-style-name="Table_20_Contents">
      <style:paragraph-properties fo:text-align="center" style:justify-single-word="false"/>
      <style:text-properties officeooo:paragraph-rsid="0053be61"/>
    </style:style>
    <style:style style:name="P182" style:family="paragraph" style:parent-style-name="Table_20_Contents">
      <style:paragraph-properties fo:text-align="center" style:justify-single-word="false"/>
      <style:text-properties officeooo:paragraph-rsid="005c05b5"/>
    </style:style>
    <style:style style:name="P183" style:family="paragraph" style:parent-style-name="Text_20_body">
      <style:text-properties style:font-name="Noto Sans Cond"/>
    </style:style>
    <style:style style:name="P184" style:family="paragraph" style:parent-style-name="Standard" style:master-page-name="">
      <loext:graphic-properties draw:fill="none"/>
      <style:paragraph-properties fo:margin-left="6.001cm" fo:margin-right="0cm" fo:text-indent="0cm" style:auto-text-indent="false" style:page-number="auto" fo:background-color="transparent"/>
      <style:text-properties style:font-name="Noto Sans Cond" fo:font-size="26pt" fo:font-weight="bold" officeooo:rsid="000c70f6" officeooo:paragraph-rsid="003a939a" style:font-size-asian="26pt" style:font-weight-asian="bold" style:font-size-complex="26pt" style:font-weight-complex="bold"/>
    </style:style>
    <style:style style:name="P185" style:family="paragraph" style:parent-style-name="Standard" style:master-page-name="">
      <loext:graphic-properties draw:fill="none"/>
      <style:paragraph-properties fo:margin-left="6.001cm" fo:margin-right="0cm" fo:text-indent="0cm" style:auto-text-indent="false" style:page-number="auto" fo:background-color="transparent"/>
      <style:text-properties style:font-name="Noto Sans Cond" fo:font-size="26pt" fo:font-weight="bold" officeooo:rsid="000c70f6" officeooo:paragraph-rsid="000c70f6" style:font-size-asian="26pt" style:font-weight-asian="bold" style:font-size-complex="26pt" style:font-weight-complex="bold"/>
    </style:style>
    <style:style style:name="P186" style:family="paragraph" style:parent-style-name="Standard" style:list-style-name="L1">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10f562" officeooo:paragraph-rsid="0010f562" style:font-size-asian="10.5pt" style:font-weight-asian="normal" style:font-size-complex="12pt" style:font-weight-complex="normal"/>
    </style:style>
    <style:style style:name="P187" style:family="paragraph" style:parent-style-name="Standard" style:list-style-name="L2">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10f562" officeooo:paragraph-rsid="0010f562" style:font-size-asian="10.5pt" style:font-weight-asian="normal" style:font-size-complex="12pt" style:font-weight-complex="normal"/>
    </style:style>
    <style:style style:name="P188" style:family="paragraph" style:parent-style-name="Standard" style:list-style-name="L1">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1784c6" officeooo:paragraph-rsid="001784c6" style:font-size-asian="10.5pt" style:font-weight-asian="normal" style:font-size-complex="12pt" style:font-weight-complex="normal"/>
    </style:style>
    <style:style style:name="P189" style:family="paragraph" style:parent-style-name="Standard" style:list-style-name="L3">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1ab15a" officeooo:paragraph-rsid="001ab15a" style:font-size-asian="10.5pt" style:font-weight-asian="normal" style:font-size-complex="12pt" style:font-weight-complex="normal"/>
    </style:style>
    <style:style style:name="P190" style:family="paragraph" style:parent-style-name="Standard" style:list-style-name="L4">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456e8" officeooo:paragraph-rsid="002456e8" style:font-size-asian="10.5pt" style:font-weight-asian="normal" style:font-size-complex="12pt" style:font-weight-complex="normal"/>
    </style:style>
    <style:style style:name="P191" style:family="paragraph" style:parent-style-name="Standard" style:list-style-name="L4">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5d6f9" officeooo:paragraph-rsid="002456e8" style:font-size-asian="10.5pt" style:font-weight-asian="normal" style:font-size-complex="12pt" style:font-weight-complex="normal"/>
    </style:style>
    <style:style style:name="P192" style:family="paragraph" style:parent-style-name="Standard" style:list-style-name="L5">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75f3f" officeooo:paragraph-rsid="00275f3f" style:font-size-asian="10.5pt" style:font-weight-asian="normal" style:font-size-complex="12pt" style:font-weight-complex="normal"/>
    </style:style>
    <style:style style:name="P193" style:family="paragraph" style:parent-style-name="Standard" style:list-style-name="L6">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81171" officeooo:paragraph-rsid="00281171" style:font-size-asian="10.5pt" style:font-weight-asian="normal" style:font-size-complex="12pt" style:font-weight-complex="normal"/>
    </style:style>
    <style:style style:name="P194" style:family="paragraph" style:parent-style-name="Standard" style:list-style-name="L7">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8fcff" officeooo:paragraph-rsid="0028fcff" style:font-size-asian="10.5pt" style:font-weight-asian="normal" style:font-size-complex="12pt" style:font-weight-complex="normal"/>
    </style:style>
    <style:style style:name="P195" style:family="paragraph" style:parent-style-name="Standard" style:list-style-name="L8">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aa4de" officeooo:paragraph-rsid="002aa4de" style:font-size-asian="10.5pt" style:font-weight-asian="normal" style:font-size-complex="12pt" style:font-weight-complex="normal"/>
    </style:style>
    <style:style style:name="P196" style:family="paragraph" style:parent-style-name="Standard" style:list-style-name="L9">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c41cd" officeooo:paragraph-rsid="002c41cd" style:font-size-asian="10.5pt" style:font-weight-asian="normal" style:font-size-complex="12pt" style:font-weight-complex="normal"/>
    </style:style>
    <style:style style:name="P197" style:family="paragraph" style:parent-style-name="Standard" style:list-style-name="L11">
      <loext:graphic-properties draw:fill="none"/>
      <style:paragraph-properties fo:background-color="transparent" fo:padding-left="0cm" fo:padding-right="0cm" fo:padding-top="0cm" fo:padding-bottom="0.074cm" fo:border="none" style:join-border="false"/>
      <style:text-properties style:font-name="Noto Sans Cond" fo:font-size="12pt" fo:font-weight="normal" officeooo:rsid="002e0e34" officeooo:paragraph-rsid="002e0e34" style:font-size-asian="10.5pt" style:font-weight-asian="normal" style:font-size-complex="12pt" style:font-weight-complex="normal"/>
    </style:style>
    <style:style style:name="P198" style:family="paragraph" style:parent-style-name="Standard" style:list-style-name="L11">
      <loext:graphic-properties draw:fill="none"/>
      <style:paragraph-properties fo:background-color="transparent" fo:padding-left="0cm" fo:padding-right="0cm" fo:padding-top="0cm" fo:padding-bottom="0.074cm" fo:border="none" style:join-border="false"/>
      <style:text-properties style:font-name="Noto Sans Cond" fo:font-size="12pt" officeooo:rsid="002e0e34" officeooo:paragraph-rsid="002e0e34" style:font-size-asian="10.5pt" style:font-size-complex="12pt"/>
    </style:style>
    <style:style style:name="P199" style:family="paragraph" style:parent-style-name="Standard" style:list-style-name="L8">
      <loext:graphic-properties draw:fill="none"/>
      <style:paragraph-properties fo:background-color="transparent" fo:padding-left="0cm" fo:padding-right="0cm" fo:padding-top="0cm" fo:padding-bottom="0.074cm" fo:border="none" style:join-border="false"/>
      <style:text-properties style:font-name="Noto Sans Cond" officeooo:rsid="0028fcff" officeooo:paragraph-rsid="002b6e9d"/>
    </style:style>
    <style:style style:name="P200" style:family="paragraph" style:parent-style-name="Standard" style:list-style-name="L9">
      <loext:graphic-properties draw:fill="none"/>
      <style:paragraph-properties fo:background-color="transparent" fo:padding-left="0cm" fo:padding-right="0cm" fo:padding-top="0cm" fo:padding-bottom="0.074cm" fo:border="none" style:join-border="false"/>
      <style:text-properties style:font-name="Noto Sans Cond" officeooo:rsid="0028fcff" officeooo:paragraph-rsid="002b6e9d"/>
    </style:style>
    <style:style style:name="P201" style:family="paragraph" style:parent-style-name="Standard" style:list-style-name="L9">
      <loext:graphic-properties draw:fill="none"/>
      <style:paragraph-properties fo:background-color="transparent" fo:padding-left="0cm" fo:padding-right="0cm" fo:padding-top="0cm" fo:padding-bottom="0.074cm" fo:border="none" style:join-border="false"/>
      <style:text-properties style:font-name="Noto Sans Cond" officeooo:rsid="002b6e9d" officeooo:paragraph-rsid="002b6e9d"/>
    </style:style>
    <style:style style:name="P202" style:family="paragraph" style:parent-style-name="Standard" style:list-style-name="L1">
      <loext:graphic-properties draw:fill="none"/>
      <style:paragraph-properties fo:background-color="transparent" fo:padding-left="0cm" fo:padding-right="0cm" fo:padding-top="0cm" fo:padding-bottom="0.074cm" fo:border="none" style:join-border="false"/>
      <style:text-properties officeooo:paragraph-rsid="0010f562"/>
    </style:style>
    <style:style style:name="P203" style:family="paragraph" style:parent-style-name="Standard" style:list-style-name="L1">
      <loext:graphic-properties draw:fill="none"/>
      <style:paragraph-properties fo:background-color="transparent" fo:padding-left="0cm" fo:padding-right="0cm" fo:padding-top="0cm" fo:padding-bottom="0.074cm" fo:border="none" style:join-border="false"/>
      <style:text-properties officeooo:paragraph-rsid="0016d3ca"/>
    </style:style>
    <style:style style:name="P204" style:family="paragraph" style:parent-style-name="Standard" style:list-style-name="L1">
      <loext:graphic-properties draw:fill="none"/>
      <style:paragraph-properties fo:background-color="transparent" fo:padding-left="0cm" fo:padding-right="0cm" fo:padding-top="0cm" fo:padding-bottom="0.074cm" fo:border="none" style:join-border="false"/>
      <style:text-properties officeooo:rsid="0016d3ca" officeooo:paragraph-rsid="0016d3ca"/>
    </style:style>
    <style:style style:name="P205" style:family="paragraph" style:parent-style-name="Standard" style:list-style-name="L3">
      <loext:graphic-properties draw:fill="none"/>
      <style:paragraph-properties fo:background-color="transparent" fo:padding-left="0cm" fo:padding-right="0cm" fo:padding-top="0cm" fo:padding-bottom="0.074cm" fo:border="none" style:join-border="false"/>
      <style:text-properties officeooo:rsid="0016d3ca" officeooo:paragraph-rsid="001c243a"/>
    </style:style>
    <style:style style:name="P206" style:family="paragraph" style:parent-style-name="Standard" style:list-style-name="L3">
      <loext:graphic-properties draw:fill="none"/>
      <style:paragraph-properties fo:background-color="transparent" fo:padding-left="0cm" fo:padding-right="0cm" fo:padding-top="0cm" fo:padding-bottom="0.074cm" fo:border="none" style:join-border="false"/>
      <style:text-properties officeooo:paragraph-rsid="001c243a"/>
    </style:style>
    <style:style style:name="P207" style:family="paragraph" style:parent-style-name="Standard" style:list-style-name="L3">
      <loext:graphic-properties draw:fill="none"/>
      <style:paragraph-properties fo:background-color="transparent" fo:padding-left="0cm" fo:padding-right="0cm" fo:padding-top="0cm" fo:padding-bottom="0.074cm" fo:border="none" style:join-border="false"/>
      <style:text-properties officeooo:rsid="001784c6" officeooo:paragraph-rsid="001c243a"/>
    </style:style>
    <style:style style:name="P208" style:family="paragraph" style:parent-style-name="Standard" style:list-style-name="L8">
      <loext:graphic-properties draw:fill="none"/>
      <style:paragraph-properties fo:background-color="transparent" fo:padding-left="0cm" fo:padding-right="0cm" fo:padding-top="0cm" fo:padding-bottom="0.074cm" fo:border="none" style:join-border="false"/>
      <style:text-properties officeooo:rsid="002aa4de" officeooo:paragraph-rsid="002aa4de"/>
    </style:style>
    <style:style style:name="P209" style:family="paragraph" style:parent-style-name="Standard" style:list-style-name="L9">
      <loext:graphic-properties draw:fill="none"/>
      <style:paragraph-properties fo:background-color="transparent" fo:padding-left="0cm" fo:padding-right="0cm" fo:padding-top="0cm" fo:padding-bottom="0.074cm" fo:border="none" style:join-border="false"/>
      <style:text-properties officeooo:rsid="002aa4de" officeooo:paragraph-rsid="002b6e9d"/>
    </style:style>
    <style:style style:name="P210" style:family="paragraph" style:parent-style-name="Standard" style:list-style-name="L9">
      <loext:graphic-properties draw:fill="none"/>
      <style:paragraph-properties fo:background-color="transparent" fo:padding-left="0cm" fo:padding-right="0cm" fo:padding-top="0cm" fo:padding-bottom="0.074cm" fo:border="none" style:join-border="false"/>
      <style:text-properties officeooo:rsid="002b6e9d" officeooo:paragraph-rsid="002b6e9d"/>
    </style:style>
    <style:style style:name="P211" style:family="paragraph" style:parent-style-name="Standard" style:list-style-name="L9">
      <loext:graphic-properties draw:fill="none"/>
      <style:paragraph-properties fo:background-color="transparent" fo:padding-left="0cm" fo:padding-right="0cm" fo:padding-top="0cm" fo:padding-bottom="0.074cm" fo:border="none" style:join-border="false"/>
      <style:text-properties officeooo:paragraph-rsid="002c41cd"/>
    </style:style>
    <style:style style:name="P212" style:family="paragraph" style:parent-style-name="Standard" style:list-style-name="L10">
      <loext:graphic-properties draw:fill="none"/>
      <style:paragraph-properties fo:background-color="transparent" fo:padding-left="0cm" fo:padding-right="0cm" fo:padding-top="0cm" fo:padding-bottom="0.074cm" fo:border="none" style:join-border="false"/>
      <style:text-properties officeooo:paragraph-rsid="002c41cd"/>
    </style:style>
    <style:style style:name="P21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3c1026" officeooo:paragraph-rsid="003c1026" style:font-size-asian="10.5pt" style:font-style-asian="normal" style:font-weight-asian="normal" style:font-size-complex="12pt" style:font-style-complex="normal" style:font-weight-complex="normal"/>
    </style:style>
    <style:style style:name="P21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3c1026" officeooo:paragraph-rsid="003eaa7a" style:font-size-asian="10.5pt" style:font-style-asian="normal" style:font-weight-asian="normal" style:font-size-complex="12pt" style:font-style-complex="normal" style:font-weight-complex="normal"/>
    </style:style>
    <style:style style:name="P21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34c65" officeooo:paragraph-rsid="00434c65" style:font-size-asian="10.5pt" style:font-style-asian="normal" style:font-weight-asian="normal" style:font-size-complex="12pt" style:font-style-complex="normal" style:font-weight-complex="normal"/>
    </style:style>
    <style:style style:name="P21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4fb63" officeooo:paragraph-rsid="00434c65" style:font-size-asian="10.5pt" style:font-style-asian="normal" style:font-weight-asian="normal" style:font-size-complex="12pt" style:font-style-complex="normal" style:font-weight-complex="normal"/>
    </style:style>
    <style:style style:name="P21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667a6" officeooo:paragraph-rsid="004667a6" style:font-size-asian="10.5pt" style:font-style-asian="normal" style:font-weight-asian="normal" style:font-size-complex="12pt" style:font-style-complex="normal" style:font-weight-complex="normal"/>
    </style:style>
    <style:style style:name="P21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e8ee5" officeooo:paragraph-rsid="004e8ee5" style:font-size-asian="10.5pt" style:font-style-asian="normal" style:font-weight-asian="normal" style:font-size-complex="12pt" style:font-style-complex="normal" style:font-weight-complex="normal"/>
    </style:style>
    <style:style style:name="P21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e8ee5" officeooo:paragraph-rsid="0050ced0" style:font-size-asian="10.5pt" style:font-style-asian="normal" style:font-weight-asian="normal" style:font-size-complex="12pt" style:font-style-complex="normal" style:font-weight-complex="normal"/>
    </style:style>
    <style:style style:name="P22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e8ee5" officeooo:paragraph-rsid="00516d01" style:font-size-asian="10.5pt" style:font-style-asian="normal" style:font-weight-asian="normal" style:font-size-complex="12pt" style:font-style-complex="normal" style:font-weight-complex="normal"/>
    </style:style>
    <style:style style:name="P22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e8ee5" officeooo:paragraph-rsid="00539f9d" style:font-size-asian="10.5pt" style:font-style-asian="normal" style:font-weight-asian="normal" style:font-size-complex="12pt" style:font-style-complex="normal" style:font-weight-complex="normal"/>
    </style:style>
    <style:style style:name="P22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e8ee5" officeooo:paragraph-rsid="0053be61" style:font-size-asian="10.5pt" style:font-style-asian="normal" style:font-weight-asian="normal" style:font-size-complex="12pt" style:font-style-complex="normal" style:font-weight-complex="normal"/>
    </style:style>
    <style:style style:name="P22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505a85" style:font-size-asian="10.5pt" style:font-style-asian="normal" style:font-weight-asian="normal" style:font-size-complex="12pt" style:font-style-complex="normal" style:font-weight-complex="normal"/>
    </style:style>
    <style:style style:name="P22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63f9f2" style:font-size-asian="10.5pt" style:font-style-asian="normal" style:font-weight-asian="normal" style:font-size-complex="12pt" style:font-style-complex="normal" style:font-weight-complex="normal"/>
    </style:style>
    <style:style style:name="P22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686a0d" style:font-size-asian="10.5pt" style:font-style-asian="normal" style:font-weight-asian="normal" style:font-size-complex="12pt" style:font-style-complex="normal" style:font-weight-complex="normal"/>
    </style:style>
    <style:style style:name="P22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69df58" style:font-size-asian="10.5pt" style:font-style-asian="normal" style:font-weight-asian="normal" style:font-size-complex="12pt" style:font-style-complex="normal" style:font-weight-complex="normal"/>
    </style:style>
    <style:style style:name="P22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6b4b6c" style:font-size-asian="10.5pt" style:font-style-asian="normal" style:font-weight-asian="normal" style:font-size-complex="12pt" style:font-style-complex="normal" style:font-weight-complex="normal"/>
    </style:style>
    <style:style style:name="P22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6ea7da" style:font-size-asian="10.5pt" style:font-style-asian="normal" style:font-weight-asian="normal" style:font-size-complex="12pt" style:font-style-complex="normal" style:font-weight-complex="normal"/>
    </style:style>
    <style:style style:name="P22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708180" style:font-size-asian="10.5pt" style:font-style-asian="normal" style:font-weight-asian="normal" style:font-size-complex="12pt" style:font-style-complex="normal" style:font-weight-complex="normal"/>
    </style:style>
    <style:style style:name="P23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70cd1a" style:font-size-asian="10.5pt" style:font-style-asian="normal" style:font-weight-asian="normal" style:font-size-complex="12pt" style:font-style-complex="normal" style:font-weight-complex="normal"/>
    </style:style>
    <style:style style:name="P23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713fd0" style:font-size-asian="10.5pt" style:font-style-asian="normal" style:font-weight-asian="normal" style:font-size-complex="12pt" style:font-style-complex="normal" style:font-weight-complex="normal"/>
    </style:style>
    <style:style style:name="P23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71e79b" style:font-size-asian="10.5pt" style:font-style-asian="normal" style:font-weight-asian="normal" style:font-size-complex="12pt" style:font-style-complex="normal" style:font-weight-complex="normal"/>
    </style:style>
    <style:style style:name="P23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73b2c6" style:font-size-asian="10.5pt" style:font-style-asian="normal" style:font-weight-asian="normal" style:font-size-complex="12pt" style:font-style-complex="normal" style:font-weight-complex="normal"/>
    </style:style>
    <style:style style:name="P23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74ef76" style:font-size-asian="10.5pt" style:font-style-asian="normal" style:font-weight-asian="normal" style:font-size-complex="12pt" style:font-style-complex="normal" style:font-weight-complex="normal"/>
    </style:style>
    <style:style style:name="P23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780478" style:font-size-asian="10.5pt" style:font-style-asian="normal" style:font-weight-asian="normal" style:font-size-complex="12pt" style:font-style-complex="normal" style:font-weight-complex="normal"/>
    </style:style>
    <style:style style:name="P23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7b715f" style:font-size-asian="10.5pt" style:font-style-asian="normal" style:font-weight-asian="normal" style:font-size-complex="12pt" style:font-style-complex="normal" style:font-weight-complex="normal"/>
    </style:style>
    <style:style style:name="P23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7ea626" style:font-size-asian="10.5pt" style:font-style-asian="normal" style:font-weight-asian="normal" style:font-size-complex="12pt" style:font-style-complex="normal" style:font-weight-complex="normal"/>
    </style:style>
    <style:style style:name="P23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7fa67d" style:font-size-asian="10.5pt" style:font-style-asian="normal" style:font-weight-asian="normal" style:font-size-complex="12pt" style:font-style-complex="normal" style:font-weight-complex="normal"/>
    </style:style>
    <style:style style:name="P23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8148bd" style:font-size-asian="10.5pt" style:font-style-asian="normal" style:font-weight-asian="normal" style:font-size-complex="12pt" style:font-style-complex="normal" style:font-weight-complex="normal"/>
    </style:style>
    <style:style style:name="P24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82454f" style:font-size-asian="10.5pt" style:font-style-asian="normal" style:font-weight-asian="normal" style:font-size-complex="12pt" style:font-style-complex="normal" style:font-weight-complex="normal"/>
    </style:style>
    <style:style style:name="P24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841b83" style:font-size-asian="10.5pt" style:font-style-asian="normal" style:font-weight-asian="normal" style:font-size-complex="12pt" style:font-style-complex="normal" style:font-weight-complex="normal"/>
    </style:style>
    <style:style style:name="P24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85fec2" style:font-size-asian="10.5pt" style:font-style-asian="normal" style:font-weight-asian="normal" style:font-size-complex="12pt" style:font-style-complex="normal" style:font-weight-complex="normal"/>
    </style:style>
    <style:style style:name="P24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874612" style:font-size-asian="10.5pt" style:font-style-asian="normal" style:font-weight-asian="normal" style:font-size-complex="12pt" style:font-style-complex="normal" style:font-weight-complex="normal"/>
    </style:style>
    <style:style style:name="P24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8938a7" style:font-size-asian="10.5pt" style:font-style-asian="normal" style:font-weight-asian="normal" style:font-size-complex="12pt" style:font-style-complex="normal" style:font-weight-complex="normal"/>
    </style:style>
    <style:style style:name="P24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8a1aa6" style:font-size-asian="10.5pt" style:font-style-asian="normal" style:font-weight-asian="normal" style:font-size-complex="12pt" style:font-style-complex="normal" style:font-weight-complex="normal"/>
    </style:style>
    <style:style style:name="P246" style:family="paragraph" style:parent-style-name="Standard" style:list-style-name="L12">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5a85" officeooo:paragraph-rsid="00505a85" style:font-size-asian="10.5pt" style:font-style-asian="normal" style:font-weight-asian="normal" style:font-size-complex="12pt" style:font-style-complex="normal" style:font-weight-complex="normal"/>
    </style:style>
    <style:style style:name="P247" style:family="paragraph" style:parent-style-name="Standard" style:list-style-name="L12">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ced0" officeooo:paragraph-rsid="0050ced0" style:font-size-asian="10.5pt" style:font-style-asian="normal" style:font-weight-asian="normal" style:font-size-complex="12pt" style:font-style-complex="normal" style:font-weight-complex="normal"/>
    </style:style>
    <style:style style:name="P24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0ced0" officeooo:paragraph-rsid="0050ced0" style:font-size-asian="10.5pt" style:font-style-asian="normal" style:font-weight-asian="normal" style:font-size-complex="12pt" style:font-style-complex="normal" style:font-weight-complex="normal"/>
    </style:style>
    <style:style style:name="P24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4f7b53" style:font-size-asian="10.5pt" style:font-style-asian="normal" style:font-weight-asian="normal" style:font-size-complex="12pt" style:font-style-complex="normal" style:font-weight-complex="normal"/>
    </style:style>
    <style:style style:name="P25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50ced0" style:font-size-asian="10.5pt" style:font-style-asian="normal" style:font-weight-asian="normal" style:font-size-complex="12pt" style:font-style-complex="normal" style:font-weight-complex="normal"/>
    </style:style>
    <style:style style:name="P25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516d01" style:font-size-asian="10.5pt" style:font-style-asian="normal" style:font-weight-asian="normal" style:font-size-complex="12pt" style:font-style-complex="normal" style:font-weight-complex="normal"/>
    </style:style>
    <style:style style:name="P25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539f9d" style:font-size-asian="10.5pt" style:font-style-asian="normal" style:font-weight-asian="normal" style:font-size-complex="12pt" style:font-style-complex="normal" style:font-weight-complex="normal"/>
    </style:style>
    <style:style style:name="P25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53be61" style:font-size-asian="10.5pt" style:font-style-asian="normal" style:font-weight-asian="normal" style:font-size-complex="12pt" style:font-style-complex="normal" style:font-weight-complex="normal"/>
    </style:style>
    <style:style style:name="P25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5dfb62" style:font-size-asian="10.5pt" style:font-style-asian="normal" style:font-weight-asian="normal" style:font-size-complex="12pt" style:font-style-complex="normal" style:font-weight-complex="normal"/>
    </style:style>
    <style:style style:name="P25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5f0c75" style:font-size-asian="10.5pt" style:font-style-asian="normal" style:font-weight-asian="normal" style:font-size-complex="12pt" style:font-style-complex="normal" style:font-weight-complex="normal"/>
    </style:style>
    <style:style style:name="P25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5f591c" style:font-size-asian="10.5pt" style:font-style-asian="normal" style:font-weight-asian="normal" style:font-size-complex="12pt" style:font-style-complex="normal" style:font-weight-complex="normal"/>
    </style:style>
    <style:style style:name="P25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63f9f2" style:font-size-asian="10.5pt" style:font-style-asian="normal" style:font-weight-asian="normal" style:font-size-complex="12pt" style:font-style-complex="normal" style:font-weight-complex="normal"/>
    </style:style>
    <style:style style:name="P25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686a0d" style:font-size-asian="10.5pt" style:font-style-asian="normal" style:font-weight-asian="normal" style:font-size-complex="12pt" style:font-style-complex="normal" style:font-weight-complex="normal"/>
    </style:style>
    <style:style style:name="P25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69df58" style:font-size-asian="10.5pt" style:font-style-asian="normal" style:font-weight-asian="normal" style:font-size-complex="12pt" style:font-style-complex="normal" style:font-weight-complex="normal"/>
    </style:style>
    <style:style style:name="P26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6b4b6c" style:font-size-asian="10.5pt" style:font-style-asian="normal" style:font-weight-asian="normal" style:font-size-complex="12pt" style:font-style-complex="normal" style:font-weight-complex="normal"/>
    </style:style>
    <style:style style:name="P26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70cd1a" style:font-size-asian="10.5pt" style:font-style-asian="normal" style:font-weight-asian="normal" style:font-size-complex="12pt" style:font-style-complex="normal" style:font-weight-complex="normal"/>
    </style:style>
    <style:style style:name="P26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713fd0" style:font-size-asian="10.5pt" style:font-style-asian="normal" style:font-weight-asian="normal" style:font-size-complex="12pt" style:font-style-complex="normal" style:font-weight-complex="normal"/>
    </style:style>
    <style:style style:name="P26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73b2c6" style:font-size-asian="10.5pt" style:font-style-asian="normal" style:font-weight-asian="normal" style:font-size-complex="12pt" style:font-style-complex="normal" style:font-weight-complex="normal"/>
    </style:style>
    <style:style style:name="P26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74ef76" style:font-size-asian="10.5pt" style:font-style-asian="normal" style:font-weight-asian="normal" style:font-size-complex="12pt" style:font-style-complex="normal" style:font-weight-complex="normal"/>
    </style:style>
    <style:style style:name="P26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7544f6" style:font-size-asian="10.5pt" style:font-style-asian="normal" style:font-weight-asian="normal" style:font-size-complex="12pt" style:font-style-complex="normal" style:font-weight-complex="normal"/>
    </style:style>
    <style:style style:name="P26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780478" style:font-size-asian="10.5pt" style:font-style-asian="normal" style:font-weight-asian="normal" style:font-size-complex="12pt" style:font-style-complex="normal" style:font-weight-complex="normal"/>
    </style:style>
    <style:style style:name="P26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782f24" style:font-size-asian="10.5pt" style:font-style-asian="normal" style:font-weight-asian="normal" style:font-size-complex="12pt" style:font-style-complex="normal" style:font-weight-complex="normal"/>
    </style:style>
    <style:style style:name="P26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79ff86" style:font-size-asian="10.5pt" style:font-style-asian="normal" style:font-weight-asian="normal" style:font-size-complex="12pt" style:font-style-complex="normal" style:font-weight-complex="normal"/>
    </style:style>
    <style:style style:name="P26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7c5d92" style:font-size-asian="10.5pt" style:font-style-asian="normal" style:font-weight-asian="normal" style:font-size-complex="12pt" style:font-style-complex="normal" style:font-weight-complex="normal"/>
    </style:style>
    <style:style style:name="P27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7da5bd" style:font-size-asian="10.5pt" style:font-style-asian="normal" style:font-weight-asian="normal" style:font-size-complex="12pt" style:font-style-complex="normal" style:font-weight-complex="normal"/>
    </style:style>
    <style:style style:name="P27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7fa67d" style:font-size-asian="10.5pt" style:font-style-asian="normal" style:font-weight-asian="normal" style:font-size-complex="12pt" style:font-style-complex="normal" style:font-weight-complex="normal"/>
    </style:style>
    <style:style style:name="P27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8148bd" style:font-size-asian="10.5pt" style:font-style-asian="normal" style:font-weight-asian="normal" style:font-size-complex="12pt" style:font-style-complex="normal" style:font-weight-complex="normal"/>
    </style:style>
    <style:style style:name="P27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82454f" style:font-size-asian="10.5pt" style:font-style-asian="normal" style:font-weight-asian="normal" style:font-size-complex="12pt" style:font-style-complex="normal" style:font-weight-complex="normal"/>
    </style:style>
    <style:style style:name="P27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841b83" style:font-size-asian="10.5pt" style:font-style-asian="normal" style:font-weight-asian="normal" style:font-size-complex="12pt" style:font-style-complex="normal" style:font-weight-complex="normal"/>
    </style:style>
    <style:style style:name="P27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85fec2" style:font-size-asian="10.5pt" style:font-style-asian="normal" style:font-weight-asian="normal" style:font-size-complex="12pt" style:font-style-complex="normal" style:font-weight-complex="normal"/>
    </style:style>
    <style:style style:name="P27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874612" style:font-size-asian="10.5pt" style:font-style-asian="normal" style:font-weight-asian="normal" style:font-size-complex="12pt" style:font-style-complex="normal" style:font-weight-complex="normal"/>
    </style:style>
    <style:style style:name="P27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8936c8" style:font-size-asian="10.5pt" style:font-style-asian="normal" style:font-weight-asian="normal" style:font-size-complex="12pt" style:font-style-complex="normal" style:font-weight-complex="normal"/>
    </style:style>
    <style:style style:name="P27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8938a7" style:font-size-asian="10.5pt" style:font-style-asian="normal" style:font-weight-asian="normal" style:font-size-complex="12pt" style:font-style-complex="normal" style:font-weight-complex="normal"/>
    </style:style>
    <style:style style:name="P27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4f7b53" officeooo:paragraph-rsid="008a1aa6" style:font-size-asian="10.5pt" style:font-style-asian="normal" style:font-weight-asian="normal" style:font-size-complex="12pt" style:font-style-complex="normal" style:font-weight-complex="normal"/>
    </style:style>
    <style:style style:name="P28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5dfb62" style:font-size-asian="10.5pt" style:font-style-asian="normal" style:font-weight-asian="normal" style:font-size-complex="12pt" style:font-style-complex="normal" style:font-weight-complex="normal"/>
    </style:style>
    <style:style style:name="P28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5f0c75" style:font-size-asian="10.5pt" style:font-style-asian="normal" style:font-weight-asian="normal" style:font-size-complex="12pt" style:font-style-complex="normal" style:font-weight-complex="normal"/>
    </style:style>
    <style:style style:name="P28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686a0d" style:font-size-asian="10.5pt" style:font-style-asian="normal" style:font-weight-asian="normal" style:font-size-complex="12pt" style:font-style-complex="normal" style:font-weight-complex="normal"/>
    </style:style>
    <style:style style:name="P28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69df58" style:font-size-asian="10.5pt" style:font-style-asian="normal" style:font-weight-asian="normal" style:font-size-complex="12pt" style:font-style-complex="normal" style:font-weight-complex="normal"/>
    </style:style>
    <style:style style:name="P28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6b4b6c" style:font-size-asian="10.5pt" style:font-style-asian="normal" style:font-weight-asian="normal" style:font-size-complex="12pt" style:font-style-complex="normal" style:font-weight-complex="normal"/>
    </style:style>
    <style:style style:name="P28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713fd0" style:font-size-asian="10.5pt" style:font-style-asian="normal" style:font-weight-asian="normal" style:font-size-complex="12pt" style:font-style-complex="normal" style:font-weight-complex="normal"/>
    </style:style>
    <style:style style:name="P28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780478" style:font-size-asian="10.5pt" style:font-style-asian="normal" style:font-weight-asian="normal" style:font-size-complex="12pt" style:font-style-complex="normal" style:font-weight-complex="normal"/>
    </style:style>
    <style:style style:name="P28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7c5d92" style:font-size-asian="10.5pt" style:font-style-asian="normal" style:font-weight-asian="normal" style:font-size-complex="12pt" style:font-style-complex="normal" style:font-weight-complex="normal"/>
    </style:style>
    <style:style style:name="P28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7da5bd" style:font-size-asian="10.5pt" style:font-style-asian="normal" style:font-weight-asian="normal" style:font-size-complex="12pt" style:font-style-complex="normal" style:font-weight-complex="normal"/>
    </style:style>
    <style:style style:name="P28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7fa67d" style:font-size-asian="10.5pt" style:font-style-asian="normal" style:font-weight-asian="normal" style:font-size-complex="12pt" style:font-style-complex="normal" style:font-weight-complex="normal"/>
    </style:style>
    <style:style style:name="P29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82454f" style:font-size-asian="10.5pt" style:font-style-asian="normal" style:font-weight-asian="normal" style:font-size-complex="12pt" style:font-style-complex="normal" style:font-weight-complex="normal"/>
    </style:style>
    <style:style style:name="P29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8936c8" style:font-size-asian="10.5pt" style:font-style-asian="normal" style:font-weight-asian="normal" style:font-size-complex="12pt" style:font-style-complex="normal" style:font-weight-complex="normal"/>
    </style:style>
    <style:style style:name="P29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516d01" officeooo:paragraph-rsid="008938a7" style:font-size-asian="10.5pt" style:font-style-asian="normal" style:font-weight-asian="normal" style:font-size-complex="12pt" style:font-style-complex="normal" style:font-weight-complex="normal"/>
    </style:style>
    <style:style style:name="P29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713fd0" officeooo:paragraph-rsid="00713fd0" style:font-size-asian="10.5pt" style:font-style-asian="normal" style:font-weight-asian="normal" style:font-size-complex="12pt" style:font-style-complex="normal" style:font-weight-complex="normal"/>
    </style:style>
    <style:style style:name="P29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71e79b" officeooo:paragraph-rsid="0071e79b" style:font-size-asian="10.5pt" style:font-style-asian="normal" style:font-weight-asian="normal" style:font-size-complex="12pt" style:font-style-complex="normal" style:font-weight-complex="normal"/>
    </style:style>
    <style:style style:name="P29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7b715f" officeooo:paragraph-rsid="007b715f" style:font-size-asian="10.5pt" style:font-style-asian="normal" style:font-weight-asian="normal" style:font-size-complex="12pt" style:font-style-complex="normal" style:font-weight-complex="normal"/>
    </style:style>
    <style:style style:name="P29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7fa67d" officeooo:paragraph-rsid="007fa67d" style:font-size-asian="10.5pt" style:font-style-asian="normal" style:font-weight-asian="normal" style:font-size-complex="12pt" style:font-style-complex="normal" style:font-weight-complex="normal"/>
    </style:style>
    <style:style style:name="P29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8148bd" officeooo:paragraph-rsid="008148bd" style:font-size-asian="10.5pt" style:font-style-asian="normal" style:font-weight-asian="normal" style:font-size-complex="12pt" style:font-style-complex="normal" style:font-weight-complex="normal"/>
    </style:style>
    <style:style style:name="P29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82454f" officeooo:paragraph-rsid="0082454f" style:font-size-asian="10.5pt" style:font-style-asian="normal" style:font-weight-asian="normal" style:font-size-complex="12pt" style:font-style-complex="normal" style:font-weight-complex="normal"/>
    </style:style>
    <style:style style:name="P29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841b83" officeooo:paragraph-rsid="00841b83" style:font-size-asian="10.5pt" style:font-style-asian="normal" style:font-weight-asian="normal" style:font-size-complex="12pt" style:font-style-complex="normal" style:font-weight-complex="normal"/>
    </style:style>
    <style:style style:name="P30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85fec2" officeooo:paragraph-rsid="0085fec2" style:font-size-asian="10.5pt" style:font-style-asian="normal" style:font-weight-asian="normal" style:font-size-complex="12pt" style:font-style-complex="normal" style:font-weight-complex="normal"/>
    </style:style>
    <style:style style:name="P30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874612" officeooo:paragraph-rsid="00874612" style:font-size-asian="10.5pt" style:font-style-asian="normal" style:font-weight-asian="normal" style:font-size-complex="12pt" style:font-style-complex="normal" style:font-weight-complex="normal"/>
    </style:style>
    <style:style style:name="P30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874612" officeooo:paragraph-rsid="008936c8" style:font-size-asian="10.5pt" style:font-style-asian="normal" style:font-weight-asian="normal" style:font-size-complex="12pt" style:font-style-complex="normal" style:font-weight-complex="normal"/>
    </style:style>
    <style:style style:name="P30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2pt" fo:font-style="normal" fo:font-weight="normal" officeooo:rsid="008936c8" officeooo:paragraph-rsid="008936c8" style:font-size-asian="10.5pt" style:font-style-asian="normal" style:font-weight-asian="normal" style:font-size-complex="12pt" style:font-style-complex="normal" style:font-weight-complex="normal"/>
    </style:style>
    <style:style style:name="P30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34c65" officeooo:paragraph-rsid="00434c65" style:font-size-asian="14pt" style:font-style-asian="normal" style:font-weight-asian="normal" style:font-size-complex="16pt" style:font-style-complex="normal" style:font-weight-complex="normal"/>
    </style:style>
    <style:style style:name="P30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4fb63" officeooo:paragraph-rsid="004667a6" style:font-size-asian="14pt" style:font-style-asian="normal" style:font-weight-asian="normal" style:font-size-complex="16pt" style:font-style-complex="normal" style:font-weight-complex="normal"/>
    </style:style>
    <style:style style:name="P30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4f7b53" style:font-size-asian="14pt" style:font-style-asian="normal" style:font-weight-asian="normal" style:font-size-complex="16pt" style:font-style-complex="normal" style:font-weight-complex="normal"/>
    </style:style>
    <style:style style:name="P30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50ced0" style:font-size-asian="14pt" style:font-style-asian="normal" style:font-weight-asian="normal" style:font-size-complex="16pt" style:font-style-complex="normal" style:font-weight-complex="normal"/>
    </style:style>
    <style:style style:name="P30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516d01" style:font-size-asian="14pt" style:font-style-asian="normal" style:font-weight-asian="normal" style:font-size-complex="16pt" style:font-style-complex="normal" style:font-weight-complex="normal"/>
    </style:style>
    <style:style style:name="P30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539f9d" style:font-size-asian="14pt" style:font-style-asian="normal" style:font-weight-asian="normal" style:font-size-complex="16pt" style:font-style-complex="normal" style:font-weight-complex="normal"/>
    </style:style>
    <style:style style:name="P31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53be61" style:font-size-asian="14pt" style:font-style-asian="normal" style:font-weight-asian="normal" style:font-size-complex="16pt" style:font-style-complex="normal" style:font-weight-complex="normal"/>
    </style:style>
    <style:style style:name="P31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5dfb62" style:font-size-asian="14pt" style:font-style-asian="normal" style:font-weight-asian="normal" style:font-size-complex="16pt" style:font-style-complex="normal" style:font-weight-complex="normal"/>
    </style:style>
    <style:style style:name="P31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5f0c75" style:font-size-asian="14pt" style:font-style-asian="normal" style:font-weight-asian="normal" style:font-size-complex="16pt" style:font-style-complex="normal" style:font-weight-complex="normal"/>
    </style:style>
    <style:style style:name="P31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63f9f2" style:font-size-asian="14pt" style:font-style-asian="normal" style:font-weight-asian="normal" style:font-size-complex="16pt" style:font-style-complex="normal" style:font-weight-complex="normal"/>
    </style:style>
    <style:style style:name="P31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686a0d" style:font-size-asian="14pt" style:font-style-asian="normal" style:font-weight-asian="normal" style:font-size-complex="16pt" style:font-style-complex="normal" style:font-weight-complex="normal"/>
    </style:style>
    <style:style style:name="P31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69df58" style:font-size-asian="14pt" style:font-style-asian="normal" style:font-weight-asian="normal" style:font-size-complex="16pt" style:font-style-complex="normal" style:font-weight-complex="normal"/>
    </style:style>
    <style:style style:name="P31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6b4b6c" style:font-size-asian="14pt" style:font-style-asian="normal" style:font-weight-asian="normal" style:font-size-complex="16pt" style:font-style-complex="normal" style:font-weight-complex="normal"/>
    </style:style>
    <style:style style:name="P31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0cd1a" style:font-size-asian="14pt" style:font-style-asian="normal" style:font-weight-asian="normal" style:font-size-complex="16pt" style:font-style-complex="normal" style:font-weight-complex="normal"/>
    </style:style>
    <style:style style:name="P31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13fd0" style:font-size-asian="14pt" style:font-style-asian="normal" style:font-weight-asian="normal" style:font-size-complex="16pt" style:font-style-complex="normal" style:font-weight-complex="normal"/>
    </style:style>
    <style:style style:name="P31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3b2c6" style:font-size-asian="14pt" style:font-style-asian="normal" style:font-weight-asian="normal" style:font-size-complex="16pt" style:font-style-complex="normal" style:font-weight-complex="normal"/>
    </style:style>
    <style:style style:name="P32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4ef76" style:font-size-asian="14pt" style:font-style-asian="normal" style:font-weight-asian="normal" style:font-size-complex="16pt" style:font-style-complex="normal" style:font-weight-complex="normal"/>
    </style:style>
    <style:style style:name="P32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80478" style:font-size-asian="14pt" style:font-style-asian="normal" style:font-weight-asian="normal" style:font-size-complex="16pt" style:font-style-complex="normal" style:font-weight-complex="normal"/>
    </style:style>
    <style:style style:name="P32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9ff86" style:font-size-asian="14pt" style:font-style-asian="normal" style:font-weight-asian="normal" style:font-size-complex="16pt" style:font-style-complex="normal" style:font-weight-complex="normal"/>
    </style:style>
    <style:style style:name="P32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c5d92" style:font-size-asian="14pt" style:font-style-asian="normal" style:font-weight-asian="normal" style:font-size-complex="16pt" style:font-style-complex="normal" style:font-weight-complex="normal"/>
    </style:style>
    <style:style style:name="P32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da5bd" style:font-size-asian="14pt" style:font-style-asian="normal" style:font-weight-asian="normal" style:font-size-complex="16pt" style:font-style-complex="normal" style:font-weight-complex="normal"/>
    </style:style>
    <style:style style:name="P32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fa67d" style:font-size-asian="14pt" style:font-style-asian="normal" style:font-weight-asian="normal" style:font-size-complex="16pt" style:font-style-complex="normal" style:font-weight-complex="normal"/>
    </style:style>
    <style:style style:name="P32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82454f" style:font-size-asian="14pt" style:font-style-asian="normal" style:font-weight-asian="normal" style:font-size-complex="16pt" style:font-style-complex="normal" style:font-weight-complex="normal"/>
    </style:style>
    <style:style style:name="P32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841b83" style:font-size-asian="14pt" style:font-style-asian="normal" style:font-weight-asian="normal" style:font-size-complex="16pt" style:font-style-complex="normal" style:font-weight-complex="normal"/>
    </style:style>
    <style:style style:name="P32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85fec2" style:font-size-asian="14pt" style:font-style-asian="normal" style:font-weight-asian="normal" style:font-size-complex="16pt" style:font-style-complex="normal" style:font-weight-complex="normal"/>
    </style:style>
    <style:style style:name="P32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8936c8" style:font-size-asian="14pt" style:font-style-asian="normal" style:font-weight-asian="normal" style:font-size-complex="16pt" style:font-style-complex="normal" style:font-weight-complex="normal"/>
    </style:style>
    <style:style style:name="P33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8938a7" style:font-size-asian="14pt" style:font-style-asian="normal" style:font-weight-asian="normal" style:font-size-complex="16pt" style:font-style-complex="normal" style:font-weight-complex="normal"/>
    </style:style>
    <style:style style:name="P33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8a1aa6" style:font-size-asian="14pt" style:font-style-asian="normal" style:font-weight-asian="normal" style:font-size-complex="16pt" style:font-style-complex="normal" style:font-weight-complex="normal"/>
    </style:style>
    <style:style style:name="P33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34c65" officeooo:paragraph-rsid="00434c65" style:font-size-asian="16pt" style:font-style-asian="normal" style:font-weight-asian="normal" style:font-size-complex="16pt" style:font-style-complex="normal" style:font-weight-complex="normal"/>
    </style:style>
    <style:style style:name="P33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4f7b53" style:font-size-asian="16pt" style:font-style-asian="normal" style:font-weight-asian="normal" style:font-size-complex="16pt" style:font-style-complex="normal" style:font-weight-complex="normal"/>
    </style:style>
    <style:style style:name="P33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50ced0" style:font-size-asian="16pt" style:font-style-asian="normal" style:font-weight-asian="normal" style:font-size-complex="16pt" style:font-style-complex="normal" style:font-weight-complex="normal"/>
    </style:style>
    <style:style style:name="P33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516d01" style:font-size-asian="16pt" style:font-style-asian="normal" style:font-weight-asian="normal" style:font-size-complex="16pt" style:font-style-complex="normal" style:font-weight-complex="normal"/>
    </style:style>
    <style:style style:name="P33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539f9d" style:font-size-asian="16pt" style:font-style-asian="normal" style:font-weight-asian="normal" style:font-size-complex="16pt" style:font-style-complex="normal" style:font-weight-complex="normal"/>
    </style:style>
    <style:style style:name="P33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53be61" style:font-size-asian="16pt" style:font-style-asian="normal" style:font-weight-asian="normal" style:font-size-complex="16pt" style:font-style-complex="normal" style:font-weight-complex="normal"/>
    </style:style>
    <style:style style:name="P33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5dfb62" style:font-size-asian="16pt" style:font-style-asian="normal" style:font-weight-asian="normal" style:font-size-complex="16pt" style:font-style-complex="normal" style:font-weight-complex="normal"/>
    </style:style>
    <style:style style:name="P33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5f0c75" style:font-size-asian="16pt" style:font-style-asian="normal" style:font-weight-asian="normal" style:font-size-complex="16pt" style:font-style-complex="normal" style:font-weight-complex="normal"/>
    </style:style>
    <style:style style:name="P34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63f9f2" style:font-size-asian="16pt" style:font-style-asian="normal" style:font-weight-asian="normal" style:font-size-complex="16pt" style:font-style-complex="normal" style:font-weight-complex="normal"/>
    </style:style>
    <style:style style:name="P34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686a0d" style:font-size-asian="16pt" style:font-style-asian="normal" style:font-weight-asian="normal" style:font-size-complex="16pt" style:font-style-complex="normal" style:font-weight-complex="normal"/>
    </style:style>
    <style:style style:name="P34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69df58" style:font-size-asian="16pt" style:font-style-asian="normal" style:font-weight-asian="normal" style:font-size-complex="16pt" style:font-style-complex="normal" style:font-weight-complex="normal"/>
    </style:style>
    <style:style style:name="P34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6b4b6c" style:font-size-asian="16pt" style:font-style-asian="normal" style:font-weight-asian="normal" style:font-size-complex="16pt" style:font-style-complex="normal" style:font-weight-complex="normal"/>
    </style:style>
    <style:style style:name="P34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0cd1a" style:font-size-asian="16pt" style:font-style-asian="normal" style:font-weight-asian="normal" style:font-size-complex="16pt" style:font-style-complex="normal" style:font-weight-complex="normal"/>
    </style:style>
    <style:style style:name="P34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13fd0" style:font-size-asian="16pt" style:font-style-asian="normal" style:font-weight-asian="normal" style:font-size-complex="16pt" style:font-style-complex="normal" style:font-weight-complex="normal"/>
    </style:style>
    <style:style style:name="P34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3b2c6" style:font-size-asian="16pt" style:font-style-asian="normal" style:font-weight-asian="normal" style:font-size-complex="16pt" style:font-style-complex="normal" style:font-weight-complex="normal"/>
    </style:style>
    <style:style style:name="P34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4ef76" style:font-size-asian="16pt" style:font-style-asian="normal" style:font-weight-asian="normal" style:font-size-complex="16pt" style:font-style-complex="normal" style:font-weight-complex="normal"/>
    </style:style>
    <style:style style:name="P34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80478" style:font-size-asian="16pt" style:font-style-asian="normal" style:font-weight-asian="normal" style:font-size-complex="16pt" style:font-style-complex="normal" style:font-weight-complex="normal"/>
    </style:style>
    <style:style style:name="P34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9ff86" style:font-size-asian="16pt" style:font-style-asian="normal" style:font-weight-asian="normal" style:font-size-complex="16pt" style:font-style-complex="normal" style:font-weight-complex="normal"/>
    </style:style>
    <style:style style:name="P350"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c5d92" style:font-size-asian="16pt" style:font-style-asian="normal" style:font-weight-asian="normal" style:font-size-complex="16pt" style:font-style-complex="normal" style:font-weight-complex="normal"/>
    </style:style>
    <style:style style:name="P351"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da5bd" style:font-size-asian="16pt" style:font-style-asian="normal" style:font-weight-asian="normal" style:font-size-complex="16pt" style:font-style-complex="normal" style:font-weight-complex="normal"/>
    </style:style>
    <style:style style:name="P352"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7fa67d" style:font-size-asian="16pt" style:font-style-asian="normal" style:font-weight-asian="normal" style:font-size-complex="16pt" style:font-style-complex="normal" style:font-weight-complex="normal"/>
    </style:style>
    <style:style style:name="P353"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82454f" style:font-size-asian="16pt" style:font-style-asian="normal" style:font-weight-asian="normal" style:font-size-complex="16pt" style:font-style-complex="normal" style:font-weight-complex="normal"/>
    </style:style>
    <style:style style:name="P354"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841b83" style:font-size-asian="16pt" style:font-style-asian="normal" style:font-weight-asian="normal" style:font-size-complex="16pt" style:font-style-complex="normal" style:font-weight-complex="normal"/>
    </style:style>
    <style:style style:name="P355"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85fec2" style:font-size-asian="16pt" style:font-style-asian="normal" style:font-weight-asian="normal" style:font-size-complex="16pt" style:font-style-complex="normal" style:font-weight-complex="normal"/>
    </style:style>
    <style:style style:name="P356"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8936c8" style:font-size-asian="16pt" style:font-style-asian="normal" style:font-weight-asian="normal" style:font-size-complex="16pt" style:font-style-complex="normal" style:font-weight-complex="normal"/>
    </style:style>
    <style:style style:name="P357"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8938a7" style:font-size-asian="16pt" style:font-style-asian="normal" style:font-weight-asian="normal" style:font-size-complex="16pt" style:font-style-complex="normal" style:font-weight-complex="normal"/>
    </style:style>
    <style:style style:name="P358"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Cond" fo:font-size="16pt" fo:font-style="normal" fo:font-weight="normal" officeooo:rsid="004f7b53" officeooo:paragraph-rsid="008a1aa6" style:font-size-asian="16pt" style:font-style-asian="normal" style:font-weight-asian="normal" style:font-size-complex="16pt" style:font-style-complex="normal" style:font-weight-complex="normal"/>
    </style:style>
    <style:style style:name="P359" style:family="paragraph" style:parent-style-name="Standard">
      <loext:graphic-properties draw:fill="none"/>
      <style:paragraph-properties fo:background-color="transparent" fo:padding-left="0cm" fo:padding-right="0cm" fo:padding-top="0cm" fo:padding-bottom="0.074cm" fo:border="none" style:join-border="false"/>
      <style:text-properties fo:color="#000000" style:font-name="Noto Sans" fo:font-size="12pt" fo:font-style="normal" fo:font-weight="normal" officeooo:rsid="0044fb63" officeooo:paragraph-rsid="004e8ee5" style:font-size-asian="10.5pt" style:font-style-asian="normal" style:font-weight-asian="normal" style:font-size-complex="12pt" style:font-style-complex="normal" style:font-weight-complex="normal"/>
    </style:style>
    <style:style style:name="P360" style:family="paragraph" style:parent-style-name="Standard">
      <loext:graphic-properties draw:fill="none"/>
      <style:paragraph-properties fo:background-color="transparent" fo:padding-left="0cm" fo:padding-right="0cm" fo:padding-top="0cm" fo:padding-bottom="0.074cm" fo:border="none" style:join-border="false"/>
      <style:text-properties fo:color="#3465a4" style:font-name="Noto Mono" fo:font-size="10.5pt" fo:font-style="normal" fo:font-weight="normal" officeooo:rsid="003276fe" officeooo:paragraph-rsid="00485d49" style:font-size-asian="10.5pt" style:font-style-asian="normal" style:font-weight-asian="normal" style:font-size-complex="10.5pt" style:font-style-complex="normal" style:font-weight-complex="normal"/>
    </style:style>
    <style:style style:name="P361"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53be61"/>
    </style:style>
    <style:style style:name="P362"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539f9d"/>
    </style:style>
    <style:style style:name="P363"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5dfb62"/>
    </style:style>
    <style:style style:name="P364"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5f0c75"/>
    </style:style>
    <style:style style:name="P365"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516d01"/>
    </style:style>
    <style:style style:name="P366"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63f9f2"/>
    </style:style>
    <style:style style:name="P367"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686a0d"/>
    </style:style>
    <style:style style:name="P368"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6ea7da"/>
    </style:style>
    <style:style style:name="P369"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70cd1a"/>
    </style:style>
    <style:style style:name="P370"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713fd0"/>
    </style:style>
    <style:style style:name="P371"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73b2c6"/>
    </style:style>
    <style:style style:name="P372"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74ef76"/>
    </style:style>
    <style:style style:name="P373"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7544f6"/>
    </style:style>
    <style:style style:name="P374"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780478"/>
    </style:style>
    <style:style style:name="P375"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79ff86"/>
    </style:style>
    <style:style style:name="P376"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7a0e57"/>
    </style:style>
    <style:style style:name="P377"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7c5d92"/>
    </style:style>
    <style:style style:name="P378"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7da5bd"/>
    </style:style>
    <style:style style:name="P379"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7fa67d"/>
    </style:style>
    <style:style style:name="P380"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8148bd"/>
    </style:style>
    <style:style style:name="P381"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82454f"/>
    </style:style>
    <style:style style:name="P382"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841b83"/>
    </style:style>
    <style:style style:name="P383"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85fec2"/>
    </style:style>
    <style:style style:name="P384"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874612"/>
    </style:style>
    <style:style style:name="P385"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8936c8"/>
    </style:style>
    <style:style style:name="P386"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8938a7"/>
    </style:style>
    <style:style style:name="P387"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8a1aa6"/>
    </style:style>
    <style:style style:name="P388" style:family="paragraph" style:parent-style-name="Standard">
      <loext:graphic-properties draw:fill="none"/>
      <style:paragraph-properties fo:background-color="transparent" fo:padding-left="0cm" fo:padding-right="0cm" fo:padding-top="0cm" fo:padding-bottom="0.074cm" fo:border="none" style:join-border="false"/>
      <style:text-properties officeooo:paragraph-rsid="008b6d84"/>
    </style:style>
    <style:style style:name="P389" style:family="paragraph" style:parent-style-name="Standard">
      <loext:graphic-properties draw:fill="none"/>
      <style:paragraph-properties fo:background-color="transparent" fo:padding-left="0cm" fo:padding-right="0cm" fo:padding-top="0cm" fo:padding-bottom="0.074cm" fo:border="none" style:join-border="false"/>
      <style:text-properties officeooo:rsid="006ea7da" officeooo:paragraph-rsid="006ea7da"/>
    </style:style>
    <style:style style:name="P390" style:family="paragraph" style:parent-style-name="Standard">
      <loext:graphic-properties draw:fill="none"/>
      <style:paragraph-properties fo:background-color="transparent" fo:padding-left="0cm" fo:padding-right="0cm" fo:padding-top="0cm" fo:padding-bottom="0.074cm" fo:border="none" style:join-border="false"/>
      <style:text-properties officeooo:rsid="00708180" officeooo:paragraph-rsid="00708180"/>
    </style:style>
    <style:style style:name="P391" style:family="paragraph" style:parent-style-name="Standard">
      <loext:graphic-properties draw:fill="none"/>
      <style:paragraph-properties fo:background-color="transparent" fo:padding-left="0cm" fo:padding-right="0cm" fo:padding-top="0cm" fo:padding-bottom="0.074cm" fo:border="none" style:join-border="false"/>
      <style:text-properties officeooo:rsid="007544f6" officeooo:paragraph-rsid="007544f6"/>
    </style:style>
    <style:style style:name="P392" style:family="paragraph" style:parent-style-name="Standard">
      <loext:graphic-properties draw:fill="none"/>
      <style:paragraph-properties fo:background-color="transparent" fo:padding-left="0cm" fo:padding-right="0cm" fo:padding-top="0cm" fo:padding-bottom="0.074cm" fo:border="none" style:join-border="false"/>
      <style:text-properties officeooo:rsid="007544f6" officeooo:paragraph-rsid="00780478"/>
    </style:style>
    <style:style style:name="P393" style:family="paragraph" style:parent-style-name="Standard">
      <loext:graphic-properties draw:fill="none"/>
      <style:paragraph-properties fo:background-color="transparent" fo:padding-left="0cm" fo:padding-right="0cm" fo:padding-top="0cm" fo:padding-bottom="0.074cm" fo:border="none" style:join-border="false"/>
      <style:text-properties officeooo:rsid="007a0e57" officeooo:paragraph-rsid="007a0e57"/>
    </style:style>
    <style:style style:name="P394" style:family="paragraph" style:parent-style-name="Standard">
      <loext:graphic-properties draw:fill="none"/>
      <style:paragraph-properties fo:background-color="transparent" fo:padding-left="0cm" fo:padding-right="0cm" fo:padding-top="0cm" fo:padding-bottom="0.074cm" fo:border="none" style:join-border="false"/>
      <style:text-properties officeooo:rsid="007c5d92" officeooo:paragraph-rsid="007c5d92"/>
    </style:style>
    <style:style style:name="P395" style:family="paragraph" style:parent-style-name="Standard">
      <loext:graphic-properties draw:fill="none"/>
      <style:paragraph-properties fo:background-color="transparent" fo:padding-left="0cm" fo:padding-right="0cm" fo:padding-top="0cm" fo:padding-bottom="0.074cm" fo:border="none" style:join-border="false"/>
      <style:text-properties officeooo:rsid="007fa67d" officeooo:paragraph-rsid="007fa67d"/>
    </style:style>
    <style:style style:name="P396" style:family="paragraph" style:parent-style-name="Standard">
      <loext:graphic-properties draw:fill="none"/>
      <style:paragraph-properties fo:background-color="transparent" fo:padding-left="0cm" fo:padding-right="0cm" fo:padding-top="0cm" fo:padding-bottom="0.074cm" fo:border="none" style:join-border="false"/>
      <style:text-properties officeooo:rsid="0082454f" officeooo:paragraph-rsid="0082454f"/>
    </style:style>
    <style:style style:name="P397" style:family="paragraph" style:parent-style-name="Standard">
      <loext:graphic-properties draw:fill="none"/>
      <style:paragraph-properties fo:background-color="transparent" fo:padding-left="0cm" fo:padding-right="0cm" fo:padding-top="0cm" fo:padding-bottom="0.074cm" fo:border="none" style:join-border="false"/>
      <style:text-properties officeooo:rsid="008a1aa6" officeooo:paragraph-rsid="008a1aa6"/>
    </style:style>
    <style:style style:name="P398" style:family="paragraph" style:parent-style-name="Standard">
      <loext:graphic-properties draw:fill="none"/>
      <style:paragraph-properties fo:break-before="page" fo:background-color="transparent" fo:padding-left="0cm" fo:padding-right="0cm" fo:padding-top="0cm" fo:padding-bottom="0.074cm" fo:border="none" style:join-border="false"/>
      <style:text-properties fo:color="#000000" style:font-name="Noto Sans Cond" fo:font-size="12pt" fo:font-style="normal" fo:font-weight="normal" officeooo:rsid="004e8ee5" officeooo:paragraph-rsid="004e8ee5" style:font-size-asian="10.5pt" style:font-style-asian="normal" style:font-weight-asian="normal" style:font-size-complex="12pt" style:font-style-complex="normal" style:font-weight-complex="normal"/>
    </style:style>
    <style:style style:name="P399" style:family="paragraph" style:parent-style-name="Standard">
      <loext:graphic-properties draw:fill="none"/>
      <style:paragraph-properties fo:background-color="transparent" fo:padding-left="0cm" fo:padding-right="0cm" fo:padding-top="0cm" fo:padding-bottom="0.074cm" fo:border-left="none" fo:border-right="none" fo:border-top="none" fo:border-bottom="0.06pt solid #000000" style:join-border="false"/>
      <style:text-properties fo:color="#000000" style:font-name="Noto Sans Cond" fo:font-size="20pt" fo:font-style="normal" fo:font-weight="normal" officeooo:rsid="004e8ee5" officeooo:paragraph-rsid="004e8ee5" style:font-size-asian="20pt" style:font-style-asian="normal" style:font-weight-asian="normal" style:font-size-complex="20pt" style:font-style-complex="normal" style:font-weight-complex="normal"/>
    </style:style>
    <style:style style:name="P400" style:family="paragraph" style:parent-style-name="Standard">
      <loext:graphic-properties draw:fill="none"/>
      <style:paragraph-properties fo:margin-left="0cm" fo:margin-right="0cm" fo:text-indent="0cm" style:auto-text-indent="false" fo:background-color="transparent" fo:padding-left="0cm" fo:padding-right="0cm" fo:padding-top="0cm" fo:padding-bottom="0.074cm" fo:border="none" style:join-border="false"/>
      <style:text-properties officeooo:paragraph-rsid="0010f562"/>
    </style:style>
    <style:style style:name="P401" style:family="paragraph" style:parent-style-name="Table_20_Contents">
      <style:paragraph-properties fo:text-align="start" style:justify-single-word="false"/>
      <style:text-properties officeooo:paragraph-rsid="005dfb62"/>
    </style:style>
    <style:style style:name="P402" style:family="paragraph" style:parent-style-name="Table_20_Contents">
      <style:paragraph-properties fo:text-align="start" style:justify-single-word="false"/>
      <style:text-properties officeooo:paragraph-rsid="0053be61"/>
    </style:style>
    <style:style style:name="P403" style:family="paragraph" style:parent-style-name="Table_20_Contents">
      <style:paragraph-properties fo:text-align="start" style:justify-single-word="false"/>
      <style:text-properties officeooo:paragraph-rsid="005f0c75"/>
    </style:style>
    <style:style style:name="P404" style:family="paragraph" style:parent-style-name="Table_20_Contents">
      <style:paragraph-properties fo:text-align="start" style:justify-single-word="false"/>
      <style:text-properties officeooo:paragraph-rsid="006067f7"/>
    </style:style>
    <style:style style:name="P405" style:family="paragraph" style:parent-style-name="Table_20_Contents">
      <style:paragraph-properties fo:text-align="start" style:justify-single-word="false"/>
      <style:text-properties officeooo:paragraph-rsid="0060921e"/>
    </style:style>
    <style:style style:name="P406" style:family="paragraph" style:parent-style-name="Table_20_Contents">
      <style:paragraph-properties fo:text-align="start" style:justify-single-word="false"/>
      <style:text-properties officeooo:paragraph-rsid="0061f099"/>
    </style:style>
    <style:style style:name="P407" style:family="paragraph" style:parent-style-name="Table_20_Contents">
      <style:paragraph-properties fo:text-align="start" style:justify-single-word="false"/>
      <style:text-properties officeooo:paragraph-rsid="0061fa47"/>
    </style:style>
    <style:style style:name="P408" style:family="paragraph" style:parent-style-name="Table_20_Contents">
      <style:paragraph-properties fo:text-align="start" style:justify-single-word="false"/>
      <style:text-properties officeooo:paragraph-rsid="006315df"/>
    </style:style>
    <style:style style:name="P409" style:family="paragraph" style:parent-style-name="Table_20_Contents">
      <style:paragraph-properties fo:text-align="start" style:justify-single-word="false"/>
      <style:text-properties officeooo:paragraph-rsid="0050ced0"/>
    </style:style>
    <style:style style:name="P410" style:family="paragraph" style:parent-style-name="Table_20_Contents">
      <style:paragraph-properties fo:text-align="start" style:justify-single-word="false"/>
      <style:text-properties officeooo:paragraph-rsid="0085fec2"/>
    </style:style>
    <style:style style:name="P411" style:family="paragraph" style:parent-style-name="Table_20_Contents">
      <style:paragraph-properties fo:text-align="center" style:justify-single-word="false"/>
      <style:text-properties officeooo:paragraph-rsid="0053be61"/>
    </style:style>
    <style:style style:name="P412" style:family="paragraph" style:parent-style-name="Table_20_Contents">
      <style:paragraph-properties fo:text-align="center" style:justify-single-word="false"/>
      <style:text-properties officeooo:paragraph-rsid="0061f099"/>
    </style:style>
    <style:style style:name="P413" style:family="paragraph" style:parent-style-name="Table_20_Contents">
      <style:paragraph-properties fo:text-align="center" style:justify-single-word="false"/>
      <style:text-properties officeooo:paragraph-rsid="0061fa47"/>
    </style:style>
    <style:style style:name="P414" style:family="paragraph" style:parent-style-name="Table_20_Contents">
      <style:paragraph-properties fo:text-align="center" style:justify-single-word="false"/>
      <style:text-properties officeooo:paragraph-rsid="006315df"/>
    </style:style>
    <style:style style:name="P415" style:family="paragraph" style:parent-style-name="Table_20_Contents">
      <style:paragraph-properties fo:text-align="center" style:justify-single-word="false"/>
      <style:text-properties officeooo:paragraph-rsid="0050ced0"/>
    </style:style>
    <style:style style:name="P416" style:family="paragraph" style:parent-style-name="Table_20_Contents">
      <style:paragraph-properties fo:text-align="center" style:justify-single-word="false"/>
      <style:text-properties officeooo:paragraph-rsid="00780478"/>
    </style:style>
    <style:style style:name="P417" style:family="paragraph" style:parent-style-name="Table_20_Contents">
      <style:paragraph-properties fo:text-align="center" style:justify-single-word="false"/>
      <style:text-properties officeooo:paragraph-rsid="00782f24"/>
    </style:style>
    <style:style style:name="P418"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4f7b53" officeooo:paragraph-rsid="005f591c"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4f7b53" officeooo:paragraph-rsid="006067f7"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4f7b53" officeooo:paragraph-rsid="0060921e"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4f7b53" officeooo:paragraph-rsid="0061f099" style:font-size-asian="12pt" style:font-style-asian="normal" style:font-weight-asian="normal" style:font-size-complex="12pt" style:font-style-complex="normal" style:font-weight-complex="normal" style:text-overline-style="none" style:text-overline-color="font-color"/>
    </style:style>
    <style:style style:name="P422"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4f7b53" officeooo:paragraph-rsid="0061fa47" style:font-size-asian="12pt" style:font-style-asian="normal" style:font-weight-asian="normal" style:font-size-complex="12pt" style:font-style-complex="normal" style:font-weight-complex="normal" style:text-overline-style="none" style:text-overline-color="font-color"/>
    </style:style>
    <style:style style:name="P423"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4f7b53" officeooo:paragraph-rsid="006315df" style:font-size-asian="12pt" style:font-style-asian="normal" style:font-weight-asian="normal" style:font-size-complex="12pt" style:font-style-complex="normal" style:font-weight-complex="normal" style:text-overline-style="none" style:text-overline-color="font-color"/>
    </style:style>
    <style:style style:name="P424"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60921e" officeooo:paragraph-rsid="0060921e"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61fa47" officeooo:paragraph-rsid="0061fa47"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6067f7" style:font-size-asian="10.5pt" style:font-style-asian="normal" style:font-weight-asian="normal" style:font-size-complex="10.5pt" style:font-style-complex="normal" style:font-weight-complex="normal" style:text-overline-style="none" style:text-overline-color="font-color"/>
    </style:style>
    <style:style style:name="P427"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60921e" style:font-size-asian="10.5pt" style:font-style-asian="normal" style:font-weight-asian="normal" style:font-size-complex="10.5pt" style:font-style-complex="normal" style:font-weight-complex="normal" style:text-overline-style="none" style:text-overline-color="font-color"/>
    </style:style>
    <style:style style:name="P428" style:family="paragraph" style:parent-style-name="Table_20_Contents">
      <style:paragraph-properties fo:text-align="center" style:justify-single-word="false"/>
      <style:text-properties fo:color="#000000" style:text-outline="false" style:text-line-through-style="none" style:text-line-through-type="none" style:font-name="Noto Mono" fo:font-size="10.5pt" fo:font-style="normal" fo:text-shadow="none" style:text-underline-style="none" fo:font-weight="normal" officeooo:rsid="004f7b53" officeooo:paragraph-rsid="0061f099" style:font-size-asian="10.5pt" style:font-style-asian="normal" style:font-weight-asian="normal" style:font-size-complex="10.5pt" style:font-style-complex="normal" style:font-weight-complex="normal" style:text-overline-style="none" style:text-overline-color="font-color"/>
    </style:style>
    <style:style style:name="P429"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7544f6" officeooo:paragraph-rsid="007544f6"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7544f6" officeooo:paragraph-rsid="00780478" style:font-size-asian="12pt" style:font-style-asian="normal" style:font-weight-asian="normal" style:font-size-complex="12pt" style:font-style-complex="normal" style:font-weight-complex="normal" style:text-overline-style="none" style:text-overline-color="font-color"/>
    </style:style>
    <style:style style:name="P431"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782f24" officeooo:paragraph-rsid="00782f24"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79ff86" officeooo:paragraph-rsid="0079ff86"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Table_20_Contents">
      <style:paragraph-properties fo:text-align="start"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8936c8" officeooo:paragraph-rsid="008936c8"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Table_20_Contents">
      <style:paragraph-properties fo:text-align="center" style:justify-single-word="false"/>
      <style:text-properties fo:color="#000000" style:text-outline="false" style:text-line-through-style="none" style:text-line-through-type="none" style:font-name="Noto Sans Cond" fo:font-size="12pt" fo:font-style="normal" fo:text-shadow="none" style:text-underline-style="none" fo:font-weight="normal" officeooo:rsid="008936c8" officeooo:paragraph-rsid="008936c8"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able_20_Contents">
      <style:paragraph-properties fo:text-align="start" style:justify-single-word="false"/>
      <style:text-properties officeooo:rsid="006067f7" officeooo:paragraph-rsid="006067f7"/>
    </style:style>
    <style:style style:name="P436" style:family="paragraph" style:parent-style-name="Table_20_Contents">
      <loext:graphic-properties draw:fill="none"/>
      <style:paragraph-properties fo:text-align="start" style:justify-single-word="false" fo:background-color="transparent" fo:padding-left="0cm" fo:padding-right="0cm" fo:padding-top="0cm" fo:padding-bottom="0.074cm" fo:border="none" style:join-border="false"/>
      <style:text-properties fo:color="#000000" style:text-outline="false" style:text-line-through-style="none" style:text-line-through-type="none" style:font-name="Noto Sans Cond" fo:font-size="12pt" fo:font-style="normal" fo:text-shadow="none" style:text-underline-style="none" fo:font-weight="normal" officeooo:rsid="004f7b53" officeooo:paragraph-rsid="006067f7" style:font-size-asian="12pt" style:font-style-asian="normal" style:font-weight-asian="normal" style:font-size-complex="12pt" style:font-style-complex="normal" style:font-weight-complex="normal" style:text-overline-style="none" style:text-overline-color="font-color"/>
    </style:style>
    <style:style style:name="P437" style:family="paragraph" style:parent-style-name="Table_20_Contents">
      <loext:graphic-properties draw:fill="none"/>
      <style:paragraph-properties fo:text-align="start" style:justify-single-word="false" fo:background-color="transparent" fo:padding-left="0cm" fo:padding-right="0cm" fo:padding-top="0cm" fo:padding-bottom="0.074cm" fo:border="none" style:join-border="false"/>
      <style:text-properties fo:color="#000000" style:text-outline="false" style:text-line-through-style="none" style:text-line-through-type="none" style:font-name="Noto Sans Cond" fo:font-size="12pt" fo:font-style="normal" fo:text-shadow="none" style:text-underline-style="none" fo:font-weight="normal" officeooo:rsid="004f7b53" officeooo:paragraph-rsid="0071e79b" style:font-size-asian="12pt" style:font-style-asian="normal" style:font-weight-asian="normal" style:font-size-complex="12pt" style:font-style-complex="normal" style:font-weight-complex="normal" style:text-overline-style="none" style:text-overline-color="font-color"/>
    </style:style>
    <style:style style:name="P438" style:family="paragraph" style:parent-style-name="Table_20_Contents">
      <loext:graphic-properties draw:fill="none"/>
      <style:paragraph-properties fo:text-align="start" style:justify-single-word="false" fo:background-color="transparent" fo:padding-left="0cm" fo:padding-right="0cm" fo:padding-top="0cm" fo:padding-bottom="0.074cm" fo:border="none" style:join-border="false"/>
      <style:text-properties fo:color="#000000" style:text-outline="false" style:text-line-through-style="none" style:text-line-through-type="none" style:font-name="Noto Sans Cond" fo:font-size="12pt" fo:font-style="normal" fo:text-shadow="none" style:text-underline-style="none" fo:font-weight="normal" officeooo:rsid="004f7b53" officeooo:paragraph-rsid="00780478" style:font-size-asian="12pt" style:font-style-asian="normal" style:font-weight-asian="normal" style:font-size-complex="12pt" style:font-style-complex="normal" style:font-weight-complex="normal" style:text-overline-style="none" style:text-overline-color="font-color"/>
    </style:style>
    <style:style style:name="P439" style:family="paragraph">
      <loext:graphic-properties draw:fill-color="#000000"/>
    </style:style>
    <style:style style:name="P44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441"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Noto Sans Cond" fo:font-size="16pt" style:font-size-asian="16pt" style:font-size-complex="16pt" fo:hyphenate="false"/>
    </style:style>
    <style:style style:name="P442"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Noto Sans Cond"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SimSun"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Noto Sans Cond" fo:font-size="12pt" fo:font-weight="normal" style:font-size-asian="10.5pt" style:font-weight-asian="normal" style:font-size-complex="12pt" style:font-weight-complex="normal"/>
    </style:style>
    <style:style style:name="T2" style:family="text">
      <style:text-properties style:font-name="Noto Sans Cond" fo:font-size="12pt" fo:font-weight="normal" officeooo:rsid="00100395" style:font-size-asian="10.5pt" style:font-weight-asian="normal" style:font-size-complex="12pt" style:font-weight-complex="normal"/>
    </style:style>
    <style:style style:name="T3" style:family="text">
      <style:text-properties style:font-name="Noto Sans Cond" fo:font-size="12pt" fo:font-weight="normal" officeooo:rsid="0016d3ca" style:font-size-asian="10.5pt" style:font-weight-asian="normal" style:font-size-complex="12pt" style:font-weight-complex="normal"/>
    </style:style>
    <style:style style:name="T4" style:family="text">
      <style:text-properties style:font-name="Noto Sans Cond" fo:font-size="12pt" fo:font-weight="normal" officeooo:rsid="0010f562" style:font-size-asian="10.5pt" style:font-weight-asian="normal" style:font-size-complex="12pt" style:font-weight-complex="normal"/>
    </style:style>
    <style:style style:name="T5" style:family="text">
      <style:text-properties style:font-name="Noto Sans Cond" fo:font-size="12pt" fo:font-weight="normal" officeooo:rsid="001784c6" style:font-size-asian="10.5pt" style:font-weight-asian="normal" style:font-size-complex="12pt" style:font-weight-complex="normal"/>
    </style:style>
    <style:style style:name="T6" style:family="text">
      <style:text-properties style:font-name="Noto Sans Cond" fo:font-size="12pt" fo:font-weight="normal" officeooo:rsid="001aabb0" style:font-size-asian="10.5pt" style:font-weight-asian="normal" style:font-size-complex="12pt" style:font-weight-complex="normal"/>
    </style:style>
    <style:style style:name="T7" style:family="text">
      <style:text-properties style:font-name="Noto Sans Cond" fo:font-size="12pt" fo:font-weight="normal" officeooo:rsid="001c243a" style:font-size-asian="10.5pt" style:font-weight-asian="normal" style:font-size-complex="12pt" style:font-weight-complex="normal"/>
    </style:style>
    <style:style style:name="T8" style:family="text">
      <style:text-properties style:font-name="Noto Sans Cond" fo:font-size="12pt" fo:font-weight="normal" officeooo:rsid="001d318c" style:font-size-asian="10.5pt" style:font-weight-asian="normal" style:font-size-complex="12pt" style:font-weight-complex="normal"/>
    </style:style>
    <style:style style:name="T9" style:family="text">
      <style:text-properties style:font-name="Noto Sans Cond" fo:font-size="12pt" fo:font-weight="normal" officeooo:rsid="00251cf6" style:font-size-asian="10.5pt" style:font-weight-asian="normal" style:font-size-complex="12pt" style:font-weight-complex="normal"/>
    </style:style>
    <style:style style:name="T10" style:family="text">
      <style:text-properties style:font-name="Noto Sans Cond" fo:font-size="12pt" fo:font-weight="normal" officeooo:rsid="0025b89b" style:font-size-asian="10.5pt" style:font-weight-asian="normal" style:font-size-complex="12pt" style:font-weight-complex="normal"/>
    </style:style>
    <style:style style:name="T11" style:family="text">
      <style:text-properties style:font-name="Noto Sans Cond" fo:font-size="12pt" fo:font-weight="normal" officeooo:rsid="00281171" style:font-size-asian="10.5pt" style:font-weight-asian="normal" style:font-size-complex="12pt" style:font-weight-complex="normal"/>
    </style:style>
    <style:style style:name="T12" style:family="text">
      <style:text-properties style:font-name="Noto Sans Cond" fo:font-size="12pt" fo:font-weight="normal" officeooo:rsid="0028fcff" style:font-size-asian="10.5pt" style:font-weight-asian="normal" style:font-size-complex="12pt" style:font-weight-complex="normal"/>
    </style:style>
    <style:style style:name="T13" style:family="text">
      <style:text-properties style:font-name="Noto Sans Cond" fo:font-size="12pt" fo:font-weight="normal" officeooo:rsid="002906c2" style:font-size-asian="10.5pt" style:font-weight-asian="normal" style:font-size-complex="12pt" style:font-weight-complex="normal"/>
    </style:style>
    <style:style style:name="T14" style:family="text">
      <style:text-properties style:font-name="Noto Sans Cond" fo:font-size="12pt" fo:font-weight="normal" officeooo:rsid="002aa4de" style:font-size-asian="10.5pt" style:font-weight-asian="normal" style:font-size-complex="12pt" style:font-weight-complex="normal"/>
    </style:style>
    <style:style style:name="T15" style:family="text">
      <style:text-properties style:font-name="Noto Sans Cond" fo:font-size="12pt" fo:font-weight="normal" officeooo:rsid="002b6e9d" style:font-size-asian="10.5pt" style:font-weight-asian="normal" style:font-size-complex="12pt" style:font-weight-complex="normal"/>
    </style:style>
    <style:style style:name="T16" style:family="text">
      <style:text-properties style:font-name="Noto Sans Cond" fo:font-size="12pt" fo:font-weight="normal" officeooo:rsid="002c41cd" style:font-size-asian="10.5pt" style:font-weight-asian="normal" style:font-size-complex="12pt" style:font-weight-complex="normal"/>
    </style:style>
    <style:style style:name="T17" style:family="text">
      <style:text-properties style:font-name="Noto Sans Cond" fo:font-size="12pt" fo:font-weight="normal" officeooo:rsid="003342e9" style:font-size-asian="10.5pt" style:font-weight-asian="normal" style:font-size-complex="12pt" style:font-weight-complex="normal"/>
    </style:style>
    <style:style style:name="T18" style:family="text">
      <style:text-properties style:font-name="Noto Sans Cond" fo:font-size="12pt" fo:font-weight="normal" officeooo:rsid="00350d6a" style:font-size-asian="10.5pt" style:font-weight-asian="normal" style:font-size-complex="12pt" style:font-weight-complex="normal"/>
    </style:style>
    <style:style style:name="T19" style:family="text">
      <style:text-properties style:font-name="Noto Sans Cond" fo:font-size="12pt" fo:font-weight="normal" officeooo:rsid="0038bc86" style:font-size-asian="10.5pt" style:font-weight-asian="normal" style:font-size-complex="12pt" style:font-weight-complex="normal"/>
    </style:style>
    <style:style style:name="T20" style:family="text">
      <style:text-properties style:font-name="Noto Sans Cond" fo:font-size="12pt" fo:font-weight="normal" officeooo:rsid="0066aca3" style:font-size-asian="10.5pt" style:font-weight-asian="normal" style:font-size-complex="12pt" style:font-weight-complex="normal"/>
    </style:style>
    <style:style style:name="T21" style:family="text">
      <style:text-properties style:font-name="Noto Sans Cond" fo:font-size="12pt" fo:font-weight="normal" officeooo:rsid="00153cda" style:font-size-asian="10.5pt" style:font-weight-asian="normal" style:font-size-complex="12pt" style:font-weight-complex="normal"/>
    </style:style>
    <style:style style:name="T22" style:family="text">
      <style:text-properties style:font-name="Noto Sans Cond" fo:font-size="12pt" fo:font-weight="normal" officeooo:rsid="0067db4c" style:font-size-asian="10.5pt" style:font-weight-asian="normal" style:font-size-complex="12pt" style:font-weight-complex="normal"/>
    </style:style>
    <style:style style:name="T23" style:family="text">
      <style:text-properties style:font-name="Noto Sans Cond" fo:font-size="12pt" fo:font-weight="normal" officeooo:rsid="0074f671" style:font-size-asian="10.5pt" style:font-weight-asian="normal" style:font-size-complex="12pt" style:font-weight-complex="normal"/>
    </style:style>
    <style:style style:name="T24" style:family="text">
      <style:text-properties style:font-name="Noto Sans Cond" fo:font-size="12pt" fo:font-style="normal" fo:font-weight="normal" style:font-size-asian="10.5pt" style:font-style-asian="normal" style:font-weight-asian="normal" style:font-size-complex="12pt" style:font-style-complex="normal" style:font-weight-complex="normal"/>
    </style:style>
    <style:style style:name="T25" style:family="text">
      <style:text-properties style:font-name="Noto Sans Cond" fo:font-size="12pt" fo:font-style="normal" fo:font-weight="normal" officeooo:rsid="00100395" style:font-size-asian="10.5pt" style:font-style-asian="normal" style:font-weight-asian="normal" style:font-size-complex="12pt" style:font-style-complex="normal" style:font-weight-complex="normal"/>
    </style:style>
    <style:style style:name="T26" style:family="text">
      <style:text-properties style:font-name="Noto Sans Cond" fo:font-size="12pt" fo:font-style="normal" fo:font-weight="normal" officeooo:rsid="00107149" style:font-size-asian="10.5pt" style:font-style-asian="normal" style:font-weight-asian="normal" style:font-size-complex="12pt" style:font-style-complex="normal" style:font-weight-complex="normal"/>
    </style:style>
    <style:style style:name="T27" style:family="text">
      <style:text-properties style:font-name="Noto Sans Cond" fo:font-size="12pt" fo:font-style="normal" fo:font-weight="normal" officeooo:rsid="0010f562" style:font-size-asian="10.5pt" style:font-style-asian="normal" style:font-weight-asian="normal" style:font-size-complex="12pt" style:font-style-complex="normal" style:font-weight-complex="normal"/>
    </style:style>
    <style:style style:name="T28" style:family="text">
      <style:text-properties style:font-name="Noto Sans Cond" fo:font-size="12pt" fo:font-style="normal" fo:font-weight="normal" officeooo:rsid="001c243a" style:font-size-asian="10.5pt" style:font-style-asian="normal" style:font-weight-asian="normal" style:font-size-complex="12pt" style:font-style-complex="normal" style:font-weight-complex="normal"/>
    </style:style>
    <style:style style:name="T29" style:family="text">
      <style:text-properties style:font-name="Noto Sans Cond" fo:font-size="12pt" fo:font-style="normal" fo:font-weight="normal" officeooo:rsid="003a939a" style:font-size-asian="10.5pt" style:font-style-asian="normal" style:font-weight-asian="normal" style:font-size-complex="12pt" style:font-style-complex="normal" style:font-weight-complex="normal"/>
    </style:style>
    <style:style style:name="T30" style:family="text">
      <style:text-properties style:font-name="Noto Sans Cond" fo:font-size="12pt" fo:font-style="italic" fo:font-weight="normal" officeooo:rsid="001aabb0" style:font-size-asian="10.5pt" style:font-style-asian="italic" style:font-weight-asian="normal" style:font-size-complex="12pt" style:font-style-complex="italic" style:font-weight-complex="normal"/>
    </style:style>
    <style:style style:name="T31" style:family="text">
      <style:text-properties style:font-name="Noto Sans Cond" fo:font-size="12pt" fo:font-style="italic" fo:font-weight="normal" officeooo:rsid="001c243a" style:font-size-asian="10.5pt" style:font-style-asian="italic" style:font-weight-asian="normal" style:font-size-complex="12pt" style:font-style-complex="italic" style:font-weight-complex="normal"/>
    </style:style>
    <style:style style:name="T32" style:family="text">
      <style:text-properties style:font-name="Noto Sans Cond" fo:font-size="12pt" fo:font-style="italic" fo:font-weight="normal" officeooo:rsid="00251cf6" style:font-size-asian="10.5pt" style:font-style-asian="italic" style:font-weight-asian="normal" style:font-size-complex="12pt" style:font-style-complex="italic" style:font-weight-complex="normal"/>
    </style:style>
    <style:style style:name="T33" style:family="text">
      <style:text-properties style:font-name="Noto Sans Cond" fo:font-size="12pt" fo:font-style="italic" fo:font-weight="normal" officeooo:rsid="001c243a" style:font-size-asian="10.5pt" style:font-style-asian="normal" style:font-weight-asian="normal" style:font-size-complex="12pt" style:font-style-complex="normal" style:font-weight-complex="normal"/>
    </style:style>
    <style:style style:name="T34" style:family="text">
      <style:text-properties style:font-name="Noto Sans Cond" fo:font-size="12pt" fo:font-style="italic" officeooo:rsid="003c1026" style:font-size-asian="10.5pt" style:font-size-complex="12pt"/>
    </style:style>
    <style:style style:name="T35" style:family="text">
      <style:text-properties style:font-name="Noto Sans Cond" fo:font-size="12pt" fo:font-weight="bold" officeooo:rsid="00334162" style:font-size-asian="10.5pt" style:font-weight-asian="bold" style:font-size-complex="12pt" style:font-weight-complex="bold"/>
    </style:style>
    <style:style style:name="T36" style:family="text">
      <style:text-properties style:font-name="Noto Sans Cond" fo:font-size="12pt" fo:font-weight="bold" officeooo:rsid="003342e9" style:font-size-asian="10.5pt" style:font-weight-asian="bold" style:font-size-complex="12pt" style:font-weight-complex="bold"/>
    </style:style>
    <style:style style:name="T37" style:family="text">
      <style:text-properties style:font-name="Noto Sans Cond" fo:font-size="12pt" fo:font-weight="bold" officeooo:rsid="003c1026" style:font-size-asian="10.5pt" style:font-weight-asian="bold" style:font-size-complex="12pt" style:font-weight-complex="bold"/>
    </style:style>
    <style:style style:name="T38" style:family="text">
      <style:text-properties style:font-name="Noto Sans Cond" fo:font-size="12pt" fo:font-weight="bold" officeooo:rsid="004667a6" style:font-size-asian="10.5pt" style:font-weight-asian="bold" style:font-size-complex="12pt" style:font-weight-complex="bold"/>
    </style:style>
    <style:style style:name="T39" style:family="text">
      <style:text-properties style:font-name="Noto Sans Cond" fo:font-size="12pt" officeooo:rsid="003c1026" style:font-size-asian="10.5pt" style:font-size-complex="12pt"/>
    </style:style>
    <style:style style:name="T40" style:family="text">
      <style:text-properties style:font-name="Noto Sans Cond" fo:font-size="12pt" officeooo:rsid="0040d5f4" style:font-size-asian="10.5pt" style:font-size-complex="12pt"/>
    </style:style>
    <style:style style:name="T41" style:family="text">
      <style:text-properties style:font-name="Noto Sans Cond" fo:font-weight="normal" style:font-weight-asian="normal" style:font-weight-complex="normal"/>
    </style:style>
    <style:style style:name="T42" style:family="text">
      <style:text-properties style:font-name="Noto Sans Cond" fo:font-weight="normal" officeooo:rsid="001d318c" style:font-weight-asian="normal" style:font-weight-complex="normal"/>
    </style:style>
    <style:style style:name="T43" style:family="text">
      <style:text-properties style:font-name="Noto Sans Cond" fo:font-weight="normal" officeooo:rsid="001daebd" style:font-weight-asian="normal" style:font-weight-complex="normal"/>
    </style:style>
    <style:style style:name="T44" style:family="text">
      <style:text-properties style:font-name="Noto Sans Cond" fo:font-weight="normal" officeooo:rsid="00227d57" style:font-weight-asian="normal" style:font-weight-complex="normal"/>
    </style:style>
    <style:style style:name="T45" style:family="text">
      <style:text-properties style:font-name="Noto Sans Cond" fo:font-weight="normal" officeooo:rsid="002456e8" style:font-weight-asian="normal" style:font-weight-complex="normal"/>
    </style:style>
    <style:style style:name="T46" style:family="text">
      <style:text-properties style:font-name="Noto Sans Cond" fo:font-weight="normal" officeooo:rsid="0025d6f9" style:font-weight-asian="normal" style:font-weight-complex="normal"/>
    </style:style>
    <style:style style:name="T47" style:family="text">
      <style:text-properties style:font-name="Noto Sans Cond" fo:font-weight="normal" officeooo:rsid="002c41cd" style:font-weight-asian="normal" style:font-weight-complex="normal"/>
    </style:style>
    <style:style style:name="T48" style:family="text">
      <style:text-properties style:font-name="Noto Sans Cond" fo:font-style="italic" fo:font-weight="normal" style:font-weight-asian="normal" style:font-weight-complex="normal"/>
    </style:style>
    <style:style style:name="T49" style:family="text">
      <style:text-properties style:font-name="Noto Sans Cond" fo:font-style="italic" fo:font-weight="normal" style:font-style-asian="italic" style:font-weight-asian="normal" style:font-style-complex="italic" style:font-weight-complex="normal"/>
    </style:style>
    <style:style style:name="T50" style:family="text">
      <style:text-properties fo:font-size="12pt" fo:font-weight="normal" style:font-size-asian="10.5pt" style:font-weight-asian="normal" style:font-size-complex="12pt" style:font-weight-complex="normal"/>
    </style:style>
    <style:style style:name="T51" style:family="text">
      <style:text-properties fo:font-size="12pt" fo:font-weight="normal" officeooo:rsid="001aabb0" style:font-size-asian="10.5pt" style:font-weight-asian="normal" style:font-size-complex="12pt" style:font-weight-complex="normal"/>
    </style:style>
    <style:style style:name="T52" style:family="text">
      <style:text-properties fo:font-size="12pt" fo:font-weight="normal" officeooo:rsid="001daebd" style:font-size-asian="10.5pt" style:font-weight-asian="normal" style:font-size-complex="12pt" style:font-weight-complex="normal"/>
    </style:style>
    <style:style style:name="T53" style:family="text">
      <style:text-properties fo:font-size="12pt" fo:font-weight="normal" officeooo:rsid="0028fcff" style:font-size-asian="10.5pt" style:font-weight-asian="normal" style:font-size-complex="12pt" style:font-weight-complex="normal"/>
    </style:style>
    <style:style style:name="T54" style:family="text">
      <style:text-properties fo:font-size="12pt" fo:font-weight="normal" officeooo:rsid="002b6e9d" style:font-size-asian="10.5pt" style:font-weight-asian="normal" style:font-size-complex="12pt" style:font-weight-complex="normal"/>
    </style:style>
    <style:style style:name="T55" style:family="text">
      <style:text-properties fo:font-size="12pt" fo:font-weight="normal" officeooo:rsid="002aa4de" style:font-size-asian="10.5pt" style:font-weight-asian="normal" style:font-size-complex="12pt" style:font-weight-complex="normal"/>
    </style:style>
    <style:style style:name="T56" style:family="text">
      <style:text-properties fo:font-size="12pt" officeooo:rsid="000c70f6" style:font-size-asian="10.5pt" style:font-size-complex="12pt"/>
    </style:style>
    <style:style style:name="T57" style:family="text">
      <style:text-properties fo:font-size="12pt" fo:font-style="italic" fo:font-weight="normal" officeooo:rsid="001aabb0" style:font-size-asian="10.5pt" style:font-style-asian="italic" style:font-weight-asian="normal" style:font-size-complex="12pt" style:font-style-complex="italic" style:font-weight-complex="normal"/>
    </style:style>
    <style:style style:name="T58" style:family="text">
      <style:text-properties fo:font-size="12pt" fo:font-weight="bold" officeooo:rsid="001aabb0" style:font-size-asian="10.5pt" style:font-weight-asian="normal" style:font-size-complex="12pt" style:font-weight-complex="normal"/>
    </style:style>
    <style:style style:name="T59" style:family="text">
      <style:text-properties officeooo:rsid="0016d3ca"/>
    </style:style>
    <style:style style:name="T60" style:family="text">
      <style:text-properties officeooo:rsid="001784c6"/>
    </style:style>
    <style:style style:name="T61" style:family="text">
      <style:text-properties officeooo:rsid="001aabb0"/>
    </style:style>
    <style:style style:name="T62" style:family="text">
      <style:text-properties style:text-position="super 58%" officeooo:rsid="001aabb0"/>
    </style:style>
    <style:style style:name="T63" style:family="text">
      <style:text-properties style:text-position="super 58%" style:font-name="Noto Sans Cond" fo:font-size="12pt" fo:font-weight="normal" officeooo:rsid="001aabb0" style:font-size-asian="10.5pt" style:font-weight-asian="normal" style:font-size-complex="12pt" style:font-weight-complex="normal"/>
    </style:style>
    <style:style style:name="T64" style:family="text">
      <style:text-properties style:text-position="super 58%" style:font-name="Noto Sans Cond" fo:font-size="12pt" fo:font-weight="normal" officeooo:rsid="003342e9" style:font-size-asian="10.5pt" style:font-weight-asian="normal" style:font-size-complex="12pt" style:font-weight-complex="normal"/>
    </style:style>
    <style:style style:name="T65" style:family="text">
      <style:text-properties style:text-position="0% 100%" officeooo:rsid="001aabb0"/>
    </style:style>
    <style:style style:name="T66" style:family="text">
      <style:text-properties style:text-position="0% 100%" style:font-name="Noto Sans Cond" fo:font-weight="normal" style:font-weight-asian="normal"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20ac44" style:font-weight-asian="normal" style:font-weight-complex="normal"/>
    </style:style>
    <style:style style:name="T69" style:family="text">
      <style:text-properties fo:font-weight="normal" officeooo:rsid="00275f3f" style:font-weight-asian="normal" style:font-weight-complex="normal"/>
    </style:style>
    <style:style style:name="T70" style:family="text">
      <style:text-properties fo:font-weight="normal" officeooo:rsid="0028fcff" style:font-weight-asian="normal" style:font-weight-complex="normal"/>
    </style:style>
    <style:style style:name="T71" style:family="text">
      <style:text-properties fo:font-weight="normal" officeooo:rsid="0036bd06" style:font-weight-asian="normal" style:font-weight-complex="normal"/>
    </style:style>
    <style:style style:name="T72" style:family="text">
      <style:text-properties officeooo:rsid="001daebd"/>
    </style:style>
    <style:style style:name="T73" style:family="text">
      <style:text-properties style:font-name="Noto Mono" fo:font-weight="normal" officeooo:rsid="00275f3f" style:font-weight-asian="normal" style:font-weight-complex="normal"/>
    </style:style>
    <style:style style:name="T74" style:family="text">
      <style:text-properties style:font-name="Noto Mono" fo:font-weight="normal" officeooo:rsid="00281171" style:font-weight-asian="normal" style:font-weight-complex="normal"/>
    </style:style>
    <style:style style:name="T75" style:family="text">
      <style:text-properties style:font-name="Noto Mono" fo:font-weight="normal" officeooo:rsid="002e0e34" style:font-weight-asian="normal" style:font-weight-complex="normal"/>
    </style:style>
    <style:style style:name="T76" style:family="text">
      <style:text-properties style:font-name="Noto Mono" fo:font-size="10.5pt" fo:font-weight="normal" officeooo:rsid="003276fe" style:font-size-asian="10.5pt" style:font-weight-asian="normal" style:font-size-complex="10.5pt" style:font-weight-complex="normal"/>
    </style:style>
    <style:style style:name="T77" style:family="text">
      <style:text-properties officeooo:rsid="00281171"/>
    </style:style>
    <style:style style:name="T78" style:family="text">
      <style:text-properties fo:color="#000000" style:text-outline="false" style:text-line-through-style="none" style:text-line-through-type="none" style:font-name="Noto Sans Cond" fo:font-size="12pt"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Noto Sans Cond" fo:font-size="12pt" fo:font-style="normal" fo:text-shadow="none" style:text-underline-style="none" fo:font-weight="normal" officeooo:rsid="002ec70a" style:font-size-asian="10.5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Noto Sans Cond" fo:font-size="12pt" fo:font-style="normal" fo:text-shadow="none" style:text-underline-style="none" fo:font-weight="normal" officeooo:rsid="00305ffa" style:font-size-asian="10.5pt" style:font-style-asian="normal" style:font-weight-asian="normal" style:font-size-complex="12pt"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Noto Sans Cond" fo:font-size="12pt" fo:font-style="normal" fo:text-shadow="none" style:text-underline-style="none" fo:font-weight="normal" officeooo:rsid="00307c46" style:font-size-asian="10.5pt" style:font-style-asian="normal" style:font-weight-asian="normal" style:font-size-complex="12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Noto Sans Cond"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Noto Sans Cond" fo:font-size="12pt" fo:font-style="normal" fo:text-shadow="none" style:text-underline-style="none" fo:font-weight="normal" officeooo:rsid="00307c46" style:font-size-asian="12pt" style:font-style-asian="normal" style:font-weight-asian="normal" style:font-size-complex="12pt"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Noto Sans Cond" fo:font-size="12pt" fo:font-style="normal" fo:text-shadow="none" style:text-underline-style="none" fo:font-weight="normal" officeooo:rsid="0031c168"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Noto Sans Cond" fo:font-size="12pt" fo:font-style="normal" fo:text-shadow="none" style:text-underline-style="none" fo:font-weight="normal" officeooo:rsid="003233d7"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Noto Sans Cond" fo:font-size="12pt" fo:font-style="normal" fo:text-shadow="none" style:text-underline-style="none" fo:font-weight="normal" officeooo:rsid="003276fe"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Noto Sans Cond" fo:font-size="12pt" fo:font-style="normal" fo:text-shadow="none" style:text-underline-style="none" fo:font-weight="normal" officeooo:rsid="0050ced0"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font-name="Noto Sans Cond" fo:font-size="12pt" fo:font-style="normal" fo:text-shadow="none" style:text-underline-style="none" fo:font-weight="normal" officeooo:rsid="004f7b53"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style:text-outline="false" style:text-line-through-style="none" style:text-line-through-type="none" style:font-name="Noto Sans Cond" fo:font-size="12pt" fo:font-style="normal" fo:text-shadow="none" style:text-underline-style="none" fo:font-weight="normal" officeooo:rsid="00529e4a"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font-name="Noto Sans Cond" fo:font-size="12pt" fo:font-style="normal" fo:text-shadow="none" style:text-underline-style="none" fo:font-weight="normal" officeooo:rsid="005dfb62"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Noto Sans Cond" fo:font-size="12pt" fo:font-style="normal" fo:text-shadow="none" style:text-underline-style="none" fo:font-weight="normal" officeooo:rsid="005f0c75"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Noto Sans Cond" fo:font-size="12pt" fo:font-style="normal" fo:text-shadow="none" style:text-underline-style="none" fo:font-weight="normal" officeooo:rsid="006067f7"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style:text-outline="false" style:text-line-through-style="none" style:text-line-through-type="none" style:font-name="Noto Sans Cond" fo:font-size="12pt" fo:font-style="normal" fo:text-shadow="none" style:text-underline-style="none" fo:font-weight="normal" officeooo:rsid="0060921e"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fo:color="#000000" style:text-outline="false" style:text-line-through-style="none" style:text-line-through-type="none" style:font-name="Noto Sans Cond" fo:font-size="12pt" fo:font-style="normal" fo:text-shadow="none" style:text-underline-style="none" fo:font-weight="normal" officeooo:rsid="0061f099"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000000" style:text-outline="false" style:text-line-through-style="none" style:text-line-through-type="none" style:font-name="Noto Sans Cond" fo:font-size="12pt" fo:font-style="normal" fo:text-shadow="none" style:text-underline-style="none" fo:font-weight="normal" officeooo:rsid="0061fa47"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fo:color="#000000" style:text-outline="false" style:text-line-through-style="none" style:text-line-through-type="none" style:font-name="Noto Sans Cond" fo:font-size="12pt" fo:font-style="normal" fo:text-shadow="none" style:text-underline-style="none" fo:font-weight="normal" officeooo:rsid="006315df"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fo:color="#000000" style:text-outline="false" style:text-line-through-style="none" style:text-line-through-type="none" style:font-name="Noto Sans Cond" fo:font-size="12pt" fo:font-style="normal" fo:text-shadow="none" style:text-underline-style="none" fo:font-weight="normal" officeooo:rsid="0067db4c"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fo:color="#000000" style:text-outline="false" style:text-line-through-style="none" style:text-line-through-type="none" style:font-name="Noto Sans Cond" fo:font-size="12pt" fo:font-style="normal" fo:text-shadow="none" style:text-underline-style="none" fo:font-weight="normal" officeooo:rsid="00686689"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fo:color="#000000" style:text-outline="false" style:text-line-through-style="none" style:text-line-through-type="none" style:font-name="Noto Sans Cond" fo:font-size="12pt" fo:font-style="normal" fo:text-shadow="none" style:text-underline-style="none" fo:font-weight="normal" officeooo:rsid="0085fec2" style:font-size-asian="12pt" style:font-style-asian="normal" style:font-weight-asian="normal" style:font-size-complex="12pt" style:font-style-complex="normal" style:font-weight-complex="normal" style:text-overline-style="none" style:text-overline-color="font-color"/>
    </style:style>
    <style:style style:name="T100" style:family="text">
      <style:text-properties fo:color="#000000" style:text-outline="false" style:text-line-through-style="none" style:text-line-through-type="none" style:font-name="Noto Sans Cond" fo:font-size="12pt" fo:font-style="normal" fo:text-shadow="none" style:text-underline-style="none" fo:font-weight="normal" officeooo:rsid="00874612" style:font-size-asian="12pt" style:font-style-asian="normal" style:font-weight-asian="normal" style:font-size-complex="12pt" style:font-style-complex="normal" style:font-weight-complex="normal" style:text-overline-style="none" style:text-overline-color="font-color"/>
    </style:style>
    <style:style style:name="T101" style:family="text">
      <style:text-properties fo:color="#000000" style:text-outline="false" style:text-line-through-style="none" style:text-line-through-type="none" style:font-name="Noto Sans Cond" fo:font-size="12pt" fo:font-style="normal" fo:text-shadow="none" style:text-underline-style="none" fo:font-weight="normal" officeooo:rsid="008936c8" style:font-size-asian="12pt" style:font-style-asian="normal" style:font-weight-asian="normal" style:font-size-complex="12pt" style:font-style-complex="normal" style:font-weight-complex="normal" style:text-overline-style="none" style:text-overline-color="font-color"/>
    </style:style>
    <style:style style:name="T102" style:family="text">
      <style:text-properties fo:color="#000000" style:text-outline="false" style:text-line-through-style="none" style:text-line-through-type="none" style:font-name="Noto Sans Cond" fo:font-size="12pt" fo:font-style="normal" fo:text-shadow="none" style:text-underline-style="none" fo:font-weight="normal" officeooo:rsid="008938a7" style:font-size-asian="12pt" style:font-style-asian="normal" style:font-weight-asian="normal" style:font-size-complex="12pt" style:font-style-complex="normal" style:font-weight-complex="normal" style:text-overline-style="none" style:text-overline-color="font-color"/>
    </style:style>
    <style:style style:name="T103" style:family="text">
      <style:text-properties fo:color="#000000" style:text-outline="false" style:text-line-through-style="none" style:text-line-through-type="none" style:font-name="Noto Sans Cond" fo:font-size="12pt" fo:font-style="normal" fo:text-shadow="none" style:text-underline-style="none" fo:font-weight="normal" officeooo:rsid="008a1aa6" style:font-size-asian="12pt" style:font-style-asian="normal" style:font-weight-asian="normal" style:font-size-complex="12pt" style:font-style-complex="normal" style:font-weight-complex="normal" style:text-overline-style="none" style:text-overline-color="font-color"/>
    </style:style>
    <style:style style:name="T104" style:family="text">
      <style:text-properties fo:color="#000000" style:text-outline="false" style:text-line-through-style="none" style:text-line-through-type="none" style:font-name="Noto Sans Cond" fo:font-size="12pt" fo:font-style="italic" fo:text-shadow="none" style:text-underline-style="none" fo:font-weight="normal" style:font-size-asian="10.5pt" style:font-style-asian="italic" style:font-weight-asian="normal" style:font-size-complex="12pt" style:font-style-complex="italic" style:font-weight-complex="normal" style:text-overline-style="none" style:text-overline-color="font-color"/>
    </style:style>
    <style:style style:name="T105" style:family="text">
      <style:text-properties fo:color="#000000" style:text-outline="false" style:text-line-through-style="none" style:text-line-through-type="none" style:font-name="Noto Sans Cond" fo:font-size="12pt" fo:font-style="italic" fo:text-shadow="none" style:text-underline-style="none" fo:font-weight="normal" officeooo:rsid="00305ffa" style:font-size-asian="10.5pt" style:font-style-asian="italic" style:font-weight-asian="normal" style:font-size-complex="12pt" style:font-style-complex="italic" style:font-weight-complex="normal" style:text-overline-style="none" style:text-overline-color="font-color"/>
    </style:style>
    <style:style style:name="T106" style:family="text">
      <style:text-properties fo:color="#000000" style:text-outline="false" style:text-line-through-style="none" style:text-line-through-type="none" style:font-name="Noto Mono" fo:font-size="10.5pt" fo:font-style="normal" fo:text-shadow="none" style:text-underline-style="none" fo:font-weight="normal" officeooo:rsid="004f7b53" style:font-size-asian="10.5pt" style:font-style-asian="normal" style:font-weight-asian="normal" style:font-size-complex="10.5pt" style:font-style-complex="normal" style:font-weight-complex="normal" style:text-overline-style="none" style:text-overline-color="font-color"/>
    </style:style>
    <style:style style:name="T107" style:family="text">
      <style:text-properties fo:color="#000000" style:text-outline="false" style:text-line-through-style="none" style:text-line-through-type="none" style:font-name="Noto Mono" fo:font-size="10.5pt" fo:font-style="normal" fo:text-shadow="none" style:text-underline-style="none" fo:font-weight="normal" officeooo:rsid="00516d01" style:font-size-asian="10.5pt" style:font-style-asian="normal" style:font-weight-asian="normal" style:font-size-complex="10.5pt" style:font-style-complex="normal" style:font-weight-complex="normal" style:text-overline-style="none" style:text-overline-color="font-color"/>
    </style:style>
    <style:style style:name="T108" style:family="text">
      <style:text-properties fo:color="#000000" style:text-outline="false" style:text-line-through-style="none" style:text-line-through-type="none" style:font-name="Noto Mono" fo:font-size="10.5pt" fo:font-style="normal" fo:text-shadow="none" style:text-underline-style="none" fo:font-weight="normal" officeooo:rsid="0053be61" style:font-size-asian="10.5pt" style:font-style-asian="normal" style:font-weight-asian="normal" style:font-size-complex="10.5pt" style:font-style-complex="normal" style:font-weight-complex="normal" style:text-overline-style="none" style:text-overline-color="font-color"/>
    </style:style>
    <style:style style:name="T109" style:family="text">
      <style:text-properties fo:color="#000000" style:text-outline="false" style:text-line-through-style="none" style:text-line-through-type="none" style:font-name="Noto Mono" fo:font-size="10.5pt" fo:font-style="normal" fo:text-shadow="none" style:text-underline-style="none" fo:font-weight="normal" officeooo:rsid="00529e4a" style:font-size-asian="10.5pt" style:font-style-asian="normal" style:font-weight-asian="normal" style:font-size-complex="10.5pt" style:font-style-complex="normal" style:font-weight-complex="normal" style:text-overline-style="none" style:text-overline-color="font-color"/>
    </style:style>
    <style:style style:name="T110" style:family="text">
      <style:text-properties fo:color="#000000" style:text-outline="false" style:text-line-through-style="none" style:text-line-through-type="none" style:font-name="Noto Mono" fo:font-size="10.5pt" fo:font-style="normal" fo:text-shadow="none" style:text-underline-style="none" fo:font-weight="normal" officeooo:rsid="0054c8ca" style:font-size-asian="10.5pt" style:font-style-asian="normal" style:font-weight-asian="normal" style:font-size-complex="10.5pt" style:font-style-complex="normal" style:font-weight-complex="normal" style:text-overline-style="none" style:text-overline-color="font-color"/>
    </style:style>
    <style:style style:name="T111" style:family="text">
      <style:text-properties fo:color="#000000" style:text-outline="false" style:text-line-through-style="none" style:text-line-through-type="none" style:font-name="Noto Mono" fo:font-size="10.5pt" fo:font-style="normal" fo:text-shadow="none" style:text-underline-style="none" fo:font-weight="normal" officeooo:rsid="00558639" style:font-size-asian="10.5pt" style:font-style-asian="normal" style:font-weight-asian="normal" style:font-size-complex="10.5pt" style:font-style-complex="normal" style:font-weight-complex="normal" style:text-overline-style="none" style:text-overline-color="font-color"/>
    </style:style>
    <style:style style:name="T112" style:family="text">
      <style:text-properties fo:color="#000000" style:text-outline="false" style:text-line-through-style="none" style:text-line-through-type="none" style:font-name="Noto Mono" fo:font-size="10.5pt" fo:font-style="normal" fo:text-shadow="none" style:text-underline-style="none" fo:font-weight="normal" officeooo:rsid="00570751" style:font-size-asian="10.5pt" style:font-style-asian="normal" style:font-weight-asian="normal" style:font-size-complex="10.5pt" style:font-style-complex="normal" style:font-weight-complex="normal" style:text-overline-style="none" style:text-overline-color="font-color"/>
    </style:style>
    <style:style style:name="T113" style:family="text">
      <style:text-properties fo:color="#000000" style:text-outline="false" style:text-line-through-style="none" style:text-line-through-type="none" style:font-name="Noto Mono" fo:font-size="10.5pt" fo:font-style="normal" fo:text-shadow="none" style:text-underline-style="none" fo:font-weight="normal" officeooo:rsid="005a1ff8" style:font-size-asian="10.5pt" style:font-style-asian="normal" style:font-weight-asian="normal" style:font-size-complex="10.5pt" style:font-style-complex="normal" style:font-weight-complex="normal" style:text-overline-style="none" style:text-overline-color="font-color"/>
    </style:style>
    <style:style style:name="T114" style:family="text">
      <style:text-properties fo:color="#000000" style:text-outline="false" style:text-line-through-style="none" style:text-line-through-type="none" style:font-name="Noto Mono" fo:font-size="10.5pt" fo:font-style="normal" fo:text-shadow="none" style:text-underline-style="none" fo:font-weight="normal" officeooo:rsid="005b3a9b" style:font-size-asian="10.5pt" style:font-style-asian="normal" style:font-weight-asian="normal" style:font-size-complex="10.5pt" style:font-style-complex="normal" style:font-weight-complex="normal" style:text-overline-style="none" style:text-overline-color="font-color"/>
    </style:style>
    <style:style style:name="T115" style:family="text">
      <style:text-properties fo:color="#000000" style:text-outline="false" style:text-line-through-style="none" style:text-line-through-type="none" style:font-name="Noto Mono" fo:font-size="10.5pt" fo:font-style="normal" fo:text-shadow="none" style:text-underline-style="none" fo:font-weight="normal" officeooo:rsid="005b9257" style:font-size-asian="10.5pt" style:font-style-asian="normal" style:font-weight-asian="normal" style:font-size-complex="10.5pt" style:font-style-complex="normal" style:font-weight-complex="normal" style:text-overline-style="none" style:text-overline-color="font-color"/>
    </style:style>
    <style:style style:name="T116" style:family="text">
      <style:text-properties fo:color="#000000" style:text-outline="false" style:text-line-through-style="none" style:text-line-through-type="none" style:font-name="Noto Mono" fo:font-size="10.5pt" fo:font-style="normal" fo:text-shadow="none" style:text-underline-style="none" fo:font-weight="normal" officeooo:rsid="005c05b5" style:font-size-asian="10.5pt" style:font-style-asian="normal" style:font-weight-asian="normal" style:font-size-complex="10.5pt" style:font-style-complex="normal" style:font-weight-complex="normal" style:text-overline-style="none" style:text-overline-color="font-color"/>
    </style:style>
    <style:style style:name="T117" style:family="text">
      <style:text-properties fo:color="#000000" style:text-outline="false" style:text-line-through-style="none" style:text-line-through-type="none" style:font-name="Noto Mono" fo:font-size="10.5pt" fo:font-style="normal" fo:text-shadow="none" style:text-underline-style="none" fo:font-weight="normal" officeooo:rsid="005dfb62" style:font-size-asian="10.5pt" style:font-style-asian="normal" style:font-weight-asian="normal" style:font-size-complex="10.5pt" style:font-style-complex="normal" style:font-weight-complex="normal" style:text-overline-style="none" style:text-overline-color="font-color"/>
    </style:style>
    <style:style style:name="T118" style:family="text">
      <style:text-properties fo:color="#000000" style:text-outline="false" style:text-line-through-style="none" style:text-line-through-type="none" style:font-name="Noto Mono" fo:font-size="10.5pt" fo:font-style="normal" fo:text-shadow="none" style:text-underline-style="none" fo:font-weight="normal" officeooo:rsid="005f0c75" style:font-size-asian="10.5pt" style:font-style-asian="normal" style:font-weight-asian="normal" style:font-size-complex="10.5pt" style:font-style-complex="normal" style:font-weight-complex="normal" style:text-overline-style="none" style:text-overline-color="font-color"/>
    </style:style>
    <style:style style:name="T119" style:family="text">
      <style:text-properties fo:color="#000000" style:text-outline="false" style:text-line-through-style="none" style:text-line-through-type="none" style:font-name="Noto Mono" fo:font-size="10.5pt" fo:font-style="normal" fo:text-shadow="none" style:text-underline-style="none" fo:font-weight="normal" officeooo:rsid="006067f7" style:font-size-asian="10.5pt" style:font-style-asian="normal" style:font-weight-asian="normal" style:font-size-complex="10.5pt" style:font-style-complex="normal" style:font-weight-complex="normal" style:text-overline-style="none" style:text-overline-color="font-color"/>
    </style:style>
    <style:style style:name="T120" style:family="text">
      <style:text-properties fo:color="#000000" style:text-outline="false" style:text-line-through-style="none" style:text-line-through-type="none" style:font-name="Noto Mono" fo:font-size="10.5pt" fo:font-style="normal" fo:text-shadow="none" style:text-underline-style="none" fo:font-weight="normal" officeooo:rsid="0060921e" style:font-size-asian="10.5pt" style:font-style-asian="normal" style:font-weight-asian="normal" style:font-size-complex="10.5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font-name="Noto Mono" fo:font-size="10.5pt" fo:font-style="normal" fo:text-shadow="none" style:text-underline-style="none" fo:font-weight="normal" officeooo:rsid="0061f099" style:font-size-asian="10.5pt" style:font-style-asian="normal" style:font-weight-asian="normal" style:font-size-complex="10.5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font-name="Noto Mono" fo:font-size="10.5pt" fo:font-style="normal" fo:text-shadow="none" style:text-underline-style="none" fo:font-weight="normal" officeooo:rsid="0061fa47" style:font-size-asian="10.5pt" style:font-style-asian="normal" style:font-weight-asian="normal" style:font-size-complex="10.5pt" style:font-style-complex="normal" style:font-weight-complex="normal" style:text-overline-style="none" style:text-overline-color="font-color"/>
    </style:style>
    <style:style style:name="T123" style:family="text">
      <style:text-properties fo:color="#000000" style:text-outline="false" style:text-line-through-style="none" style:text-line-through-type="none" style:font-name="Noto Mono" fo:font-size="10.5pt" fo:font-style="normal" fo:text-shadow="none" style:text-underline-style="none" fo:font-weight="normal" officeooo:rsid="006315df" style:font-size-asian="10.5pt" style:font-style-asian="normal" style:font-weight-asian="normal" style:font-size-complex="10.5pt" style:font-style-complex="normal" style:font-weight-complex="normal" style:text-overline-style="none" style:text-overline-color="font-color"/>
    </style:style>
    <style:style style:name="T124" style:family="text">
      <style:text-properties fo:color="#000000" style:text-outline="false" style:text-line-through-style="none" style:text-line-through-type="none" style:font-name="Noto Mono" fo:font-size="10.5pt" fo:font-style="italic" fo:text-shadow="none" style:text-underline-style="none" fo:font-weight="normal" officeooo:rsid="004f7b53" style:font-size-asian="10.5pt" style:font-style-asian="italic" style:font-weight-asian="normal" style:font-size-complex="10.5pt" style:font-style-complex="italic" style:font-weight-complex="normal" style:text-overline-style="none" style:text-overline-color="font-color"/>
    </style:style>
    <style:style style:name="T125" style:family="text">
      <style:text-properties fo:color="#000000" style:text-outline="false" style:text-line-through-style="none" style:text-line-through-type="none" style:font-name="Noto Mono" fo:font-size="10.5pt" fo:font-style="italic" fo:text-shadow="none" style:text-underline-style="none" fo:font-weight="normal" officeooo:rsid="00516d01" style:font-size-asian="10.5pt" style:font-style-asian="italic" style:font-weight-asian="normal" style:font-size-complex="10.5pt" style:font-style-complex="italic" style:font-weight-complex="normal" style:text-overline-style="none" style:text-overline-color="font-color"/>
    </style:style>
    <style:style style:name="T126" style:family="text">
      <style:text-properties fo:color="#000000" style:text-outline="false" style:text-line-through-style="none" style:text-line-through-type="none" style:font-name="Noto Mono" fo:font-size="10.5pt" fo:font-style="italic" fo:text-shadow="none" style:text-underline-style="none" fo:font-weight="normal" officeooo:rsid="0053be61" style:font-size-asian="10.5pt" style:font-style-asian="italic" style:font-weight-asian="normal" style:font-size-complex="10.5pt" style:font-style-complex="italic" style:font-weight-complex="normal" style:text-overline-style="none" style:text-overline-color="font-color"/>
    </style:style>
    <style:style style:name="T127" style:family="text">
      <style:text-properties fo:color="#000000" style:text-outline="false" style:text-line-through-style="none" style:text-line-through-type="none" style:font-name="Noto Mono" fo:font-size="10.5pt" fo:font-style="italic" fo:text-shadow="none" style:text-underline-style="none" fo:font-weight="normal" officeooo:rsid="00558639" style:font-size-asian="10.5pt" style:font-style-asian="italic" style:font-weight-asian="normal" style:font-size-complex="10.5pt" style:font-style-complex="italic" style:font-weight-complex="normal" style:text-overline-style="none" style:text-overline-color="font-color"/>
    </style:style>
    <style:style style:name="T128" style:family="text">
      <style:text-properties fo:color="#000000" style:text-outline="false" style:text-line-through-style="none" style:text-line-through-type="none" style:font-name="Noto Mono" fo:font-size="10.5pt" fo:font-style="italic" fo:text-shadow="none" style:text-underline-style="none" fo:font-weight="normal" officeooo:rsid="005dfb62" style:font-size-asian="10.5pt" style:font-style-asian="italic" style:font-weight-asian="normal" style:font-size-complex="10.5pt" style:font-style-complex="italic" style:font-weight-complex="normal" style:text-overline-style="none" style:text-overline-color="font-color"/>
    </style:style>
    <style:style style:name="T129" style:family="text">
      <style:text-properties fo:color="#000000" style:text-outline="false" style:text-line-through-style="none" style:text-line-through-type="none" style:font-name="Noto Mono" fo:font-size="10.5pt" fo:font-style="italic" fo:text-shadow="none" style:text-underline-style="none" fo:font-weight="normal" officeooo:rsid="006067f7" style:font-size-asian="10.5pt" style:font-style-asian="italic" style:font-weight-asian="normal" style:font-size-complex="10.5pt" style:font-style-complex="italic" style:font-weight-complex="normal" style:text-overline-style="none" style:text-overline-color="font-color"/>
    </style:style>
    <style:style style:name="T130" style:family="text">
      <style:text-properties fo:color="#000000" style:text-outline="false" style:text-line-through-style="none" style:text-line-through-type="none" style:font-name="Noto Mono" fo:font-size="10.5pt" fo:font-style="italic" fo:text-shadow="none" style:text-underline-style="none" fo:font-weight="normal" officeooo:rsid="0060921e" style:font-size-asian="10.5pt" style:font-style-asian="italic" style:font-weight-asian="normal" style:font-size-complex="10.5pt" style:font-style-complex="italic" style:font-weight-complex="normal" style:text-overline-style="none" style:text-overline-color="font-color"/>
    </style:style>
    <style:style style:name="T131" style:family="text">
      <style:text-properties fo:color="#000000" style:text-outline="false" style:text-line-through-style="none" style:text-line-through-type="none" style:font-name="Noto Mono" fo:font-size="10.5pt" fo:font-style="italic" fo:text-shadow="none" style:text-underline-style="none" fo:font-weight="normal" officeooo:rsid="0061f099" style:font-size-asian="10.5pt" style:font-style-asian="italic" style:font-weight-asian="normal" style:font-size-complex="10.5pt" style:font-style-complex="italic" style:font-weight-complex="normal" style:text-overline-style="none" style:text-overline-color="font-color"/>
    </style:style>
    <style:style style:name="T132" style:family="text">
      <style:text-properties fo:color="#000000" style:text-outline="false" style:text-line-through-style="none" style:text-line-through-type="none" style:font-name="Noto Mono" fo:font-size="10.5pt" fo:font-style="italic" fo:text-shadow="none" style:text-underline-style="none" fo:font-weight="normal" officeooo:rsid="0061fa47" style:font-size-asian="10.5pt" style:font-style-asian="italic" style:font-weight-asian="normal" style:font-size-complex="10.5pt" style:font-style-complex="italic" style:font-weight-complex="normal" style:text-overline-style="none" style:text-overline-color="font-color"/>
    </style:style>
    <style:style style:name="T133" style:family="text">
      <style:text-properties fo:color="#000000" style:text-outline="false" style:text-line-through-style="none" style:text-line-through-type="none" style:font-name="Noto Mono" fo:font-size="10.5pt" fo:font-style="italic" fo:text-shadow="none" style:text-underline-style="none" fo:font-weight="normal" officeooo:rsid="006315df" style:font-size-asian="10.5pt" style:font-style-asian="italic" style:font-weight-asian="normal" style:font-size-complex="10.5pt" style:font-style-complex="italic" style:font-weight-complex="normal" style:text-overline-style="none" style:text-overline-color="font-color"/>
    </style:style>
    <style:style style:name="T134" style:family="text">
      <style:text-properties fo:color="#000000" style:text-outline="false" style:text-line-through-style="none" style:text-line-through-type="none" style:font-name="Noto Sans Cond" fo:font-size="12pt" fo:font-style="normal" fo:text-shadow="none" style:text-underline-style="none" fo:font-weight="normal" officeooo:rsid="007544f6"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color="#000000" style:text-outline="false" style:text-line-through-style="none" style:text-line-through-type="none" style:font-name="Noto Sans Cond" fo:font-size="12pt" fo:font-style="normal" fo:text-shadow="none" style:text-underline-style="none" fo:font-weight="normal" officeooo:rsid="00780478"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fo:color="#000000" style:text-outline="false" style:text-line-through-style="none" style:text-line-through-type="none" style:font-name="Noto Sans Cond" fo:font-size="12pt" fo:font-style="normal" fo:text-shadow="none" style:text-underline-style="none" fo:font-weight="normal" officeooo:rsid="00782f24"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fo:color="#000000" style:text-outline="false" style:text-line-through-style="none" style:text-line-through-type="none" style:font-name="Noto Sans Cond" fo:font-size="12pt" fo:font-style="normal" fo:text-shadow="none" style:text-underline-style="none" fo:font-weight="normal" officeooo:rsid="0079ff86"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fo:color="#000000" fo:font-weight="normal" style:font-weight-asian="normal" style:font-weight-complex="normal"/>
    </style:style>
    <style:style style:name="T139" style:family="text">
      <style:text-properties fo:color="#000000" fo:font-style="normal" fo:font-weight="normal" style:font-style-asian="normal" style:font-weight-asian="normal" style:font-style-complex="normal" style:font-weight-complex="normal"/>
    </style:style>
    <style:style style:name="T140" style:family="text">
      <style:text-properties fo:color="#000000" fo:font-style="normal" fo:font-weight="normal" officeooo:rsid="00350d6a" style:font-style-asian="normal" style:font-weight-asian="normal" style:font-style-complex="normal" style:font-weight-complex="normal"/>
    </style:style>
    <style:style style:name="T141" style:family="text">
      <style:text-properties fo:color="#000000" fo:font-style="normal" fo:font-weight="normal" officeooo:rsid="0043e2e8" style:font-style-asian="normal" style:font-weight-asian="normal" style:font-style-complex="normal" style:font-weight-complex="normal"/>
    </style:style>
    <style:style style:name="T142" style:family="text">
      <style:text-properties fo:color="#000000" fo:font-style="normal" fo:font-weight="normal" officeooo:rsid="001aabb0" style:font-style-asian="normal" style:font-weight-asian="normal" style:font-style-complex="normal" style:font-weight-complex="normal"/>
    </style:style>
    <style:style style:name="T143" style:family="text">
      <style:text-properties fo:color="#000000" style:font-name="Noto Mono" fo:font-size="10.5pt" fo:font-weight="normal" officeooo:rsid="003342e9" style:font-size-asian="10.5pt" style:font-weight-asian="normal" style:font-size-complex="10.5pt" style:font-weight-complex="normal"/>
    </style:style>
    <style:style style:name="T144" style:family="text">
      <style:text-properties fo:color="#000000" style:font-name="Noto Mono" fo:font-size="10.5pt" fo:font-style="normal" fo:font-weight="normal" officeooo:rsid="003276fe" style:font-size-asian="10.5pt" style:font-style-asian="normal" style:font-weight-asian="normal" style:font-size-complex="10.5pt" style:font-style-complex="normal" style:font-weight-complex="normal"/>
    </style:style>
    <style:style style:name="T145" style:family="text">
      <style:text-properties fo:color="#000000" style:font-name="Noto Mono" fo:font-size="10.5pt" fo:font-style="normal" fo:font-weight="normal" officeooo:rsid="001aabb0" style:font-size-asian="10.5pt" style:font-style-asian="normal" style:font-weight-asian="normal" style:font-size-complex="10.5pt" style:font-style-complex="normal" style:font-weight-complex="normal"/>
    </style:style>
    <style:style style:name="T146" style:family="text">
      <style:text-properties fo:color="#000000" style:font-name="Noto Sans Cond" fo:font-size="12pt" fo:font-style="normal" fo:font-weight="normal" style:font-size-asian="10.5pt" style:font-style-asian="normal" style:font-weight-asian="normal" style:font-size-complex="12pt" style:font-style-complex="normal" style:font-weight-complex="normal"/>
    </style:style>
    <style:style style:name="T147" style:family="text">
      <style:text-properties fo:color="#000000" style:font-name="Noto Sans Cond" fo:font-size="12pt" fo:font-style="normal" fo:font-weight="normal" officeooo:rsid="00434c65" style:font-size-asian="10.5pt" style:font-style-asian="normal" style:font-weight-asian="normal" style:font-size-complex="12pt" style:font-style-complex="normal" style:font-weight-complex="normal"/>
    </style:style>
    <style:style style:name="T148" style:family="text">
      <style:text-properties fo:color="#000000" style:font-name="Noto Sans Cond" fo:font-size="12pt" fo:font-style="normal" fo:font-weight="normal" officeooo:rsid="0043e2e8" style:font-size-asian="10.5pt" style:font-style-asian="normal" style:font-weight-asian="normal" style:font-size-complex="12pt" style:font-style-complex="normal" style:font-weight-complex="normal"/>
    </style:style>
    <style:style style:name="T149" style:family="text">
      <style:text-properties fo:color="#000000" style:font-name="Noto Sans Cond" fo:font-size="12pt" fo:font-style="normal" fo:font-weight="normal" officeooo:rsid="0044fb63" style:font-size-asian="10.5pt" style:font-style-asian="normal" style:font-weight-asian="normal" style:font-size-complex="12pt" style:font-style-complex="normal" style:font-weight-complex="normal"/>
    </style:style>
    <style:style style:name="T150" style:family="text">
      <style:text-properties fo:color="#000000" style:font-name="Noto Sans Cond" fo:font-size="12pt" fo:font-style="normal" fo:font-weight="normal" officeooo:rsid="004667a6" style:font-size-asian="10.5pt" style:font-style-asian="normal" style:font-weight-asian="normal" style:font-size-complex="12pt" style:font-style-complex="normal" style:font-weight-complex="normal"/>
    </style:style>
    <style:style style:name="T151" style:family="text">
      <style:text-properties fo:color="#000000" style:font-name="Noto Sans Cond" fo:font-size="12pt" fo:font-style="normal" fo:font-weight="normal" officeooo:rsid="004a683b" style:font-size-asian="10.5pt" style:font-style-asian="normal" style:font-weight-asian="normal" style:font-size-complex="12pt" style:font-style-complex="normal" style:font-weight-complex="normal"/>
    </style:style>
    <style:style style:name="T152" style:family="text">
      <style:text-properties fo:color="#000000" style:font-name="Noto Sans Cond" fo:font-size="12pt" fo:font-style="normal" fo:font-weight="normal" officeooo:rsid="003276fe" style:font-size-asian="10.5pt" style:font-style-asian="normal" style:font-weight-asian="normal" style:font-size-complex="12pt" style:font-style-complex="normal" style:font-weight-complex="normal"/>
    </style:style>
    <style:style style:name="T153" style:family="text">
      <style:text-properties fo:color="#000000" style:font-name="Noto Sans Cond" fo:font-size="12pt" fo:font-style="normal" fo:font-weight="normal" officeooo:rsid="004b5582" style:font-size-asian="10.5pt" style:font-style-asian="normal" style:font-weight-asian="normal" style:font-size-complex="12pt" style:font-style-complex="normal" style:font-weight-complex="normal"/>
    </style:style>
    <style:style style:name="T154" style:family="text">
      <style:text-properties fo:color="#000000" style:font-name="Noto Sans Cond" fo:font-size="12pt" fo:font-style="normal" fo:font-weight="normal" officeooo:rsid="004b8882" style:font-size-asian="10.5pt" style:font-style-asian="normal" style:font-weight-asian="normal" style:font-size-complex="12pt" style:font-style-complex="normal" style:font-weight-complex="normal"/>
    </style:style>
    <style:style style:name="T155" style:family="text">
      <style:text-properties fo:color="#000000" style:font-name="Noto Sans Cond" fo:font-size="12pt" fo:font-style="normal" fo:font-weight="normal" officeooo:rsid="004e8ee5" style:font-size-asian="10.5pt" style:font-style-asian="normal" style:font-weight-asian="normal" style:font-size-complex="12pt" style:font-style-complex="normal" style:font-weight-complex="normal"/>
    </style:style>
    <style:style style:name="T156" style:family="text">
      <style:text-properties fo:color="#000000" style:font-name="Noto Sans Cond" fo:font-size="12pt" fo:font-style="normal" fo:font-weight="normal" officeooo:rsid="004f7b53" style:font-size-asian="10.5pt" style:font-style-asian="normal" style:font-weight-asian="normal" style:font-size-complex="12pt" style:font-style-complex="normal" style:font-weight-complex="normal"/>
    </style:style>
    <style:style style:name="T157" style:family="text">
      <style:text-properties fo:color="#000000" style:font-name="Noto Sans Cond" fo:font-size="12pt" fo:font-style="normal" fo:font-weight="normal" officeooo:rsid="00505a85" style:font-size-asian="10.5pt" style:font-style-asian="normal" style:font-weight-asian="normal" style:font-size-complex="12pt" style:font-style-complex="normal" style:font-weight-complex="normal"/>
    </style:style>
    <style:style style:name="T158" style:family="text">
      <style:text-properties fo:color="#000000" style:font-name="Noto Sans Cond" fo:font-size="12pt" fo:font-style="normal" fo:font-weight="normal" officeooo:rsid="0050ced0" style:font-size-asian="10.5pt" style:font-style-asian="normal" style:font-weight-asian="normal" style:font-size-complex="12pt" style:font-style-complex="normal" style:font-weight-complex="normal"/>
    </style:style>
    <style:style style:name="T159" style:family="text">
      <style:text-properties fo:color="#000000" style:font-name="Noto Sans Cond" fo:font-size="12pt" fo:font-style="normal" fo:font-weight="normal" officeooo:rsid="00516d01" style:font-size-asian="10.5pt" style:font-style-asian="normal" style:font-weight-asian="normal" style:font-size-complex="12pt" style:font-style-complex="normal" style:font-weight-complex="normal"/>
    </style:style>
    <style:style style:name="T160" style:family="text">
      <style:text-properties fo:color="#000000" style:font-name="Noto Sans Cond" fo:font-size="12pt" fo:font-style="normal" fo:font-weight="normal" officeooo:rsid="001aabb0" style:font-size-asian="10.5pt" style:font-style-asian="normal" style:font-weight-asian="normal" style:font-size-complex="12pt" style:font-style-complex="normal" style:font-weight-complex="normal"/>
    </style:style>
    <style:style style:name="T161" style:family="text">
      <style:text-properties fo:color="#000000" style:font-name="Noto Sans Cond" fo:font-size="12pt" fo:font-style="normal" fo:font-weight="normal" officeooo:rsid="005dfb62" style:font-size-asian="10.5pt" style:font-style-asian="normal" style:font-weight-asian="normal" style:font-size-complex="12pt" style:font-style-complex="normal" style:font-weight-complex="normal"/>
    </style:style>
    <style:style style:name="T162" style:family="text">
      <style:text-properties fo:color="#000000" style:font-name="Noto Sans Cond" fo:font-size="12pt" fo:font-style="normal" fo:font-weight="normal" officeooo:rsid="005f0c75" style:font-size-asian="10.5pt" style:font-style-asian="normal" style:font-weight-asian="normal" style:font-size-complex="12pt" style:font-style-complex="normal" style:font-weight-complex="normal"/>
    </style:style>
    <style:style style:name="T163" style:family="text">
      <style:text-properties fo:color="#000000" style:font-name="Noto Sans Cond" fo:font-size="12pt" fo:font-style="normal" fo:font-weight="normal" officeooo:rsid="0063f9f2" style:font-size-asian="10.5pt" style:font-style-asian="normal" style:font-weight-asian="normal" style:font-size-complex="12pt" style:font-style-complex="normal" style:font-weight-complex="normal"/>
    </style:style>
    <style:style style:name="T164" style:family="text">
      <style:text-properties fo:color="#000000" style:font-name="Noto Sans Cond" fo:font-size="12pt" fo:font-style="normal" fo:font-weight="normal" officeooo:rsid="0065d239" style:font-size-asian="10.5pt" style:font-style-asian="normal" style:font-weight-asian="normal" style:font-size-complex="12pt" style:font-style-complex="normal" style:font-weight-complex="normal"/>
    </style:style>
    <style:style style:name="T165" style:family="text">
      <style:text-properties fo:color="#000000" style:font-name="Noto Sans Cond" fo:font-size="12pt" fo:font-style="normal" fo:font-weight="normal" officeooo:rsid="00686a0d" style:font-size-asian="10.5pt" style:font-style-asian="normal" style:font-weight-asian="normal" style:font-size-complex="12pt" style:font-style-complex="normal" style:font-weight-complex="normal"/>
    </style:style>
    <style:style style:name="T166" style:family="text">
      <style:text-properties fo:color="#000000" style:font-name="Noto Sans Cond" fo:font-size="12pt" fo:font-style="normal" fo:font-weight="normal" officeooo:rsid="006ea7da" style:font-size-asian="10.5pt" style:font-style-asian="normal" style:font-weight-asian="normal" style:font-size-complex="12pt" style:font-style-complex="normal" style:font-weight-complex="normal"/>
    </style:style>
    <style:style style:name="T167" style:family="text">
      <style:text-properties fo:color="#000000" style:font-name="Noto Sans Cond" fo:font-size="12pt" fo:font-style="normal" fo:font-weight="normal" officeooo:rsid="00708180" style:font-size-asian="10.5pt" style:font-style-asian="normal" style:font-weight-asian="normal" style:font-size-complex="12pt" style:font-style-complex="normal" style:font-weight-complex="normal"/>
    </style:style>
    <style:style style:name="T168" style:family="text">
      <style:text-properties fo:color="#000000" style:font-name="Noto Sans Cond" fo:font-size="12pt" fo:font-style="normal" fo:font-weight="normal" officeooo:rsid="0070cd1a" style:font-size-asian="10.5pt" style:font-style-asian="normal" style:font-weight-asian="normal" style:font-size-complex="12pt" style:font-style-complex="normal" style:font-weight-complex="normal"/>
    </style:style>
    <style:style style:name="T169" style:family="text">
      <style:text-properties fo:color="#000000" style:font-name="Noto Sans Cond" fo:font-size="12pt" fo:font-style="normal" fo:font-weight="normal" officeooo:rsid="00713fd0" style:font-size-asian="10.5pt" style:font-style-asian="normal" style:font-weight-asian="normal" style:font-size-complex="12pt" style:font-style-complex="normal" style:font-weight-complex="normal"/>
    </style:style>
    <style:style style:name="T170" style:family="text">
      <style:text-properties fo:color="#000000" style:font-name="Noto Sans Cond" fo:font-size="12pt" fo:font-style="normal" fo:font-weight="normal" officeooo:rsid="0073b2c6" style:font-size-asian="10.5pt" style:font-style-asian="normal" style:font-weight-asian="normal" style:font-size-complex="12pt" style:font-style-complex="normal" style:font-weight-complex="normal"/>
    </style:style>
    <style:style style:name="T171" style:family="text">
      <style:text-properties fo:color="#000000" style:font-name="Noto Sans Cond" fo:font-size="12pt" fo:font-style="normal" fo:font-weight="normal" officeooo:rsid="0074ef76" style:font-size-asian="10.5pt" style:font-style-asian="normal" style:font-weight-asian="normal" style:font-size-complex="12pt" style:font-style-complex="normal" style:font-weight-complex="normal"/>
    </style:style>
    <style:style style:name="T172" style:family="text">
      <style:text-properties fo:color="#000000" style:font-name="Noto Sans Cond" fo:font-size="12pt" fo:font-style="normal" fo:font-weight="normal" officeooo:rsid="007544f6" style:font-size-asian="10.5pt" style:font-style-asian="normal" style:font-weight-asian="normal" style:font-size-complex="12pt" style:font-style-complex="normal" style:font-weight-complex="normal"/>
    </style:style>
    <style:style style:name="T173" style:family="text">
      <style:text-properties fo:color="#000000" style:font-name="Noto Sans Cond" fo:font-size="12pt" fo:font-style="normal" fo:font-weight="normal" officeooo:rsid="0074f671" style:font-size-asian="10.5pt" style:font-style-asian="normal" style:font-weight-asian="normal" style:font-size-complex="12pt" style:font-style-complex="normal" style:font-weight-complex="normal"/>
    </style:style>
    <style:style style:name="T174" style:family="text">
      <style:text-properties fo:color="#000000" style:font-name="Noto Sans Cond" fo:font-size="12pt" fo:font-style="normal" fo:font-weight="normal" officeooo:rsid="00761448" style:font-size-asian="10.5pt" style:font-style-asian="normal" style:font-weight-asian="normal" style:font-size-complex="12pt" style:font-style-complex="normal" style:font-weight-complex="normal"/>
    </style:style>
    <style:style style:name="T175" style:family="text">
      <style:text-properties fo:color="#000000" style:font-name="Noto Sans Cond" fo:font-size="12pt" fo:font-style="normal" fo:font-weight="normal" officeooo:rsid="00780478" style:font-size-asian="10.5pt" style:font-style-asian="normal" style:font-weight-asian="normal" style:font-size-complex="12pt" style:font-style-complex="normal" style:font-weight-complex="normal"/>
    </style:style>
    <style:style style:name="T176" style:family="text">
      <style:text-properties fo:color="#000000" style:font-name="Noto Sans Cond" fo:font-size="12pt" fo:font-style="normal" fo:font-weight="normal" officeooo:rsid="0079ff86" style:font-size-asian="10.5pt" style:font-style-asian="normal" style:font-weight-asian="normal" style:font-size-complex="12pt" style:font-style-complex="normal" style:font-weight-complex="normal"/>
    </style:style>
    <style:style style:name="T177" style:family="text">
      <style:text-properties fo:color="#000000" style:font-name="Noto Sans Cond" fo:font-size="12pt" fo:font-style="normal" fo:font-weight="normal" officeooo:rsid="007a0e57" style:font-size-asian="10.5pt" style:font-style-asian="normal" style:font-weight-asian="normal" style:font-size-complex="12pt" style:font-style-complex="normal" style:font-weight-complex="normal"/>
    </style:style>
    <style:style style:name="T178" style:family="text">
      <style:text-properties fo:color="#000000" style:font-name="Noto Sans Cond" fo:font-size="12pt" fo:font-style="normal" fo:font-weight="normal" officeooo:rsid="007b42b0" style:font-size-asian="10.5pt" style:font-style-asian="normal" style:font-weight-asian="normal" style:font-size-complex="12pt" style:font-style-complex="normal" style:font-weight-complex="normal"/>
    </style:style>
    <style:style style:name="T179" style:family="text">
      <style:text-properties fo:color="#000000" style:font-name="Noto Sans Cond" fo:font-size="12pt" fo:font-style="normal" fo:font-weight="normal" officeooo:rsid="007b715f" style:font-size-asian="10.5pt" style:font-style-asian="normal" style:font-weight-asian="normal" style:font-size-complex="12pt" style:font-style-complex="normal" style:font-weight-complex="normal"/>
    </style:style>
    <style:style style:name="T180" style:family="text">
      <style:text-properties fo:color="#000000" style:font-name="Noto Sans Cond" fo:font-size="12pt" fo:font-style="normal" fo:font-weight="normal" officeooo:rsid="007c5d92" style:font-size-asian="10.5pt" style:font-style-asian="normal" style:font-weight-asian="normal" style:font-size-complex="12pt" style:font-style-complex="normal" style:font-weight-complex="normal"/>
    </style:style>
    <style:style style:name="T181" style:family="text">
      <style:text-properties fo:color="#000000" style:font-name="Noto Sans Cond" fo:font-size="12pt" fo:font-style="normal" fo:font-weight="normal" officeooo:rsid="007da5bd" style:font-size-asian="10.5pt" style:font-style-asian="normal" style:font-weight-asian="normal" style:font-size-complex="12pt" style:font-style-complex="normal" style:font-weight-complex="normal"/>
    </style:style>
    <style:style style:name="T182" style:family="text">
      <style:text-properties fo:color="#000000" style:font-name="Noto Sans Cond" fo:font-size="12pt" fo:font-style="normal" fo:font-weight="normal" officeooo:rsid="007ea626" style:font-size-asian="10.5pt" style:font-style-asian="normal" style:font-weight-asian="normal" style:font-size-complex="12pt" style:font-style-complex="normal" style:font-weight-complex="normal"/>
    </style:style>
    <style:style style:name="T183" style:family="text">
      <style:text-properties fo:color="#000000" style:font-name="Noto Sans Cond" fo:font-size="12pt" fo:font-style="normal" fo:font-weight="normal" officeooo:rsid="007fa67d" style:font-size-asian="10.5pt" style:font-style-asian="normal" style:font-weight-asian="normal" style:font-size-complex="12pt" style:font-style-complex="normal" style:font-weight-complex="normal"/>
    </style:style>
    <style:style style:name="T184" style:family="text">
      <style:text-properties fo:color="#000000" style:font-name="Noto Sans Cond" fo:font-size="12pt" fo:font-style="normal" fo:font-weight="normal" officeooo:rsid="008148bd" style:font-size-asian="10.5pt" style:font-style-asian="normal" style:font-weight-asian="normal" style:font-size-complex="12pt" style:font-style-complex="normal" style:font-weight-complex="normal"/>
    </style:style>
    <style:style style:name="T185" style:family="text">
      <style:text-properties fo:color="#000000" style:font-name="Noto Sans Cond" fo:font-size="12pt" fo:font-style="normal" fo:font-weight="normal" officeooo:rsid="0069df58" style:font-size-asian="10.5pt" style:font-style-asian="normal" style:font-weight-asian="normal" style:font-size-complex="12pt" style:font-style-complex="normal" style:font-weight-complex="normal"/>
    </style:style>
    <style:style style:name="T186" style:family="text">
      <style:text-properties fo:color="#000000" style:font-name="Noto Sans Cond" fo:font-size="12pt" fo:font-style="normal" fo:font-weight="normal" officeooo:rsid="0082454f" style:font-size-asian="10.5pt" style:font-style-asian="normal" style:font-weight-asian="normal" style:font-size-complex="12pt" style:font-style-complex="normal" style:font-weight-complex="normal"/>
    </style:style>
    <style:style style:name="T187" style:family="text">
      <style:text-properties fo:color="#000000" style:font-name="Noto Sans Cond" fo:font-size="12pt" fo:font-style="normal" fo:font-weight="normal" officeooo:rsid="00841b83" style:font-size-asian="10.5pt" style:font-style-asian="normal" style:font-weight-asian="normal" style:font-size-complex="12pt" style:font-style-complex="normal" style:font-weight-complex="normal"/>
    </style:style>
    <style:style style:name="T188" style:family="text">
      <style:text-properties fo:color="#000000" style:font-name="Noto Sans Cond" fo:font-size="12pt" fo:font-style="normal" fo:font-weight="normal" officeooo:rsid="0085fec2" style:font-size-asian="10.5pt" style:font-style-asian="normal" style:font-weight-asian="normal" style:font-size-complex="12pt" style:font-style-complex="normal" style:font-weight-complex="normal"/>
    </style:style>
    <style:style style:name="T189" style:family="text">
      <style:text-properties fo:color="#000000" style:font-name="Noto Sans Cond" fo:font-size="12pt" fo:font-style="normal" fo:font-weight="normal" officeooo:rsid="00874612" style:font-size-asian="10.5pt" style:font-style-asian="normal" style:font-weight-asian="normal" style:font-size-complex="12pt" style:font-style-complex="normal" style:font-weight-complex="normal"/>
    </style:style>
    <style:style style:name="T190" style:family="text">
      <style:text-properties fo:color="#000000" style:font-name="Noto Sans Cond" fo:font-size="12pt" fo:font-style="normal" fo:font-weight="normal" officeooo:rsid="008936c8" style:font-size-asian="10.5pt" style:font-style-asian="normal" style:font-weight-asian="normal" style:font-size-complex="12pt" style:font-style-complex="normal" style:font-weight-complex="normal"/>
    </style:style>
    <style:style style:name="T191" style:family="text">
      <style:text-properties fo:color="#000000" style:font-name="Noto Sans Cond" fo:font-size="12pt" fo:font-style="normal" fo:font-weight="normal" officeooo:rsid="008938a7" style:font-size-asian="10.5pt" style:font-style-asian="normal" style:font-weight-asian="normal" style:font-size-complex="12pt" style:font-style-complex="normal" style:font-weight-complex="normal"/>
    </style:style>
    <style:style style:name="T192" style:family="text">
      <style:text-properties fo:color="#000000" style:font-name="Noto Sans Cond" fo:font-size="12pt" fo:font-style="normal" fo:font-weight="normal" officeooo:rsid="008a1aa6" style:font-size-asian="10.5pt" style:font-style-asian="normal" style:font-weight-asian="normal" style:font-size-complex="12pt" style:font-style-complex="normal" style:font-weight-complex="normal"/>
    </style:style>
    <style:style style:name="T193" style:family="text">
      <style:text-properties fo:color="#000000" style:font-name="Noto Sans Cond" fo:font-size="12pt" fo:font-style="normal" fo:font-weight="normal" officeooo:rsid="008b6d84" style:font-size-asian="10.5pt" style:font-style-asian="normal" style:font-weight-asian="normal" style:font-size-complex="12pt" style:font-style-complex="normal" style:font-weight-complex="normal"/>
    </style:style>
    <style:style style:name="T194" style:family="text">
      <style:text-properties fo:color="#000000" style:font-name="Noto Sans Cond" fo:font-size="12pt" fo:font-style="normal" fo:font-weight="normal" officeooo:rsid="008c4acc" style:font-size-asian="10.5pt" style:font-style-asian="normal" style:font-weight-asian="normal" style:font-size-complex="12pt" style:font-style-complex="normal" style:font-weight-complex="normal"/>
    </style:style>
    <style:style style:name="T195" style:family="text">
      <style:text-properties fo:color="#000000" style:font-name="Noto Sans Cond" fo:font-size="12pt" fo:font-style="normal" fo:font-weight="bold" officeooo:rsid="004667a6" style:font-size-asian="10.5pt" style:font-style-asian="normal" style:font-weight-asian="bold" style:font-size-complex="12pt" style:font-style-complex="normal" style:font-weight-complex="bold"/>
    </style:style>
    <style:style style:name="T196" style:family="text">
      <style:text-properties fo:color="#000000" style:font-name="Noto Sans Cond" fo:font-size="12pt" fo:font-style="italic" fo:font-weight="normal" officeooo:rsid="0043e2e8" style:font-size-asian="10.5pt" style:font-style-asian="italic" style:font-weight-asian="normal" style:font-size-complex="12pt" style:font-style-complex="italic" style:font-weight-complex="normal"/>
    </style:style>
    <style:style style:name="T197" style:family="text">
      <style:text-properties fo:color="#000000" style:font-name="Noto Sans Cond" fo:font-size="12pt" fo:font-style="italic" fo:font-weight="normal" officeooo:rsid="0044fb63" style:font-size-asian="10.5pt" style:font-style-asian="italic" style:font-weight-asian="normal" style:font-size-complex="12pt" style:font-style-complex="italic" style:font-weight-complex="normal"/>
    </style:style>
    <style:style style:name="T198" style:family="text">
      <style:text-properties fo:color="#000000" style:font-name="Noto Sans Cond" fo:font-size="12pt" fo:font-style="italic" fo:font-weight="normal" officeooo:rsid="001aabb0" style:font-size-asian="10.5pt" style:font-style-asian="italic" style:font-weight-asian="normal" style:font-size-complex="12pt" style:font-style-complex="italic" style:font-weight-complex="normal"/>
    </style:style>
    <style:style style:name="T199" style:family="text">
      <style:text-properties fo:color="#000000" style:font-name="Noto Sans Cond" fo:font-size="12pt" fo:font-style="italic" fo:font-weight="normal" officeooo:rsid="004667a6" style:font-size-asian="10.5pt" style:font-style-asian="italic" style:font-weight-asian="normal" style:font-size-complex="12pt" style:font-style-complex="italic" style:font-weight-complex="normal"/>
    </style:style>
    <style:style style:name="T200" style:family="text">
      <style:text-properties fo:color="#000000" style:font-name="Noto Sans Cond" fo:font-style="normal" fo:font-weight="normal" style:font-style-asian="normal" style:font-weight-asian="normal" style:font-style-complex="normal" style:font-weight-complex="normal"/>
    </style:style>
    <style:style style:name="T201" style:family="text">
      <style:text-properties fo:color="#000000" style:font-name="Noto Sans Cond" fo:font-style="normal" fo:font-weight="normal" officeooo:rsid="0044fb63" style:font-style-asian="normal" style:font-weight-asian="normal" style:font-style-complex="normal" style:font-weight-complex="normal"/>
    </style:style>
    <style:style style:name="T202" style:family="text">
      <style:text-properties fo:color="#000000" style:font-name="Noto Sans Cond" fo:font-style="normal" fo:font-weight="normal" officeooo:rsid="00516d01" style:font-style-asian="normal" style:font-weight-asian="normal" style:font-style-complex="normal" style:font-weight-complex="normal"/>
    </style:style>
    <style:style style:name="T203" style:family="text">
      <style:text-properties fo:color="#000000" style:font-name="Noto Sans Cond" fo:font-size="16pt" fo:font-style="normal" fo:font-weight="normal" officeooo:rsid="004f7b53" style:font-size-asian="16pt" style:font-style-asian="normal" style:font-weight-asian="normal" style:font-size-complex="16pt" style:font-style-complex="normal" style:font-weight-complex="normal"/>
    </style:style>
    <style:style style:name="T204" style:family="text">
      <style:text-properties style:font-size-asian="10.5pt"/>
    </style:style>
    <style:style style:name="T205" style:family="text">
      <style:text-properties officeooo:rsid="002ec70a" style:font-size-asian="10.5pt"/>
    </style:style>
    <style:style style:name="T206" style:family="text">
      <style:text-properties officeooo:rsid="00305ffa" style:font-size-asian="10.5pt"/>
    </style:style>
    <style:style style:name="T207" style:family="text">
      <style:text-properties officeooo:rsid="00307c46" style:font-size-asian="10.5pt"/>
    </style:style>
    <style:style style:name="T208" style:family="text">
      <style:text-properties officeooo:rsid="006067f7" style:font-size-asian="10.5pt"/>
    </style:style>
    <style:style style:name="T209" style:family="text">
      <style:text-properties officeooo:rsid="0071e79b" style:font-size-asian="10.5pt"/>
    </style:style>
    <style:style style:name="T210" style:family="text">
      <style:text-properties officeooo:rsid="0061f099" style:font-size-asian="10.5pt"/>
    </style:style>
    <style:style style:name="T211" style:family="text">
      <style:text-properties officeooo:rsid="00780478" style:font-size-asian="10.5pt"/>
    </style:style>
    <style:style style:name="T212" style:family="text">
      <style:text-properties officeooo:rsid="00307c46"/>
    </style:style>
    <style:style style:name="T213" style:family="text">
      <style:text-properties officeooo:rsid="0031c168"/>
    </style:style>
    <style:style style:name="T214" style:family="text">
      <style:text-properties officeooo:rsid="003276fe"/>
    </style:style>
    <style:style style:name="T215" style:family="text">
      <style:text-properties fo:font-size="11pt" fo:font-weight="normal" officeooo:rsid="00334162" style:font-size-asian="11pt" style:font-weight-asian="normal" style:font-size-complex="11pt" style:font-weight-complex="normal"/>
    </style:style>
    <style:style style:name="T216" style:family="text">
      <style:text-properties fo:font-size="11pt" fo:font-weight="normal" officeooo:rsid="00350d6a" style:font-size-asian="11pt" style:font-weight-asian="normal" style:font-size-complex="11pt" style:font-weight-complex="normal"/>
    </style:style>
    <style:style style:name="T217" style:family="text">
      <style:text-properties fo:color="#808080"/>
    </style:style>
    <style:style style:name="T218" style:family="text">
      <style:text-properties fo:color="#808080" fo:font-size="10.5pt" fo:font-weight="normal" style:font-weight-asian="normal" style:font-size-complex="10.5pt" style:font-weight-complex="normal"/>
    </style:style>
    <style:style style:name="T219" style:family="text">
      <style:text-properties fo:color="#808080" fo:font-weight="normal" style:font-weight-asian="normal" style:font-weight-complex="normal"/>
    </style:style>
    <style:style style:name="T220" style:family="text">
      <style:text-properties fo:color="#808080" style:font-name="Noto Mono" fo:font-size="10.5pt" fo:font-weight="normal" officeooo:rsid="003276fe" style:font-size-asian="10.5pt" style:font-weight-asian="normal" style:font-size-complex="10.5pt" style:font-weight-complex="normal"/>
    </style:style>
    <style:style style:name="T221" style:family="text">
      <style:text-properties fo:color="#808080" officeooo:rsid="00350d6a"/>
    </style:style>
    <style:style style:name="T222" style:family="text">
      <style:text-properties fo:color="#808080" fo:background-color="transparent" loext:char-shading-value="0"/>
    </style:style>
    <style:style style:name="T223" style:family="text">
      <style:text-properties fo:color="#3465a4"/>
    </style:style>
    <style:style style:name="T224" style:family="text">
      <style:text-properties fo:color="#3465a4" fo:font-weight="normal" style:font-weight-asian="normal" style:font-weight-complex="normal"/>
    </style:style>
    <style:style style:name="T225" style:family="text">
      <style:text-properties fo:color="#3465a4" style:font-name="Noto Mono" fo:font-size="10.5pt" fo:font-weight="normal" officeooo:rsid="003276fe" style:font-size-asian="10.5pt" style:font-weight-asian="normal" style:font-size-complex="10.5pt" style:font-weight-complex="normal"/>
    </style:style>
    <style:style style:name="T226" style:family="text">
      <style:text-properties fo:color="#3465a4" style:font-name="Noto Mono" fo:font-size="10.5pt" fo:font-weight="normal" officeooo:rsid="00355404" style:font-size-asian="10.5pt" style:font-weight-asian="normal" style:font-size-complex="10.5pt" style:font-weight-complex="normal"/>
    </style:style>
    <style:style style:name="T227" style:family="text">
      <style:text-properties fo:color="#3465a4" style:font-name="Noto Mono" fo:font-size="10.5pt" fo:font-style="normal" fo:font-weight="normal" officeooo:rsid="003276fe" style:font-size-asian="10.5pt" style:font-style-asian="normal" style:font-weight-asian="normal" style:font-size-complex="10.5pt" style:font-style-complex="normal" style:font-weight-complex="normal"/>
    </style:style>
    <style:style style:name="T228" style:family="text">
      <style:text-properties fo:color="#3465a4" style:font-name="Noto Mono" fo:font-size="10.5pt" fo:font-style="normal" fo:font-weight="normal" officeooo:rsid="001aabb0" style:font-size-asian="10.5pt" style:font-style-asian="normal" style:font-weight-asian="normal" style:font-size-complex="10.5pt" style:font-style-complex="normal" style:font-weight-complex="normal"/>
    </style:style>
    <style:style style:name="T229" style:family="text">
      <style:text-properties fo:color="#3465a4" style:font-name="Noto Mono" fo:font-size="10.5pt" fo:font-style="normal" fo:font-weight="normal" officeooo:rsid="0048d554" style:font-size-asian="10.5pt" style:font-style-asian="normal" style:font-weight-asian="normal" style:font-size-complex="10.5pt" style:font-style-complex="normal" style:font-weight-complex="normal"/>
    </style:style>
    <style:style style:name="T230" style:family="text">
      <style:text-properties fo:color="#168253"/>
    </style:style>
    <style:style style:name="T231" style:family="text">
      <style:text-properties fo:color="#168253" fo:font-weight="normal" style:font-weight-asian="normal" style:font-weight-complex="normal"/>
    </style:style>
    <style:style style:name="T232" style:family="text">
      <style:text-properties fo:color="#168253" style:font-name="Noto Mono" fo:font-size="10.5pt" fo:font-weight="normal" officeooo:rsid="003276fe" style:font-size-asian="10.5pt" style:font-weight-asian="normal" style:font-size-complex="10.5pt" style:font-weight-complex="normal"/>
    </style:style>
    <style:style style:name="T233" style:family="text">
      <style:text-properties fo:color="#168253" style:font-name="Noto Mono" fo:font-size="10.5pt" fo:font-style="normal" fo:font-weight="normal" officeooo:rsid="003276fe" style:font-size-asian="10.5pt" style:font-style-asian="normal" style:font-weight-asian="normal" style:font-size-complex="10.5pt" style:font-style-complex="normal" style:font-weight-complex="normal"/>
    </style:style>
    <style:style style:name="T234" style:family="text">
      <style:text-properties fo:color="#168253" style:font-name="Noto Mono" fo:font-size="10.5pt" fo:font-style="normal" fo:font-weight="normal" officeooo:rsid="001aabb0" style:font-size-asian="10.5pt" style:font-style-asian="normal" style:font-weight-asian="normal" style:font-size-complex="10.5pt" style:font-style-complex="normal" style:font-weight-complex="normal"/>
    </style:style>
    <style:style style:name="T235" style:family="text">
      <style:text-properties fo:color="#168253" style:font-name="Noto Mono" fo:font-size="10.5pt" fo:font-style="normal" fo:font-weight="normal" officeooo:rsid="00479b65" style:font-size-asian="10.5pt" style:font-style-asian="normal" style:font-weight-asian="normal" style:font-size-complex="10.5pt" style:font-style-complex="normal" style:font-weight-complex="normal"/>
    </style:style>
    <style:style style:name="T236" style:family="text">
      <style:text-properties fo:color="#168253" style:font-name="Noto Mono" fo:font-style="normal" fo:font-weight="normal" officeooo:rsid="003276fe" style:font-style-asian="normal" style:font-weight-asian="normal" style:font-style-complex="normal" style:font-weight-complex="normal"/>
    </style:style>
    <style:style style:name="T237" style:family="text">
      <style:text-properties fo:color="#ea7500"/>
    </style:style>
    <style:style style:name="T238" style:family="text">
      <style:text-properties fo:color="#ea7500" style:font-name="Noto Mono" fo:font-size="10.5pt" fo:font-weight="normal" officeooo:rsid="003276fe" style:font-size-asian="10.5pt" style:font-weight-asian="normal" style:font-size-complex="10.5pt" style:font-weight-complex="normal"/>
    </style:style>
    <style:style style:name="T239" style:family="text">
      <style:text-properties fo:color="#ea7500" style:font-name="Noto Mono" fo:font-size="10.5pt" fo:font-style="normal" fo:font-weight="normal" officeooo:rsid="003276fe" style:font-size-asian="10.5pt" style:font-style-asian="normal" style:font-weight-asian="normal" style:font-size-complex="10.5pt" style:font-style-complex="normal" style:font-weight-complex="normal"/>
    </style:style>
    <style:style style:name="T240" style:family="text">
      <style:text-properties fo:color="#b85c00"/>
    </style:style>
    <style:style style:name="T241" style:family="text">
      <style:text-properties fo:color="#b85c00" style:font-name="Noto Mono" fo:font-size="10.5pt" fo:font-weight="normal" officeooo:rsid="003276fe" style:font-size-asian="10.5pt" style:font-weight-asian="normal" style:font-size-complex="10.5pt" style:font-weight-complex="normal"/>
    </style:style>
    <style:style style:name="T242" style:family="text">
      <style:text-properties fo:color="#b85c00" style:font-name="Noto Mono" fo:font-size="10.5pt" fo:font-style="normal" fo:font-weight="normal" officeooo:rsid="003276fe" style:font-size-asian="10.5pt" style:font-style-asian="normal" style:font-weight-asian="normal" style:font-size-complex="10.5pt" style:font-style-complex="normal" style:font-weight-complex="normal"/>
    </style:style>
    <style:style style:name="T243" style:family="text">
      <style:text-properties fo:color="#b85c00" style:font-name="Noto Mono" fo:font-size="10.5pt" fo:font-style="normal" fo:font-weight="normal" officeooo:rsid="001aabb0" style:font-size-asian="10.5pt" style:font-style-asian="normal" style:font-weight-asian="normal" style:font-size-complex="10.5pt" style:font-style-complex="normal" style:font-weight-complex="normal"/>
    </style:style>
    <style:style style:name="T244" style:family="text">
      <style:text-properties fo:color="#b85c00" style:font-name="Noto Mono" fo:font-size="10.5pt" fo:font-style="normal" fo:font-weight="normal" officeooo:rsid="0048d554" style:font-size-asian="10.5pt" style:font-style-asian="normal" style:font-weight-asian="normal" style:font-size-complex="10.5pt" style:font-style-complex="normal" style:font-weight-complex="normal"/>
    </style:style>
    <style:style style:name="T245" style:family="text">
      <style:text-properties fo:color="#ff0000"/>
    </style:style>
    <style:style style:name="T246" style:family="text">
      <style:text-properties fo:color="#ff0000" style:font-name="Noto Mono" fo:font-size="10.5pt" fo:font-weight="normal" officeooo:rsid="003276fe" style:font-size-asian="10.5pt" style:font-weight-asian="normal" style:font-size-complex="10.5pt" style:font-weight-complex="normal"/>
    </style:style>
    <style:style style:name="T247" style:family="text">
      <style:text-properties fo:color="#ff0000" style:font-name="Noto Mono" fo:font-size="10.5pt" fo:font-style="normal" fo:font-weight="normal" officeooo:rsid="003276fe" style:font-size-asian="10.5pt" style:font-style-asian="normal" style:font-weight-asian="normal" style:font-size-complex="10.5pt" style:font-style-complex="normal" style:font-weight-complex="normal"/>
    </style:style>
    <style:style style:name="T248" style:family="text">
      <style:text-properties fo:color="#ff0000" style:font-name="Noto Mono" fo:font-size="10.5pt" fo:font-style="normal" fo:font-weight="normal" officeooo:rsid="001aabb0" style:font-size-asian="10.5pt" style:font-style-asian="normal" style:font-weight-asian="normal" style:font-size-complex="10.5pt" style:font-style-complex="normal" style:font-weight-complex="normal"/>
    </style:style>
    <style:style style:name="T249" style:family="text">
      <style:text-properties fo:color="#ff0000" style:font-name="Noto Mono" fo:font-size="10.5pt" fo:font-style="normal" fo:font-weight="normal" officeooo:rsid="0048d554" style:font-size-asian="10.5pt" style:font-style-asian="normal" style:font-weight-asian="normal" style:font-size-complex="10.5pt" style:font-style-complex="normal" style:font-weight-complex="normal"/>
    </style:style>
    <style:style style:name="T250" style:family="text">
      <style:text-properties fo:color="#780373"/>
    </style:style>
    <style:style style:name="T251" style:family="text">
      <style:text-properties fo:color="#780373" fo:font-weight="normal" style:font-weight-asian="normal" style:font-weight-complex="normal"/>
    </style:style>
    <style:style style:name="T252" style:family="text">
      <style:text-properties fo:color="#780373" style:font-name="Noto Mono" fo:font-size="10.5pt" fo:font-weight="normal" officeooo:rsid="003276fe" style:font-size-asian="10.5pt" style:font-weight-asian="normal" style:font-size-complex="10.5pt" style:font-weight-complex="normal"/>
    </style:style>
    <style:style style:name="T253" style:family="text">
      <style:text-properties fo:color="#780373" style:font-name="Noto Mono" fo:font-size="10.5pt" fo:font-style="normal" fo:font-weight="normal" officeooo:rsid="003276fe" style:font-size-asian="10.5pt" style:font-style-asian="normal" style:font-weight-asian="normal" style:font-size-complex="10.5pt" style:font-style-complex="normal" style:font-weight-complex="normal"/>
    </style:style>
    <style:style style:name="T254" style:family="text">
      <style:text-properties fo:color="#780373" style:font-name="Noto Mono" fo:font-size="10.5pt" fo:font-style="normal" fo:font-weight="normal" officeooo:rsid="001aabb0" style:font-size-asian="10.5pt" style:font-style-asian="normal" style:font-weight-asian="normal" style:font-size-complex="10.5pt" style:font-style-complex="normal" style:font-weight-complex="normal"/>
    </style:style>
    <style:style style:name="T255" style:family="text">
      <style:text-properties fo:color="#dddddd"/>
    </style:style>
    <style:style style:name="T256" style:family="text">
      <style:text-properties fo:color="#dddddd" fo:font-size="10.5pt" fo:font-weight="normal" officeooo:rsid="00334162" style:font-weight-asian="normal" style:font-size-complex="10.5pt" style:font-weight-complex="normal"/>
    </style:style>
    <style:style style:name="T257" style:family="text">
      <style:text-properties fo:color="#dddddd" fo:font-size="11pt" fo:font-weight="normal" officeooo:rsid="00334162" style:font-size-asian="11pt" style:font-weight-asian="normal" style:font-size-complex="11pt" style:font-weight-complex="normal"/>
    </style:style>
    <style:style style:name="T258" style:family="text">
      <style:text-properties fo:color="#dddddd" fo:font-size="11pt" fo:font-weight="normal" officeooo:rsid="00350d6a" style:font-size-asian="11pt" style:font-weight-asian="normal" style:font-size-complex="11pt" style:font-weight-complex="normal"/>
    </style:style>
    <style:style style:name="T259" style:family="text">
      <style:text-properties fo:color="#dddddd" fo:font-weight="normal" style:font-weight-asian="normal" style:font-weight-complex="normal"/>
    </style:style>
    <style:style style:name="T260" style:family="text">
      <style:text-properties fo:color="#dddddd" fo:font-weight="normal" officeooo:rsid="00334162" style:font-weight-asian="normal" style:font-weight-complex="normal"/>
    </style:style>
    <style:style style:name="T261" style:family="text">
      <style:text-properties fo:color="#dddddd" style:font-name="Noto Mono" fo:font-size="11pt" fo:font-weight="normal" officeooo:rsid="00334162" style:font-size-asian="11pt" style:font-weight-asian="normal" style:font-size-complex="11pt" style:font-weight-complex="normal"/>
    </style:style>
    <style:style style:name="T262" style:family="text">
      <style:text-properties fo:color="#dddddd" style:font-name="Noto Mono" fo:font-size="11pt" fo:font-weight="normal" officeooo:rsid="003342e9" style:font-size-asian="11pt" style:font-weight-asian="normal" style:font-size-complex="11pt" style:font-weight-complex="normal"/>
    </style:style>
    <style:style style:name="T263" style:family="text">
      <style:text-properties fo:color="#dddddd" style:font-name="Noto Mono" fo:font-size="10.5pt" fo:font-weight="normal" officeooo:rsid="00355404" style:font-size-asian="10.5pt" style:font-weight-asian="normal" style:font-size-complex="10.5pt" style:font-weight-complex="normal"/>
    </style:style>
    <style:style style:name="T264" style:family="text">
      <style:text-properties fo:color="#dddddd" officeooo:rsid="00350d6a"/>
    </style:style>
    <style:style style:name="T265" style:family="text">
      <style:text-properties fo:color="#dddddd" officeooo:rsid="00355404"/>
    </style:style>
    <style:style style:name="T266" style:family="text">
      <style:text-properties fo:color="#dddddd" officeooo:rsid="0036a2ad"/>
    </style:style>
    <style:style style:name="T267" style:family="text">
      <style:text-properties fo:color="#224b12"/>
    </style:style>
    <style:style style:name="T268" style:family="text">
      <style:text-properties fo:color="#224b12" fo:font-weight="normal" style:font-weight-asian="normal" style:font-weight-complex="normal"/>
    </style:style>
    <style:style style:name="T269" style:family="text">
      <style:text-properties fo:color="#224b12" style:font-name="Noto Mono" fo:font-size="10.5pt" fo:font-weight="normal" officeooo:rsid="003276fe" style:font-size-asian="10.5pt" style:font-weight-asian="normal" style:font-size-complex="10.5pt" style:font-weight-complex="normal"/>
    </style:style>
    <style:style style:name="T270" style:family="text">
      <style:text-properties fo:color="#224b12" style:font-name="Noto Mono" fo:font-size="10.5pt" fo:font-style="normal" fo:font-weight="normal" officeooo:rsid="00479b65" style:font-size-asian="10.5pt" style:font-style-asian="normal" style:font-weight-asian="normal" style:font-size-complex="10.5pt" style:font-style-complex="normal" style:font-weight-complex="normal"/>
    </style:style>
    <style:style style:name="T271" style:family="text">
      <style:text-properties fo:color="#224b12" style:font-name="Noto Mono" fo:font-size="10.5pt" fo:font-style="normal" fo:font-weight="normal" officeooo:rsid="003276fe" style:font-size-asian="10.5pt" style:font-style-asian="normal" style:font-weight-asian="normal" style:font-size-complex="10.5pt" style:font-style-complex="normal" style:font-weight-complex="normal"/>
    </style:style>
    <style:style style:name="T272" style:family="text">
      <style:text-properties fo:color="#224b12" style:font-name="Noto Mono" fo:font-style="normal" fo:font-weight="normal" officeooo:rsid="003276fe" style:font-style-asian="normal" style:font-weight-asian="normal" style:font-style-complex="normal" style:font-weight-complex="normal"/>
    </style:style>
    <style:style style:name="T273" style:family="text">
      <style:text-properties fo:color="#224b12" fo:font-style="normal" fo:font-weight="normal" officeooo:rsid="00485d49" style:font-style-asian="normal" style:font-weight-asian="normal" style:font-style-complex="normal" style:font-weight-complex="normal"/>
    </style:style>
    <style:style style:name="T274" style:family="text">
      <style:text-properties fo:color="#e16173"/>
    </style:style>
    <style:style style:name="T275" style:family="text">
      <style:text-properties fo:color="#5eb91e"/>
    </style:style>
    <style:style style:name="T276" style:family="text">
      <style:text-properties fo:color="#5eb91e" style:font-name="Noto Mono" fo:font-size="10.5pt" fo:font-style="normal" fo:font-weight="normal" officeooo:rsid="004667a6" style:font-size-asian="10.5pt" style:font-style-asian="normal" style:font-weight-asian="normal" style:font-size-complex="10.5pt" style:font-style-complex="normal" style:font-weight-complex="normal"/>
    </style:style>
    <style:style style:name="T277" style:family="text">
      <style:text-properties fo:color="#5eb91e" style:font-name="Noto Mono" fo:font-size="10.5pt" fo:font-style="normal" fo:font-weight="normal" officeooo:rsid="001aabb0" style:font-size-asian="10.5pt" style:font-style-asian="normal" style:font-weight-asian="normal" style:font-size-complex="10.5pt" style:font-style-complex="normal" style:font-weight-complex="normal"/>
    </style:style>
    <style:style style:name="T278" style:family="text">
      <style:text-properties fo:color="#999999" officeooo:rsid="00355404"/>
    </style:style>
    <style:style style:name="T279" style:family="text">
      <style:text-properties fo:color="#999999" officeooo:rsid="003342e9"/>
    </style:style>
    <style:style style:name="T280" style:family="text">
      <style:text-properties fo:color="#b2b2b2"/>
    </style:style>
    <style:style style:name="T281" style:family="text">
      <style:text-properties fo:color="#b2b2b2" officeooo:rsid="00355404"/>
    </style:style>
    <style:style style:name="T282" style:family="text">
      <style:text-properties fo:color="#b2b2b2" officeooo:rsid="00350d6a"/>
    </style:style>
    <style:style style:name="T283" style:family="text">
      <style:text-properties fo:color="#b2b2b2" fo:font-weight="normal" style:font-weight-asian="normal" style:font-weight-complex="normal"/>
    </style:style>
    <style:style style:name="T284" style:family="text">
      <style:text-properties fo:color="#b2b2b2" style:font-name="Noto Mono" fo:font-size="10.5pt" fo:font-weight="normal" officeooo:rsid="00355404" style:font-size-asian="10.5pt" style:font-weight-asian="normal" style:font-size-complex="10.5pt" style:font-weight-complex="normal"/>
    </style:style>
    <style:style style:name="T285" style:family="text">
      <style:text-properties style:font-name="Noto Sans" fo:font-size="32pt" fo:font-weight="normal" officeooo:rsid="003276fe" style:font-size-asian="28pt" style:font-weight-asian="normal" style:font-size-complex="32pt" style:font-weight-complex="normal"/>
    </style:style>
    <style:style style:name="T286" style:family="text">
      <style:text-properties style:font-name="Noto Sans" fo:font-size="32pt" fo:font-weight="normal" officeooo:rsid="0036a2ad" style:font-size-asian="28pt" style:font-weight-asian="normal" style:font-size-complex="32pt" style:font-weight-complex="normal"/>
    </style:style>
    <style:style style:name="T287" style:family="text">
      <style:text-properties officeooo:rsid="003a939a"/>
    </style:style>
    <style:style style:name="T288" style:family="text">
      <style:text-properties officeooo:rsid="003dd018"/>
    </style:style>
    <style:style style:name="T289" style:family="text">
      <style:text-properties officeooo:rsid="003eaa7a"/>
    </style:style>
    <style:style style:name="T290" style:family="text">
      <style:text-properties fo:font-style="italic"/>
    </style:style>
    <style:style style:name="T291" style:family="text">
      <style:text-properties fo:font-style="italic" style:font-style-asian="italic" style:font-style-complex="italic"/>
    </style:style>
    <style:style style:name="T292" style:family="text">
      <style:text-properties fo:font-style="italic" officeooo:rsid="006067f7" style:font-style-asian="italic" style:font-style-complex="italic"/>
    </style:style>
    <style:style style:name="T293" style:family="text">
      <style:text-properties fo:font-style="italic" officeooo:rsid="0060921e" style:font-style-asian="italic" style:font-style-complex="italic"/>
    </style:style>
    <style:style style:name="T294" style:family="text">
      <style:text-properties fo:font-style="italic" officeooo:rsid="0061f099" style:font-style-asian="italic" style:font-style-complex="italic"/>
    </style:style>
    <style:style style:name="T295" style:family="text">
      <style:text-properties officeooo:rsid="00434c65"/>
    </style:style>
    <style:style style:name="T296" style:family="text">
      <style:text-properties fo:color="#ff860d" style:font-name="Noto Mono" fo:font-size="10.5pt" fo:font-style="normal" fo:font-weight="normal" officeooo:rsid="004667a6" style:font-size-asian="10.5pt" style:font-style-asian="normal" style:font-weight-asian="normal" style:font-size-complex="10.5pt" style:font-style-complex="normal" style:font-weight-complex="normal"/>
    </style:style>
    <style:style style:name="T297" style:family="text">
      <style:text-properties fo:color="#ff860d" style:font-name="Noto Mono" fo:font-size="10.5pt" fo:font-style="normal" fo:font-weight="normal" officeooo:rsid="00485d49" style:font-size-asian="10.5pt" style:font-style-asian="normal" style:font-weight-asian="normal" style:font-size-complex="10.5pt" style:font-style-complex="normal" style:font-weight-complex="normal"/>
    </style:style>
    <style:style style:name="T298" style:family="text">
      <style:text-properties fo:color="#8e86ae" style:font-name="Noto Mono" fo:font-size="10.5pt" fo:font-style="normal" fo:font-weight="normal" officeooo:rsid="0048d554" style:font-size-asian="10.5pt" style:font-style-asian="normal" style:font-weight-asian="normal" style:font-size-complex="10.5pt" style:font-style-complex="normal" style:font-weight-complex="normal"/>
    </style:style>
    <style:style style:name="T299" style:family="text">
      <style:text-properties fo:color="#cccccc" style:font-name="Noto Mono" fo:font-size="10.5pt" fo:font-style="normal" fo:font-weight="normal" officeooo:rsid="001aabb0" style:font-size-asian="10.5pt" style:font-style-asian="normal" style:font-weight-asian="normal" style:font-size-complex="10.5pt" style:font-style-complex="normal" style:font-weight-complex="normal"/>
    </style:style>
    <style:style style:name="T300" style:family="text">
      <style:text-properties fo:color="#443205" style:font-name="Noto Mono" fo:font-size="10.5pt" fo:font-style="normal" fo:font-weight="normal" officeooo:rsid="0048d554" style:font-size-asian="10.5pt" style:font-style-asian="normal" style:font-weight-asian="normal" style:font-size-complex="10.5pt" style:font-style-complex="normal" style:font-weight-complex="normal"/>
    </style:style>
    <style:style style:name="T301" style:family="text">
      <style:text-properties fo:color="#443205" style:font-name="Noto Mono" fo:font-size="10.5pt" fo:font-style="normal" fo:font-weight="normal" officeooo:rsid="004a683b" style:font-size-asian="10.5pt" style:font-style-asian="normal" style:font-weight-asian="normal" style:font-size-complex="10.5pt" style:font-style-complex="normal" style:font-weight-complex="normal"/>
    </style:style>
    <style:style style:name="T302" style:family="text">
      <style:text-properties fo:color="#443205" style:font-name="Noto Mono" fo:font-style="normal" fo:font-weight="normal" officeooo:rsid="003276fe" style:font-style-asian="normal" style:font-weight-asian="normal" style:font-style-complex="normal" style:font-weight-complex="normal"/>
    </style:style>
    <style:style style:name="T303" style:family="text">
      <style:text-properties fo:color="#443205" style:font-name="Noto Mono" fo:font-style="normal" fo:font-weight="normal" officeooo:rsid="004a683b" style:font-style-asian="normal" style:font-weight-asian="normal" style:font-style-complex="normal" style:font-weight-complex="normal"/>
    </style:style>
    <style:style style:name="T304" style:family="text">
      <style:text-properties fo:color="#443205" fo:font-style="normal" fo:font-weight="normal" officeooo:rsid="001aabb0" style:font-style-asian="normal" style:font-weight-asian="normal" style:font-style-complex="normal" style:font-weight-complex="normal"/>
    </style:style>
    <style:style style:name="T305" style:family="text">
      <style:text-properties fo:color="#443205" fo:font-style="normal" fo:font-weight="normal" officeooo:rsid="004a683b" style:font-style-asian="normal" style:font-weight-asian="normal" style:font-style-complex="normal" style:font-weight-complex="normal"/>
    </style:style>
    <style:style style:name="T306" style:family="text">
      <style:text-properties officeooo:rsid="004e8ee5"/>
    </style:style>
    <style:style style:name="T307" style:family="text">
      <style:text-properties officeooo:rsid="0050ced0"/>
    </style:style>
    <style:style style:name="T308" style:family="text">
      <style:text-properties officeooo:rsid="00516d01"/>
    </style:style>
    <style:style style:name="T309" style:family="text">
      <style:text-properties officeooo:rsid="00529e4a"/>
    </style:style>
    <style:style style:name="T310" style:family="text">
      <style:text-properties officeooo:rsid="00539f9d"/>
    </style:style>
    <style:style style:name="T311" style:family="text">
      <style:text-properties officeooo:rsid="0053be61"/>
    </style:style>
    <style:style style:name="T312" style:family="text">
      <style:text-properties officeooo:rsid="0054c8ca"/>
    </style:style>
    <style:style style:name="T313" style:family="text">
      <style:text-properties officeooo:rsid="00558639"/>
    </style:style>
    <style:style style:name="T314" style:family="text">
      <style:text-properties officeooo:rsid="00570751"/>
    </style:style>
    <style:style style:name="T315" style:family="text">
      <style:text-properties officeooo:rsid="00589a46"/>
    </style:style>
    <style:style style:name="T316" style:family="text">
      <style:text-properties officeooo:rsid="00593ae5"/>
    </style:style>
    <style:style style:name="T317" style:family="text">
      <style:text-properties officeooo:rsid="0059a0cc"/>
    </style:style>
    <style:style style:name="T318" style:family="text">
      <style:text-properties officeooo:rsid="005a1ff8"/>
    </style:style>
    <style:style style:name="T319" style:family="text">
      <style:text-properties officeooo:rsid="005b3a9b"/>
    </style:style>
    <style:style style:name="T320" style:family="text">
      <style:text-properties officeooo:rsid="005b9257"/>
    </style:style>
    <style:style style:name="T321" style:family="text">
      <style:text-properties officeooo:rsid="005c05b5"/>
    </style:style>
    <style:style style:name="T322" style:family="text">
      <style:text-properties officeooo:rsid="005c38b0"/>
    </style:style>
    <style:style style:name="T323" style:family="text">
      <style:text-properties officeooo:rsid="00505a85"/>
    </style:style>
    <style:style style:name="T324" style:family="text">
      <style:text-properties officeooo:rsid="005f591c"/>
    </style:style>
    <style:style style:name="T325" style:family="text">
      <style:text-properties officeooo:rsid="006067f7"/>
    </style:style>
    <style:style style:name="T326" style:family="text">
      <style:text-properties officeooo:rsid="0060921e"/>
    </style:style>
    <style:style style:name="T327" style:family="text">
      <style:text-properties officeooo:rsid="0061f099"/>
    </style:style>
    <style:style style:name="T328" style:family="text">
      <style:text-properties officeooo:rsid="0061fa47"/>
    </style:style>
    <style:style style:name="T329" style:family="text">
      <style:text-properties officeooo:rsid="006315df"/>
    </style:style>
    <style:style style:name="T330" style:family="text">
      <style:text-properties officeooo:rsid="00686a0d"/>
    </style:style>
    <style:style style:name="T331" style:family="text">
      <style:text-properties officeooo:rsid="0069df58"/>
    </style:style>
    <style:style style:name="T332" style:family="text">
      <style:text-properties style:text-outline="false" style:text-line-through-style="none" style:text-line-through-type="none" fo:text-shadow="none" style:text-underline-style="none" officeooo:rsid="0067db4c" style:font-size-asian="12pt" style:text-overline-style="none" style:text-overline-color="font-color"/>
    </style:style>
    <style:style style:name="T333" style:family="text">
      <style:text-properties style:text-outline="false" style:text-line-through-style="none" style:text-line-through-type="none" fo:text-shadow="none" style:text-underline-style="none" officeooo:rsid="00686689" style:font-size-asian="12pt" style:text-overline-style="none" style:text-overline-color="font-color"/>
    </style:style>
    <style:style style:name="T334" style:family="text">
      <style:text-properties officeooo:rsid="00708180"/>
    </style:style>
    <style:style style:name="T335" style:family="text">
      <style:text-properties officeooo:rsid="00713fd0"/>
    </style:style>
    <style:style style:name="T336" style:family="text">
      <style:text-properties officeooo:rsid="0071e79b"/>
    </style:style>
    <style:style style:name="T337" style:family="text">
      <style:text-properties officeooo:rsid="0073b2c6"/>
    </style:style>
    <style:style style:name="T338" style:family="text">
      <style:text-properties officeooo:rsid="0074ef76"/>
    </style:style>
    <style:style style:name="T339" style:family="text">
      <style:text-properties style:font-name="Noto Sans Cond1" officeooo:rsid="0074ef76"/>
    </style:style>
    <style:style style:name="T340" style:family="text">
      <style:text-properties style:font-name="Noto Sans Cond1" officeooo:rsid="00841b83"/>
    </style:style>
    <style:style style:name="T341" style:family="text">
      <style:text-properties officeooo:rsid="00761448"/>
    </style:style>
    <style:style style:name="T342" style:family="text">
      <style:text-properties officeooo:rsid="00780478"/>
    </style:style>
    <style:style style:name="T343" style:family="text">
      <style:text-properties officeooo:rsid="00782f24"/>
    </style:style>
    <style:style style:name="T344" style:family="text">
      <style:text-properties officeooo:rsid="007b715f"/>
    </style:style>
    <style:style style:name="T345" style:family="text">
      <style:text-properties officeooo:rsid="007c5d92"/>
    </style:style>
    <style:style style:name="T346" style:family="text">
      <style:text-properties officeooo:rsid="007ea626"/>
    </style:style>
    <style:style style:name="T347" style:family="text">
      <style:text-properties officeooo:rsid="007fa67d"/>
    </style:style>
    <style:style style:name="T348" style:family="text">
      <style:text-properties officeooo:rsid="008148bd"/>
    </style:style>
    <style:style style:name="T349" style:family="text">
      <style:text-properties officeooo:rsid="0082454f"/>
    </style:style>
    <style:style style:name="T350" style:family="text">
      <style:text-properties officeooo:rsid="00841b83"/>
    </style:style>
    <style:style style:name="T351" style:family="text">
      <style:text-properties officeooo:rsid="0085fec2"/>
    </style:style>
    <style:style style:name="T352" style:family="text">
      <style:text-properties officeooo:rsid="00874612"/>
    </style:style>
    <style:style style:name="T353" style:family="text">
      <style:text-properties officeooo:rsid="008936c8"/>
    </style:style>
    <style:style style:name="T354" style:family="text">
      <style:text-properties officeooo:rsid="008938a7"/>
    </style:style>
    <style:style style:name="T355" style:family="text">
      <style:text-properties officeooo:rsid="008a1aa6"/>
    </style:style>
    <style:style style:name="T356" style:family="text">
      <style:text-properties officeooo:rsid="008b6d84"/>
    </style:style>
    <style:style style:name="T357" style:family="text">
      <style:text-properties officeooo:rsid="008c4acc"/>
    </style:style>
    <style:style style:name="T358" style:family="text">
      <style:text-properties style:font-name="Noto Sans Cond" fo:font-size="16pt" style:font-size-asian="16pt" style:font-size-complex="16pt"/>
    </style:style>
    <style:style style:name="T359" style:family="text">
      <style:text-properties style:font-name="Noto Sans Cond" fo:font-size="12pt" style:font-size-asian="12pt" style:font-size-complex="12pt"/>
    </style:style>
    <style:style style:name="T360" style:family="text">
      <style:text-properties fo:font-variant="normal" fo:text-transform="none" style:use-window-font-color="true" style:text-outline="false" style:text-line-through-style="none" style:text-line-through-type="none" style:text-position="0% 100%" style:font-name="Noto Sans Cond" fo:font-size="28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SimSun" style:font-size-asian="28pt" style:language-asian="zh" style:country-asian="CN" style:font-style-asian="normal" style:font-weight-asian="normal" style:font-name-complex="Arial"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361" style:family="text">
      <style:text-properties fo:font-variant="normal" fo:text-transform="none" style:use-window-font-color="true" style:text-outline="false" style:text-line-through-style="none" style:text-line-through-type="none" style:text-position="0% 100%" style:font-name="Noto Sans Cond" fo:font-size="16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19cm" fo:text-indent="-0.635cm" fo:margin-left="1.6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4cm" fo:text-indent="-0.635cm" fo:margin-left="2.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9cm" fo:text-indent="-0.635cm" fo:margin-left="2.8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4cm" fo:text-indent="-0.635cm" fo:margin-left="3.5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9cm" fo:text-indent="-0.635cm" fo:margin-left="4.1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4cm" fo:text-indent="-0.635cm" fo:margin-left="4.7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9cm" fo:text-indent="-0.635cm" fo:margin-left="5.4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4cm" fo:text-indent="-0.635cm" fo:margin-left="6.0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9cm" fo:text-indent="-0.635cm" fo:margin-left="6.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4cm" fo:text-indent="-0.635cm" fo:margin-left="7.3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marker-end="Arrowhead_20_1" draw:fill-color="#000000" draw:textarea-horizontal-align="justify" draw:textarea-vertical-align="middle" draw:auto-grow-height="false" fo:min-height="1.236cm" fo:min-width="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marker-end="Arrowhead_20_1" draw:fill-color="#000000" draw:textarea-horizontal-align="justify" draw:textarea-vertical-align="middle" draw:auto-grow-height="false" fo:min-height="0.127cm" fo:min-width="1.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draw:textarea-vertical-align="middle" fo:min-height="2.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draw:textarea-vertical-align="middle" fo:min-height="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draw:textarea-vertical-align="middle" fo:min-height="2.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draw:textarea-vertical-align="middle" fo:min-height="9.8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
      <text:p text:style-name="P4"/>
      <text:p text:style-name="P4"/>
      <text:p text:style-name="P4"/>
      <text:p text:style-name="P4"/>
      <text:p text:style-name="P4"/>
      <text:p text:style-name="P4"/>
      <text:p text:style-name="P4"/>
      <text:p text:style-name="P5"/>
      <text:p text:style-name="P6"/>
      <text:p text:style-name="P6"/>
      <text:p text:style-name="P6"/>
      <text:p text:style-name="P185">Język Pseudo-Assembler</text:p>
      <text:p text:style-name="P184">I<text:span text:style-name="T287">nstrukcja Obsługi</text:span></text:p>
      <text:p text:style-name="P10">MIT License</text:p>
      <text:p text:style-name="P8"/>
      <text:p text:style-name="P9"><text:span text:style-name="T56">Copyright </text:span>© <text:span text:style-name="T56">2019 Tomasz Herman</text:span></text:p>
      <text:p text:style-name="P7"/>
      <text:p text:style-name="P7">Permission is hereby granted, free of charge, to any person obtaining a copy</text:p>
      <text:p text:style-name="P7">of this software and associated documentation files (the "Software"), to deal</text:p>
      <text:p text:style-name="P7">in the Software without restriction, including without limitation the rights</text:p>
      <text:p text:style-name="P7">to use, copy, modify, merge, publish, distribute, sublicense, and/or sell</text:p>
      <text:p text:style-name="P7">copies of the Software, and to permit persons to whom the Software is</text:p>
      <text:p text:style-name="P7">furnished to do so, subject to the following conditions:</text:p>
      <text:p text:style-name="P7"/>
      <text:p text:style-name="P7">The above copyright notice and this permission notice shall be included in all</text:p>
      <text:p text:style-name="P7">copies or substantial portions of the Software.</text:p>
      <text:p text:style-name="P7"/>
      <text:p text:style-name="P7">THE SOFTWARE IS PROVIDED "AS IS", WITHOUT WARRANTY OF ANY KIND, EXPRESS OR</text:p>
      <text:p text:style-name="P7">IMPLIED, INCLUDING BUT NOT LIMITED TO THE WARRANTIES OF MERCHANTABILITY,</text:p>
      <text:p text:style-name="P7">FITNESS FOR A PARTICULAR PURPOSE AND NONINFRINGEMENT. IN NO EVENT SHALL THE</text:p>
      <text:p text:style-name="P7">AUTHORS OR COPYRIGHT HOLDERS BE LIABLE FOR ANY CLAIM, DAMAGES OR OTHER</text:p>
      <text:p text:style-name="P7">LIABILITY, WHETHER IN AN ACTION OF CONTRACT, TORT OR OTHERWISE, ARISING FROM,</text:p>
      <text:p text:style-name="P7">OUT OF OR IN CONNECTION WITH THE SOFTWARE OR THE USE OR OTHER DEALINGS IN THE</text:p>
      <text:p text:style-name="P7">SOFTWARE.</text:p>
      <text:p text:style-name="P11">Przedmowa</text:p>
      <text:p text:style-name="P13"/>
      <text:p text:style-name="P15"><text:span text:style-name="T2">T</text:span><text:span text:style-name="T19">a Instrukcja Obsługi</text:span><text:span text:style-name="T25"> j</text:span><text:span text:style-name="T26">est dokumentacją składni języka Pseudo-Assembler. Wyjaśnia on</text:span><text:span text:style-name="T29">a</text:span><text:span text:style-name="T26"> także sposób działania uproszczonego modelu komputera. Jest on</text:span><text:span text:style-name="T29">a</text:span><text:span text:style-name="T26"> skierowana dla niedoświadczonych programistów rozpoczynających swoją przygodę z programowaniem, jako wstęp do języków niskiego poziomu </text:span><text:span text:style-name="T27">takich jak języki asemblerowe lub języków średniego poziomu takich jak C.</text:span></text:p>
      <text:p text:style-name="P13"/>
      <text:p text:style-name="P12">Model Komputera</text:p>
      <text:p text:style-name="P16"/>
      <text:p text:style-name="P400"><text:span text:style-name="T4">Pierwsze komputery były k</text:span><text:span text:style-name="T22">onstruowane</text:span><text:span text:style-name="T4"> w celu rozwiązywania konkretnego problemu. </text:span><text:span text:style-name="T22">Dla każdego problemu</text:span><text:span text:style-name="T4"> należało </text:span><text:span text:style-name="T22">w zasadzie </text:span><text:span text:style-name="T4">zbudować inny komputer lub w najlepszym </text:span><text:span text:style-name="T22">wypadku fizycznie</text:span><text:span text:style-name="T4"> z</text:span><text:span text:style-name="T22">modyfikować już istniejący</text:span><text:span text:style-name="T4">. Z</text:span><text:span text:style-name="T20">mieniło</text:span><text:span text:style-name="T4"> się </text:span><text:span text:style-name="T20">to </text:span><text:span text:style-name="T4">z momente</text:span><text:span text:style-name="T22">m</text:span><text:span text:style-name="T4"> opracowania przez Johna von Neumanna </text:span><text:span text:style-name="T21">w 1945 roku</text:span><text:span text:style-name="T4"> modelu komputera, </text:span><text:span text:style-name="T23">w którym dane</text:span><text:span text:style-name="T4"> przechowywane są wspólnie z instrukcjami, co sprawia, że są kodowane w ten sam sposób </text:span><text:span text:style-name="T21">najczęściej binarnie</text:span><text:span text:style-name="T4">.</text:span></text:p>
      <text:p text:style-name="P16"><draw:frame text:anchor-type="paragraph" draw:z-index="0" draw:name="Kształt1" draw:style-name="gr6" draw:text-style-name="P442" svg:width="7.769cm" svg:height="9.886cm" svg:x="-0.041cm" svg:y="0.18cm"><draw:text-box><text:p text:style-name="P440"><text:span text:style-name="T360">PROCESOR(CPU)</text:span></text:p><text:p text:style-name="P440"><text:span text:style-name="T361">ARYTMOMETR</text:span></text:p><text:p text:style-name="P440"><text:span text:style-name="T361">UKŁAD STEROWANIA</text:span></text:p><text:p text:style-name="P440"><text:span text:style-name="T361">REJESTRY</text:span></text:p></draw:text-box></draw:frame><draw:frame text:anchor-type="paragraph" draw:z-index="1" draw:name="Kształt2" draw:style-name="gr5" draw:text-style-name="P441" svg:width="7.771cm" svg:height="2.289cm" svg:x="9.569cm" svg:y="0.18cm"><draw:text-box><text:p text:style-name="P440"><text:span text:style-name="T358">PAMIĘĆ RAM/ROM</text:span></text:p></draw:text-box></draw:frame><draw:frame text:anchor-type="paragraph" draw:z-index="2" draw:name="Kształt2" draw:style-name="gr4" draw:text-style-name="P441" svg:width="7.772cm" svg:height="2.29cm" svg:x="9.59cm" svg:y="7.779cm"><draw:text-box><text:p text:style-name="P440"><text:span text:style-name="T358">WEJŚCIE/WYJŚCIE</text:span></text:p><text:p text:style-name="P440"><text:span text:style-name="T359">KLAWIATURA <text:s/>MYSZ <text:s/>MONITOR <text:s/>ITP.</text:span></text:p></draw:text-box></draw:frame><draw:frame text:anchor-type="paragraph" draw:z-index="3" draw:name="Kształt2" draw:style-name="gr3" draw:text-style-name="P441" svg:width="7.774cm" svg:height="2.225cm" svg:x="9.611cm" svg:y="4.011cm"><draw:text-box><text:p text:style-name="P440"><text:span text:style-name="T358">MAGISTRALA SYSTEMOWA</text:span></text:p></draw:text-box></draw:frame><draw:custom-shape text:anchor-type="paragraph" draw:z-index="4" draw:name="Kształt3" draw:style-name="gr2" draw:text-style-name="P439" svg:width="1.885cm" svg:height="0.255cm" svg:x="7.728cm" svg:y="5.0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 draw:name="Kształt4" draw:style-name="gr1" draw:text-style-name="P439" svg:width="0.318cm" svg:height="1.544cm" svg:x="13.252cm" svg:y="6.23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 draw:name="Kształt4" draw:style-name="gr1" draw:text-style-name="P439" svg:width="0.318cm" svg:height="1.544cm" svg:x="13.231cm" svg:y="2.46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W architekturze tej komputer składa się z:</text:p>
      <text:list xml:id="list1234284730" text:style-name="L1">
        <text:list-item>
          <text:p text:style-name="P186">pamięci komputerowej<text:span text:style-name="T59">(RAM/ROM)</text:span> przechowującej dane programu oraz instrukcje programu; każda komórka pamięci ma unikatowy identyfikator nazywany jej adresem</text:p>
        </text:list-item>
        <text:list-item>
          <text:p text:style-name="P202"><text:span text:style-name="T4">u</text:span><text:span text:style-name="T3">kładu sterowania</text:span><text:span text:style-name="T4"> p</text:span><text:span text:style-name="T5">obierającego</text:span><text:span text:style-name="T4"> dan</text:span><text:span text:style-name="T5">e</text:span><text:span text:style-name="T4"> i instrukcj</text:span><text:span text:style-name="T5">e</text:span><text:span text:style-name="T4"> z pamięci i </text:span><text:span text:style-name="T5">przetwarzający je </text:span><text:span text:style-name="T23">sekwencyjnie</text:span></text:p>
        </text:list-item>
        <text:list-item>
          <text:p text:style-name="P202"><text:span text:style-name="T4">a</text:span><text:span text:style-name="T3">rytmometru wykonującego operacje arytmetyczne i logiczne</text:span></text:p>
        </text:list-item>
        <text:list-item>
          <text:p text:style-name="P203"><text:span text:style-name="T4">r</text:span><text:span text:style-name="T3">ejestrów czyli bardzo szybkiej pamięci podręcznej procesora; wyróżnia się rejestry:</text:span></text:p>
          <text:list>
            <text:list-item>
              <text:p text:style-name="P204"><text:span text:style-name="T1">16 rejestrów ogólnego zastosowania do przechowywania liczb stało-pozycyjnych i adresów pamięci; </text:span><text:span text:style-name="T5">rejestry 0-7 są przeznaczone do modyfikacji, natomiast rejestry 8-15 mają specjalne zastosowanie</text:span></text:p>
            </text:list-item>
            <text:list-item>
              <text:p text:style-name="P204"><text:span text:style-name="T1">16 </text:span><text:span text:style-name="T5">rejestrów zmiennopozycyjnych; wszystkie przeznaczone do modyfikacji</text:span></text:p>
            </text:list-item>
            <text:list-item>
              <text:p text:style-name="P188">rejestr flag zawierający informacje o ostatnio wykonanej operacji logicznej lub arytmetycznej</text:p>
            </text:list-item>
            <text:list-item>
              <text:p text:style-name="P188">rejestr zawierający adres obecnie wykonywanej instrukcji</text:p>
            </text:list-item>
          </text:list>
        </text:list-item>
        <text:list-item>
          <text:p text:style-name="P188">magistrali systemowej odpowiedzialnej za komunikację między komponentami komputera</text:p>
        </text:list-item>
        <text:list-item>
          <text:p text:style-name="P202"><text:span text:style-name="T4">urządzeń wejścia/wyjścia służących do interakcji z u</text:span><text:span text:style-name="T5">żytkownikiem</text:span></text:p>
        </text:list-item>
      </text:list>
      <text:p text:style-name="P16">„System komputerowy zbudowany w oparciu o architekturę von Neumanna powinien:</text:p>
      <text:list xml:id="list1227968135" text:style-name="L2">
        <text:list-item>
          <text:p text:style-name="P187"><text:soft-page-break/>mieć skończoną i funkcjonalnie pełną listę rozkazów</text:p>
        </text:list-item>
        <text:list-item>
          <text:p text:style-name="P187">mieć możliwość wprowadzenia programu do systemu komputerowego poprzez urządzenia zewnętrzne i jego przechowywanie w pamięci w sposób identyczny jak danych</text:p>
        </text:list-item>
        <text:list-item>
          <text:p text:style-name="P187">dane i instrukcje w takim systemie powinny być jednakowo dostępne dla procesora</text:p>
        </text:list-item>
        <text:list-item>
          <text:p text:style-name="P187">informacja jest tam przetwarzana dzięki sekwencyjnemu odczytywaniu instrukcji z pamięci komputera i wykonywaniu tych instrukcji w procesorze.</text:p>
        </text:list-item>
      </text:list>
      <text:p text:style-name="P16"/>
      <text:p text:style-name="P16">Podane warunki pozwalają przełączać system komputerowy z wykonania jednego zadania (programu) na inne bez fizycznej ingerencji w strukturę systemu, a tym samym gwarantują jego uniwersalność.</text:p>
      <text:p text:style-name="P16"/>
      <text:p text:style-name="P16">System komputerowy von Neumanna nie posiada oddzielnych pamięci do przechowywania danych i instrukcji. Instrukcje jak i dane są zakodowane w postaci liczb. Bez analizy programu trudno jest określić czy dany obszar pamięci zawiera dane czy instrukcje. Wykonywany program może się sam modyfikować traktując obszar instrukcji jako dane, a po przetworzeniu tych instrukcji – danych – zacząć je wykonywać.”</text:p>
      <text:p text:style-name="P16"/>
      <text:p text:style-name="P23">PAMIĘĆ RAM/ROM</text:p>
      <text:p text:style-name="P17"/>
      <text:p text:style-name="P18">W Pseudo-Assemblerze wykorzystywany jest segmentowy model pamięci. Oznacza to że program ma wydzielone 4 segmenty: kodu, 2 x danych i stosu. <text:span text:style-name="T61">Każdy segment ma 2</text:span><text:span text:style-name="T62">16</text:span><text:span text:style-name="T65"> bajtów pamięci, czyli 64kiB.<text:line-break/>„</text:span>W segmencie kodu przechowywany jest kod naszego programu, w segmencie danych, jak mówi nazwa, program posiada własny obszar, gdzie przechowuje najróżniejsze dane; zaś stos jest to obszar pamięci, który zasługuje na dokładniejszy opis. Jest on opisany niżej, jeszcze w tym rozdziale.</text:p>
      <text:p text:style-name="P14"><text:span text:style-name="T6">Odwoływanie się do konkretnego adresu (w tym modelu organizacji pamięci) odbywa się przy użyciu dwóch liczb, których rozmiar wynosi w obu przypadkach 2</text:span><text:span text:style-name="T63">16.</text:span><text:span text:style-name="T6"> Pierwsza z nich wskazuje na adres segmentu, w którym znajduje się komórka; zaś druga liczba jest przesunięciem, czyli odległością pomiędzy adresem komórki i adresem początku segmentu, w który się znajduje. Wartość tę będziemy nazywać </text:span><text:span text:style-name="T30">offsetem</text:span><text:span text:style-name="T6">. Aby określić konkretny fizyczny adres, używa się zapisu - x:y. Gdzie x to adres segmentu, zaś y to offset, np. 003F:0004.”</text:span></text:p>
      <text:p text:style-name="P19"/>
      <text:p text:style-name="P22"><text:span text:style-name="T52">W </text:span><text:span text:style-name="T51">architekturze P</text:span><text:span text:style-name="T52">seudo-Assemblera</text:span><text:span text:style-name="T51"> formą zapisu bajtów jest </text:span><text:span text:style-name="T57">Little Endian</text:span><text:span text:style-name="T51">. „Oznacza to, że wielobajtowe wartości są zapisane w kolejności od najmniej do najbardziej znaczącego (patrząc od lewej strony), bardziej znaczące bajty będą miały "wyższe" (rosnące) adresy. Należy mieć na uwadze, że odwrócona zostaje kolejnoś</text:span><text:span text:style-name="T52">ć</text:span><text:span text:style-name="T51"> </text:span><text:span text:style-name="T58">bajtów</text:span><text:span text:style-name="T51"> a nie </text:span><text:span text:style-name="T58">bitów</text:span><text:span text:style-name="T51">. </text:span></text:p>
      <text:p text:style-name="P183">Zatem 32-bitowa wartość B3<text:span text:style-name="T72">|</text:span>B2<text:span text:style-name="T72">|</text:span>B1<text:span text:style-name="T72">|</text:span>B0 mogłaby by na procesorze <text:span text:style-name="T288">maszyny Pseudo-Assemblera</text:span> być zaprezentowana w ten sposób: <text:s/><text:span text:style-name="T51">B</text:span><text:span text:style-name="T52">0|B1|B2|B3</text:span></text:p>
      <text:p text:style-name="P21">Przykładowo 32-bitowa wartość 0x1BA583D4 (prefiks 0x w Pseudo-As<text:span text:style-name="T295">s</text:span>emblerze oznacza liczbę w systemie szesnastkowym, tak jak w C/C++) mogłaby zostać zapisana w pamięci mniej więcej tak: <text:line-break/>D4|83|A5|1B.”</text:p>
      <text:p text:style-name="P24"><text:soft-page-break/>REJESTRY</text:p>
      <text:p text:style-name="P19"/>
      <text:p text:style-name="P20">Rejestry to bardzo szybka pamięć podręczna o czasie dostępu wielokrotnie mniejszym niż czas dostępu do pamięci RAM.</text:p>
      <text:p text:style-name="P20">W procesorze maszyny Pseudo-Assemblera wyróżniamy następujące rejestry:</text:p>
      <text:list xml:id="list1660339793" text:style-name="L3">
        <text:list-item>
          <text:p text:style-name="P189">16 rejestrów ogólnego przeznaczenia; jak sama nazwa wskazuje, służą do wykonywania przeróżnych z góry nieokreślonych czynności takich jak: przechowywanie wyników obliczeń arytmetycznych, liczniki czy przechowywanie adresu komórki pamięci RAM; rejestry 0 - 7 <text:span text:style-name="T60">są przeznaczone do modyfikacji, natomiast rejestry 8 - 15 mają specjalne zastosowanie </text:span>i nie powinny być modyfikowane<text:span text:style-name="T60">:</text:span></text:p>
          <text:list>
            <text:list-item>
              <text:p text:style-name="P189">rejestr 8 przechowuje resztę z ostatnio wykonywanego dzielenia</text:p>
            </text:list-item>
            <text:list-item>
              <text:p text:style-name="P189">rejestr 9 przechowuje adres pierwszego niezapisanego bajtu sekcji danych</text:p>
            </text:list-item>
            <text:list-item>
              <text:p text:style-name="P189">rejestr 10 przechowuje adres ramki stosu</text:p>
            </text:list-item>
            <text:list-item>
              <text:p text:style-name="P189">rejestr 11 przechowuje adres elementu znajdującego się na szczycie stosu</text:p>
            </text:list-item>
            <text:list-item>
              <text:p text:style-name="P189">rejestr 12 przechowuje adres segmentu stosu</text:p>
            </text:list-item>
            <text:list-item>
              <text:p text:style-name="P189">rejestr 13 przechowuje adres dodatkowej sekcji danych</text:p>
            </text:list-item>
            <text:list-item>
              <text:p text:style-name="P189">rejestr 14 przechowuje adres sekcji danych</text:p>
            </text:list-item>
            <text:list-item>
              <text:p text:style-name="P189">rejestr 15 przechowuje adres sekcji kodu</text:p>
            </text:list-item>
          </text:list>
        </text:list-item>
        <text:list-item>
          <text:p text:style-name="P205"><text:span text:style-name="T1">16 </text:span><text:span text:style-name="T5">rejestrów zmiennopozycyjnych</text:span><text:span text:style-name="T7">(0 - 15)</text:span><text:span text:style-name="T5">; wszystkie przeznaczone do modyfikacji </text:span><text:span text:style-name="T7">służące do wykonywania obliczeń arytmetycznych na liczbach zmiennopozycyjnych.</text:span></text:p>
        </text:list-item>
        <text:list-item>
          <text:p text:style-name="P206"><text:span text:style-name="T5">rejestr flag zawierający informacje o ostatnio wykonanej operacji logicznej lub arytmetycznej, </text:span><text:span text:style-name="T7">takie jak czy nastąpiło przepełnienie i/lub przeniesienie, czy wynik jest ujemny albo jest zerem; wyróżnia się następujące flagi:</text:span></text:p>
          <text:list>
            <text:list-item>
              <text:p text:style-name="P206"><text:span text:style-name="T31">carry flag</text:span><text:span text:style-name="T7"> równy 1 gdy w wyniku dodawania/odejmowania nastąpiło przeniesienie </text:span><text:span text:style-name="T8">na 32. bitu na 33. bit</text:span></text:p>
            </text:list-item>
            <text:list-item>
              <text:p text:style-name="P206"><text:span text:style-name="T31">parity flag </text:span><text:span text:style-name="T28">równy 1 gdy </text:span><text:span text:style-name="T24">liczba jedynek w najmłodszym bajcie jest parzysta </text:span></text:p>
            </text:list-item>
            <text:list-item>
              <text:p text:style-name="P206"><text:span text:style-name="T33">zero flag</text:span><text:span text:style-name="T28"> równy 1 gdy wynik ostatniego działania wyniósł 0 </text:span></text:p>
            </text:list-item>
            <text:list-item>
              <text:p text:style-name="P206"><text:span text:style-name="T31">sign flag</text:span><text:span text:style-name="T28"> równy 1 gdy bit znaku jest równy 1 (liczba jest ujemna) </text:span></text:p>
            </text:list-item>
            <text:list-item>
              <text:p text:style-name="P206"><text:span text:style-name="T33">overflow flag</text:span><text:span text:style-name="T28"> równy 1 gdy w wyniku dodawania/odejmowania przekroczono możliwy zakres wartości zmiennej </text:span></text:p>
            </text:list-item>
          </text:list>
        </text:list-item>
        <text:list-item>
          <text:p text:style-name="P207"><text:span text:style-name="T7">rejestr zawierający adres obecnie wykonywanej instrukcji</text:span><text:span text:style-name="T8">(EIP)</text:span></text:p>
        </text:list-item>
      </text:list>
      <text:p text:style-name="P31"/>
      <text:p text:style-name="P113"><text:span text:style-name="T41">STOS</text:span><text:span text:style-name="T66">*</text:span></text:p>
      <text:p text:style-name="P31"/>
      <text:p text:style-name="P61"><text:span text:style-name="T7">„Jak sama nazwa wskazuje, działa na zasadzie podobnej do stosu jakichś rzeczy. </text:span><text:span text:style-name="T41">Elementy </text:span><text:span text:style-name="T42">na</text:span><text:span text:style-name="T41"> stosie kładziemy "jeden na drugim". Tzn. aby nałożyć element nr. 3, najpierw kładziemy elementy 1 i 2. Gdy chcemy się pozbyć 2. elementu ze stosu, nie możemy tego zrobić dopóki nie pozbędziemy się 3.</text:span></text:p>
      <text:p text:style-name="P61"><text:span text:style-name="T41">Jednakże trzeba koniecznie wspomnieć, że stos ma specyficzną budowę. Mianowicie rośnie w dół. Zatem jeśli chcesz go sobie wyobrazić jako poukładane książki jedna na drugiej jak robiłeś do tej pory to należy wprowadzić poprawkę na te wyobrażenie. Wyobraź sobie że stos tworzysz wbrew wszelkim prawom </text:span><text:soft-page-break/><text:span text:style-name="T41">grawitacji na suficie. Jeśli coś dokładasz to rośnie on w dół czyli w kierunku podłogi pomieszczenia. Odwrotnie się dzieje gdy coś ze stosu zdejmujesz. W grupie rejestrów procesora </text:span><text:span text:style-name="T42">Pseudo-Assemblera</text:span><text:span text:style-name="T41"> wyróżniamy trzy rejestry związane ze stosem: </text:span><text:span text:style-name="T42">12(SS)</text:span><text:span text:style-name="T41"> - przechowuje adres stosu, </text:span><text:span text:style-name="T42">11(ESP)</text:span><text:span text:style-name="T41"> - będący adresem wierzchołka stosu oraz </text:span><text:span text:style-name="T42">10(EBP) – nazywany </text:span><text:span text:style-name="T43">wskaźnikiem</text:span><text:span text:style-name="T42"> ramk</text:span><text:span text:style-name="T43">i</text:span><text:span text:style-name="T42"> stosu</text:span><text:span text:style-name="T41">, którego funkcję omówimy poniżej. Wywołania funkcji ingerują w specyficzny sposób w strukturę stosu. Opiszę ją poniżej. </text:span></text:p>
      <text:p text:style-name="P60"/>
      <text:p text:style-name="P61"><text:span text:style-name="T41">Przed wywołaniem funkcji musimy najpierw umieścić na stosie argumenty dla niej, w odwrotnej kolejności niż są wymienione w pliku nagłówkowym/dokumentacji. Gdy już to zrobimy, mamy na stosie kilka argumentów ułożonych jeden na drugim. Następnie wywołujemy naszą funkcję. Po wywołaniu, jeszcze przed przeskokiem w miejsce pamięci (gdzie znajduje się kod naszej funkcji), automatycznie na stos odkładana jest wartość rejestru EIP (opisanego już wcześniej), która po tej operacji "leży" bezpośrednio na naszych argumentach. W następnej kolejności, na stos wrzucona zostaje zawartość rejestru </text:span><text:span text:style-name="T42">10(</text:span><text:span text:style-name="T41">EBP</text:span><text:span text:style-name="T42">)</text:span><text:span text:style-name="T41">, po czym nadana zostaje mu nowa wartość (jego rola w całym procesie za chwilę zostanie opisana). Zapamiętaną wartość określamy skrótem SFP (ang. </text:span><text:span text:style-name="T48">Stack Frame Pointer</text:span><text:span text:style-name="T41"> - wyjaśnienie poniżej). Na koniec, na szczyt naszego stosu wrzucane są kolejno wszystkie zmienne lokalne wykorzystywane przez naszą funkcję i cały proces kończy się. Końcowy efekt obrazuje grafika po prawej (oczywiście ilość argumentów i lokalnych zmiennych, czy ewentualnie buforów, jest tutaj zupełnie przykładowa). Jak widać na niej, rejestr </text:span><text:span text:style-name="T42">10(</text:span><text:span text:style-name="T41">EBP</text:span><text:span text:style-name="T42">)</text:span><text:span text:style-name="T41"> wskazuje na adres SFP. Cały opisany obszar na rysunku nazywamy </text:span><text:span text:style-name="T49">ramką stosu</text:span><text:span text:style-name="T41">. Gdy funkcja kończy swoje działanie, przywracana jest wartość rejestrów EIP oraz EBP, a następnie cała ramka zostaje wyrzucona ze szczytu stosu.<text:line-break/>Jak wspomniałem należy również pamiętać, że stos rozpina się od górnych obszarów pamięci ku dolnym. Dołożenie czegokolwiek na stos powoduje zmniejszenie wartości rejestru ESP, zaś zabranie czegoś powoduje jego zwiększenie.”</text:span></text:p>
      <text:p text:style-name="P118">Składnia</text:p>
      <text:p text:style-name="P32"/>
      <text:p text:style-name="P25"><text:span text:style-name="T67">Program napisany w Pseudo-Assemblerze składa się z ciągu wyrażeń, dzielących się na deklaracje <text:line-break/>i instrukcje. Każde wyrażenie składa się ze słów opcjonalnie poprzedzonych etykietą </text:span><text:span text:style-name="T68">i/</text:span><text:span text:style-name="T67">lub zakończonych komentarzem.</text:span></text:p>
      <text:p text:style-name="P32"/>
      <text:p text:style-name="P50">Komentarze</text:p>
      <text:p text:style-name="P33">Komentarz może być dodany na końcu każdego wyrażenia. Komentarz składa się ze znaku średnika (;) <text:line-break/>i następującego po nim ciągu znaków. Komentarz obowiązuje aż do znaku nowej linii.</text:p>
      <text:p text:style-name="P33"/>
      <text:p text:style-name="P50">Etykiety</text:p>
      <text:p text:style-name="P80"><text:span text:style-name="T41">Etykieta może być umieszczona na początku wyrażenia. Składa się ona z identyfikatora i następującego po nim znaku dwukropka (:). </text:span><text:span text:style-name="T44">Identyfikator może się składać ze znaków alfanumerycznych i znaku podkreślenia (_), przy czym nie może się on zaczynać cyfrą. Podczas asemblacji etykiecie </text:span><text:span text:style-name="T45">nadawana jest wartość odpowiadająca adresowi instrukcji lub deklaracji, której ona dotyczy. </text:span><text:span text:style-name="T46">Wiele etykiet z tym samym identyfikatorem jest niedozwolone.</text:span></text:p>
      <text:p text:style-name="P34"/>
      <text:p text:style-name="P115">SŁOWA</text:p>
      <text:p text:style-name="P35"/>
      <text:p text:style-name="P35">Wyróżnia się następujące rodzaje słów:</text:p>
      <text:list xml:id="list919837870" text:style-name="L4">
        <text:list-item>
          <text:p text:style-name="P190">słowa kluczowe</text:p>
        </text:list-item>
        <text:list-item>
          <text:p text:style-name="P190">deklaracje</text:p>
        </text:list-item>
        <text:list-item>
          <text:p text:style-name="P190">numer rejestru</text:p>
        </text:list-item>
        <text:list-item>
          <text:p text:style-name="P190">adres pamięci</text:p>
        </text:list-item>
        <text:list-item>
          <text:p text:style-name="P191">identyfikatory</text:p>
        </text:list-item>
      </text:list>
      <text:p text:style-name="P35"/>
      <text:p text:style-name="P51">Słowa kluczowe</text:p>
      <text:p text:style-name="P62"><text:span text:style-name="T9">Słowa kluczowe to kody instrukcji i deklaracji(„</text:span><text:span text:style-name="T32">opcodes</text:span><text:span text:style-name="T9">”) używane żeby nadać całemu wyrażeniu znaczenie. Każde wyrażenie zaczyna się od słowa kluczowego i zawiera dokładnie jedno słowo kluczowe.</text:span></text:p>
      <text:p text:style-name="P38"/>
      <text:p text:style-name="P52">Deklaracje</text:p>
      <text:p text:style-name="P62"><text:span text:style-name="T9">Deklaracje powodują umieszczenie wskazanego rodzaju zmiennej do sekcji danych jeszcze przed uruchomieniem programu. Każdą deklarację musi poprzedzać słowo kluczowe DC lub DS. </text:span><text:span text:style-name="T10">Deklaracje są jedynie dozwolone na początku każdego programu. Deklaracje, które następują po słowie kluczowym instrukcji są n</text:span><text:span text:style-name="T11">iedozwolone</text:span><text:span text:style-name="T10">.</text:span></text:p>
      <text:p text:style-name="P39"/>
      <text:p text:style-name="P39"/>
      <text:p text:style-name="P55"><text:soft-page-break/>Numer rejestru</text:p>
      <text:p text:style-name="P40">Numer rejestru to liczba od 0 do 15 używana jako argument instrukcji. W zależności od kontekstu wskazuje ona na rejestr ogólnego przeznaczenia lub rejestr zmiennopozycyjny.</text:p>
      <text:p text:style-name="P40"/>
      <text:p text:style-name="P53">Adres pamięci</text:p>
      <text:p text:style-name="P82"><text:span text:style-name="T41">Adresy pamięci to zapis postaci x(y), gdzie x oznacza rejestr z którego zostanie pobrany adres sekcji natomiast y oznacza przesunięcie względem tego adresu. </text:span><text:span text:style-name="T46">Są używane jako argumenty funkcji. </text:span><text:span text:style-name="T41">Na przykład: 11(-4) oznacza weź adres wierzchołka stosu i dodaj do niego -4. Niech adres wierzchołka stosu wynosi 0x00FF00AA. Przesunięcie wynosi 0xFFF</text:span><text:span text:style-name="T46">C czyli 16-bitowa wartość -4 w systemie szesnastkowym. Żeby obliczyć rzeczywisty adres trzeba dodać do siebie 0x00AA i 0xFFFC jako 16-bitowe wartości i do wyniku dodać 0x00FF0000. Ostatecznie otrzymujemy więc adres 0x00FF00A6.</text:span></text:p>
      <text:p text:style-name="P36"/>
      <text:p text:style-name="P56">Identyfikatory</text:p>
      <text:p text:style-name="P81"><text:span text:style-name="T44">Identyfikator może się składać ze znaków alfanumerycznych i znaku podkreślenia (_), przy czym nie może się on zaczynać cyfrą. </text:span><text:span text:style-name="T46">Podczas asemblacji jest on zamieniany na adres pamięci odpowiadającej etykiecie, której on dotyczy. Jego użycie jest równoważne z zastosowaniem odpowiedniego adresu pamięci, jednak zastosowanie identyfikatorów ułatwia czytanie i zrozumienie kodu.</text:span></text:p>
      <text:p text:style-name="P36"/>
      <text:p text:style-name="P114">D<text:span text:style-name="T77">EKLARACJE</text:span></text:p>
      <text:p text:style-name="P37"/>
      <text:p text:style-name="P41">Wyrażenia można podzielić na dwie grupy: instrukcje i deklaracje. Program zazwyczaj składa się z ciągu deklaracji po którym występuje ciąg instrukcji. Same deklaracje składają się z kodu deklaracji i następującego po nim słowa deklaracji, a opcjonalnie może zawierać etykietę i/lub komentarz:</text:p>
      <text:p text:style-name="P87"/>
      <text:p text:style-name="P104"><text:span text:style-name="T73">[ETYKIETA] &lt;KOD_DEKLARACJI&gt; &lt;S</text:span><text:span text:style-name="T74">ŁOWO_DEKLARACJI</text:span><text:span text:style-name="T73">&gt; [KOMENTARZ]</text:span></text:p>
      <text:p text:style-name="P87"/>
      <text:p text:style-name="P41">Deklaracja w zależności od użytego kodu deklaracji może mieć dwa znaczenia:</text:p>
      <text:list xml:id="list2164440112" text:style-name="L5">
        <text:list-item>
          <text:p text:style-name="P192">DC - zadeklaruj stałą, miejsce w pamięci będzie zarezerwowane, wymagane będzie podanie tej stałej w deklaracji, która zostanie umieszczona w pamięci jeszcze przed wykonaniem programu</text:p>
        </text:list-item>
        <text:list-item>
          <text:p text:style-name="P192">DS - zadeklaruj przestrzeń, miejsce w pamięci będzie zarezerwowane, ale nie zostanie tam umieszczona żadna wartość</text:p>
        </text:list-item>
      </text:list>
      <text:p text:style-name="P41"/>
      <text:p text:style-name="P42">Słowo deklaracji jest postaci: </text:p>
      <text:p text:style-name="P98">[LICZBA*]&lt;TYP_ZMIENNEJ&gt;[(WARTOŚĆ)]</text:p>
      <text:list xml:id="list4050509902" text:style-name="L6">
        <text:list-item>
          <text:p text:style-name="P193">LICZBA oznacza ile kopii zmiennej trzeba zarezerwować w pamięci, domyślnie 1 kopia jeżeli nie zostało to podane</text:p>
        </text:list-item>
        <text:list-item>
          <text:p text:style-name="P193">TYP_ZMIENNEJ oznacza jakiego typu będzie to zmienna</text:p>
        </text:list-item>
        <text:list-item>
          <text:p text:style-name="P193">WARTOŚĆ jaka zostanie wpisana <text:s/>do pamięci w stosownym formacie zależnie od podanego typu; jeżeli kod deklaracji to DC podanie wartości jest obowiązkowe, jeżeli DS to podanie wartości jest niedozwolone</text:p>
        </text:list-item>
      </text:list>
      <text:p text:style-name="P54"><text:soft-page-break/>Deklaracja liczby stało-pozycyjnej</text:p>
      <text:p text:style-name="P59"><text:span text:style-name="T67">Liczby stało-pozycyjne typu INTEGER zajmują 4 bajty w pamięci i mogą być przedstawione </text:span><text:span text:style-name="T53">w</text:span><text:span text:style-name="T67"> następujący</text:span><text:span text:style-name="T70">ch</text:span><text:span text:style-name="T67"> </text:span><text:span text:style-name="T70">bazach</text:span><text:span text:style-name="T67">:</text:span></text:p>
      <text:list xml:id="list1188483269" text:style-name="L7">
        <text:list-item>
          <text:p text:style-name="P194">dziesiętnej; zaczynają się opcjonalnie znakiem plus (+) albo minus (-) reprezentowane są jako ciąg cyfr (0 - 9) zaczynając od niezerowej lub jako zero</text:p>
        </text:list-item>
        <text:list-item>
          <text:p text:style-name="P194">binarnej; zaczynają się prefiksem 0b reprezentowane są jako ciąg binarnych cyfr (0 - 1)</text:p>
        </text:list-item>
        <text:list-item>
          <text:p text:style-name="P194">szesnastkowej; <text:s/>zaczynają się prefiksem 0x reprezentowane są jako ciąg cyfr (0 - 9, A – F)</text:p>
        </text:list-item>
      </text:list>
      <text:p text:style-name="P43"/>
      <text:p text:style-name="P57">Deklaracja liczby zmiennopozycyjnej*</text:p>
      <text:p text:style-name="P63"><text:span text:style-name="T13">Liczby zmiennopozycyjne typu F</text:span><text:span text:style-name="T14">LOAT</text:span><text:span text:style-name="T13"> zajmują 4 bajty w pamięci i mogą być przedstawione </text:span><text:span text:style-name="T14">następująco:</text:span></text:p>
      <text:list xml:id="list2612863305" text:style-name="L8">
        <text:list-item>
          <text:p text:style-name="P195">opcjonalny znak plus (+) albo minus (-), następująca część całkowita będąca cyframi od (0 – 9) rozpoczynająca się niezerową cyfrą lub będąca zerem, znak kropki (.) i część ułamkowa czyli zero lub więcej cyfr (0 – 9); wymagana jest obecność albo części całkowitej w postaci jednej lub więcej cyfr (0 - 9) albo kropki i części ułamkowej w postaci jednej lub więcej cyfr (0 – 9)</text:p>
        </text:list-item>
        <text:list-item>
          <text:p text:style-name="P208"><text:span text:style-name="T1">binarnie</text:span><text:span text:style-name="T12">; zaczynają</text:span><text:span text:style-name="T1">c</text:span><text:span text:style-name="T12"> się prefiksem 0b reprezentowane są jako ciąg binarnych cyfr (0 – 1);</text:span></text:p>
        </text:list-item>
        <text:list-item>
          <text:p text:style-name="P199"><text:span text:style-name="T50">szesnastkow</text:span><text:span text:style-name="T54">o;</text:span><text:span text:style-name="T50"> <text:s/>zaczynają się prefiksem 0x reprezentowane są jako ciąg cyfr (0 - 9, A – F)</text:span></text:p>
        </text:list-item>
      </text:list>
      <text:p text:style-name="P44"/>
      <text:p text:style-name="P58">Deklaracja bajtu*</text:p>
      <text:p text:style-name="P64"><text:span text:style-name="T13">Liczby typu B</text:span><text:span text:style-name="T15">AJT</text:span><text:span text:style-name="T13"> zajmują </text:span><text:span text:style-name="T15">1 </text:span><text:span text:style-name="T13">bajt w pamięci i mogą być przedstawione </text:span><text:span text:style-name="T14">następująco:</text:span></text:p>
      <text:list xml:id="list624513674" text:style-name="L9">
        <text:list-item>
          <text:p text:style-name="P210"><text:span text:style-name="T14">d</text:span><text:span text:style-name="T1">ziesiętnie; jako liczba z przedziału [0 – 255]</text:span></text:p>
        </text:list-item>
        <text:list-item>
          <text:p text:style-name="P209"><text:span text:style-name="T1">binarnie</text:span><text:span text:style-name="T12">; zaczynają</text:span><text:span text:style-name="T1">c</text:span><text:span text:style-name="T12"> się prefiksem 0b reprezentowane są jako ciąg binarnych cyfr (0 – 1);</text:span></text:p>
        </text:list-item>
        <text:list-item>
          <text:p text:style-name="P200"><text:span text:style-name="T50">szesnastkow</text:span><text:span text:style-name="T54">o;</text:span><text:span text:style-name="T50"> <text:s/>zaczynają się prefiksem 0x reprezentowane są jako ciąg cyfr (0 - 9, A – F)</text:span></text:p>
        </text:list-item>
      </text:list>
      <text:p text:style-name="P44"/>
      <text:p text:style-name="P58">Deklaracja znaku*</text:p>
      <text:p text:style-name="P64"><text:span text:style-name="T13">Liczby typu C</text:span><text:span text:style-name="T15">HAR</text:span><text:span text:style-name="T13"> zajmują </text:span><text:span text:style-name="T15">1 </text:span><text:span text:style-name="T13">bajt w pamięci i mogą być przedstawione </text:span><text:span text:style-name="T14">następująco:</text:span></text:p>
      <text:list xml:id="list202822555603115" text:continue-numbering="true" text:style-name="L9">
        <text:list-item>
          <text:p text:style-name="P210"><text:span text:style-name="T14">d</text:span><text:span text:style-name="T1">ziesiętnie; jako liczba z przedziału [0 – 255]</text:span></text:p>
        </text:list-item>
        <text:list-item>
          <text:p text:style-name="P209"><text:span text:style-name="T1">binarnie</text:span><text:span text:style-name="T12">; zaczynają</text:span><text:span text:style-name="T1">c</text:span><text:span text:style-name="T12"> się prefiksem 0b reprezentowane są jako ciąg binarnych cyfr (0 – 1);</text:span></text:p>
        </text:list-item>
        <text:list-item>
          <text:p text:style-name="P200"><text:span text:style-name="T50">szesnastkow</text:span><text:span text:style-name="T54">o;</text:span><text:span text:style-name="T50"> <text:s/>zaczynają się prefiksem 0x reprezentowane są jako ciąg cyfr (0 - 9, A – F)</text:span></text:p>
        </text:list-item>
        <text:list-item>
          <text:p text:style-name="P201"><text:span text:style-name="T55">z</text:span><text:span text:style-name="T50">nak zawarty w pojedynczych cudzysłowach (')</text:span></text:p>
        </text:list-item>
        <text:list-item>
          <text:p text:style-name="P211"><text:span text:style-name="T15">sekwencja poprzedzona znakiem (\) zawarta w pojedynczych cudzysłowach ('); sekwencja może być wartością d</text:span><text:span text:style-name="T16">ziesiętną</text:span><text:span text:style-name="T15"> z przedziału [0 – 2</text:span><text:span text:style-name="T16">55</text:span><text:span text:style-name="T15">] </text:span><text:span text:style-name="T16">lub znakiem specjalnym (n/t/</text:span><text:span text:style-name="T15">'</text:span><text:span text:style-name="T16">) oznaczającym odpowiednio nową linię znak tabulacji i pojedynczy cudzysłów</text:span></text:p>
          <text:p text:style-name="P196"/>
        </text:list-item>
      </text:list>
      <text:p text:style-name="P84"><text:span text:style-name="T47">D</text:span><text:span text:style-name="T41">eklaracja napisu*</text:span></text:p>
      <text:p text:style-name="P45">Zmienne napisu typu STRING zabraniają podania liczby kopii deklarowanej wartości. Wczytane do pamięci są zakończone bajtem o wartości 0. Są przedstawiane następująco:</text:p>
      <text:list xml:id="list1110597237" text:style-name="L10">
        <text:list-item>
          <text:p text:style-name="P212"><text:span text:style-name="T16">ciąg znaków lub </text:span><text:span text:style-name="T15">sekwencj</text:span><text:span text:style-name="T16">i</text:span><text:span text:style-name="T15"> poprzedzon</text:span><text:span text:style-name="T16">ych</text:span><text:span text:style-name="T15"> znakiem (\) zawart</text:span><text:span text:style-name="T16">ych</text:span><text:span text:style-name="T15"> w p</text:span><text:span text:style-name="T16">odwójnych</text:span><text:span text:style-name="T15"> cudzysłowach ("); <text:s/>sekwencja może być wartością d</text:span><text:span text:style-name="T16">ziesiętną</text:span><text:span text:style-name="T15"> z przedziału [0 – 2</text:span><text:span text:style-name="T16">55</text:span><text:span text:style-name="T15">] </text:span><text:span text:style-name="T16">lub znakiem specjalnym (n/t/</text:span><text:span text:style-name="T15">'</text:span><text:span text:style-name="T16">) oznaczającym odpowiednio nową linię znak tabulacji i podwójny cudzysłów</text:span></text:p>
        </text:list-item>
      </text:list>
      <text:p text:style-name="P116"><text:soft-page-break/>INSTRUKCJE</text:p>
      <text:p text:style-name="P46"/>
      <text:p text:style-name="P46">Instrukcja to wyrażenie wykonywane podczas pracy programu. W Pseudo-Assemblerze na instrukcję mogą składać się cztery części:</text:p>
      <text:list xml:id="list1264411039" text:style-name="L11">
        <text:list-item>
          <text:p text:style-name="P197">Etykieta (opcjonalnie)</text:p>
        </text:list-item>
        <text:list-item>
          <text:p text:style-name="P197">Kod instrukcji (wymagane)</text:p>
        </text:list-item>
        <text:list-item>
          <text:p text:style-name="P198"><text:span text:style-name="T67">Argumenty (zależnie od instrukcji od 0 do 2)</text:span><text:span text:style-name="T71">(gdy są 2 muszą być oddzielone przecinkiem (,))</text:span></text:p>
        </text:list-item>
        <text:list-item>
          <text:p text:style-name="P197">Komentarz (opcjonalnie)</text:p>
        </text:list-item>
      </text:list>
      <text:p text:style-name="P46"/>
      <text:p text:style-name="P105"><text:span text:style-name="T73">[ETYKIETA] &lt;KOD_I</text:span><text:span text:style-name="T75">NSTRUKCJI</text:span><text:span text:style-name="T73">&gt; {A</text:span><text:span text:style-name="T75">RGUMENT} {,ARGUMENT}</text:span><text:span text:style-name="T73"> [KOMENTARZ]</text:span></text:p>
      <text:p text:style-name="P88"/>
      <text:p text:style-name="P49"><text:span text:style-name="T69">N</text:span><text:span text:style-name="T67">ajważniejsze instrukcje</text:span></text:p>
      <table:table table:name="Tabela1" table:style-name="Tabela1">
        <table:table-column table:style-name="Tabela1.A"/>
        <table:table-column table:style-name="Tabela1.B" table:number-columns-repeated="2"/>
        <table:table-column table:style-name="Tabela1.D"/>
        <table:table-row>
          <table:table-cell table:style-name="Tabela1.A1" office:value-type="string">
            <text:p text:style-name="P129">KOD</text:p>
          </table:table-cell>
          <table:table-cell table:style-name="Tabela1.A1" office:value-type="string">
            <text:p text:style-name="P2">ARGUMENT 1</text:p>
          </table:table-cell>
          <table:table-cell table:style-name="Tabela1.A1" office:value-type="string">
            <text:p text:style-name="P2">ARGUMENT 2</text:p>
          </table:table-cell>
          <table:table-cell table:style-name="Tabela1.D1" office:value-type="string">
            <text:p text:style-name="P2">SKRÓCONY OPIS</text:p>
          </table:table-cell>
        </table:table-row>
        <table:table-row>
          <table:table-cell table:style-name="Tabela1.A2" table:number-columns-spanned="4" office:value-type="string">
            <text:p text:style-name="P129">INSTRUKCJE ARYTMETYCZNE</text:p>
          </table:table-cell>
          <table:covered-table-cell/>
          <table:covered-table-cell/>
          <table:covered-table-cell/>
        </table:table-row>
        <table:table-row>
          <table:table-cell table:style-name="Tabela1.A3" office:value-type="string">
            <text:p text:style-name="P153">ADD</text:p>
          </table:table-cell>
          <table:table-cell table:style-name="Tabela1.A3" office:value-type="string">
            <text:p text:style-name="P129">REJESTR 1</text:p>
          </table:table-cell>
          <table:table-cell table:style-name="Tabela1.A3" office:value-type="string">
            <text:p text:style-name="P129">REJESTR 2</text:p>
          </table:table-cell>
          <table:table-cell table:style-name="Tabela1.A2" office:value-type="string">
            <text:p text:style-name="P146">Dodaje rejestr 1 do rejestru 2. Wynik zapisywany jest w rejestrze 1.</text:p>
          </table:table-cell>
        </table:table-row>
        <table:table-row>
          <table:table-cell table:style-name="Tabela1.A3" office:value-type="string">
            <text:p text:style-name="P153">ADD</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46">Dodaje rejestr 1 do wartości pod wskazanym adresem. Wynik zapisywany jest w rejestrze 1.</text:p>
          </table:table-cell>
        </table:table-row>
        <table:table-row>
          <table:table-cell table:style-name="Tabela1.A3" office:value-type="string">
            <text:p text:style-name="P153">SUB</text:p>
          </table:table-cell>
          <table:table-cell table:style-name="Tabela1.A3" office:value-type="string">
            <text:p text:style-name="P129">REJESTR 1</text:p>
          </table:table-cell>
          <table:table-cell table:style-name="Tabela1.A3" office:value-type="string">
            <text:p text:style-name="P129">REJESTR 2</text:p>
          </table:table-cell>
          <table:table-cell table:style-name="Tabela1.A2" office:value-type="string">
            <text:p text:style-name="P146">Odejmuje rejestr 1 od rejestru 2. Wynik zapisywany jest w rejestrze 1.</text:p>
          </table:table-cell>
        </table:table-row>
        <table:table-row>
          <table:table-cell table:style-name="Tabela1.A3" office:value-type="string">
            <text:p text:style-name="P153">SUB</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46">Odejmuje rejestr 1 od wartości pod wskazanym adresem. Wynik zapisywany jest w rejestrze 1.</text:p>
          </table:table-cell>
        </table:table-row>
        <table:table-row>
          <table:table-cell table:style-name="Tabela1.A3" office:value-type="string">
            <text:p text:style-name="P153">MUL</text:p>
          </table:table-cell>
          <table:table-cell table:style-name="Tabela1.A3" office:value-type="string">
            <text:p text:style-name="P129">REJESTR 1</text:p>
          </table:table-cell>
          <table:table-cell table:style-name="Tabela1.A3" office:value-type="string">
            <text:p text:style-name="P129">REJESTR 2</text:p>
          </table:table-cell>
          <table:table-cell table:style-name="Tabela1.A2" office:value-type="string">
            <text:p text:style-name="P146">Mnoży rejestr 1 i rejestr 2. Wynik zapisywany jest w rejestrze 1.</text:p>
          </table:table-cell>
        </table:table-row>
        <table:table-row>
          <table:table-cell table:style-name="Tabela1.A3" office:value-type="string">
            <text:p text:style-name="P153">MUL</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46">Mnoży rejestr 1 i wartość pod wskazanym adresem. Wynik zapisywany jest w rejestrze 1.</text:p>
          </table:table-cell>
        </table:table-row>
        <table:table-row>
          <table:table-cell table:style-name="Tabela1.A3" office:value-type="string">
            <text:p text:style-name="P153">IDIV</text:p>
          </table:table-cell>
          <table:table-cell table:style-name="Tabela1.A3" office:value-type="string">
            <text:p text:style-name="P129">REJESTR 1</text:p>
          </table:table-cell>
          <table:table-cell table:style-name="Tabela1.A3" office:value-type="string">
            <text:p text:style-name="P129">REJESTR 2</text:p>
          </table:table-cell>
          <table:table-cell table:style-name="Tabela1.A2" office:value-type="string">
            <text:p text:style-name="P169"><text:span text:style-name="T79">D</text:span><text:span text:style-name="T80">zieli</text:span><text:span text:style-name="T79"> rejestr 1 </text:span><text:span text:style-name="T80">przez</text:span><text:span text:style-name="T79"> r</text:span><text:span text:style-name="T80">ejestr 2</text:span><text:span text:style-name="T79">. Wynik zapisywany jest w rejestrze 1. R</text:span><text:span text:style-name="T80">eszta zapisywana jest w </text:span><text:span text:style-name="T105">ósmym</text:span><text:span text:style-name="T80"> </text:span><text:span text:style-name="T105">rejestrze</text:span><text:span text:style-name="T80">. Jest to dzielenie liczb ze znakiem.</text:span></text:p>
          </table:table-cell>
        </table:table-row>
        <table:table-row>
          <table:table-cell table:style-name="Tabela1.A3" office:value-type="string">
            <text:p text:style-name="P153">IDIV</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69"><text:span text:style-name="T79">D</text:span><text:span text:style-name="T80">zieli</text:span><text:span text:style-name="T79"> rejestr 1 </text:span><text:span text:style-name="T80">przez</text:span><text:span text:style-name="T79"> wartość pod wskazanym adresem. Wynik zapisywany jest w rejestrze 1.</text:span></text:p>
            <text:p text:style-name="P177"><text:span text:style-name="T79">R</text:span><text:span text:style-name="T78">eszta zapisywana jest w </text:span><text:span text:style-name="T104">ósmym</text:span><text:span text:style-name="T78"> </text:span><text:span text:style-name="T104">rejestrze</text:span><text:span text:style-name="T78">. Jest to dzielenie liczb ze znakiem.</text:span></text:p>
          </table:table-cell>
        </table:table-row>
        <table:table-row>
          <table:table-cell table:style-name="Tabela1.A3" office:value-type="string">
            <text:p text:style-name="P153">DIV</text:p>
          </table:table-cell>
          <table:table-cell table:style-name="Tabela1.A3" office:value-type="string">
            <text:p text:style-name="P129">REJESTR 1</text:p>
          </table:table-cell>
          <table:table-cell table:style-name="Tabela1.A3" office:value-type="string">
            <text:p text:style-name="P129">REJESTR 2</text:p>
          </table:table-cell>
          <table:table-cell table:style-name="Tabela1.A2" office:value-type="string">
            <text:p text:style-name="P169"><text:span text:style-name="T79">D</text:span><text:span text:style-name="T80">zieli</text:span><text:span text:style-name="T79"> rejestr 1 </text:span><text:span text:style-name="T80">przez</text:span><text:span text:style-name="T79"> r</text:span><text:span text:style-name="T80">ejestr 2</text:span><text:span text:style-name="T79">. Wynik zapisywany jest w rejestrze 1. R</text:span><text:span text:style-name="T80">eszta zapisywana jest w </text:span><text:span text:style-name="T105">ósmym</text:span><text:span text:style-name="T80"> </text:span><text:span text:style-name="T105">rejestrze</text:span><text:span text:style-name="T80">. Jest to dzielenie liczb bez znaku.</text:span></text:p>
          </table:table-cell>
        </table:table-row>
        <table:table-row>
          <table:table-cell table:style-name="Tabela1.A3" office:value-type="string">
            <text:p text:style-name="P153">DIV</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69"><text:span text:style-name="T79">D</text:span><text:span text:style-name="T80">zieli</text:span><text:span text:style-name="T79"> rejestr 1 </text:span><text:span text:style-name="T80">przez</text:span><text:span text:style-name="T79"> wartość pod wskazanym adresem. Wynik zapisywany jest w rejestrze 1.</text:span></text:p>
            <text:p text:style-name="P169"><text:soft-page-break/><text:span text:style-name="T79">R</text:span><text:span text:style-name="T80">eszta zapisywana jest w </text:span><text:span text:style-name="T105">ósmym</text:span><text:span text:style-name="T80"> </text:span><text:span text:style-name="T105">rejestrze</text:span><text:span text:style-name="T80">. Jest to dzielenie liczb bez znaku.</text:span></text:p>
          </table:table-cell>
        </table:table-row>
        <table:table-row>
          <table:table-cell table:style-name="Tabela1.A3" office:value-type="string">
            <text:p text:style-name="P151">INC</text:p>
          </table:table-cell>
          <table:table-cell table:style-name="Tabela1.A3" office:value-type="string">
            <text:p text:style-name="P129">REJESTR 1</text:p>
          </table:table-cell>
          <table:table-cell table:style-name="Tabela1.A3" office:value-type="string">
            <text:p text:style-name="P129">---</text:p>
          </table:table-cell>
          <table:table-cell table:style-name="Tabela1.A2" office:value-type="string">
            <text:p text:style-name="P170"><text:span text:style-name="T79">Dodaje j</text:span><text:span text:style-name="T81">edynkę</text:span><text:span text:style-name="T79"> do rejestru </text:span><text:span text:style-name="T81">1</text:span><text:span text:style-name="T79">. Wynik zapisywany jest w rejestrze 1.</text:span></text:p>
          </table:table-cell>
        </table:table-row>
        <table:table-row>
          <table:table-cell table:style-name="Tabela1.A3" office:value-type="string">
            <text:p text:style-name="P151">INC</text:p>
          </table:table-cell>
          <table:table-cell table:style-name="Tabela1.A3" office:value-type="string">
            <text:p text:style-name="P130">ADRES PAMIĘCI</text:p>
          </table:table-cell>
          <table:table-cell table:style-name="Tabela1.A3" office:value-type="string">
            <text:p text:style-name="P129">---</text:p>
          </table:table-cell>
          <table:table-cell table:style-name="Tabela1.A2" office:value-type="string">
            <text:p text:style-name="P127"><text:span text:style-name="T205">Dodaje </text:span><text:span text:style-name="T207">jedynkę</text:span><text:span text:style-name="T205"> do wartości pod wskazanym adresem. </text:span><text:span text:style-name="T212">Wynik zapisywany jest pod wskazanym adresem.</text:span></text:p>
          </table:table-cell>
        </table:table-row>
        <table:table-row>
          <table:table-cell table:style-name="Tabela1.A3" office:value-type="string">
            <text:p text:style-name="P151">DEC</text:p>
          </table:table-cell>
          <table:table-cell table:style-name="Tabela1.A3" office:value-type="string">
            <text:p text:style-name="P129">REJESTR 1</text:p>
          </table:table-cell>
          <table:table-cell table:style-name="Tabela1.A3" office:value-type="string">
            <text:p text:style-name="P129">---</text:p>
          </table:table-cell>
          <table:table-cell table:style-name="Tabela1.A2" office:value-type="string">
            <text:p text:style-name="P170"><text:span text:style-name="T79">O</text:span><text:span text:style-name="T81">dejmuje</text:span><text:span text:style-name="T79"> j</text:span><text:span text:style-name="T81">edynkę</text:span><text:span text:style-name="T79"> o</text:span><text:span text:style-name="T81">d</text:span><text:span text:style-name="T79"> rejestru </text:span><text:span text:style-name="T81">1</text:span><text:span text:style-name="T79">. Wynik zapisywany jest w rejestrze 1.</text:span></text:p>
          </table:table-cell>
        </table:table-row>
        <table:table-row>
          <table:table-cell table:style-name="Tabela1.A3" office:value-type="string">
            <text:p text:style-name="P151">DEC</text:p>
          </table:table-cell>
          <table:table-cell table:style-name="Tabela1.A3" office:value-type="string">
            <text:p text:style-name="P130">ADRES PAMIĘCI</text:p>
          </table:table-cell>
          <table:table-cell table:style-name="Tabela1.A3" office:value-type="string">
            <text:p text:style-name="P129">---</text:p>
          </table:table-cell>
          <table:table-cell table:style-name="Tabela1.A2" office:value-type="string">
            <text:p text:style-name="P170"><text:span text:style-name="T79">O</text:span><text:span text:style-name="T81">dejmuje</text:span><text:span text:style-name="T79"> </text:span><text:span text:style-name="T81">jedynkę</text:span><text:span text:style-name="T79"> o</text:span><text:span text:style-name="T81">d</text:span><text:span text:style-name="T79"> wartości pod wskazanym adresem. </text:span><text:span text:style-name="T83">Wynik zapisywany jest pod wskazanym adresem.</text:span></text:p>
          </table:table-cell>
        </table:table-row>
        <table:table-row>
          <table:table-cell table:style-name="Tabela1.A3" office:value-type="string">
            <text:p text:style-name="P153">CMP</text:p>
          </table:table-cell>
          <table:table-cell table:style-name="Tabela1.A3" office:value-type="string">
            <text:p text:style-name="P129">REJESTR 1</text:p>
          </table:table-cell>
          <table:table-cell table:style-name="Tabela1.A3" office:value-type="string">
            <text:p text:style-name="P129">REJESTR 2</text:p>
          </table:table-cell>
          <table:table-cell table:style-name="Tabela1.A2" office:value-type="string">
            <text:p text:style-name="P126"><text:span text:style-name="T205">Odejmuje rejestr 1 od rejestru 2. </text:span><text:span text:style-name="T206">Wynik nie jest zapisywany.</text:span></text:p>
          </table:table-cell>
        </table:table-row>
        <table:table-row>
          <table:table-cell table:style-name="Tabela1.A3" office:value-type="string">
            <text:p text:style-name="P153">CMP</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26"><text:span text:style-name="T205">Odejmuje rejestr 1 od wartości pod wskazanym adresem. Wynik </text:span><text:span text:style-name="T206">nie jest zapisywany.</text:span></text:p>
          </table:table-cell>
        </table:table-row>
        <table:table-row>
          <table:table-cell table:style-name="Tabela1.A19" table:number-columns-spanned="4" office:value-type="string">
            <text:p text:style-name="P132">INSTRUKCJE LOGICZNE</text:p>
          </table:table-cell>
          <table:covered-table-cell/>
          <table:covered-table-cell/>
          <table:covered-table-cell/>
        </table:table-row>
        <table:table-row>
          <table:table-cell table:style-name="Tabela1.A3" office:value-type="string">
            <text:p text:style-name="P152">AND</text:p>
          </table:table-cell>
          <table:table-cell table:style-name="Tabela1.A3" office:value-type="string">
            <text:p text:style-name="P129">REJESTR 1</text:p>
          </table:table-cell>
          <table:table-cell table:style-name="Tabela1.A3" office:value-type="string">
            <text:p text:style-name="P129">REJESTR 2</text:p>
          </table:table-cell>
          <table:table-cell table:style-name="Tabela1.A2" office:value-type="string">
            <text:p text:style-name="P133">Koniunkcja rejestru 1 z rejestrem 2. <text:span text:style-name="T205">Wynik zapisywany jest w rejestrze 1.</text:span></text:p>
          </table:table-cell>
        </table:table-row>
        <table:table-row>
          <table:table-cell table:style-name="Tabela1.A3" office:value-type="string">
            <text:p text:style-name="P152">AND</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33">Koniunkcja rejestru 1 z wartością pod wskazanym adresem. <text:span text:style-name="T205">Wynik zapisywany jest w rejestrze 1.</text:span></text:p>
          </table:table-cell>
        </table:table-row>
        <table:table-row>
          <table:table-cell table:style-name="Tabela1.A3" office:value-type="string">
            <text:p text:style-name="P152">OR</text:p>
          </table:table-cell>
          <table:table-cell table:style-name="Tabela1.A3" office:value-type="string">
            <text:p text:style-name="P129">REJESTR 1</text:p>
          </table:table-cell>
          <table:table-cell table:style-name="Tabela1.A3" office:value-type="string">
            <text:p text:style-name="P129">REJESTR 2</text:p>
          </table:table-cell>
          <table:table-cell table:style-name="Tabela1.A2" office:value-type="string">
            <text:p text:style-name="P170"><text:span text:style-name="T83">Alternatywa rejestru 1 i rejestrem 2. </text:span><text:span text:style-name="T79">Wynik zapisywany jest w rejestrze 1.</text:span></text:p>
          </table:table-cell>
        </table:table-row>
        <table:table-row>
          <table:table-cell table:style-name="Tabela1.A3" office:value-type="string">
            <text:p text:style-name="P152">OR</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70"><text:span text:style-name="T83">Alternatywa rejestru 1 i wartości pod wskazanym adresem. </text:span><text:span text:style-name="T79">Wynik zapisywany jest w rejestrze 1.</text:span></text:p>
          </table:table-cell>
        </table:table-row>
        <table:table-row>
          <table:table-cell table:style-name="Tabela1.A3" office:value-type="string">
            <text:p text:style-name="P151">XOR</text:p>
          </table:table-cell>
          <table:table-cell table:style-name="Tabela1.A3" office:value-type="string">
            <text:p text:style-name="P129">REJESTR 1</text:p>
          </table:table-cell>
          <table:table-cell table:style-name="Tabela1.A3" office:value-type="string">
            <text:p text:style-name="P129">REJESTR 2</text:p>
          </table:table-cell>
          <table:table-cell table:style-name="Tabela1.A2" office:value-type="string">
            <text:p text:style-name="P170"><text:span text:style-name="T83">Alternatywa wykluczająca rejestru 1 i rejestrem 2. </text:span><text:span text:style-name="T79">Wynik zapisywany jest w rejestrze 1.</text:span></text:p>
          </table:table-cell>
        </table:table-row>
        <table:table-row>
          <table:table-cell table:style-name="Tabela1.A3" office:value-type="string">
            <text:p text:style-name="P151">XOR</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70"><text:span text:style-name="T83">Alternatywa wykluczająca rejestru 1 i wartości pod wskazanym adresem. </text:span><text:span text:style-name="T79">Wynik zapisywany jest w rejestrze 1.</text:span></text:p>
          </table:table-cell>
        </table:table-row>
        <table:table-row>
          <table:table-cell table:style-name="Tabela1.A3" office:value-type="string">
            <text:p text:style-name="P151">NOT</text:p>
          </table:table-cell>
          <table:table-cell table:style-name="Tabela1.A3" office:value-type="string">
            <text:p text:style-name="P129">REJESTR 1</text:p>
          </table:table-cell>
          <table:table-cell table:style-name="Tabela1.A3" office:value-type="string">
            <text:p text:style-name="P129">---</text:p>
          </table:table-cell>
          <table:table-cell table:style-name="Tabela1.A2" office:value-type="string">
            <text:p text:style-name="P133">Negacja rejestru 1. Wynik zapisywany jest w rejestrze 1.</text:p>
          </table:table-cell>
        </table:table-row>
        <table:table-row>
          <table:table-cell table:style-name="Tabela1.A3" office:value-type="string">
            <text:p text:style-name="P151">NOT</text:p>
          </table:table-cell>
          <table:table-cell table:style-name="Tabela1.A3" office:value-type="string">
            <text:p text:style-name="P130">ADRES PAMIĘCI</text:p>
          </table:table-cell>
          <table:table-cell table:style-name="Tabela1.A3" office:value-type="string">
            <text:p text:style-name="P129">---</text:p>
          </table:table-cell>
          <table:table-cell table:style-name="Tabela1.A2" office:value-type="string">
            <text:p text:style-name="P133">Negacja wartości pod wskazanym adresem. Wynik zapisywany jest pod wskazanym adresem.</text:p>
          </table:table-cell>
        </table:table-row>
        <table:table-row>
          <table:table-cell table:style-name="Tabela1.A3" office:value-type="string">
            <text:p text:style-name="P151">TEST</text:p>
          </table:table-cell>
          <table:table-cell table:style-name="Tabela1.A3" office:value-type="string">
            <text:p text:style-name="P129">REJESTR 1</text:p>
          </table:table-cell>
          <table:table-cell table:style-name="Tabela1.A3" office:value-type="string">
            <text:p text:style-name="P129">REJESTR 2</text:p>
          </table:table-cell>
          <table:table-cell table:style-name="Tabela1.A2" office:value-type="string">
            <text:p text:style-name="P170"><text:span text:style-name="T83">Koniunkcja rejestru 1 z rejestrem 2. </text:span><text:span text:style-name="T79">Wynik n</text:span><text:span text:style-name="T81">ie jest zapisywany.</text:span></text:p>
          </table:table-cell>
        </table:table-row>
        <table:table-row>
          <table:table-cell table:style-name="Tabela1.A3" office:value-type="string">
            <text:p text:style-name="P151">TEST</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33">Koniunkcja rejestru 1 z wartością pod wskazanym adresem. <text:span text:style-name="T205">Wynik n</text:span><text:span text:style-name="T204">ie jest zapisywany. </text:span></text:p>
          </table:table-cell>
        </table:table-row>
        <text:soft-page-break/>
        <table:table-row>
          <table:table-cell table:style-name="Tabela1.A3" office:value-type="string">
            <text:p text:style-name="P150">SHL</text:p>
          </table:table-cell>
          <table:table-cell table:style-name="Tabela1.A3" office:value-type="string">
            <text:p text:style-name="P129">REJESTR 1</text:p>
          </table:table-cell>
          <table:table-cell table:style-name="Tabela1.A3" office:value-type="string">
            <text:p text:style-name="P129">REJESTR 2</text:p>
          </table:table-cell>
          <table:table-cell table:style-name="Tabela1.A2" office:value-type="string">
            <text:p text:style-name="P135">Przesuwa wartość w rejestrze 1 w lewo o liczbę bitów będącą wartością w rejestrze 2. <text:span text:style-name="T212">Wynik zapisywany jest w rejestrze 1.</text:span></text:p>
          </table:table-cell>
        </table:table-row>
        <table:table-row>
          <table:table-cell table:style-name="Tabela1.A3" office:value-type="string">
            <text:p text:style-name="P150">SHR</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71"><text:span text:style-name="T84">Przesuwa wartość w rejestrze 1 w prawo o liczbę bitów będącą wartością w rejestrze 2. </text:span><text:span text:style-name="T83">Wynik zapisywany jest w rejestrze 1.</text:span></text:p>
          </table:table-cell>
        </table:table-row>
        <table:table-row>
          <table:table-cell table:style-name="Tabela1.A19" table:number-columns-spanned="4" office:value-type="string">
            <text:p text:style-name="P134">INSTRUKCJE SKOKU</text:p>
          </table:table-cell>
          <table:covered-table-cell/>
          <table:covered-table-cell/>
          <table:covered-table-cell/>
        </table:table-row>
        <table:table-row>
          <table:table-cell table:style-name="Tabela1.A3" office:value-type="string">
            <text:p text:style-name="P150">JMP</text:p>
          </table:table-cell>
          <table:table-cell table:style-name="Tabela1.A3" office:value-type="string">
            <text:p text:style-name="P129">ADRES PAMIĘCI</text:p>
          </table:table-cell>
          <table:table-cell table:style-name="Tabela1.A3" office:value-type="string">
            <text:p text:style-name="P131">---</text:p>
          </table:table-cell>
          <table:table-cell table:style-name="Tabela1.A2" office:value-type="string">
            <text:p text:style-name="P135">Skacze bezwarunkowo pod wskazany adres pamięci.</text:p>
          </table:table-cell>
        </table:table-row>
        <table:table-row>
          <table:table-cell table:style-name="Tabela1.A3" office:value-type="string">
            <text:p text:style-name="P150">JE/JZ</text:p>
          </table:table-cell>
          <table:table-cell table:style-name="Tabela1.A3" office:value-type="string">
            <text:p text:style-name="P129">ADRES PAMIĘCI</text:p>
          </table:table-cell>
          <table:table-cell table:style-name="Tabela1.A3" office:value-type="string">
            <text:p text:style-name="P131">---</text:p>
          </table:table-cell>
          <table:table-cell table:style-name="Tabela1.A2" office:value-type="string">
            <text:p text:style-name="P135">Skacze pod wskazany adres pamięci jeżeli wynikiem ostatniego działania było zero.</text:p>
          </table:table-cell>
        </table:table-row>
        <table:table-row>
          <table:table-cell table:style-name="Tabela1.A3" office:value-type="string">
            <text:p text:style-name="P150">JG</text:p>
          </table:table-cell>
          <table:table-cell table:style-name="Tabela1.A3" office:value-type="string">
            <text:p text:style-name="P129">ADRES PAMIĘCI</text:p>
          </table:table-cell>
          <table:table-cell table:style-name="Tabela1.A3" office:value-type="string">
            <text:p text:style-name="P131">---</text:p>
          </table:table-cell>
          <table:table-cell table:style-name="Tabela1.A2" office:value-type="string">
            <text:p text:style-name="P135">Skacze pod wskazany adres pamięci jeżeli wynikiem ostatniego działania była liczba większa od zera.</text:p>
          </table:table-cell>
        </table:table-row>
        <table:table-row>
          <table:table-cell table:style-name="Tabela1.A3" office:value-type="string">
            <text:p text:style-name="P150">JL</text:p>
          </table:table-cell>
          <table:table-cell table:style-name="Tabela1.A3" office:value-type="string">
            <text:p text:style-name="P129">ADRES PAMIĘCI</text:p>
          </table:table-cell>
          <table:table-cell table:style-name="Tabela1.A3" office:value-type="string">
            <text:p text:style-name="P131">---</text:p>
          </table:table-cell>
          <table:table-cell table:style-name="Tabela1.A2" office:value-type="string">
            <text:p text:style-name="P135">Skacze pod wskazany adres pamięci jeżeli wynikiem ostatniego działania była liczba mniejsza od zera.</text:p>
          </table:table-cell>
        </table:table-row>
        <table:table-row>
          <table:table-cell table:style-name="Tabela1.A3" office:value-type="string">
            <text:p text:style-name="P150">LOOP</text:p>
          </table:table-cell>
          <table:table-cell table:style-name="Tabela1.A3" office:value-type="string">
            <text:p text:style-name="P134">REJESTR 1</text:p>
          </table:table-cell>
          <table:table-cell table:style-name="Tabela1.A3" office:value-type="string">
            <text:p text:style-name="P129">ADRES PAMIĘCI</text:p>
          </table:table-cell>
          <table:table-cell table:style-name="Tabela1.A2" office:value-type="string">
            <text:p text:style-name="P128"><text:span text:style-name="T205">O</text:span><text:span text:style-name="T207">dejmuje</text:span><text:span text:style-name="T205"> j</text:span><text:span text:style-name="T207">edynkę</text:span><text:span text:style-name="T205"> o</text:span><text:span text:style-name="T207">d</text:span><text:span text:style-name="T205"> rejestru </text:span><text:span text:style-name="T207">1. </text:span><text:span text:style-name="T213">Skacze pod wskazany adres pamięci jeżeli wynikiem nie było zero.</text:span></text:p>
          </table:table-cell>
        </table:table-row>
        <table:table-row>
          <table:table-cell table:style-name="Tabela1.A3" office:value-type="string">
            <text:p text:style-name="P150">CALL</text:p>
          </table:table-cell>
          <table:table-cell table:style-name="Tabela1.A3" office:value-type="string">
            <text:p text:style-name="P129">ADRES PAMIĘCI</text:p>
          </table:table-cell>
          <table:table-cell table:style-name="Tabela1.A3" office:value-type="string">
            <text:p text:style-name="P131">---</text:p>
          </table:table-cell>
          <table:table-cell table:style-name="Tabela1.A2" office:value-type="string">
            <text:p text:style-name="P135">Odkłada na stos adres następnej instrukcji. Skacze bezwarunkowo pod wskazany adres pamięci.</text:p>
          </table:table-cell>
        </table:table-row>
        <table:table-row>
          <table:table-cell table:style-name="Tabela1.A3" office:value-type="string">
            <text:p text:style-name="P150">RET</text:p>
          </table:table-cell>
          <table:table-cell table:style-name="Tabela1.A3" office:value-type="string">
            <text:p text:style-name="P131">---</text:p>
          </table:table-cell>
          <table:table-cell table:style-name="Tabela1.A3" office:value-type="string">
            <text:p text:style-name="P131">---</text:p>
          </table:table-cell>
          <table:table-cell table:style-name="Tabela1.A2" office:value-type="string">
            <text:p text:style-name="P135">Zdejmuje ze stosu adres. Skacze pod ten adres.</text:p>
          </table:table-cell>
        </table:table-row>
        <table:table-row>
          <table:table-cell table:style-name="Tabela1.A19" table:number-columns-spanned="4" office:value-type="string">
            <text:p text:style-name="P136">INSTRUKCJE PRZESYŁU DANYCH</text:p>
          </table:table-cell>
          <table:covered-table-cell/>
          <table:covered-table-cell/>
          <table:covered-table-cell/>
        </table:table-row>
        <table:table-row>
          <table:table-cell table:style-name="Tabela1.A3" office:value-type="string">
            <text:p text:style-name="P148">LD</text:p>
          </table:table-cell>
          <table:table-cell table:style-name="Tabela1.A3" office:value-type="string">
            <text:p text:style-name="P129">REJESTR 1</text:p>
          </table:table-cell>
          <table:table-cell table:style-name="Tabela1.A3" office:value-type="string">
            <text:p text:style-name="P129">REJESTR 2</text:p>
          </table:table-cell>
          <table:table-cell table:style-name="Tabela1.A2" office:value-type="string">
            <text:p text:style-name="P137">Zapisuje wartość rejestru 2 w rejestrze 1.</text:p>
          </table:table-cell>
        </table:table-row>
        <table:table-row>
          <table:table-cell table:style-name="Tabela1.A3" office:value-type="string">
            <text:p text:style-name="P148">LD</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37">Zapisuje wartość pod wskazanym adresem pamięci w rejestrze 1.</text:p>
          </table:table-cell>
        </table:table-row>
        <table:table-row>
          <table:table-cell table:style-name="Tabela1.A3" office:value-type="string">
            <text:p text:style-name="P147">LDB</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72"><text:span text:style-name="T85">Zapisuje b</text:span><text:span text:style-name="T86">ajt</text:span><text:span text:style-name="T85"> pod wskazanym adresem pamięci w rejestrze 1.</text:span></text:p>
          </table:table-cell>
        </table:table-row>
        <table:table-row>
          <table:table-cell table:style-name="Tabela1.A3" office:value-type="string">
            <text:p text:style-name="P148">ST</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37">Zapisuje wartość rejestru 1 pod wskazanym adresem pamięci.</text:p>
          </table:table-cell>
        </table:table-row>
        <table:table-row>
          <table:table-cell table:style-name="Tabela1.A3" office:value-type="string">
            <text:p text:style-name="P148">LDA</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37">Zapisuje wskazany adres pamięci w rejestrze 1.</text:p>
          </table:table-cell>
        </table:table-row>
        <table:table-row>
          <table:table-cell table:style-name="Tabela1.A3" office:value-type="string">
            <text:p text:style-name="P148">XCHG</text:p>
          </table:table-cell>
          <table:table-cell table:style-name="Tabela1.A3" office:value-type="string">
            <text:p text:style-name="P129">REJESTR 1</text:p>
          </table:table-cell>
          <table:table-cell table:style-name="Tabela1.A3" office:value-type="string">
            <text:p text:style-name="P129">REJESTR 2</text:p>
          </table:table-cell>
          <table:table-cell table:style-name="Tabela1.A2" office:value-type="string">
            <text:p text:style-name="P137">Zamienia miejscami wartości rejestru 1 i rejestru 2.</text:p>
          </table:table-cell>
        </table:table-row>
        <table:table-row>
          <table:table-cell table:style-name="Tabela1.A3" office:value-type="string">
            <text:p text:style-name="P148">XCHG</text:p>
          </table:table-cell>
          <table:table-cell table:style-name="Tabela1.A3" office:value-type="string">
            <text:p text:style-name="P129">REJESTR 1</text:p>
          </table:table-cell>
          <table:table-cell table:style-name="Tabela1.A3" office:value-type="string">
            <text:p text:style-name="P129">ADRES PAMIĘCI</text:p>
          </table:table-cell>
          <table:table-cell table:style-name="Tabela1.A2" office:value-type="string">
            <text:p text:style-name="P137">Zamienia miejscami wartości rejestru 1 i wartości pod wskazanym adresem pamięci.</text:p>
          </table:table-cell>
        </table:table-row>
        <table:table-row>
          <table:table-cell table:style-name="Tabela1.A3" office:value-type="string">
            <text:p text:style-name="P148">PUSH</text:p>
          </table:table-cell>
          <table:table-cell table:style-name="Tabela1.A3" office:value-type="string">
            <text:p text:style-name="P129">REJESTR 1</text:p>
          </table:table-cell>
          <table:table-cell table:style-name="Tabela1.A3" office:value-type="string">
            <text:p text:style-name="P131">---</text:p>
          </table:table-cell>
          <table:table-cell table:style-name="Tabela1.A2" office:value-type="string">
            <text:p text:style-name="P137">Wrzuca wartość rejestru 1 na szczyt stosu.</text:p>
          </table:table-cell>
        </table:table-row>
        <table:table-row>
          <table:table-cell table:style-name="Tabela1.A3" office:value-type="string">
            <text:p text:style-name="P148">PUSH</text:p>
          </table:table-cell>
          <table:table-cell table:style-name="Tabela1.A3" office:value-type="string">
            <text:p text:style-name="P130">ADRES PAMIĘCI</text:p>
          </table:table-cell>
          <table:table-cell table:style-name="Tabela1.A3" office:value-type="string">
            <text:p text:style-name="P131">---</text:p>
          </table:table-cell>
          <table:table-cell table:style-name="Tabela1.A2" office:value-type="string">
            <text:p text:style-name="P137">Wrzuca wartość rejestru 1 na szczyt stosu.</text:p>
          </table:table-cell>
        </table:table-row>
        <table:table-row>
          <table:table-cell table:style-name="Tabela1.A3" office:value-type="string">
            <text:p text:style-name="P148">POP</text:p>
          </table:table-cell>
          <table:table-cell table:style-name="Tabela1.A3" office:value-type="string">
            <text:p text:style-name="P129">REJESTR 1</text:p>
          </table:table-cell>
          <table:table-cell table:style-name="Tabela1.A3" office:value-type="string">
            <text:p text:style-name="P131">---</text:p>
          </table:table-cell>
          <table:table-cell table:style-name="Tabela1.A2" office:value-type="string">
            <text:p text:style-name="P137">Zdejmuje wartość ze stosu i zapisuje ją w rejestrze 1.</text:p>
          </table:table-cell>
        </table:table-row>
        <table:table-row>
          <table:table-cell table:style-name="Tabela1.A3" office:value-type="string">
            <text:p text:style-name="P148">POP</text:p>
          </table:table-cell>
          <table:table-cell table:style-name="Tabela1.A3" office:value-type="string">
            <text:p text:style-name="P130">ADRES PAMIĘCI</text:p>
          </table:table-cell>
          <table:table-cell table:style-name="Tabela1.A3" office:value-type="string">
            <text:p text:style-name="P131">---</text:p>
          </table:table-cell>
          <table:table-cell table:style-name="Tabela1.A2" office:value-type="string">
            <text:p text:style-name="P137">Zdejmuje wartość ze stosu i zapisuje ją pod wskazanym adresem pamięci.</text:p>
          </table:table-cell>
        </table:table-row>
        <text:soft-page-break/>
        <table:table-row>
          <table:table-cell table:style-name="Tabela1.A19" table:number-columns-spanned="4" office:value-type="string">
            <text:p text:style-name="P136">INSTRUKCJE <text:span text:style-name="T214">WEJŚCIA/WYJŚCIA</text:span></text:p>
          </table:table-cell>
          <table:covered-table-cell/>
          <table:covered-table-cell/>
          <table:covered-table-cell/>
        </table:table-row>
        <table:table-row>
          <table:table-cell table:style-name="Tabela1.A3" office:value-type="string">
            <text:p text:style-name="P149">I<text:span text:style-name="T214">N</text:span></text:p>
          </table:table-cell>
          <table:table-cell table:style-name="Tabela1.A3" office:value-type="string">
            <text:p text:style-name="P129">REJESTR 1</text:p>
          </table:table-cell>
          <table:table-cell table:style-name="Tabela1.A3" office:value-type="string">
            <text:p text:style-name="P131">---</text:p>
          </table:table-cell>
          <table:table-cell table:style-name="Tabela1.A2" office:value-type="string">
            <text:p text:style-name="P139">Wczytuje znak z klawiatury. Zapisuje go w rejestrze 1.</text:p>
          </table:table-cell>
        </table:table-row>
        <table:table-row>
          <table:table-cell table:style-name="Tabela1.A3" office:value-type="string">
            <text:p text:style-name="P149">I<text:span text:style-name="T214">N</text:span></text:p>
          </table:table-cell>
          <table:table-cell table:style-name="Tabela1.A3" office:value-type="string">
            <text:p text:style-name="P130">ADRES PAMIĘCI</text:p>
          </table:table-cell>
          <table:table-cell table:style-name="Tabela1.A3" office:value-type="string">
            <text:p text:style-name="P131">---</text:p>
          </table:table-cell>
          <table:table-cell table:style-name="Tabela1.A2" office:value-type="string">
            <text:p text:style-name="P139">Wczytuje znak z klawiatury. Zapisuje go pod wskazanym adresem.</text:p>
          </table:table-cell>
        </table:table-row>
        <table:table-row>
          <table:table-cell table:style-name="Tabela1.A3" office:value-type="string">
            <text:p text:style-name="P147">OUT</text:p>
          </table:table-cell>
          <table:table-cell table:style-name="Tabela1.A3" office:value-type="string">
            <text:p text:style-name="P129">REJESTR 1</text:p>
          </table:table-cell>
          <table:table-cell table:style-name="Tabela1.A3" office:value-type="string">
            <text:p text:style-name="P131">---</text:p>
          </table:table-cell>
          <table:table-cell table:style-name="Tabela1.A2" office:value-type="string">
            <text:p text:style-name="P139">Wypisuje wartość rejestru 1 na ekran jako wartość bez znaku.</text:p>
          </table:table-cell>
        </table:table-row>
        <table:table-row>
          <table:table-cell table:style-name="Tabela1.A3" office:value-type="string">
            <text:p text:style-name="P147">OUT</text:p>
          </table:table-cell>
          <table:table-cell table:style-name="Tabela1.A3" office:value-type="string">
            <text:p text:style-name="P130">ADRES PAMIĘCI</text:p>
          </table:table-cell>
          <table:table-cell table:style-name="Tabela1.A3" office:value-type="string">
            <text:p text:style-name="P131">---</text:p>
          </table:table-cell>
          <table:table-cell table:style-name="Tabela1.A2" office:value-type="string">
            <text:p text:style-name="P139">Wypisuje wartość spod wskazanego adresu pamięci na ekran jako wartość bez znaku.</text:p>
          </table:table-cell>
        </table:table-row>
        <table:table-row>
          <table:table-cell table:style-name="Tabela1.A3" office:value-type="string">
            <text:p text:style-name="P147">IOUT</text:p>
          </table:table-cell>
          <table:table-cell table:style-name="Tabela1.A3" office:value-type="string">
            <text:p text:style-name="P129">REJESTR 1</text:p>
          </table:table-cell>
          <table:table-cell table:style-name="Tabela1.A3" office:value-type="string">
            <text:p text:style-name="P131">---</text:p>
          </table:table-cell>
          <table:table-cell table:style-name="Tabela1.A2" office:value-type="string">
            <text:p text:style-name="P139">Wypisuje wartość rejestru 1 na ekran jako wartość ze znakiem.</text:p>
          </table:table-cell>
        </table:table-row>
        <table:table-row>
          <table:table-cell table:style-name="Tabela1.A3" office:value-type="string">
            <text:p text:style-name="P147">IOUT</text:p>
          </table:table-cell>
          <table:table-cell table:style-name="Tabela1.A3" office:value-type="string">
            <text:p text:style-name="P130">ADRES PAMIĘCI</text:p>
          </table:table-cell>
          <table:table-cell table:style-name="Tabela1.A3" office:value-type="string">
            <text:p text:style-name="P131">---</text:p>
          </table:table-cell>
          <table:table-cell table:style-name="Tabela1.A2" office:value-type="string">
            <text:p text:style-name="P139">Wypisuje wartość spod wskazanego adresu pamięci na ekran jako wartość ze znakiem.</text:p>
          </table:table-cell>
        </table:table-row>
        <table:table-row>
          <table:table-cell table:style-name="Tabela1.A3" office:value-type="string">
            <text:p text:style-name="P147">COUT</text:p>
          </table:table-cell>
          <table:table-cell table:style-name="Tabela1.A3" office:value-type="string">
            <text:p text:style-name="P129">REJESTR 1</text:p>
          </table:table-cell>
          <table:table-cell table:style-name="Tabela1.A3" office:value-type="string">
            <text:p text:style-name="P131">---</text:p>
          </table:table-cell>
          <table:table-cell table:style-name="Tabela1.A2" office:value-type="string">
            <text:p text:style-name="P139">Wypisuje wartość rejestru 1 na ekran jako znak.</text:p>
          </table:table-cell>
        </table:table-row>
        <table:table-row>
          <table:table-cell table:style-name="Tabela1.A3" office:value-type="string">
            <text:p text:style-name="P147">COUT</text:p>
          </table:table-cell>
          <table:table-cell table:style-name="Tabela1.A3" office:value-type="string">
            <text:p text:style-name="P130">ADRES PAMIĘCI</text:p>
          </table:table-cell>
          <table:table-cell table:style-name="Tabela1.A3" office:value-type="string">
            <text:p text:style-name="P131">---</text:p>
          </table:table-cell>
          <table:table-cell table:style-name="Tabela1.A2" office:value-type="string">
            <text:p text:style-name="P139">Wypisuje wartość spod wskazanego adresu pamięci na ekran jako znak.</text:p>
          </table:table-cell>
        </table:table-row>
        <table:table-row>
          <table:table-cell table:style-name="Tabela1.A19" table:number-columns-spanned="4" office:value-type="string">
            <text:p text:style-name="P138">INNE INSTRUKCJE</text:p>
          </table:table-cell>
          <table:covered-table-cell/>
          <table:covered-table-cell/>
          <table:covered-table-cell/>
        </table:table-row>
        <table:table-row>
          <table:table-cell table:style-name="Tabela1.A3" office:value-type="string">
            <text:p text:style-name="P147">R<text:span text:style-name="T319">A</text:span>ND</text:p>
          </table:table-cell>
          <table:table-cell table:style-name="Tabela1.A3" office:value-type="string">
            <text:p text:style-name="P129">REJESTR 1</text:p>
          </table:table-cell>
          <table:table-cell table:style-name="Tabela1.A3" office:value-type="string">
            <text:p text:style-name="P131">---</text:p>
          </table:table-cell>
          <table:table-cell table:style-name="Tabela1.A2" office:value-type="string">
            <text:p text:style-name="P139">Losuje wartość i zapisuje ją w rejestrze 1.</text:p>
          </table:table-cell>
        </table:table-row>
        <table:table-row>
          <table:table-cell table:style-name="Tabela1.A3" office:value-type="string">
            <text:p text:style-name="P147">R<text:span text:style-name="T319">A</text:span>ND</text:p>
          </table:table-cell>
          <table:table-cell table:style-name="Tabela1.A3" office:value-type="string">
            <text:p text:style-name="P130">ADRES PAMIĘCI</text:p>
          </table:table-cell>
          <table:table-cell table:style-name="Tabela1.A3" office:value-type="string">
            <text:p text:style-name="P131">---</text:p>
          </table:table-cell>
          <table:table-cell table:style-name="Tabela1.A2" office:value-type="string">
            <text:p text:style-name="P139">Losuje wartość i zapisuje ją pod wskazanym adresem.</text:p>
          </table:table-cell>
        </table:table-row>
        <table:table-row>
          <table:table-cell table:style-name="Tabela1.A3" office:value-type="string">
            <text:p text:style-name="P147">NOP</text:p>
          </table:table-cell>
          <table:table-cell table:style-name="Tabela1.A3" office:value-type="string">
            <text:p text:style-name="P131">---</text:p>
          </table:table-cell>
          <table:table-cell table:style-name="Tabela1.A3" office:value-type="string">
            <text:p text:style-name="P131">---</text:p>
          </table:table-cell>
          <table:table-cell table:style-name="Tabela1.A2" office:value-type="string">
            <text:p text:style-name="P139">Nic nie robi.</text:p>
          </table:table-cell>
        </table:table-row>
        <table:table-row>
          <table:table-cell table:style-name="Tabela1.A3" office:value-type="string">
            <text:p text:style-name="P147">EXIT</text:p>
          </table:table-cell>
          <table:table-cell table:style-name="Tabela1.A3" office:value-type="string">
            <text:p text:style-name="P131">---</text:p>
          </table:table-cell>
          <table:table-cell table:style-name="Tabela1.A3" office:value-type="string">
            <text:p text:style-name="P131">---</text:p>
          </table:table-cell>
          <table:table-cell table:style-name="Tabela1.A2" office:value-type="string">
            <text:p text:style-name="P139">Kończy działanie komputera.</text:p>
          </table:table-cell>
        </table:table-row>
      </table:table>
      <text:p text:style-name="P47"/>
      <text:p text:style-name="P117"><text:span text:style-name="T285">Przykładowe program</text:span><text:span text:style-name="T286">y</text:span></text:p>
      <text:p text:style-name="P106"/>
      <text:p text:style-name="P65"><text:span text:style-name="T35">P</text:span><text:span text:style-name="T38">rogram</text:span><text:span text:style-name="T36"> </text:span><text:span text:style-name="T37">1</text:span><text:span text:style-name="T36">. </text:span><text:span text:style-name="T17">Napisać program do wyznaczania liczby rozwiązań równania kwadratowego 2x</text:span><text:span text:style-name="T64">2</text:span><text:span text:style-name="T17"> - 8x + 8 = 0.</text:span></text:p>
      <text:p text:style-name="P99"/>
      <text:p text:style-name="P86"><text:span text:style-name="T256">1 |</text:span><text:span text:style-name="T218">;</text:span><text:span text:style-name="Strong_20_Emphasis"><text:span text:style-name="T218">quadratic_equation.asm</text:span></text:span></text:p>
      <text:p text:style-name="P90"><text:span text:style-name="T260">2 |</text:span><text:span text:style-name="T219">;PROGRAM DO WYZNACZANIA LICZBY ROZWIĄZAŃ RÓWNANIA KWADRATOWEGO 2x^2-</text:span><text:span text:style-name="T67"><text:line-break/> </text:span><text:span text:style-name="T260"><text:s/>|</text:span><text:span text:style-name="T219">8x+8=0</text:span></text:p>
      <text:p text:style-name="P66"><text:span text:style-name="T261">3 |</text:span><text:span text:style-name="T269">A</text:span><text:span text:style-name="T76">: <text:s text:c="9"/></text:span><text:span text:style-name="T238">DC</text:span><text:span text:style-name="T76"> <text:s text:c="5"/></text:span><text:span text:style-name="T241">INTEGER</text:span><text:span text:style-name="T76">(</text:span><text:span text:style-name="T246">2</text:span><text:span text:style-name="T76">)</text:span></text:p>
      <text:p text:style-name="P66"><text:span text:style-name="T261">4 |</text:span><text:span text:style-name="T269">B</text:span><text:span text:style-name="T76">: <text:s text:c="9"/></text:span><text:span text:style-name="T238">DC</text:span><text:span text:style-name="T76"> <text:s text:c="5"/></text:span><text:span text:style-name="T241">INTEGER</text:span><text:span text:style-name="T76">(</text:span><text:span text:style-name="T246">-8</text:span><text:span text:style-name="T76">)</text:span></text:p>
      <text:p text:style-name="P66"><text:span text:style-name="T261">5 |</text:span><text:span text:style-name="T269">C</text:span><text:span text:style-name="T76">: <text:s text:c="9"/></text:span><text:span text:style-name="T238">DC</text:span><text:span text:style-name="T76"> <text:s text:c="5"/></text:span><text:span text:style-name="T241">INTEGER</text:span><text:span text:style-name="T76">(</text:span><text:span text:style-name="T246">8</text:span><text:span text:style-name="T76">)</text:span></text:p>
      <text:p text:style-name="P66"><text:span text:style-name="T261">6 |</text:span><text:span text:style-name="T269">WYNIK</text:span><text:span text:style-name="T76">: <text:s text:c="5"/></text:span><text:span text:style-name="T238">DS</text:span><text:span text:style-name="T76"> <text:s text:c="5"/></text:span><text:span text:style-name="T241">INTEGER</text:span></text:p>
      <text:p text:style-name="P66"><text:span text:style-name="T261">7 |</text:span><text:span text:style-name="T269">ZERO</text:span><text:span text:style-name="T76">: <text:s text:c="6"/></text:span><text:span text:style-name="T238">DC</text:span><text:span text:style-name="T76"> <text:s text:c="5"/></text:span><text:span text:style-name="T241">INTEGER</text:span><text:span text:style-name="T76">(</text:span><text:span text:style-name="T246">0</text:span><text:span text:style-name="T76">)</text:span></text:p>
      <text:p text:style-name="P66"><text:span text:style-name="T261">8 |</text:span><text:span text:style-name="T269">JEDEN</text:span><text:span text:style-name="T76">: <text:s text:c="5"/></text:span><text:span text:style-name="T238">DC</text:span><text:span text:style-name="T76"> <text:s text:c="5"/></text:span><text:span text:style-name="T241">INTEGER</text:span><text:span text:style-name="T76">(</text:span><text:span text:style-name="T246">1</text:span><text:span text:style-name="T76">)</text:span></text:p>
      <text:p text:style-name="P66"><text:span text:style-name="T261">9 |</text:span><text:span text:style-name="T269">DWA</text:span><text:span text:style-name="T76">: <text:s text:c="7"/></text:span><text:span text:style-name="T238">DC</text:span><text:span text:style-name="T76"> <text:s text:c="5"/></text:span><text:span text:style-name="T241">INTEGER</text:span><text:span text:style-name="T76">(</text:span><text:span text:style-name="T246">2</text:span><text:span text:style-name="T76">)</text:span></text:p>
      <text:p text:style-name="P66"><text:span text:style-name="T261">10|</text:span><text:span text:style-name="T269">CZTERY</text:span><text:span text:style-name="T76">: <text:s text:c="4"/></text:span><text:span text:style-name="T238">DC</text:span><text:span text:style-name="T76"> <text:s text:c="5"/></text:span><text:span text:style-name="T241">INTEGER</text:span><text:span text:style-name="T76">(</text:span><text:span text:style-name="T246">4</text:span><text:span text:style-name="T76">)</text:span></text:p>
      <text:p text:style-name="P101">11|</text:p>
      <text:p text:style-name="P66"><text:span text:style-name="T261">12|</text:span><text:span text:style-name="T269">MAIN</text:span><text:span text:style-name="T76">:</text:span></text:p>
      <text:p text:style-name="P66"><text:span text:style-name="T261">13|</text:span><text:span text:style-name="T76"> <text:s text:c="7"/></text:span><text:span text:style-name="T225">LD</text:span><text:span text:style-name="T76"> <text:s text:c="5"/></text:span><text:span text:style-name="T252">0</text:span><text:span text:style-name="T76">, </text:span><text:span text:style-name="T232">B</text:span><text:span text:style-name="T76"> <text:s text:c="15"/></text:span><text:span text:style-name="T220">;REJESTR 0 -&gt; B</text:span></text:p>
      <text:p text:style-name="P66"><text:span text:style-name="T261">14|</text:span><text:span text:style-name="T76"> <text:s text:c="7"/></text:span><text:span text:style-name="T225">MUL</text:span><text:span text:style-name="T76"> <text:s text:c="4"/></text:span><text:span text:style-name="T252">0</text:span><text:span text:style-name="T76">, </text:span><text:span text:style-name="T252">0</text:span><text:span text:style-name="T76"> <text:s text:c="15"/></text:span><text:span text:style-name="T220">;REJESTR 0 -&gt; B * B</text:span></text:p>
      <text:p text:style-name="P66"><text:span text:style-name="T261">15|</text:span><text:span text:style-name="T76"> <text:s text:c="7"/></text:span><text:span text:style-name="T225">LD</text:span><text:span text:style-name="T76"> <text:s text:c="5"/></text:span><text:span text:style-name="T252">1</text:span><text:span text:style-name="T76">, </text:span><text:span text:style-name="T232">CZTERY</text:span><text:span text:style-name="T76"> <text:s text:c="10"/></text:span><text:span text:style-name="T220">;REJESTR 1 -&gt; CZTERY</text:span></text:p>
      <text:p text:style-name="P66"><text:span text:style-name="T261">16|</text:span><text:span text:style-name="T76"> <text:s text:c="7"/></text:span><text:span text:style-name="T225">MUL</text:span><text:span text:style-name="T76"> <text:s text:c="4"/></text:span><text:span text:style-name="T252">1</text:span><text:span text:style-name="T76">, </text:span><text:span text:style-name="T232">A</text:span><text:span text:style-name="T76"> <text:s text:c="15"/></text:span><text:span text:style-name="T220">;REJESTR 1 -&gt; CZTERY * A</text:span></text:p>
      <text:p text:style-name="P66"><text:span text:style-name="T261">17|</text:span><text:span text:style-name="T76"> <text:s text:c="7"/></text:span><text:span text:style-name="T225">MUL</text:span><text:span text:style-name="T76"> <text:s text:c="4"/></text:span><text:span text:style-name="T252">1</text:span><text:span text:style-name="T76">, </text:span><text:span text:style-name="T232">C</text:span><text:span text:style-name="T76"> <text:s text:c="15"/></text:span><text:span text:style-name="T220">;REJESTR 1 -&gt; CZTERY * A * C</text:span></text:p>
      <text:p text:style-name="P66"><text:span text:style-name="T261">18|</text:span><text:span text:style-name="T76"> <text:s text:c="7"/></text:span><text:span text:style-name="T225">SUB</text:span><text:span text:style-name="T76"> <text:s text:c="4"/></text:span><text:span text:style-name="T252">0</text:span><text:span text:style-name="T76">, </text:span><text:span text:style-name="T252">1</text:span><text:span text:style-name="T76"> <text:s text:c="15"/></text:span><text:span text:style-name="T220">;REJESTR 0 -&gt; B * B - CZTERY * A * C</text:span></text:p>
      <text:p text:style-name="P66"><text:span text:style-name="T261">1</text:span><text:span text:style-name="T262">9</text:span><text:span text:style-name="T261">|</text:span><text:span text:style-name="T76"> <text:s text:c="7"/></text:span><text:span text:style-name="T225">JG</text:span><text:span text:style-name="T76"> <text:s text:c="5"/></text:span><text:span text:style-name="T232">DWA_ROZWIAZANIA</text:span><text:span text:style-name="T76"> <text:s text:c="4"/></text:span><text:span text:style-name="T220">;B * B - CZTERY * A * C &gt;? 0</text:span></text:p>
      <text:p text:style-name="P66"><text:span text:style-name="T261">20|</text:span><text:span text:style-name="T76"> <text:s text:c="7"/></text:span><text:span text:style-name="T225">JZ</text:span><text:span text:style-name="T76"> <text:s text:c="5"/></text:span><text:span text:style-name="T232">JEDNO_ROZWIAZANIE</text:span><text:span text:style-name="T76"> <text:s text:c="2"/></text:span><text:span text:style-name="T220">;B * B - CZTERY * A * C =? 0</text:span></text:p>
      <text:p text:style-name="P66"><text:span text:style-name="T261">21|</text:span><text:span text:style-name="T76"> <text:s text:c="7"/></text:span><text:span text:style-name="T225">JL</text:span><text:span text:style-name="T76"> <text:s text:c="5"/></text:span><text:span text:style-name="T232">ZERO_ROZWIAZAN</text:span><text:span text:style-name="T76"> <text:s text:c="5"/></text:span><text:span text:style-name="T220">;B * B - CZTERY * A * C &lt;? 0</text:span></text:p>
      <text:p text:style-name="P101">22|</text:p>
      <text:p text:style-name="P66"><text:span text:style-name="T261">23|</text:span><text:span text:style-name="T269">DWA_ROZWIAZANIA</text:span><text:span text:style-name="T76">: <text:s text:c="19"/></text:span><text:span text:style-name="T220">;B * B - CZTERY * A * C &gt; 0</text:span></text:p>
      <text:p text:style-name="P66"><text:span text:style-name="T261">24|</text:span><text:span text:style-name="T76"> <text:s text:c="7"/></text:span><text:span text:style-name="T225">LD</text:span><text:span text:style-name="T76"> <text:s text:c="5"/></text:span><text:span text:style-name="T252">2</text:span><text:span text:style-name="T76">, </text:span><text:span text:style-name="T232">DWA</text:span><text:span text:style-name="T76"> <text:s text:c="13"/></text:span><text:span text:style-name="T220">;REJESTR 2 -&gt; DWA</text:span></text:p>
      <text:p text:style-name="P89"><text:span text:style-name="T257">2</text:span><text:span text:style-name="T258">5</text:span><text:span text:style-name="T257">|</text:span><text:span text:style-name="T67"> <text:s text:c="7"/></text:span><text:span text:style-name="T224">ST</text:span><text:span text:style-name="T67"> <text:s text:c="5"/></text:span><text:span text:style-name="T251">2</text:span><text:span text:style-name="T67">, </text:span><text:span text:style-name="T231">WYNIK</text:span><text:span text:style-name="T67"> <text:s text:c="11"/></text:span><text:span text:style-name="T219">;ZAPISZ W PAMIĘCI WYNIK</text:span></text:p>
      <text:p text:style-name="P89"><text:span text:style-name="T257">2</text:span><text:span text:style-name="T258">6</text:span><text:span text:style-name="T257">|</text:span><text:span text:style-name="T67"> <text:s text:c="7"/></text:span><text:span text:style-name="T224">JMP</text:span><text:span text:style-name="T67"> <text:s text:c="4"/></text:span><text:span text:style-name="T231">KONIEC_PROGRAMU</text:span></text:p>
      <text:p text:style-name="P89"><text:span text:style-name="T257">2</text:span><text:span text:style-name="T258">7</text:span><text:span text:style-name="T257">|</text:span><text:span text:style-name="T268">JEDNO_ROZWIAZANIE</text:span><text:span text:style-name="T67">: <text:s text:c="17"/></text:span><text:span text:style-name="T219">;B * B - CZTERY * A * C = 0</text:span></text:p>
      <text:p text:style-name="P89"><text:span text:style-name="T257">2</text:span><text:span text:style-name="T258">8</text:span><text:span text:style-name="T257">|</text:span><text:span text:style-name="T67"> <text:s text:c="7"/></text:span><text:span text:style-name="T224">LD</text:span><text:span text:style-name="T67"> <text:s text:c="5"/></text:span><text:span text:style-name="T251">2</text:span><text:span text:style-name="T67">, </text:span><text:span text:style-name="T231">JEDEN</text:span><text:span text:style-name="T67"> <text:s text:c="11"/></text:span><text:span text:style-name="T219">;REJESTR 2 -&gt; JEDEN</text:span></text:p>
      <text:p text:style-name="P89"><text:span text:style-name="T258">29</text:span><text:span text:style-name="T257">|</text:span><text:span text:style-name="T67"> <text:s text:c="7"/></text:span><text:span text:style-name="T224">ST</text:span><text:span text:style-name="T67"> <text:s text:c="5"/></text:span><text:span text:style-name="T251">2</text:span><text:span text:style-name="T67">, </text:span><text:span text:style-name="T231">WYNIK</text:span><text:span text:style-name="T67"> <text:s text:c="11"/></text:span><text:span text:style-name="T219">;ZAPISZ W PAMIĘCI WYNIK</text:span></text:p>
      <text:p text:style-name="P89"><text:span text:style-name="T257">3</text:span><text:span text:style-name="T258">0</text:span><text:span text:style-name="T257">|</text:span><text:span text:style-name="T67"> <text:s text:c="7"/></text:span><text:span text:style-name="T224">JMP</text:span><text:span text:style-name="T67"> <text:s text:c="4"/></text:span><text:span text:style-name="T231">KONIEC_PROGRAMU</text:span></text:p>
      <text:p text:style-name="P89"><text:span text:style-name="T257">3</text:span><text:span text:style-name="T258">1</text:span><text:span text:style-name="T257">|</text:span><text:span text:style-name="T268">ZERO_ROZWIAZAN</text:span><text:span text:style-name="T67">: <text:s text:c="20"/></text:span><text:span text:style-name="T219">;B * B - CZTERY * A * C &lt; 0</text:span></text:p>
      <text:p text:style-name="P89"><text:span text:style-name="T257">3</text:span><text:span text:style-name="T258">2</text:span><text:span text:style-name="T257">|</text:span><text:span text:style-name="T67"> <text:s text:c="7"/></text:span><text:span text:style-name="T224">LD</text:span><text:span text:style-name="T67"> <text:s text:c="5"/></text:span><text:span text:style-name="T251">2</text:span><text:span text:style-name="T67">, </text:span><text:span text:style-name="T231">ZERO</text:span><text:span text:style-name="T67"> <text:s text:c="12"/></text:span><text:span text:style-name="T219">;REJESTR 2 -&gt; ZERO</text:span></text:p>
      <text:p text:style-name="P89"><text:span text:style-name="T257">3</text:span><text:span text:style-name="T258">3</text:span><text:span text:style-name="T257">|</text:span><text:span text:style-name="T67"> <text:s text:c="7"/></text:span><text:span text:style-name="T224">ST</text:span><text:span text:style-name="T67"> <text:s text:c="5"/></text:span><text:span text:style-name="T251">2</text:span><text:span text:style-name="T67">, </text:span><text:span text:style-name="T231">WYNIK</text:span><text:span text:style-name="T67"> <text:s text:c="11"/></text:span><text:span text:style-name="T219">;ZAPISZ W PAMIĘCI WYNIK</text:span></text:p>
      <text:p text:style-name="P89"><text:span text:style-name="T257">3</text:span><text:span text:style-name="T258">4</text:span><text:span text:style-name="T257">|</text:span><text:span text:style-name="T67"> <text:s text:c="7"/></text:span><text:span text:style-name="T224">JMP</text:span><text:span text:style-name="T67"> <text:s text:c="4"/></text:span><text:span text:style-name="T231">KONIEC_PROGRAMU</text:span></text:p>
      <text:p text:style-name="P100"><text:span text:style-name="T215">3</text:span><text:span text:style-name="T216">5</text:span><text:span text:style-name="T215">|</text:span></text:p>
      <text:p text:style-name="P89"><text:span text:style-name="T257">3</text:span><text:span text:style-name="T258">6</text:span><text:span text:style-name="T257">|</text:span><text:span text:style-name="T268">KONIEC_PROGRAMU</text:span><text:span text:style-name="T67">:</text:span></text:p>
      <text:p text:style-name="P89"><text:span text:style-name="T257">3</text:span><text:span text:style-name="T258">7</text:span><text:span text:style-name="T257">|</text:span><text:span text:style-name="T67"> <text:s text:c="7"/></text:span><text:span text:style-name="T224">OUT</text:span><text:span text:style-name="T67"> <text:s text:c="4"/></text:span><text:span text:style-name="T231">WYNIK</text:span><text:span text:style-name="T67"> <text:s text:c="14"/></text:span><text:span text:style-name="T219">;WYPISZ WYNIK NA EKRAN</text:span></text:p>
      <text:p text:style-name="P89"><text:span text:style-name="T257">3</text:span><text:span text:style-name="T258">8</text:span><text:span text:style-name="T257">|</text:span><text:span text:style-name="T67"> <text:s text:c="7"/></text:span><text:span text:style-name="T224">EXIT</text:span><text:span text:style-name="T67"> <text:s text:c="23"/></text:span><text:span text:style-name="T219">;KONIEC</text:span></text:p>
      <text:p text:style-name="P107"/>
      <text:p text:style-name="P26"><text:span text:style-name="T138">Wynik programu: </text:span><text:span text:style-name="T139">1</text:span></text:p>
      <text:p text:style-name="P48"><text:soft-page-break/></text:p>
      <text:p text:style-name="P71"><text:span text:style-name="T35">P</text:span><text:span text:style-name="T38">rogram</text:span><text:span text:style-name="T36"> </text:span><text:span text:style-name="T38">2</text:span><text:span text:style-name="T36">. </text:span><text:span text:style-name="T17">Napisać program do wyznaczania s</text:span><text:span text:style-name="T18">umy dodatnich liczb ze 100-elementowego wektora.</text:span></text:p>
      <text:p text:style-name="P92"/>
      <text:p text:style-name="P96"><text:span text:style-name="T264">1 </text:span><text:span text:style-name="T255">|</text:span><text:span text:style-name="T217">;vector_sum.asm</text:span></text:p>
      <text:p text:style-name="P92"><text:span text:style-name="T266">2</text:span><text:span text:style-name="T264"> |</text:span><text:span text:style-name="T217">;PROGRAM DO WYZNACZANIA SUMY DODATNICH LICZB ZE 100-ELEMENTOWEGO WEKTORA</text:span></text:p>
      <text:p text:style-name="P92"><text:span text:style-name="T266">3</text:span><text:span text:style-name="T264"> |</text:span><text:span text:style-name="T267">JEDEN</text:span>: <text:s text:c="5"/><text:span text:style-name="T237">DC</text:span> <text:s text:c="5"/><text:span text:style-name="T240">INTEGER</text:span>(<text:span text:style-name="T245">1</text:span>)</text:p>
      <text:p text:style-name="P93"><text:span text:style-name="T266">4</text:span><text:span text:style-name="T264"> |</text:span><text:span text:style-name="T267">STO</text:span>: <text:s text:c="7"/><text:span text:style-name="T237">DC</text:span> <text:s text:c="5"/><text:span text:style-name="T240">INTEGER</text:span>(<text:span text:style-name="T245">100</text:span>)</text:p>
      <text:p text:style-name="P93"><text:span text:style-name="T266">5</text:span><text:span text:style-name="T264"> |</text:span><text:span text:style-name="T267">WEKTOR</text:span>: <text:s text:c="4"/><text:span text:style-name="T237">DS</text:span> <text:s text:c="5"/><text:span text:style-name="T274">100</text:span>*<text:span text:style-name="T240">INTEGER</text:span></text:p>
      <text:p text:style-name="P93"><text:span text:style-name="T266">6</text:span><text:span text:style-name="T264"> |</text:span><text:span text:style-name="T267">SUMA</text:span>: <text:s text:c="6"/><text:span text:style-name="T237">DS</text:span> <text:s text:c="5"/><text:span text:style-name="T240">INTEGER</text:span></text:p>
      <text:p text:style-name="P102">7 |</text:p>
      <text:p text:style-name="P93"><text:span text:style-name="T266">8</text:span><text:span text:style-name="T264"> |</text:span><text:span text:style-name="T267">MAIN</text:span>:</text:p>
      <text:p text:style-name="P93"><text:span text:style-name="T266">9</text:span><text:span text:style-name="T264"> |</text:span> <text:s text:c="7"/><text:span text:style-name="T223">CALL</text:span> <text:s text:c="3"/><text:span text:style-name="T230">INIT_TAB</text:span> <text:s text:c="7"/><text:span text:style-name="T217">;ZAINICJALIZUJ TABLICĘ</text:span></text:p>
      <text:p text:style-name="P93"><text:span text:style-name="T266">10</text:span><text:span text:style-name="T264">|</text:span> <text:s text:c="7"/><text:span text:style-name="T223">SUB</text:span> <text:s text:c="4"/><text:span text:style-name="T250">0</text:span>, <text:span text:style-name="T250">0</text:span> <text:s text:c="11"/><text:span text:style-name="T217">;REJESTR 0 - WARTOŚĆ ZERO</text:span></text:p>
      <text:p text:style-name="P93"><text:span text:style-name="T264">1</text:span><text:span text:style-name="T266">1</text:span><text:span text:style-name="T264">|</text:span> <text:s text:c="7"/><text:span text:style-name="T223">LD</text:span> <text:s text:c="5"/><text:span text:style-name="T250">1</text:span>, <text:span text:style-name="T250">0</text:span> <text:s text:c="11"/><text:span text:style-name="T217">;REJESTR 1 - TU OBLICZAMY SUMĘ</text:span></text:p>
      <text:p text:style-name="P93"><text:span text:style-name="T264">1</text:span><text:span text:style-name="T266">2</text:span><text:span text:style-name="T264">|</text:span> <text:s text:c="7"/><text:span text:style-name="T223">LD</text:span> <text:s text:c="5"/><text:span text:style-name="T250">2</text:span>, <text:span text:style-name="T250">0</text:span> <text:s text:c="11"/><text:span text:style-name="T217">;REJESTR 2 - ITERATOR</text:span></text:p>
      <text:p text:style-name="P93"><text:span text:style-name="T264">13|</text:span> <text:s text:c="7"/><text:span text:style-name="T223">LDA</text:span> <text:s text:c="4"/><text:span text:style-name="T250">3</text:span>, <text:span text:style-name="T230">WEKTOR</text:span> <text:s text:c="6"/><text:span text:style-name="T217">;REJESTR 3 - WSKAŹNIK NA OBECNIE<text:line-break/> </text:span><text:span text:style-name="T255"><text:s/></text:span><text:span text:style-name="T264">|</text:span><text:span text:style-name="T217">ANALIZOWANY ELEMENT WEKTORA</text:span></text:p>
      <text:p text:style-name="P103">14|</text:p>
      <text:p text:style-name="P93"><text:span text:style-name="T264">15|</text:span><text:span text:style-name="T267">LOOP</text:span>: <text:s text:c="2"/><text:span text:style-name="T223">CMP</text:span> <text:s text:c="4"/><text:span text:style-name="T250">0</text:span>, <text:span text:style-name="T275">3(0)</text:span> <text:s text:c="8"/><text:span text:style-name="T217">;ZERO ? I-TY ELEMENT WEKTORA</text:span></text:p>
      <text:p text:style-name="P93"><text:span text:style-name="T264">16|</text:span> <text:s text:c="7"/><text:span text:style-name="T223">JGE</text:span> <text:s text:c="4"/><text:span text:style-name="T230">NEGATIVE</text:span> <text:s text:c="7"/><text:span text:style-name="T217">;JEŚLI ZERO JEST WIĘKSZE LUB RÓWNE I-TEMU<text:line-break/> </text:span><text:span text:style-name="T255"><text:s/></text:span><text:span text:style-name="T264">|</text:span><text:span text:style-name="T217">ELEMENTOWI WEKTORA TO NIE DODAWAJ DO SUMY</text:span></text:p>
      <text:p text:style-name="P93"><text:span text:style-name="T264">17|</text:span> <text:s text:c="7"/><text:span text:style-name="T223">ADD</text:span> <text:s text:c="4"/><text:span text:style-name="T250">1</text:span>, <text:span text:style-name="T275">3(0)</text:span> <text:s text:c="8"/><text:span text:style-name="T217">;W.P.P. DODAWAJ</text:span></text:p>
      <text:p text:style-name="P93"><text:span text:style-name="T264">18|</text:span><text:span text:style-name="T267">NEGATIVE</text:span>:</text:p>
      <text:p text:style-name="P93"><text:span text:style-name="T264">19|</text:span> <text:s text:c="7"/><text:span text:style-name="T223">LDA</text:span> <text:s text:c="4"/><text:span text:style-name="T250">3</text:span>, <text:span text:style-name="T275">3(4)</text:span> <text:s text:c="8"/><text:span text:style-name="T217">;PRZESUŃ WSKAŹNIK WEKTORA NA NASTĘPNY<text:line-break/></text:span><text:span text:style-name="T255"> <text:s/></text:span><text:span text:style-name="T264">|</text:span><text:span text:style-name="T222">ELEMENT</text:span></text:p>
      <text:p text:style-name="P93"><text:span text:style-name="T264">20|</text:span> <text:s text:c="7"/><text:span text:style-name="T223">ADD</text:span> <text:s text:c="4"/><text:span text:style-name="T250">2</text:span>, <text:span text:style-name="T230">JEDEN</text:span> <text:s text:c="7"/><text:span text:style-name="T217">;ZWIĘKSZ ITERATOR O JEDEN</text:span></text:p>
      <text:p text:style-name="P93"><text:span text:style-name="T264">21|</text:span> <text:s text:c="7"/><text:span text:style-name="T223">CMP</text:span> <text:s text:c="4"/><text:span text:style-name="T250">2</text:span>, <text:span text:style-name="T230">STO</text:span> <text:s text:c="9"/><text:span text:style-name="T217">;ITERATOR ? STO</text:span></text:p>
      <text:p text:style-name="P93"><text:span text:style-name="T264">22|</text:span> <text:s text:c="7"/><text:span text:style-name="T223">JZ</text:span> <text:s text:c="5"/><text:span text:style-name="T230">KONIEC_PROGRAMU</text:span> <text:span text:style-name="T217">;JEŚLI ITERATOR RÓWNY STO TO SKOŃCZYL SIĘ<text:line-break/> <text:s/></text:span><text:span text:style-name="T264">|</text:span><text:span text:style-name="T222">WEKTOR</text:span></text:p>
      <text:p text:style-name="P93"><text:span text:style-name="T264">23|</text:span> <text:s text:c="7"/><text:span text:style-name="T223">JMP</text:span> <text:s text:c="4"/><text:span text:style-name="T230">LOOP</text:span> <text:s text:c="11"/><text:span text:style-name="T217">;W.P.P. PRZEJDŹ DO NASTĘPNEGO ELEMENTU</text:span> <text:line-break/> <text:s/><text:span text:style-name="T264">|</text:span><text:span text:style-name="T222">WEKTORA</text:span></text:p>
      <text:p text:style-name="P93"><text:span text:style-name="T264">24|</text:span><text:span text:style-name="T267">KONIEC_PROGRAMU</text:span>:</text:p>
      <text:p text:style-name="P93"><text:span text:style-name="T264">25|</text:span> <text:s text:c="7"/><text:span text:style-name="T223">ST</text:span> <text:s text:c="5"/><text:span text:style-name="T250">1</text:span>, <text:span text:style-name="T230">SUMA</text:span> <text:s text:c="8"/><text:span text:style-name="T217">;ZAPISZ WYNIK W PAMIĘCI</text:span></text:p>
      <text:p text:style-name="P93"><text:span text:style-name="T264">26|</text:span> <text:s text:c="7"/><text:span text:style-name="T223">OUT</text:span> <text:s text:c="4"/><text:span text:style-name="T230">SUMA</text:span> <text:s text:c="11"/><text:span text:style-name="T217">;WYPISZ WYNIK NA EKRAN</text:span></text:p>
      <text:p text:style-name="P94"><text:span text:style-name="T264">27|</text:span><text:span text:style-name="T138"> <text:s text:c="7"/></text:span><text:span text:style-name="T223">EXIT</text:span> <text:s text:c="19"/><text:span text:style-name="T217">;KONIEC PROGRAMU</text:span></text:p>
      <text:p text:style-name="P103">28|</text:p>
      <text:p text:style-name="P103">29|</text:p>
      <text:p text:style-name="P103">30|</text:p>
      <text:p text:style-name="P92"><text:span text:style-name="T264">31|</text:span><text:span text:style-name="T217">;INICJALIZUJE WEKTOR </text:span><text:span text:style-name="T221">LOSOWYMI</text:span><text:span text:style-name="T217"> WARTOŚCIAMI Z PRZEDZIAŁU &lt;-100, 99&gt;</text:span></text:p>
      <text:p text:style-name="P92"><text:span text:style-name="T264">32|</text:span><text:span text:style-name="T267">INIT_TAB</text:span>:</text:p>
      <text:p text:style-name="P91"><text:span text:style-name="T264">32|</text:span><text:span text:style-name="T282">... </text:span><text:span text:style-name="T264"><text:s text:c="28"/></text:span><text:span text:style-name="T279">;</text:span><text:span text:style-name="T278">PEWNE INSTRUKCJE WYPEŁNIAJĄCE WEKTOR<text:line-break/></text:span><text:span text:style-name="T265">33|</text:span><text:span text:style-name="T281">... </text:span><text:span text:style-name="T278"><text:s text:c="28"/>;LOSOWYMI WARTOŚCIAMI Z PRZEDZIAŁU</text:span></text:p>
      <text:p text:style-name="P95"><text:span text:style-name="T255">34|</text:span><text:span text:style-name="T280">...</text:span> <text:s text:c="28"/><text:span text:style-name="T217">;&lt;-100, 99&gt;</text:span></text:p>
      <text:p text:style-name="P95"><text:span text:style-name="T259">35|</text:span><text:span text:style-name="T283">...</text:span></text:p>
      <text:p text:style-name="P67"><text:span text:style-name="T263">36|</text:span><text:span text:style-name="T284">...</text:span></text:p>
      <text:p text:style-name="P67"><text:span text:style-name="T263">37|</text:span><text:span text:style-name="T284">...</text:span></text:p>
      <text:p text:style-name="P68"><text:span text:style-name="T263">38|</text:span><text:span text:style-name="T143"> <text:s text:c="7"/></text:span><text:span text:style-name="T226">RET</text:span></text:p>
      <text:p text:style-name="P108"/>
      <text:p text:style-name="P27"><text:span text:style-name="T138">Wynik programu: </text:span><text:span text:style-name="T140">2542</text:span></text:p>
      <text:p text:style-name="P119"><text:span text:style-name="T140">K</text:span><text:span text:style-name="T139">od Maszynowy</text:span></text:p>
      <text:p text:style-name="P213"/>
      <text:p text:style-name="P213">„Kod maszynowy to postać programu komputerowego (zwana postacią wykonywalną lub binarną) przeznaczona do bezpośredniego lub prawie bezpośredniego wykonania przez procesor. Jest ona dopasowana do konkretnego typu procesora i wyrażona w postaci rozumianych przez niego kodów rozkazów i ich argumentów. Kod maszynowy może być generowany w procesie kompilacji (w przypadku języków wysokiego poziomu) lub asemblacji (w przypadku języków niskiego poziomu).”</text:p>
      <text:p text:style-name="P213"/>
      <text:p text:style-name="P304">Asemblacja</text:p>
      <text:p text:style-name="P30"><text:span text:style-name="T139">Kod maszynowy Pseudo-Assemblera jest </text:span><text:span text:style-name="T141">podzielony</text:span><text:span text:style-name="T139"> na dwie części. W pierwszej części zawarte są informacje o zadeklarowanych zmiennych. Ta część kodu nie jest wykonywana. Jest to tylko informacja dla komputera, gdzie, w jakiej kolejności i jakie wartości mają być zadeklarowane. Druga część składa się z instrukcji i ich argumentów. Ta część jest przeznaczona do bezpośredniego wykonania przez procesor. Instrukcje w tej części umieszczone są w postaci binarnej jedna po drugiej. Instrukcje dotyczące odwołania do pamięci zajmują cztery bajty każda, natomiast wszystkie pozostałe po dwa bajty.</text:span></text:p>
      <text:p text:style-name="P215"/>
      <text:p text:style-name="P332">Struktura Pliku Binarnego*</text:p>
      <text:p text:style-name="P71"><text:span text:style-name="T147">Każdy plik binarny Pseudo-Assemblera </text:span><text:span text:style-name="T148">zaczyna się 16-bitową liczbą określającą liczbę deklaracji. Następują po niej deklaracje zakodowane binarnie. Każda deklaracja zaczyna się bajtem określającym jej rodzaj. Następna jest 16-bitowa liczba określająca ile kopii zmiennej należy zadeklarować, o ile rodzaj deklaracji tego wymaga. Ostatnią częścią deklaracji jest wartość która ma być zadeklarowana w postaci binarnej, również opcjonalna w zależności od rodzaju deklaracji. Po wyczerpaniu puli deklaracji rozpoczyna się sekcja instrukcji. Każda instrukcja rozpoczyna się 1-bajtowym kodem, na podstawie którego można określić co ta instrukcja robi oraz czy odwołuje się ona do pamięci RAM. Następny bajt to dwa numery rejestrów. Jeżeli instrukcja odwołuje się do pamięci, to dwa kolejne bajty są </text:span><text:span text:style-name="T196">offsetem. </text:span><text:span text:style-name="T149">Jeżeli więc funkcja nie odwołuje się do pamięci to dwa rejestry są argumentami funkcji, a jeżeli odwołuje się do pamięci to argumentami są pierwszy rejestr oraz wartość przechowywana pod adresem w drugim rejestrze przesunięta o </text:span><text:span text:style-name="T197">offset </text:span><text:span text:style-name="T149">lub sam adres. Koniec sekcji instrukcji jest równocześnie końcem pliku binarnego. </text:span><text:span text:style-name="T150">Należy pamiętać że dla pliku binarnego </text:span><text:span text:style-name="T160">formą zapisu bajtów jest </text:span><text:span text:style-name="T150">również </text:span><text:span text:style-name="T198">Little Endia</text:span><text:span text:style-name="T199">n.</text:span></text:p>
      <text:p text:style-name="P216"/>
      <text:p text:style-name="P305"/>
      <text:p text:style-name="P305"/>
      <text:p text:style-name="P305"/>
      <text:p text:style-name="P305"/>
      <text:p text:style-name="P305"/>
      <text:p text:style-name="P305"/>
      <text:p text:style-name="P305"/>
      <text:p text:style-name="P85"><text:soft-page-break/><text:span text:style-name="T201">P</text:span><text:span text:style-name="T200">rzykładowy Plik Binarny*</text:span></text:p>
      <text:p text:style-name="P71"><text:span text:style-name="T150">Struktura </text:span><text:span text:style-name="T195">programu 1</text:span><text:span text:style-name="T150">:</text:span></text:p>
      <text:p text:style-name="P217"/>
      <text:p text:style-name="P73"><text:span text:style-name="T300"><text:s text:c="5"/></text:span><text:span text:style-name="T301">|</text:span><text:span text:style-name="T298"> </text:span><text:span text:style-name="T277">08 00</text:span><text:span text:style-name="T145"> <text:s text:c="9"/></text:span><text:span text:style-name="T301">|</text:span><text:span text:style-name="T145"> <text:s/></text:span><text:span text:style-name="T276">8</text:span><text:span text:style-name="T296"> D</text:span><text:span text:style-name="T297">EKLARACJI</text:span><text:span text:style-name="T296">:</text:span></text:p>
      <text:p text:style-name="P73"><text:span text:style-name="T300">00</text:span><text:span text:style-name="T301">00 </text:span><text:span text:style-name="T300">|</text:span><text:span text:style-name="T244"> </text:span><text:span text:style-name="T243">01</text:span><text:span text:style-name="T145"> </text:span><text:span text:style-name="T248">02 00 00 00</text:span><text:span text:style-name="T145"> </text:span><text:span text:style-name="T301">|</text:span><text:span text:style-name="T145"> <text:s/></text:span><text:span text:style-name="T271">A</text:span><text:span text:style-name="T144">: <text:s text:c="9"/></text:span><text:span text:style-name="T239">DC</text:span><text:span text:style-name="T144"> <text:s text:c="5"/></text:span><text:span text:style-name="T242">INTEGER</text:span><text:span text:style-name="T144">(</text:span><text:span text:style-name="T247">2</text:span><text:span text:style-name="T144">)</text:span></text:p>
      <text:p text:style-name="P73"><text:span text:style-name="T300">0004 |</text:span><text:span text:style-name="T244"> </text:span><text:span text:style-name="T243">01</text:span><text:span text:style-name="T145"> </text:span><text:span text:style-name="T248">F8 F</text:span><text:span text:style-name="T249">F</text:span><text:span text:style-name="T248"> F</text:span><text:span text:style-name="T249">F</text:span><text:span text:style-name="T248"> F</text:span><text:span text:style-name="T249">F</text:span><text:span text:style-name="T145"> </text:span><text:span text:style-name="T301">|</text:span><text:span text:style-name="T145"> <text:s/></text:span><text:span text:style-name="T271">B</text:span><text:span text:style-name="T144">: <text:s text:c="9"/></text:span><text:span text:style-name="T239">DC</text:span><text:span text:style-name="T144"> <text:s text:c="5"/></text:span><text:span text:style-name="T242">INTEGER</text:span><text:span text:style-name="T144">(</text:span><text:span text:style-name="T247">-8</text:span><text:span text:style-name="T144">)</text:span></text:p>
      <text:p text:style-name="P73"><text:span text:style-name="T300">0008 |</text:span><text:span text:style-name="T244"> </text:span><text:span text:style-name="T243">01</text:span><text:span text:style-name="T145"> </text:span><text:span text:style-name="T248">08 00 00 00</text:span><text:span text:style-name="T145"> </text:span><text:span text:style-name="T301">|</text:span><text:span text:style-name="T145"> <text:s/></text:span><text:span text:style-name="T271">C</text:span><text:span text:style-name="T144">: <text:s text:c="9"/></text:span><text:span text:style-name="T239">DC</text:span><text:span text:style-name="T144"> <text:s text:c="5"/></text:span><text:span text:style-name="T242">INTEGER</text:span><text:span text:style-name="T144">(</text:span><text:span text:style-name="T247">8</text:span><text:span text:style-name="T144">)</text:span></text:p>
      <text:p text:style-name="P73"><text:span text:style-name="T300">000C |</text:span><text:span text:style-name="T244"> </text:span><text:span text:style-name="T243">06</text:span><text:span text:style-name="T145"> <text:s text:c="12"/></text:span><text:span text:style-name="T301">|</text:span><text:span text:style-name="T145"> <text:s/></text:span><text:span text:style-name="T271">WYNIK</text:span><text:span text:style-name="T242">: <text:s text:c="5"/></text:span><text:span text:style-name="T239">DS</text:span><text:span text:style-name="T242"> <text:s text:c="5"/>INTEGER</text:span></text:p>
      <text:p text:style-name="P73"><text:span text:style-name="T300">001</text:span><text:span text:style-name="T301">0 </text:span><text:span text:style-name="T300">|</text:span><text:span text:style-name="T244"> </text:span><text:span text:style-name="T243">01</text:span><text:span text:style-name="T145"> </text:span><text:span text:style-name="T248">00 00 00 00</text:span><text:span text:style-name="T145"> </text:span><text:span text:style-name="T301">|</text:span><text:span text:style-name="T145"> <text:s/></text:span><text:span text:style-name="T271">ZERO</text:span><text:span text:style-name="T144">: <text:s text:c="6"/></text:span><text:span text:style-name="T239">DC</text:span><text:span text:style-name="T144"> <text:s text:c="5"/></text:span><text:span text:style-name="T242">INTEGER</text:span><text:span text:style-name="T144">(</text:span><text:span text:style-name="T247">0</text:span><text:span text:style-name="T144">)</text:span></text:p>
      <text:p text:style-name="P73"><text:span text:style-name="T300">001</text:span><text:span text:style-name="T301">4 </text:span><text:span text:style-name="T300">|</text:span><text:span text:style-name="T244"> </text:span><text:span text:style-name="T243">01</text:span><text:span text:style-name="T145"> </text:span><text:span text:style-name="T248">01 00 00 00</text:span><text:span text:style-name="T145"> </text:span><text:span text:style-name="T301">|</text:span><text:span text:style-name="T145"> <text:s/></text:span><text:span text:style-name="T271">J</text:span><text:span text:style-name="T270">EDEN</text:span><text:span text:style-name="T144">: <text:s text:c="5"/></text:span><text:span text:style-name="T239">DC</text:span><text:span text:style-name="T144"> <text:s text:c="5"/></text:span><text:span text:style-name="T242">INTEGER</text:span><text:span text:style-name="T144">(</text:span><text:span text:style-name="T247">1</text:span><text:span text:style-name="T144">)</text:span></text:p>
      <text:p text:style-name="P73"><text:span text:style-name="T300">001</text:span><text:span text:style-name="T301">8 </text:span><text:span text:style-name="T300">|</text:span><text:span text:style-name="T244"> </text:span><text:span text:style-name="T243">01</text:span><text:span text:style-name="T145"> </text:span><text:span text:style-name="T248">02 00 00 00</text:span><text:span text:style-name="T145"> </text:span><text:span text:style-name="T301">|</text:span><text:span text:style-name="T145"> <text:s/></text:span><text:span text:style-name="T271">D</text:span><text:span text:style-name="T270">WA</text:span><text:span text:style-name="T144">: <text:s text:c="7"/></text:span><text:span text:style-name="T239">DC</text:span><text:span text:style-name="T144"> <text:s text:c="5"/></text:span><text:span text:style-name="T242">INTEGER</text:span><text:span text:style-name="T144">(</text:span><text:span text:style-name="T247">2</text:span><text:span text:style-name="T144">)</text:span></text:p>
      <text:p text:style-name="P73"><text:span text:style-name="T300">001</text:span><text:span text:style-name="T301">C </text:span><text:span text:style-name="T300">|</text:span><text:span text:style-name="T244"> </text:span><text:span text:style-name="T243">01</text:span><text:span text:style-name="T145"> </text:span><text:span text:style-name="T248">04 00 00 00</text:span><text:span text:style-name="T145"> </text:span><text:span text:style-name="T301">|</text:span><text:span text:style-name="T145"> <text:s/></text:span><text:span text:style-name="T270">CZTERY</text:span><text:span text:style-name="T144">: <text:s text:c="4"/></text:span><text:span text:style-name="T239">DC</text:span><text:span text:style-name="T144"> <text:s text:c="5"/></text:span><text:span text:style-name="T242">INTEGER</text:span><text:span text:style-name="T144">(</text:span><text:span text:style-name="T247">4</text:span><text:span text:style-name="T144">)</text:span></text:p>
      <text:p text:style-name="P97"><text:span text:style-name="T304">---- </text:span><text:span text:style-name="T305">|</text:span><text:span text:style-name="T142"> <text:s text:c="15"/></text:span><text:span text:style-name="T305">|</text:span><text:span text:style-name="T142"> <text:s/></text:span><text:span text:style-name="T273">MAIN:</text:span></text:p>
      <text:p text:style-name="P73"><text:span text:style-name="T300">0000 |</text:span><text:span text:style-name="T244"> </text:span><text:span text:style-name="T228">F</text:span><text:span text:style-name="T229">F</text:span><text:span text:style-name="T145"> </text:span><text:span text:style-name="T254">0</text:span><text:span text:style-name="T234">E 04 00</text:span><text:span text:style-name="T145"> <text:s text:c="3"/></text:span><text:span text:style-name="T301">|</text:span><text:span text:style-name="T145"> <text:s text:c="6"/></text:span><text:span text:style-name="T144"><text:s text:c="7"/></text:span><text:span text:style-name="T227">LD</text:span><text:span text:style-name="T144"> <text:s text:c="5"/></text:span><text:span text:style-name="T253">0</text:span><text:span text:style-name="T144">, </text:span><text:span text:style-name="T233">B</text:span></text:p>
      <text:p text:style-name="P73"><text:span text:style-name="T300">0004 |</text:span><text:span text:style-name="T244"> </text:span><text:span text:style-name="T228">1F</text:span><text:span text:style-name="T145"> </text:span><text:span text:style-name="T254">00</text:span><text:span text:style-name="T145"> <text:s text:c="9"/></text:span><text:span text:style-name="T301">|</text:span><text:span text:style-name="T145"> <text:s text:c="13"/></text:span><text:span text:style-name="T227">MUL</text:span><text:span text:style-name="T144"> <text:s text:c="4"/></text:span><text:span text:style-name="T253">0</text:span><text:span text:style-name="T144">, </text:span><text:span text:style-name="T253">0</text:span></text:p>
      <text:p text:style-name="P73"><text:span text:style-name="T300">0006 |</text:span><text:span text:style-name="T244"> </text:span><text:span text:style-name="T228">F</text:span><text:span text:style-name="T229">F</text:span><text:span text:style-name="T145"> </text:span><text:span text:style-name="T254">1</text:span><text:span text:style-name="T234">E 1C 00</text:span><text:span text:style-name="T145"> <text:s text:c="3"/></text:span><text:span text:style-name="T301">|</text:span><text:span text:style-name="T145"> <text:s text:c="13"/></text:span><text:span text:style-name="T227">LD</text:span><text:span text:style-name="T144"> <text:s text:c="5"/></text:span><text:span text:style-name="T253">1</text:span><text:span text:style-name="T144">, </text:span><text:span text:style-name="T233">CZTERY</text:span></text:p>
      <text:p text:style-name="P73"><text:span text:style-name="T300">000A |</text:span><text:span text:style-name="T244"> </text:span><text:span text:style-name="T228">E6</text:span><text:span text:style-name="T145"> </text:span><text:span text:style-name="T254">1</text:span><text:span text:style-name="T234">E </text:span><text:span text:style-name="T235">00</text:span><text:span text:style-name="T234"> </text:span><text:span text:style-name="T235">00</text:span><text:span text:style-name="T145"> <text:s text:c="3"/></text:span><text:span text:style-name="T301">|</text:span><text:span text:style-name="T145"> <text:s text:c="13"/></text:span><text:span text:style-name="T227">MUL</text:span><text:span text:style-name="T144"> <text:s text:c="4"/></text:span><text:span text:style-name="T253">1</text:span><text:span text:style-name="T144">, </text:span><text:span text:style-name="T233">A</text:span></text:p>
      <text:p text:style-name="P73"><text:span text:style-name="T300">000E |</text:span><text:span text:style-name="T244"> </text:span><text:span text:style-name="T228">E6</text:span><text:span text:style-name="T145"> </text:span><text:span text:style-name="T254">1</text:span><text:span text:style-name="T234">E 08 00</text:span><text:span text:style-name="T145"> <text:s text:c="3"/></text:span><text:span text:style-name="T301">|</text:span><text:span text:style-name="T145"> <text:s text:c="13"/></text:span><text:span text:style-name="T227">MUL</text:span><text:span text:style-name="T144"> <text:s text:c="4"/></text:span><text:span text:style-name="T253">1</text:span><text:span text:style-name="T144">, </text:span><text:span text:style-name="T233">C</text:span></text:p>
      <text:p text:style-name="P73"><text:span text:style-name="T300">0012 |</text:span><text:span text:style-name="T244"> </text:span><text:span text:style-name="T228">1E</text:span><text:span text:style-name="T145"> </text:span><text:span text:style-name="T254">01</text:span><text:span text:style-name="T145"> <text:s text:c="9"/></text:span><text:span text:style-name="T301">|</text:span><text:span text:style-name="T145"> <text:s text:c="13"/></text:span><text:span text:style-name="T227">SUB</text:span><text:span text:style-name="T144"> <text:s text:c="4"/></text:span><text:span text:style-name="T253">0</text:span><text:span text:style-name="T144">, </text:span><text:span text:style-name="T253">1</text:span></text:p>
      <text:p text:style-name="P73"><text:span text:style-name="T300">00</text:span><text:span text:style-name="T301">14 </text:span><text:span text:style-name="T300">|</text:span><text:span text:style-name="T244"> </text:span><text:span text:style-name="T228">C</text:span><text:span text:style-name="T229">A</text:span><text:span text:style-name="T145"> </text:span><text:span text:style-name="T299">0</text:span><text:span text:style-name="T234">F 20 00</text:span><text:span text:style-name="T145"> <text:s text:c="3"/></text:span><text:span text:style-name="T301">|</text:span><text:span text:style-name="T145"> <text:s text:c="13"/></text:span><text:span text:style-name="T227">JG</text:span><text:span text:style-name="T144"> <text:s text:c="5"/></text:span><text:span text:style-name="T233">DWA_ROZWIAZANIA</text:span></text:p>
      <text:p text:style-name="P73"><text:span text:style-name="T300">001</text:span><text:span text:style-name="T301">8 </text:span><text:span text:style-name="T300">|</text:span><text:span text:style-name="T244"> </text:span><text:span text:style-name="T228">C</text:span><text:span text:style-name="T229">C</text:span><text:span text:style-name="T145"> </text:span><text:span text:style-name="T299">0</text:span><text:span text:style-name="T234">F 2C 00</text:span><text:span text:style-name="T145"> <text:s text:c="3"/></text:span><text:span text:style-name="T301">|</text:span><text:span text:style-name="T145"> <text:s text:c="13"/></text:span><text:span text:style-name="T227">JZ</text:span><text:span text:style-name="T144"> <text:s text:c="5"/></text:span><text:span text:style-name="T233">JEDNO_ROZWIAZANIE</text:span></text:p>
      <text:p text:style-name="P73"><text:span text:style-name="T300">001</text:span><text:span text:style-name="T301">C </text:span><text:span text:style-name="T300">|</text:span><text:span text:style-name="T244"> </text:span><text:span text:style-name="T228">C8</text:span><text:span text:style-name="T145"> </text:span><text:span text:style-name="T299">0</text:span><text:span text:style-name="T234">F 38 00</text:span><text:span text:style-name="T145"> <text:s text:c="3"/></text:span><text:span text:style-name="T301">|</text:span><text:span text:style-name="T145"> <text:s text:c="13"/></text:span><text:span text:style-name="T227">JL</text:span><text:span text:style-name="T144"> <text:s text:c="5"/></text:span><text:span text:style-name="T233">ZERO_ROZWIAZAN</text:span></text:p>
      <text:p text:style-name="P97"><text:span text:style-name="T302"><text:s text:c="5"/></text:span><text:span text:style-name="T303">|</text:span><text:span text:style-name="T236"> <text:s text:c="15"/></text:span><text:span text:style-name="T305">|</text:span><text:span text:style-name="T236"> <text:s/></text:span><text:span text:style-name="T272">DWA_ROZWIAZANIA</text:span><text:span text:style-name="T236">:</text:span></text:p>
      <text:p text:style-name="P73"><text:span text:style-name="T300">002</text:span><text:span text:style-name="T301">0 </text:span><text:span text:style-name="T300">|</text:span><text:span text:style-name="T244"> </text:span><text:span text:style-name="T228">F</text:span><text:span text:style-name="T229">F</text:span><text:span text:style-name="T145"> </text:span><text:span text:style-name="T254">2</text:span><text:span text:style-name="T234">E 18 00</text:span><text:span text:style-name="T145"> <text:s text:c="3"/></text:span><text:span text:style-name="T301">|</text:span><text:span text:style-name="T145"> <text:s text:c="13"/></text:span><text:span text:style-name="T227">LD</text:span><text:span text:style-name="T144"> <text:s text:c="5"/></text:span><text:span text:style-name="T253">2</text:span><text:span text:style-name="T144">, </text:span><text:span text:style-name="T233">DWA</text:span></text:p>
      <text:p text:style-name="P73"><text:span text:style-name="T300">002</text:span><text:span text:style-name="T301">4 </text:span><text:span text:style-name="T300">|</text:span><text:span text:style-name="T244"> </text:span><text:span text:style-name="T228">F</text:span><text:span text:style-name="T229">B</text:span><text:span text:style-name="T145"> </text:span><text:span text:style-name="T254">2</text:span><text:span text:style-name="T234">E 0C 00</text:span><text:span text:style-name="T145"> <text:s text:c="3"/></text:span><text:span text:style-name="T301">|</text:span><text:span text:style-name="T145"> <text:s text:c="13"/></text:span><text:span text:style-name="T227">ST</text:span><text:span text:style-name="T144"> <text:s text:c="5"/></text:span><text:span text:style-name="T253">2</text:span><text:span text:style-name="T144">, </text:span><text:span text:style-name="T233">WYNIK</text:span></text:p>
      <text:p text:style-name="P73"><text:span text:style-name="T300">002</text:span><text:span text:style-name="T301">8 </text:span><text:span text:style-name="T300">|</text:span><text:span text:style-name="T244"> </text:span><text:span text:style-name="T228">C</text:span><text:span text:style-name="T229">D</text:span><text:span text:style-name="T145"> </text:span><text:span text:style-name="T299">0</text:span><text:span text:style-name="T234">F 44 00</text:span><text:span text:style-name="T145"> <text:s text:c="3"/></text:span><text:span text:style-name="T301">|</text:span><text:span text:style-name="T145"> <text:s text:c="13"/></text:span><text:span text:style-name="T227">JMP</text:span><text:span text:style-name="T144"> <text:s text:c="4"/></text:span><text:span text:style-name="T233">KONIEC_PROGRAMU</text:span></text:p>
      <text:p text:style-name="P97"><text:span text:style-name="T302"><text:s text:c="5"/></text:span><text:span text:style-name="T303">|</text:span><text:span text:style-name="T236"> <text:s text:c="15"/></text:span><text:span text:style-name="T305">|</text:span><text:span text:style-name="T236"> <text:s/></text:span><text:span text:style-name="T272">JEDNO_ROZWIAZANIE</text:span><text:span text:style-name="T236">:</text:span></text:p>
      <text:p text:style-name="P73"><text:span text:style-name="T300">002</text:span><text:span text:style-name="T301">C </text:span><text:span text:style-name="T300">|</text:span><text:span text:style-name="T244"> </text:span><text:span text:style-name="T228">F</text:span><text:span text:style-name="T229">F</text:span><text:span text:style-name="T145"> </text:span><text:span text:style-name="T254">2</text:span><text:span text:style-name="T234">E 14 00</text:span><text:span text:style-name="T145"> <text:s text:c="3"/></text:span><text:span text:style-name="T301">|</text:span><text:span text:style-name="T145"> <text:s text:c="13"/></text:span><text:span text:style-name="T227">LD</text:span><text:span text:style-name="T144"> <text:s text:c="5"/></text:span><text:span text:style-name="T253">2</text:span><text:span text:style-name="T144">, </text:span><text:span text:style-name="T233">JEDEN</text:span></text:p>
      <text:p text:style-name="P73"><text:span text:style-name="T300">003</text:span><text:span text:style-name="T301">0 </text:span><text:span text:style-name="T300">|</text:span><text:span text:style-name="T244"> </text:span><text:span text:style-name="T228">F</text:span><text:span text:style-name="T229">B</text:span><text:span text:style-name="T145"> </text:span><text:span text:style-name="T254">2</text:span><text:span text:style-name="T234">E 0C 00</text:span><text:span text:style-name="T145"> <text:s text:c="3"/></text:span><text:span text:style-name="T301">|</text:span><text:span text:style-name="T145"> <text:s text:c="13"/></text:span><text:span text:style-name="T227">ST</text:span><text:span text:style-name="T144"> <text:s text:c="5"/></text:span><text:span text:style-name="T253">2</text:span><text:span text:style-name="T144">, </text:span><text:span text:style-name="T233">WYNIK</text:span></text:p>
      <text:p text:style-name="P73"><text:span text:style-name="T300">003</text:span><text:span text:style-name="T301">4 </text:span><text:span text:style-name="T300">|</text:span><text:span text:style-name="T244"> </text:span><text:span text:style-name="T228">C</text:span><text:span text:style-name="T229">D</text:span><text:span text:style-name="T145"> </text:span><text:span text:style-name="T299">0</text:span><text:span text:style-name="T234">F 44 00</text:span><text:span text:style-name="T145"> <text:s text:c="3"/></text:span><text:span text:style-name="T301">|</text:span><text:span text:style-name="T145"> <text:s text:c="13"/></text:span><text:span text:style-name="T227">JMP</text:span><text:span text:style-name="T144"> <text:s text:c="4"/></text:span><text:span text:style-name="T233">KONIEC_PROGRAMU</text:span></text:p>
      <text:p text:style-name="P97"><text:span text:style-name="T302"><text:s text:c="5"/></text:span><text:span text:style-name="T303">|</text:span><text:span text:style-name="T236"> <text:s text:c="15"/></text:span><text:span text:style-name="T305">|</text:span><text:span text:style-name="T236"> <text:s/></text:span><text:span text:style-name="T272">ZERO_ROZWIAZAN</text:span><text:span text:style-name="T236">:</text:span></text:p>
      <text:p text:style-name="P73"><text:span text:style-name="T300">003</text:span><text:span text:style-name="T301">8 </text:span><text:span text:style-name="T300">|</text:span><text:span text:style-name="T244"> </text:span><text:span text:style-name="T228">F</text:span><text:span text:style-name="T229">F</text:span><text:span text:style-name="T145"> </text:span><text:span text:style-name="T254">2</text:span><text:span text:style-name="T234">E 10 00</text:span><text:span text:style-name="T145"> <text:s text:c="3"/></text:span><text:span text:style-name="T301">|</text:span><text:span text:style-name="T145"> <text:s text:c="13"/></text:span><text:span text:style-name="T227">LD</text:span><text:span text:style-name="T144"> <text:s text:c="5"/></text:span><text:span text:style-name="T253">2</text:span><text:span text:style-name="T144">, </text:span><text:span text:style-name="T233">ZERO</text:span></text:p>
      <text:p text:style-name="P73"><text:span text:style-name="T300">003</text:span><text:span text:style-name="T301">C </text:span><text:span text:style-name="T300">|</text:span><text:span text:style-name="T244"> </text:span><text:span text:style-name="T228">F</text:span><text:span text:style-name="T229">B</text:span><text:span text:style-name="T145"> </text:span><text:span text:style-name="T254">2</text:span><text:span text:style-name="T234">E 0C 00</text:span><text:span text:style-name="T145"> <text:s text:c="3"/></text:span><text:span text:style-name="T301">|</text:span><text:span text:style-name="T145"> <text:s text:c="13"/></text:span><text:span text:style-name="T227">ST</text:span><text:span text:style-name="T144"> <text:s text:c="5"/></text:span><text:span text:style-name="T253">2</text:span><text:span text:style-name="T144">, </text:span><text:span text:style-name="T233">WYNIK</text:span><text:span text:style-name="T145"> <text:s/></text:span></text:p>
      <text:p text:style-name="P73"><text:span text:style-name="T300">004</text:span><text:span text:style-name="T301">0 </text:span><text:span text:style-name="T300">|</text:span><text:span text:style-name="T244"> </text:span><text:span text:style-name="T228">C</text:span><text:span text:style-name="T229">D</text:span><text:span text:style-name="T145"> </text:span><text:span text:style-name="T299">0</text:span><text:span text:style-name="T234">F 44 00</text:span><text:span text:style-name="T145"> <text:s text:c="3"/></text:span><text:span text:style-name="T301">|</text:span><text:span text:style-name="T145"> <text:s text:c="13"/></text:span><text:span text:style-name="T227">JMP</text:span><text:span text:style-name="T144"> <text:s text:c="4"/></text:span><text:span text:style-name="T233">KONIEC_PROGRAMU</text:span></text:p>
      <text:p text:style-name="P97"><text:span text:style-name="T302"><text:s text:c="5"/></text:span><text:span text:style-name="T303">|</text:span><text:span text:style-name="T236"> <text:s text:c="15"/></text:span><text:span text:style-name="T305">|</text:span><text:span text:style-name="T236"> <text:s/></text:span><text:span text:style-name="T272">KONIEC_PROGRAMU</text:span><text:span text:style-name="T236">:</text:span></text:p>
      <text:p text:style-name="P73"><text:span text:style-name="T300">004</text:span><text:span text:style-name="T301">4 </text:span><text:span text:style-name="T300">|</text:span><text:span text:style-name="T244"> </text:span><text:span text:style-name="T228">F7</text:span><text:span text:style-name="T145"> </text:span><text:span text:style-name="T299">0</text:span><text:span text:style-name="T234">E 0C 00</text:span><text:span text:style-name="T145"> <text:s text:c="3"/></text:span><text:span text:style-name="T301">|</text:span><text:span text:style-name="T145"> <text:s text:c="13"/></text:span><text:span text:style-name="T227">OUT</text:span><text:span text:style-name="T144"> <text:s text:c="4"/></text:span><text:span text:style-name="T233">WYNIK</text:span></text:p>
      <text:p text:style-name="P73"><text:span text:style-name="T300">004</text:span><text:span text:style-name="T301">8 </text:span><text:span text:style-name="T300">|</text:span><text:span text:style-name="T244"> </text:span><text:span text:style-name="T228">00</text:span><text:span text:style-name="T145"> </text:span><text:span text:style-name="T299">00</text:span><text:span text:style-name="T145"> <text:s text:c="9"/></text:span><text:span text:style-name="T301">|</text:span><text:span text:style-name="T145"> <text:s text:c="13"/></text:span><text:span text:style-name="T227">EXIT</text:span></text:p>
      <text:p text:style-name="P360"/>
      <text:p text:style-name="P72"><text:span text:style-name="T152">P</text:span><text:span text:style-name="T151">o lewej stronie zaznaczono w którym miejscu w sekcji danych albo kodu znajdowała by się zadeklarowana zmienna albo instrukcja. Odpowiednimi kolorami zaznaczono powiązania z kodem znajdującym się po prawej stronie. </text:span><text:span text:style-name="T153">Jak można zauważyć odwołania do pamięci składają się z odpowiedniego rejestru(E - sekcja danych, F - sekcja kodu) i odpowiedniego przesunięcia. Na przykład etykieta CZTERY odwołuje się do sekcji danych (E) z przesunięcie</text:span><text:span text:style-name="T154">m</text:span><text:span text:style-name="T153"> 001C, natomiast etykieta JEDNO_ROZWIAZANIE odwołuje się do sekcji kodu (F) z przesunięcie</text:span><text:span text:style-name="T154">m</text:span><text:span text:style-name="T153"> 002C.</text:span></text:p>
      <text:p text:style-name="P121">O<text:span text:style-name="T306">pisy Poszczególnych Instrukcji</text:span></text:p>
      <text:p text:style-name="P359"/>
      <text:p text:style-name="P74"><text:span text:style-name="T149">T</text:span><text:span text:style-name="T155">en rozdział przeznaczony jest szczegółowemu opisowi wszystkich dostępnych instrukcji <text:line-break/>z uwzględnieniem najdrobniejszych szczegółów dotyczących ich działania, czy binarnego kodu instrukcji.</text:span></text:p>
      <text:p text:style-name="P218"/>
      <text:p text:style-name="P223">Opis podzielony jest na cztery sekcje:</text:p>
      <text:list xml:id="list516258381" text:style-name="L12">
        <text:list-item>
          <text:p text:style-name="P246">tabela wymieniająca warianty instrukcji wraz z kodami instrukcji, możliwą listą argumentów oraz skróconym opisem</text:p>
        </text:list-item>
        <text:list-item>
          <text:p text:style-name="P246">dokładny opis działania instrukcji</text:p>
        </text:list-item>
        <text:list-item>
          <text:p text:style-name="P246">poglądowy algorytm wyjaśniający działanie instrukcji</text:p>
        </text:list-item>
        <text:list-item>
          <text:p text:style-name="P247">flagi na które oddziaływa dana instrukcja lub nie</text:p>
        </text:list-item>
      </text:list>
      <text:p text:style-name="P248"/>
      <text:p text:style-name="P112"><text:span text:style-name="T158">K</text:span><text:span text:style-name="T146">ażdej instrukcji dedykowana jest jedna strona, a instrukcje posortowane są alfabetycznie celem ułatwienia szukania danej instrukcji.</text:span></text:p>
      <text:p text:style-name="P398"/>
      <text:p text:style-name="P399">ADD</text:p>
      <text:p text:style-name="P218"/>
      <table:table table:name="Tabela2" table:style-name="Tabela2">
        <table:table-column table:style-name="Tabela2.A"/>
        <table:table-column table:style-name="Tabela2.B"/>
        <table:table-column table:style-name="Tabela2.C"/>
        <table:table-row>
          <table:table-cell table:style-name="Tabela2.A1" office:value-type="string">
            <text:p text:style-name="P140">KOD</text:p>
          </table:table-cell>
          <table:table-cell table:style-name="Tabela2.A1" office:value-type="string">
            <text:p text:style-name="P140">INSTRUKCJA</text:p>
          </table:table-cell>
          <table:table-cell table:style-name="Tabela2.C1" office:value-type="string">
            <text:p text:style-name="P140">SKRÓCONY OPIS</text:p>
          </table:table-cell>
        </table:table-row>
        <table:table-row>
          <table:table-cell table:style-name="Tabela2.A2" office:value-type="string">
            <text:p text:style-name="P154">1D</text:p>
          </table:table-cell>
          <table:table-cell table:style-name="Tabela2.A2" office:value-type="string">
            <text:p text:style-name="P154">ADD <text:span text:style-name="T291">reg1,</text:span> <text:span text:style-name="T291">reg2</text:span></text:p>
          </table:table-cell>
          <table:table-cell table:style-name="Tabela2.C2" office:value-type="string">
            <text:p text:style-name="P145">Dodaje reg1 do reg2.</text:p>
          </table:table-cell>
        </table:table-row>
        <table:table-row>
          <table:table-cell table:style-name="Tabela2.A2" office:value-type="string">
            <text:p text:style-name="P154">E8</text:p>
          </table:table-cell>
          <table:table-cell table:style-name="Tabela2.A2" office:value-type="string">
            <text:p text:style-name="P154">ADD <text:span text:style-name="T291">reg1, mem2</text:span></text:p>
          </table:table-cell>
          <table:table-cell table:style-name="Tabela2.C3" office:value-type="string">
            <text:p text:style-name="P145">Dodaje reg1 do mem2.</text:p>
          </table:table-cell>
        </table:table-row>
      </table:table>
      <text:p text:style-name="P218"/>
      <text:p text:style-name="P333">Opis</text:p>
      <text:p text:style-name="P75"><text:span text:style-name="T156">Dodaje pierwszy argument(wynikowy) do drugiego argumentu(źródłowy) a następnie przechowuje wynik w argumencie wynikowym. Wynikowy argument może być wyłącznie rejestrem; źródłowy argument może </text:span><text:span text:style-name="T157">być rejestrem albo miejscem w pamięci</text:span><text:span text:style-name="T156">. </text:span></text:p>
      <text:p text:style-name="P249"/>
      <text:p text:style-name="P75"><text:span text:style-name="T156">I</text:span><text:span text:style-name="T157">nstrukcja ADD wykonuje dodawanie całkowitoliczbowe</text:span><text:span text:style-name="T156">. W</text:span><text:span text:style-name="T157">ykonuje obliczenia zarówno dla liczb całkowitoliczbowych ze znakiem jak i bez znaku</text:span><text:span text:style-name="T156"> i </text:span><text:span text:style-name="T157">ustawia flagi</text:span><text:span text:style-name="T156"> CF o</text:span><text:span text:style-name="T157">raz</text:span><text:span text:style-name="T156"> OF ż</text:span><text:span text:style-name="T157">eby zasygnalizować przeniesienie</text:span><text:span text:style-name="T156"> (p</text:span><text:span text:style-name="T157">rzepełnienie</text:span><text:span text:style-name="T156">) </text:span><text:span text:style-name="T157">odpowiednio w znakowym jak i bez znakowym wyniku</text:span><text:span text:style-name="T156">. F</text:span><text:span text:style-name="T157">laga</text:span><text:span text:style-name="T156"> SF s</text:span><text:span text:style-name="T157">ygnalizuje znak wyniku</text:span><text:span text:style-name="T156">.</text:span></text:p>
      <text:p text:style-name="P249"/>
      <text:p text:style-name="P333">Operacja</text:p>
      <text:p text:style-name="P223">ARG1 = ARG1 + ARG2;</text:p>
      <text:p text:style-name="P249"/>
      <text:p text:style-name="P306">Modyfikowane Flagi</text:p>
      <text:p text:style-name="P223">Flagi OF, SF, ZF, CF i PF są ustawione w zależności od wyniku.</text:p>
      <text:p text:style-name="P122">A<text:span text:style-name="T307">ND</text:span></text:p>
      <text:p text:style-name="P219"/>
      <table:table table:name="Tabela3" table:style-name="Tabela3">
        <table:table-column table:style-name="Tabela3.A"/>
        <table:table-column table:style-name="Tabela3.B"/>
        <table:table-column table:style-name="Tabela3.C"/>
        <table:table-row>
          <table:table-cell table:style-name="Tabela3.A1" office:value-type="string">
            <text:p text:style-name="P141">KOD</text:p>
          </table:table-cell>
          <table:table-cell table:style-name="Tabela3.A1" office:value-type="string">
            <text:p text:style-name="P141">INSTRUKCJA</text:p>
          </table:table-cell>
          <table:table-cell table:style-name="Tabela3.C1" office:value-type="string">
            <text:p text:style-name="P141">SKRÓCONY OPIS</text:p>
          </table:table-cell>
        </table:table-row>
        <table:table-row>
          <table:table-cell table:style-name="Tabela3.A2" office:value-type="string">
            <text:p text:style-name="P167">3<text:span text:style-name="T321">2</text:span></text:p>
          </table:table-cell>
          <table:table-cell table:style-name="Tabela3.A2" office:value-type="string">
            <text:p text:style-name="P178"><text:span text:style-name="T106">AND </text:span><text:span text:style-name="T124">reg1,</text:span><text:span text:style-name="T106"> </text:span><text:span text:style-name="T124">reg2</text:span></text:p>
          </table:table-cell>
          <table:table-cell table:style-name="Tabela3.C2" office:value-type="string">
            <text:p text:style-name="P173"><text:span text:style-name="T88">K</text:span><text:span text:style-name="T87">oniunkcja</text:span><text:span text:style-name="T88"> reg1 i reg2.</text:span></text:p>
          </table:table-cell>
        </table:table-row>
        <table:table-row>
          <table:table-cell table:style-name="Tabela3.A2" office:value-type="string">
            <text:p text:style-name="P167">D<text:span text:style-name="T321">8</text:span></text:p>
          </table:table-cell>
          <table:table-cell table:style-name="Tabela3.A2" office:value-type="string">
            <text:p text:style-name="P178"><text:span text:style-name="T106">AND </text:span><text:span text:style-name="T124">reg1, mem2</text:span></text:p>
          </table:table-cell>
          <table:table-cell table:style-name="Tabela3.C3" office:value-type="string">
            <text:p text:style-name="P173"><text:span text:style-name="T88">K</text:span><text:span text:style-name="T87">oniunkcja</text:span><text:span text:style-name="T88"> reg1 i mem2.</text:span></text:p>
          </table:table-cell>
        </table:table-row>
      </table:table>
      <text:p text:style-name="P219"/>
      <text:p text:style-name="P334">Opis</text:p>
      <text:p text:style-name="P76"><text:span text:style-name="T156">W</text:span><text:span text:style-name="T159">ykonuje bitową koniunkcję</text:span><text:span text:style-name="T156"> pierwsze</text:span><text:span text:style-name="T159">go</text:span><text:span text:style-name="T156"> argument</text:span><text:span text:style-name="T159">u</text:span><text:span text:style-name="T156">(wynikowy) i drugiego argumentu(źródłowy) a następnie przechowuje wynik w argumencie wynikowym. Wynikowy argument może być wyłącznie rejestrem; źródłowy argument może </text:span><text:span text:style-name="T157">być rejestrem albo miejscem w pamięci</text:span><text:span text:style-name="T156">. K</text:span><text:span text:style-name="T159">ażdy bit wyniku</text:span><text:span text:style-name="T156"> </text:span><text:span text:style-name="T159">ustawiany jest wartością</text:span><text:span text:style-name="T156"> 1 j</text:span><text:span text:style-name="T159">eżeli w obu wynikowym i źródłowym argumencie odpowiedni bit miał wartość</text:span><text:span text:style-name="T156"> 1; w </text:span><text:span text:style-name="T159">przeciwnym przypadku ustawiany jest wartością 0</text:span><text:span text:style-name="T156">. </text:span></text:p>
      <text:p text:style-name="P250"/>
      <text:p text:style-name="P334">Operacja</text:p>
      <text:p text:style-name="P76"><text:span text:style-name="T157">ARG1 = ARG1 a</text:span><text:span text:style-name="T159">nd</text:span><text:span text:style-name="T157"> ARG2;</text:span></text:p>
      <text:p text:style-name="P250"/>
      <text:p text:style-name="P307">Modyfikowane Flagi</text:p>
      <text:p text:style-name="P83"><text:span text:style-name="T200">Flagi OF </text:span><text:span text:style-name="T202">i CF są ustawiane na 0; Flagi SF, ZF, PF są ustawiane w zależności od wyniku.</text:span></text:p>
      <text:p text:style-name="P123">B<text:span text:style-name="T308">OUT</text:span></text:p>
      <text:p text:style-name="P220"/>
      <table:table table:name="Tabela4" table:style-name="Tabela4">
        <table:table-column table:style-name="Tabela4.A"/>
        <table:table-column table:style-name="Tabela4.B"/>
        <table:table-column table:style-name="Tabela4.C"/>
        <table:table-row>
          <table:table-cell table:style-name="Tabela4.A1" office:value-type="string">
            <text:p text:style-name="P142">KOD</text:p>
          </table:table-cell>
          <table:table-cell table:style-name="Tabela4.A1" office:value-type="string">
            <text:p text:style-name="P142">INSTRUKCJA</text:p>
          </table:table-cell>
          <table:table-cell table:style-name="Tabela4.C1" office:value-type="string">
            <text:p text:style-name="P142">SKRÓCONY OPIS</text:p>
          </table:table-cell>
        </table:table-row>
        <table:table-row>
          <table:table-cell table:style-name="Tabela4.A2" office:value-type="string">
            <text:p text:style-name="P155">0<text:span text:style-name="T309">8</text:span></text:p>
          </table:table-cell>
          <table:table-cell table:style-name="Tabela4.A2" office:value-type="string">
            <text:p text:style-name="P179"><text:span text:style-name="T106">B</text:span><text:span text:style-name="T107">OUT</text:span><text:span text:style-name="T106"> </text:span><text:span text:style-name="T124">reg1</text:span></text:p>
          </table:table-cell>
          <table:table-cell table:style-name="Tabela4.C2" office:value-type="string">
            <text:p text:style-name="P174"><text:span text:style-name="T88">W</text:span><text:span text:style-name="T89">ypisuje reg1 na ekran</text:span><text:span text:style-name="T91"> jako bajt.</text:span></text:p>
          </table:table-cell>
        </table:table-row>
        <table:table-row>
          <table:table-cell table:style-name="Tabela4.A2" office:value-type="string">
            <text:p text:style-name="P155">F<text:span text:style-name="T309">3</text:span></text:p>
          </table:table-cell>
          <table:table-cell table:style-name="Tabela4.A2" office:value-type="string">
            <text:p text:style-name="P179"><text:span text:style-name="T106">B</text:span><text:span text:style-name="T107">OUT</text:span><text:span text:style-name="T124"> mem</text:span><text:span text:style-name="T125">1</text:span></text:p>
          </table:table-cell>
          <table:table-cell table:style-name="Tabela4.C3" office:value-type="string">
            <text:p text:style-name="P174"><text:span text:style-name="T88">W</text:span><text:span text:style-name="T89">ypisuje mem1 na ekran </text:span><text:span text:style-name="T91">jako bajt.</text:span></text:p>
          </table:table-cell>
        </table:table-row>
      </table:table>
      <text:p text:style-name="P220"/>
      <text:p text:style-name="P335">Opis</text:p>
      <text:p text:style-name="P77"><text:span text:style-name="T162">Wypisuje najmłodszy bajt argumentu na ekran.</text:span><text:span text:style-name="T156"> </text:span><text:span text:style-name="T162">A</text:span><text:span text:style-name="T156">rgument</text:span><text:span text:style-name="T162">em</text:span><text:span text:style-name="T156"> może </text:span><text:span text:style-name="T157">być rejest</text:span><text:span text:style-name="T162">r</text:span><text:span text:style-name="T157"> albo miejsc</text:span><text:span text:style-name="T165">e</text:span><text:span text:style-name="T157"> w pamięci</text:span><text:span text:style-name="T156">.</text:span></text:p>
      <text:p text:style-name="P77"><text:span text:style-name="T156"/></text:p>
      <text:p text:style-name="P335">Operacja</text:p>
      <text:p text:style-name="P225">O<text:span text:style-name="T330">UT (BYTE)ARG1;</text:span></text:p>
      <text:p text:style-name="P251"/>
      <text:p text:style-name="P308">Modyfikowane Flagi</text:p>
      <text:p text:style-name="P109">Żadne.</text:p>
      <text:p text:style-name="P124">C<text:span text:style-name="T310">ALL</text:span></text:p>
      <text:p text:style-name="P221"/>
      <table:table table:name="Tabela5" table:style-name="Tabela5">
        <table:table-column table:style-name="Tabela5.A"/>
        <table:table-column table:style-name="Tabela5.B"/>
        <table:table-column table:style-name="Tabela5.C"/>
        <table:table-row>
          <table:table-cell table:style-name="Tabela5.A1" office:value-type="string">
            <text:p text:style-name="P143">KOD</text:p>
          </table:table-cell>
          <table:table-cell table:style-name="Tabela5.A1" office:value-type="string">
            <text:p text:style-name="P143">INSTRUKCJA</text:p>
          </table:table-cell>
          <table:table-cell table:style-name="Tabela5.C1" office:value-type="string">
            <text:p text:style-name="P143">SKRÓCONY OPIS</text:p>
          </table:table-cell>
        </table:table-row>
        <table:table-row>
          <table:table-cell table:style-name="Tabela5.A2" office:value-type="string">
            <text:p text:style-name="P157">B<text:span text:style-name="T311">B</text:span></text:p>
          </table:table-cell>
          <table:table-cell table:style-name="Tabela5.A2" office:value-type="string">
            <text:p text:style-name="P180"><text:span text:style-name="T106">C</text:span><text:span text:style-name="T119">ALL</text:span><text:span text:style-name="T106"> </text:span><text:span text:style-name="T126">mem</text:span><text:span text:style-name="T124">1</text:span></text:p>
          </table:table-cell>
          <table:table-cell table:style-name="Tabela5.C2" office:value-type="string">
            <text:p text:style-name="P419">W<text:span text:style-name="T325">ywołuje procedurę spod podanego miejsca w pamięci mem1.</text:span></text:p>
          </table:table-cell>
        </table:table-row>
      </table:table>
      <text:p text:style-name="P221"/>
      <text:p text:style-name="P336">Opis</text:p>
      <text:p text:style-name="P368"><text:span text:style-name="T156">Z</text:span><text:span text:style-name="T166">apisuje adres następnej po tej instrukcji(rejestr EIP) na stosie(dla późniejszego powrotu instrukcją RET), następnie skacze w miejsce wskazane w argumencie źródłowym, wskazującym na pierwszą instrukcję procedury. Argumentem może być wyłącznie miejsce w pamięci.</text:span></text:p>
      <text:p text:style-name="P252"/>
      <text:p text:style-name="P336">Operacja</text:p>
      <text:p text:style-name="P368"><text:span text:style-name="T157">S</text:span><text:span text:style-name="T166">TACK.PUSH(EIP);</text:span></text:p>
      <text:p text:style-name="P389"><text:span text:style-name="T166">E</text:span><text:span text:style-name="T146">IP = </text:span><text:span text:style-name="T194">ADDRESS(</text:span><text:span text:style-name="T146">ARG1</text:span><text:span text:style-name="T194">)</text:span><text:span text:style-name="T146">;</text:span></text:p>
      <text:p text:style-name="P252"/>
      <text:p text:style-name="P309">Modyfikowane Flagi</text:p>
      <text:p text:style-name="P110">Żadne.</text:p>
      <text:p text:style-name="P124">C<text:span text:style-name="T310">MP</text:span></text:p>
      <text:p text:style-name="P221"/>
      <table:table table:name="Tabela6" table:style-name="Tabela6">
        <table:table-column table:style-name="Tabela6.A"/>
        <table:table-column table:style-name="Tabela6.B"/>
        <table:table-column table:style-name="Tabela6.C"/>
        <table:table-row>
          <table:table-cell table:style-name="Tabela6.A1" office:value-type="string">
            <text:p text:style-name="P143">KOD</text:p>
          </table:table-cell>
          <table:table-cell table:style-name="Tabela6.A1" office:value-type="string">
            <text:p text:style-name="P143">INSTRUKCJA</text:p>
          </table:table-cell>
          <table:table-cell table:style-name="Tabela6.C1" office:value-type="string">
            <text:p text:style-name="P143">SKRÓCONY OPIS</text:p>
          </table:table-cell>
        </table:table-row>
        <table:table-row>
          <table:table-cell table:style-name="Tabela6.A2" office:value-type="string">
            <text:p text:style-name="P160">2<text:span text:style-name="T314">2</text:span></text:p>
          </table:table-cell>
          <table:table-cell table:style-name="Tabela6.A2" office:value-type="string">
            <text:p text:style-name="P180"><text:span text:style-name="T119">CMP</text:span><text:span text:style-name="T106"> </text:span><text:span text:style-name="T124">r</text:span><text:span text:style-name="T129">eg1, reg2</text:span></text:p>
          </table:table-cell>
          <table:table-cell table:style-name="Tabela6.C2" office:value-type="string">
            <text:p text:style-name="P419">P<text:span text:style-name="T325">orównuje reg1 z reg2.</text:span></text:p>
          </table:table-cell>
        </table:table-row>
        <table:table-row>
          <table:table-cell table:style-name="Tabela6.A2" office:value-type="string">
            <text:p text:style-name="P160">E<text:span text:style-name="T314">3</text:span></text:p>
          </table:table-cell>
          <table:table-cell table:style-name="Tabela6.A2" office:value-type="string">
            <text:p text:style-name="P180"><text:span text:style-name="T106">C</text:span><text:span text:style-name="T119">MP</text:span><text:span text:style-name="T124"> r</text:span><text:span text:style-name="T129">eg1, mem2</text:span></text:p>
          </table:table-cell>
          <table:table-cell table:style-name="Tabela6.C3" office:value-type="string">
            <text:p text:style-name="P419">P<text:span text:style-name="T325">orównuje reg1 z mem2.</text:span></text:p>
          </table:table-cell>
        </table:table-row>
      </table:table>
      <text:p text:style-name="P221"/>
      <text:p text:style-name="P336">Opis</text:p>
      <text:p text:style-name="P78"><text:span text:style-name="T156">P</text:span><text:span text:style-name="T167">orównuje pierwszy źródłowy argument z drugim źródłowym argumentem i ustawia flagi w zależności od wyniku porównania</text:span><text:span text:style-name="T156">. </text:span><text:span text:style-name="T167">Porównanie jest wykonywane przez odejmowanie drugiego argumentu od pierwszego w podobny sposób jak w instrukcji SUB, jednak wynik nie jest nigdzie zapisywany. </text:span><text:span text:style-name="T156">P</text:span><text:span text:style-name="T167">ierwszy</text:span><text:span text:style-name="T156"> argument może być wyłącznie rejestrem. D</text:span><text:span text:style-name="T167">rugi</text:span><text:span text:style-name="T156"> argument może </text:span><text:span text:style-name="T157">być rejestrem albo miejscem w pamięci</text:span><text:span text:style-name="T156">.</text:span></text:p>
      <text:p text:style-name="P78"><text:span text:style-name="T156"/></text:p>
      <text:p text:style-name="P390"><text:span text:style-name="T156">W</text:span><text:span text:style-name="T146">arunki w instrukcjach skoku odnoszą się do wyniku porównania instrukcji CMP.</text:span></text:p>
      <text:p text:style-name="P252"/>
      <text:p text:style-name="P336">Operacja</text:p>
      <text:p text:style-name="P78"><text:span text:style-name="T157">T</text:span><text:span text:style-name="T167">EMP</text:span><text:span text:style-name="T157"> = ARG1 </text:span><text:span text:style-name="T159">–</text:span><text:span text:style-name="T157"> ARG2;</text:span></text:p>
      <text:p text:style-name="P390"><text:span text:style-name="T157">M</text:span><text:span text:style-name="T146">ODIFY_FLAGS;</text:span></text:p>
      <text:p text:style-name="P252"/>
      <text:p text:style-name="P309">Modyfikowane Flagi</text:p>
      <text:p text:style-name="P228">Flagi OF, SF, ZF, CF i PF są ustawione w zależności od wyniku.</text:p>
      <text:p text:style-name="P124">C<text:span text:style-name="T310">OUT</text:span></text:p>
      <text:p text:style-name="P221"/>
      <table:table table:name="Tabela7" table:style-name="Tabela7">
        <table:table-column table:style-name="Tabela7.A"/>
        <table:table-column table:style-name="Tabela7.B"/>
        <table:table-column table:style-name="Tabela7.C"/>
        <table:table-row>
          <table:table-cell table:style-name="Tabela7.A1" office:value-type="string">
            <text:p text:style-name="P143">KOD</text:p>
          </table:table-cell>
          <table:table-cell table:style-name="Tabela7.A1" office:value-type="string">
            <text:p text:style-name="P143">INSTRUKCJA</text:p>
          </table:table-cell>
          <table:table-cell table:style-name="Tabela7.C1" office:value-type="string">
            <text:p text:style-name="P143">SKRÓCONY OPIS</text:p>
          </table:table-cell>
        </table:table-row>
        <table:table-row>
          <table:table-cell table:style-name="Tabela7.A2" office:value-type="string">
            <text:p text:style-name="P180"><text:span text:style-name="T106">0</text:span><text:span text:style-name="T113">7</text:span></text:p>
          </table:table-cell>
          <table:table-cell table:style-name="Tabela7.A2" office:value-type="string">
            <text:p text:style-name="P180"><text:span text:style-name="T106">C</text:span><text:span text:style-name="T107">OUT</text:span><text:span text:style-name="T106"> </text:span><text:span text:style-name="T124">reg1</text:span></text:p>
          </table:table-cell>
          <table:table-cell table:style-name="Tabela7.C2" office:value-type="string">
            <text:p text:style-name="P175"><text:span text:style-name="T88">W</text:span><text:span text:style-name="T89">ypisuje reg1 na ekran </text:span><text:span text:style-name="T92">jako znak.</text:span></text:p>
          </table:table-cell>
        </table:table-row>
        <table:table-row>
          <table:table-cell table:style-name="Tabela7.A2" office:value-type="string">
            <text:p text:style-name="P156">F<text:span text:style-name="T314">4</text:span></text:p>
          </table:table-cell>
          <table:table-cell table:style-name="Tabela7.A2" office:value-type="string">
            <text:p text:style-name="P180"><text:span text:style-name="T106">C</text:span><text:span text:style-name="T107">OUT</text:span><text:span text:style-name="T124"> mem</text:span><text:span text:style-name="T125">1</text:span></text:p>
          </table:table-cell>
          <table:table-cell table:style-name="Tabela7.C3" office:value-type="string">
            <text:p text:style-name="P175"><text:span text:style-name="T88">W</text:span><text:span text:style-name="T89">ypisuje mem1 na ekran </text:span><text:span text:style-name="T92">jako znak.</text:span></text:p>
          </table:table-cell>
        </table:table-row>
      </table:table>
      <text:p text:style-name="P221"/>
      <text:p text:style-name="P341">Opis</text:p>
      <text:p text:style-name="P367"><text:span text:style-name="T162">Wypisuje najmłodszy bajt argumentu na ekran </text:span><text:span text:style-name="T165">jako znak</text:span><text:span text:style-name="T162">.</text:span><text:span text:style-name="T156"> </text:span><text:span text:style-name="T167">Używane jest kodowanie ASCII. </text:span><text:span text:style-name="T162">A</text:span><text:span text:style-name="T156">rgument</text:span><text:span text:style-name="T162">em</text:span><text:span text:style-name="T156"> może </text:span><text:span text:style-name="T157">być rejest</text:span><text:span text:style-name="T162">r</text:span><text:span text:style-name="T157"> albo miejsc</text:span><text:span text:style-name="T165">e</text:span><text:span text:style-name="T157"> w pamięci</text:span><text:span text:style-name="T156">.</text:span></text:p>
      <text:p text:style-name="P367"><text:span text:style-name="T156"/></text:p>
      <text:p text:style-name="P341">Operacja</text:p>
      <text:p text:style-name="P225">O<text:span text:style-name="T330">UT (CHAR)ARG1</text:span></text:p>
      <text:p text:style-name="P258"/>
      <text:p text:style-name="P314">Modyfikowane Flagi</text:p>
      <text:p text:style-name="P282">Żadne.</text:p>
      <text:p text:style-name="P124">D<text:span text:style-name="T310">EC</text:span></text:p>
      <text:p text:style-name="P221"/>
      <table:table table:name="Tabela8" table:style-name="Tabela8">
        <table:table-column table:style-name="Tabela8.A"/>
        <table:table-column table:style-name="Tabela8.B"/>
        <table:table-column table:style-name="Tabela8.C"/>
        <table:table-row>
          <table:table-cell table:style-name="Tabela8.A1" office:value-type="string">
            <text:p text:style-name="P143">KOD</text:p>
          </table:table-cell>
          <table:table-cell table:style-name="Tabela8.A1" office:value-type="string">
            <text:p text:style-name="P143">INSTRUKCJA</text:p>
          </table:table-cell>
          <table:table-cell table:style-name="Tabela8.C1" office:value-type="string">
            <text:p text:style-name="P143">SKRÓCONY OPIS</text:p>
          </table:table-cell>
        </table:table-row>
        <table:table-row>
          <table:table-cell table:style-name="Tabela8.A2" office:value-type="string">
            <text:p text:style-name="P160">2<text:span text:style-name="T314">4</text:span></text:p>
          </table:table-cell>
          <table:table-cell table:style-name="Tabela8.A2" office:value-type="string">
            <text:p text:style-name="P180"><text:span text:style-name="T106">D</text:span><text:span text:style-name="T119">EC</text:span><text:span text:style-name="T106"> </text:span><text:span text:style-name="T124">reg1</text:span></text:p>
          </table:table-cell>
          <table:table-cell table:style-name="Tabela8.C2" office:value-type="string">
            <text:p text:style-name="P419">Z<text:span text:style-name="T325">mniejsza reg1 o jeden.</text:span></text:p>
          </table:table-cell>
        </table:table-row>
        <table:table-row>
          <table:table-cell table:style-name="Tabela8.A2" office:value-type="string">
            <text:p text:style-name="P160">E<text:span text:style-name="T314">1</text:span></text:p>
          </table:table-cell>
          <table:table-cell table:style-name="Tabela8.A2" office:value-type="string">
            <text:p text:style-name="P180"><text:span text:style-name="T106">D</text:span><text:span text:style-name="T119">EC</text:span><text:span text:style-name="T124"> mem</text:span><text:span text:style-name="T125">1</text:span></text:p>
          </table:table-cell>
          <table:table-cell table:style-name="Tabela8.C3" office:value-type="string">
            <text:p text:style-name="P419">Z<text:span text:style-name="T325">mniejsza mem1 o jeden.</text:span></text:p>
          </table:table-cell>
        </table:table-row>
      </table:table>
      <text:p text:style-name="P221"/>
      <text:p text:style-name="P336">Opis</text:p>
      <text:p text:style-name="P78"><text:span text:style-name="T156">O</text:span><text:span text:style-name="T167">dejmuje jeden od</text:span><text:span text:style-name="T156"> argument</text:span><text:span text:style-name="T159">u</text:span><text:span text:style-name="T156">(wynikowy), </text:span><text:span text:style-name="T167">jednocześnie zachowując stan flagi CF</text:span><text:span text:style-name="T156">. Wynikowy argument może być</text:span><text:span text:style-name="T157"> rejestrem albo miejscem w pamięci</text:span><text:span text:style-name="T156">. I</text:span><text:span text:style-name="T167">nstrukcja pozwala zmniejszenie licznika pętli bez modyfikacji flagi CF.(Żeby zmniejszyć licznik z modyfikacją flagi CF należy użyć odpowiednio instrukcji SUB)</text:span></text:p>
      <text:p text:style-name="P252"/>
      <text:p text:style-name="P336">Operacja</text:p>
      <text:p text:style-name="P78"><text:span text:style-name="T157">ARG1 = ARG1 -</text:span><text:span text:style-name="T167">1;</text:span></text:p>
      <text:p text:style-name="P252"/>
      <text:p text:style-name="P309">Modyfikowane Flagi</text:p>
      <text:p text:style-name="P229"><text:span text:style-name="T334">Flaga CF nie jest modyfikowana. </text:span>Flagi OF, SF, ZF i PF są ustawione w zależności od wyniku.</text:p>
      <text:p text:style-name="P124">D<text:span text:style-name="T310">IV</text:span></text:p>
      <text:p text:style-name="P221"/>
      <table:table table:name="Tabela9" table:style-name="Tabela9">
        <table:table-column table:style-name="Tabela9.A"/>
        <table:table-column table:style-name="Tabela9.B"/>
        <table:table-column table:style-name="Tabela9.C"/>
        <table:table-row>
          <table:table-cell table:style-name="Tabela9.A1" office:value-type="string">
            <text:p text:style-name="P143">KOD</text:p>
          </table:table-cell>
          <table:table-cell table:style-name="Tabela9.A1" office:value-type="string">
            <text:p text:style-name="P143">INSTRUKCJA</text:p>
          </table:table-cell>
          <table:table-cell table:style-name="Tabela9.C1" office:value-type="string">
            <text:p text:style-name="P143">SKRÓCONY OPIS</text:p>
          </table:table-cell>
        </table:table-row>
        <table:table-row>
          <table:table-cell table:style-name="Tabela9.A2" office:value-type="string">
            <text:p text:style-name="P160">2<text:span text:style-name="T314">0</text:span></text:p>
          </table:table-cell>
          <table:table-cell table:style-name="Tabela9.A2" office:value-type="string">
            <text:p text:style-name="P180"><text:span text:style-name="T106">D</text:span><text:span text:style-name="T119">IV</text:span><text:span text:style-name="T106"> </text:span><text:span text:style-name="T124">reg1, </text:span><text:span text:style-name="T129">reg2</text:span></text:p>
          </table:table-cell>
          <table:table-cell table:style-name="Tabela9.C2" office:value-type="string">
            <text:p text:style-name="P419">D<text:span text:style-name="T325">zieli bez znaku reg1 przez reg2.</text:span></text:p>
          </table:table-cell>
        </table:table-row>
        <table:table-row>
          <table:table-cell table:style-name="Tabela9.A2" office:value-type="string">
            <text:p text:style-name="P160">E<text:span text:style-name="T314">5</text:span></text:p>
          </table:table-cell>
          <table:table-cell table:style-name="Tabela9.A2" office:value-type="string">
            <text:p text:style-name="P180"><text:span text:style-name="T119">DIV</text:span><text:span text:style-name="T124"> </text:span><text:span text:style-name="T129">reg1, </text:span><text:span text:style-name="T124">mem</text:span><text:span text:style-name="T129">2</text:span></text:p>
          </table:table-cell>
          <table:table-cell table:style-name="Tabela9.C3" office:value-type="string">
            <text:p text:style-name="P404"><text:span text:style-name="T89">D</text:span><text:span text:style-name="T92">zieli bez znaku reg1 przez mem2.</text:span></text:p>
          </table:table-cell>
        </table:table-row>
      </table:table>
      <text:p text:style-name="P221"/>
      <text:p text:style-name="P345">Opis</text:p>
      <text:p text:style-name="P370"><text:span text:style-name="T156">D</text:span><text:span text:style-name="T169">zieli bez znaku</text:span><text:span text:style-name="T156"> pierwszy argument(wynikowy) p</text:span><text:span text:style-name="T169">rzez</text:span><text:span text:style-name="T156"> drugi argument(źródłowy) a następnie przechowuje wynik w argumencie wynikowym, </text:span><text:span text:style-name="T169">reszta z dzielenia przechowywana jest w rejestrze ósmym</text:span><text:span text:style-name="T156">. Wynikowy argument może być wyłącznie rejestrem; źródłowy argument może </text:span><text:span text:style-name="T157">być rejestrem albo miejscem w pamięci</text:span><text:span text:style-name="T156">. </text:span></text:p>
      <text:p text:style-name="P262"/>
      <text:p text:style-name="P262">N<text:span text:style-name="T335">iecałkowita część wyniku jest przycinana do zera. Reszta z dzielenia jest zawsze mniejsza od dzielnika. Błąd dzielenia jest sygnalizowany przez ustawienie flag CF i OF na 1, przy braku błędu flagi te ustawiane są na 0.</text:span></text:p>
      <text:p text:style-name="P262"/>
      <text:p text:style-name="P345">Operacja</text:p>
      <text:p text:style-name="P231">ARG1 = ARG1 / ARG2;</text:p>
      <text:p text:style-name="P293">REG8 = ARG1 mod ARG2;</text:p>
      <text:p text:style-name="P262"/>
      <text:p text:style-name="P318">Modyfikowane Flagi</text:p>
      <text:p text:style-name="P370"><text:span text:style-name="T157">Flagi OF </text:span><text:span text:style-name="T169">i CF</text:span><text:span text:style-name="T157"> są ustawiane n</text:span><text:span text:style-name="T169">a 1, gdy dzielnik to 0, w przeciwnym przypadku ustawiane na 0. Flagi </text:span><text:span text:style-name="T157">SF, ZF i PF </text:span><text:span text:style-name="T169">nie są modyfikowane.</text:span></text:p>
      <text:p text:style-name="P124">E<text:span text:style-name="T310">NTER</text:span></text:p>
      <text:p text:style-name="P221"/>
      <table:table table:name="Tabela10" table:style-name="Tabela10">
        <table:table-column table:style-name="Tabela10.A"/>
        <table:table-column table:style-name="Tabela10.B"/>
        <table:table-column table:style-name="Tabela10.C"/>
        <table:table-row>
          <table:table-cell table:style-name="Tabela10.A1" office:value-type="string">
            <text:p text:style-name="P143">KOD</text:p>
          </table:table-cell>
          <table:table-cell table:style-name="Tabela10.A1" office:value-type="string">
            <text:p text:style-name="P143">INSTRUKCJA</text:p>
          </table:table-cell>
          <table:table-cell table:style-name="Tabela10.C1" office:value-type="string">
            <text:p text:style-name="P143">SKRÓCONY OPIS</text:p>
          </table:table-cell>
        </table:table-row>
        <table:table-row>
          <table:table-cell table:style-name="Tabela10.A2" office:value-type="string">
            <text:p text:style-name="P166">1<text:span text:style-name="T320">7</text:span></text:p>
          </table:table-cell>
          <table:table-cell table:style-name="Tabela10.A2" office:value-type="string">
            <text:p text:style-name="P166">E<text:span text:style-name="T320">NTER</text:span></text:p>
          </table:table-cell>
          <table:table-cell table:style-name="Tabela10.C2" office:value-type="string">
            <text:p text:style-name="P419">T<text:span text:style-name="T325">worzy ramkę stosu dla procedury.</text:span></text:p>
          </table:table-cell>
        </table:table-row>
      </table:table>
      <text:p text:style-name="P221"/>
      <text:p text:style-name="P336">Opis</text:p>
      <text:p text:style-name="P437"><text:span text:style-name="T156">T</text:span><text:span text:style-name="T208">worzy ramkę stosu dla procedury. </text:span><text:span text:style-name="T209">Instrukcje ENTER i LEAVE są przeznaczone do organizacji kodu w bloki podobnie do języków wyższego poziomu. Typowo instrukcja ENTER jest pierwszą instrukcją procedury, tworzącą dla niej nową ramkę stosu. Instrukcja LEAVE jest zwykle używane na końcu procedury(tuż przed instrukcją RET), żeby zwolnić stworzoną ramkę.</text:span></text:p>
      <text:p text:style-name="P252"/>
      <text:p text:style-name="P336">Operacja</text:p>
      <text:p text:style-name="P232">S<text:span text:style-name="T336">TACK.PUSH(EBP);</text:span></text:p>
      <text:p text:style-name="P294">EBP = ESP;</text:p>
      <text:p text:style-name="P252"/>
      <text:p text:style-name="P309">Modyfikowane Flagi</text:p>
      <text:p text:style-name="P110">Żadne.</text:p>
      <text:p text:style-name="P124">E<text:span text:style-name="T310">XIT</text:span></text:p>
      <text:p text:style-name="P221"/>
      <table:table table:name="Tabela11" table:style-name="Tabela11">
        <table:table-column table:style-name="Tabela11.A"/>
        <table:table-column table:style-name="Tabela11.B"/>
        <table:table-column table:style-name="Tabela11.C"/>
        <table:table-row>
          <table:table-cell table:style-name="Tabela11.A1" office:value-type="string">
            <text:p text:style-name="P143">KOD</text:p>
          </table:table-cell>
          <table:table-cell table:style-name="Tabela11.A1" office:value-type="string">
            <text:p text:style-name="P143">INSTRUKCJA</text:p>
          </table:table-cell>
          <table:table-cell table:style-name="Tabela11.C1" office:value-type="string">
            <text:p text:style-name="P143">SKRÓCONY OPIS</text:p>
          </table:table-cell>
        </table:table-row>
        <table:table-row>
          <table:table-cell table:style-name="Tabela11.A2" office:value-type="string">
            <text:p text:style-name="P157">0<text:span text:style-name="T311">0</text:span></text:p>
          </table:table-cell>
          <table:table-cell table:style-name="Tabela11.A2" office:value-type="string">
            <text:p text:style-name="P157">E<text:span text:style-name="T311">XIT</text:span></text:p>
          </table:table-cell>
          <table:table-cell table:style-name="Tabela11.C2" office:value-type="string">
            <text:p text:style-name="P419">K<text:span text:style-name="T325">ończy działanie komputera.</text:span></text:p>
          </table:table-cell>
        </table:table-row>
      </table:table>
      <text:p text:style-name="P221"/>
      <text:p text:style-name="P336">Opis</text:p>
      <text:p text:style-name="P436"><text:span text:style-name="T156">K</text:span><text:span text:style-name="T208">ończy działanie komputera.</text:span></text:p>
      <text:p text:style-name="P252"/>
      <text:p text:style-name="P78"><text:span text:style-name="T203">Operacja</text:span></text:p>
      <text:p text:style-name="P252"/>
      <text:p text:style-name="P309">Modyfikowane Flagi</text:p>
      <text:p text:style-name="P110">Żadne.</text:p>
      <text:p text:style-name="P124">F<text:span text:style-name="T310">ABS</text:span></text:p>
      <text:p text:style-name="P221"/>
      <table:table table:name="Tabela12" table:style-name="Tabela12">
        <table:table-column table:style-name="Tabela12.A"/>
        <table:table-column table:style-name="Tabela12.B"/>
        <table:table-column table:style-name="Tabela12.C"/>
        <table:table-row>
          <table:table-cell table:style-name="Tabela12.A1" office:value-type="string">
            <text:p text:style-name="P143">KOD</text:p>
          </table:table-cell>
          <table:table-cell table:style-name="Tabela12.A1" office:value-type="string">
            <text:p text:style-name="P143">INSTRUKCJA</text:p>
          </table:table-cell>
          <table:table-cell table:style-name="Tabela12.C1" office:value-type="string">
            <text:p text:style-name="P143">SKRÓCONY OPIS</text:p>
          </table:table-cell>
        </table:table-row>
        <table:table-row>
          <table:table-cell table:style-name="Tabela12.A2" office:value-type="string">
            <text:p text:style-name="P160">2<text:span text:style-name="T314">C</text:span></text:p>
          </table:table-cell>
          <table:table-cell table:style-name="Tabela12.A2" office:value-type="string">
            <text:p text:style-name="P180"><text:span text:style-name="T106">F</text:span><text:span text:style-name="T119">ABS</text:span><text:span text:style-name="T106"> </text:span><text:span text:style-name="T124">f</text:span><text:span text:style-name="T129">pr1</text:span></text:p>
          </table:table-cell>
          <table:table-cell table:style-name="Tabela12.C2" office:value-type="string">
            <text:p text:style-name="P419">O<text:span text:style-name="T325">blicza wartość bezwzględną z fpr1.</text:span></text:p>
          </table:table-cell>
        </table:table-row>
      </table:table>
      <text:p text:style-name="P221"/>
      <text:p text:style-name="P336">Opis</text:p>
      <text:p text:style-name="P263">Z<text:span text:style-name="T337">eruje bit znaku pierwszego argumentu tworząc tym samym wartość bezwzględną. Argumentem może być wyłącznie rejestr zmiennoprzeicnkowy.</text:span></text:p>
      <text:p text:style-name="P252"/>
      <text:p text:style-name="P336">Operacja</text:p>
      <text:p text:style-name="P78"><text:span text:style-name="T157">ARG1 = </text:span><text:span text:style-name="T170">|</text:span><text:span text:style-name="T157">ARG1</text:span><text:span text:style-name="T170">|;</text:span></text:p>
      <text:p text:style-name="P252"/>
      <text:p text:style-name="P309">Modyfikowane Flagi</text:p>
      <text:p text:style-name="P110">Żadne.</text:p>
      <text:p text:style-name="P124">F<text:span text:style-name="T310">ADD</text:span></text:p>
      <text:p text:style-name="P221"/>
      <table:table table:name="Tabela13" table:style-name="Tabela13">
        <table:table-column table:style-name="Tabela13.A"/>
        <table:table-column table:style-name="Tabela13.B"/>
        <table:table-column table:style-name="Tabela13.C"/>
        <table:table-row>
          <table:table-cell table:style-name="Tabela13.A1" office:value-type="string">
            <text:p text:style-name="P143">KOD</text:p>
          </table:table-cell>
          <table:table-cell table:style-name="Tabela13.A1" office:value-type="string">
            <text:p text:style-name="P143">INSTRUKCJA</text:p>
          </table:table-cell>
          <table:table-cell table:style-name="Tabela13.C1" office:value-type="string">
            <text:p text:style-name="P143">SKRÓCONY OPIS</text:p>
          </table:table-cell>
        </table:table-row>
        <table:table-row>
          <table:table-cell table:style-name="Tabela13.A2" office:value-type="string">
            <text:p text:style-name="P160">2<text:span text:style-name="T314">6</text:span></text:p>
          </table:table-cell>
          <table:table-cell table:style-name="Tabela13.A2" office:value-type="string">
            <text:p text:style-name="P180"><text:span text:style-name="T106">F</text:span><text:span text:style-name="T119">ADD</text:span><text:span text:style-name="T106"> </text:span><text:span text:style-name="T124">f</text:span><text:span text:style-name="T129">pr1, fpr2</text:span></text:p>
          </table:table-cell>
          <table:table-cell table:style-name="Tabela13.C2" office:value-type="string">
            <text:p text:style-name="P419">D<text:span text:style-name="T325">odaje fpr1 do fpr2.</text:span></text:p>
          </table:table-cell>
        </table:table-row>
        <table:table-row>
          <table:table-cell table:style-name="Tabela13.A2" office:value-type="string">
            <text:p text:style-name="P160">D<text:span text:style-name="T314">F</text:span></text:p>
          </table:table-cell>
          <table:table-cell table:style-name="Tabela13.A2" office:value-type="string">
            <text:p text:style-name="P180"><text:span text:style-name="T106">F</text:span><text:span text:style-name="T119">ADD</text:span><text:span text:style-name="T124"> f</text:span><text:span text:style-name="T129">pr1, mem2</text:span></text:p>
          </table:table-cell>
          <table:table-cell table:style-name="Tabela13.C3" office:value-type="string">
            <text:p text:style-name="P404"><text:span text:style-name="T89">D</text:span><text:span text:style-name="T92">odaje fpr1 do mem2.</text:span></text:p>
          </table:table-cell>
        </table:table-row>
      </table:table>
      <text:p text:style-name="P221"/>
      <text:p text:style-name="P346">Opis</text:p>
      <text:p text:style-name="P371"><text:span text:style-name="T156">Dodaje pierwszy argument(wynikowy) do drugiego argumentu(źródłowy) a następnie przechowuje wynik w argumencie wynikowym. Wynikowy argument może być wyłącznie rejestrem </text:span><text:span text:style-name="T170">zmiennoprzecinkowym</text:span><text:span text:style-name="T156">. </text:span><text:span text:style-name="T170">Ź</text:span><text:span text:style-name="T156">ródłowy argument może </text:span><text:span text:style-name="T157">być rejestrem </text:span><text:span text:style-name="T170">zmiennoprzecinkowym </text:span><text:span text:style-name="T157">albo miejscem w pamięci</text:span><text:span text:style-name="T156">. </text:span></text:p>
      <text:p text:style-name="P263"/>
      <text:p text:style-name="P346">Operacja</text:p>
      <text:p text:style-name="P233">ARG1 = ARG1 + ARG2;</text:p>
      <text:p text:style-name="P263"/>
      <text:p text:style-name="P319">Modyfikowane Flagi</text:p>
      <text:p text:style-name="P234">Ż<text:span text:style-name="T338">adne.</text:span></text:p>
      <text:p text:style-name="P124">F<text:span text:style-name="T310">CMP</text:span></text:p>
      <text:p text:style-name="P221"/>
      <table:table table:name="Tabela14" table:style-name="Tabela14">
        <table:table-column table:style-name="Tabela14.A"/>
        <table:table-column table:style-name="Tabela14.B"/>
        <table:table-column table:style-name="Tabela14.C"/>
        <table:table-row>
          <table:table-cell table:style-name="Tabela14.A1" office:value-type="string">
            <text:p text:style-name="P143">KOD</text:p>
          </table:table-cell>
          <table:table-cell table:style-name="Tabela14.A1" office:value-type="string">
            <text:p text:style-name="P143">INSTRUKCJA</text:p>
          </table:table-cell>
          <table:table-cell table:style-name="Tabela14.C1" office:value-type="string">
            <text:p text:style-name="P143">SKRÓCONY OPIS</text:p>
          </table:table-cell>
        </table:table-row>
        <table:table-row>
          <table:table-cell table:style-name="Tabela14.A2" office:value-type="string">
            <text:p text:style-name="P160">2<text:span text:style-name="T314">A</text:span></text:p>
          </table:table-cell>
          <table:table-cell table:style-name="Tabela14.A2" office:value-type="string">
            <text:p text:style-name="P180"><text:span text:style-name="T119">F</text:span><text:span text:style-name="T106">C</text:span><text:span text:style-name="T119">MP</text:span><text:span text:style-name="T106"> </text:span><text:span text:style-name="T124">f</text:span><text:span text:style-name="T129">pr1, fpr2</text:span></text:p>
          </table:table-cell>
          <table:table-cell table:style-name="Tabela14.C2" office:value-type="string">
            <text:p text:style-name="P419">P<text:span text:style-name="T325">orównuje fpr1 z fpr2.</text:span></text:p>
          </table:table-cell>
        </table:table-row>
        <table:table-row>
          <table:table-cell table:style-name="Tabela14.A2" office:value-type="string">
            <text:p text:style-name="P160">D<text:span text:style-name="T314">B</text:span></text:p>
          </table:table-cell>
          <table:table-cell table:style-name="Tabela14.A2" office:value-type="string">
            <text:p text:style-name="P180"><text:span text:style-name="T106">F</text:span><text:span text:style-name="T119">CMP</text:span><text:span text:style-name="T124"> f</text:span><text:span text:style-name="T129">pr1, mem2</text:span></text:p>
          </table:table-cell>
          <table:table-cell table:style-name="Tabela14.C3" office:value-type="string">
            <text:p text:style-name="P419">P<text:span text:style-name="T325">orównuje fpr1 z mem2.</text:span></text:p>
          </table:table-cell>
        </table:table-row>
      </table:table>
      <text:p text:style-name="P221"/>
      <text:p text:style-name="P336">Opis</text:p>
      <text:p text:style-name="P373"><text:span text:style-name="T156">P</text:span><text:span text:style-name="T173">orównuje pierwszy argument źródłowy z drugim i ustawia flagi </text:span><text:span text:style-name="T172">ZF, CF i PF w zależności od wyniku (patrz tabela poniżej). Flagi ZF i CF są ustawiane podobnie jak gdyby użyta była instrukcja CMP dla liczb całkowitych bez znaku (Instrukcje JA, </text:span><text:span text:style-name="T174">JE</text:span><text:span text:style-name="T172"> i JB powinny zostać użyte do sprawdzenia warunku). Flaga CF jest ustawiana, gdy jeden z argumentów nie jest liczbą. </text:span><text:span text:style-name="T156">Wynikowy argument może być wyłącznie rejestrem </text:span><text:span text:style-name="T170">zmiennoprzecinkowym</text:span><text:span text:style-name="T156">. </text:span><text:span text:style-name="T170">Ź</text:span><text:span text:style-name="T156">ródłowy argument może </text:span><text:span text:style-name="T157">być rejestrem </text:span><text:span text:style-name="T170">zmiennoprzecinkowym </text:span><text:span text:style-name="T157">albo miejscem w pamięci</text:span><text:span text:style-name="T156">. </text:span><text:span text:style-name="T172">Znak 0.0 jest ignorowany, więc +0.0 jest równe -0.0.</text:span></text:p>
      <table:table table:name="Tabela102" table:style-name="Tabela102">
        <table:table-column table:style-name="Tabela102.A"/>
        <table:table-column table:style-name="Tabela102.B"/>
        <table:table-column table:style-name="Tabela102.C"/>
        <table:table-column table:style-name="Tabela102.B"/>
        <table:table-row>
          <table:table-cell table:style-name="Tabela102.A1" office:value-type="string">
            <text:p text:style-name="P429">Warunek</text:p>
          </table:table-cell>
          <table:table-cell table:style-name="Tabela102.A1" office:value-type="string">
            <text:p text:style-name="P429">ZF</text:p>
          </table:table-cell>
          <table:table-cell table:style-name="Tabela102.A1" office:value-type="string">
            <text:p text:style-name="P429">CF</text:p>
          </table:table-cell>
          <table:table-cell table:style-name="Tabela102.D1" office:value-type="string">
            <text:p text:style-name="P429">PF</text:p>
          </table:table-cell>
        </table:table-row>
        <table:table-row>
          <table:table-cell table:style-name="Tabela102.A2" office:value-type="string">
            <text:p text:style-name="P429">ARG1 &gt; ARG2</text:p>
          </table:table-cell>
          <table:table-cell table:style-name="Tabela102.A2" office:value-type="string">
            <text:p text:style-name="P429">0</text:p>
          </table:table-cell>
          <table:table-cell table:style-name="Tabela102.A2" office:value-type="string">
            <text:p text:style-name="P429">0</text:p>
          </table:table-cell>
          <table:table-cell table:style-name="Tabela102.D2" office:value-type="string">
            <text:p text:style-name="P429">0</text:p>
          </table:table-cell>
        </table:table-row>
        <table:table-row>
          <table:table-cell table:style-name="Tabela102.A2" office:value-type="string">
            <text:p text:style-name="P429">ARG1 &lt; ARG2</text:p>
          </table:table-cell>
          <table:table-cell table:style-name="Tabela102.A2" office:value-type="string">
            <text:p text:style-name="P429">0</text:p>
          </table:table-cell>
          <table:table-cell table:style-name="Tabela102.A2" office:value-type="string">
            <text:p text:style-name="P429">1</text:p>
          </table:table-cell>
          <table:table-cell table:style-name="Tabela102.D2" office:value-type="string">
            <text:p text:style-name="P429">0</text:p>
          </table:table-cell>
        </table:table-row>
        <table:table-row>
          <table:table-cell table:style-name="Tabela102.A2" office:value-type="string">
            <text:p text:style-name="P429">ARG1 = ARG2</text:p>
          </table:table-cell>
          <table:table-cell table:style-name="Tabela102.A2" office:value-type="string">
            <text:p text:style-name="P429">1</text:p>
          </table:table-cell>
          <table:table-cell table:style-name="Tabela102.A2" office:value-type="string">
            <text:p text:style-name="P429">0</text:p>
          </table:table-cell>
          <table:table-cell table:style-name="Tabela102.D2" office:value-type="string">
            <text:p text:style-name="P429">0</text:p>
          </table:table-cell>
        </table:table-row>
        <table:table-row>
          <table:table-cell table:style-name="Tabela102.A2" office:value-type="string">
            <text:p text:style-name="P429">ARG1 ? ARG2</text:p>
          </table:table-cell>
          <table:table-cell table:style-name="Tabela102.A2" office:value-type="string">
            <text:p text:style-name="P429">1</text:p>
          </table:table-cell>
          <table:table-cell table:style-name="Tabela102.A2" office:value-type="string">
            <text:p text:style-name="P429">1</text:p>
          </table:table-cell>
          <table:table-cell table:style-name="Tabela102.D2" office:value-type="string">
            <text:p text:style-name="P429">1</text:p>
          </table:table-cell>
        </table:table-row>
      </table:table>
      <text:p text:style-name="P265"/>
      <text:p text:style-name="P336">Operacja</text:p>
      <text:p text:style-name="P391"><text:span text:style-name="T157">C</text:span><text:span text:style-name="T146">ASE(RELATION)</text:span></text:p>
      <text:p text:style-name="P391"><text:span text:style-name="T146"><text:tab/>ARG1 &gt; ARG2:<text:tab/>ZF=0, CF=0, PF=0;</text:span></text:p>
      <text:p text:style-name="P373"><text:span text:style-name="T172"><text:tab/>ARG1 &lt; ARG2:<text:tab/>ZF=0, CF=1, PF=0;</text:span></text:p>
      <text:p text:style-name="P373"><text:span text:style-name="T172"><text:tab/>ARG1 = ARG2:<text:tab/>ZF=1, CF=0, PF=0;</text:span></text:p>
      <text:p text:style-name="P373"><text:span text:style-name="T172"><text:tab/>DEFAULT:<text:tab/>ZF=1, CF=1, PF=1;</text:span></text:p>
      <text:p text:style-name="P252"/>
      <text:p text:style-name="P309">Modyfikowane Flagi</text:p>
      <text:p text:style-name="P78"><text:span text:style-name="T159">F</text:span><text:span text:style-name="T174">lagi OF, SF nie są modyfikowane</text:span><text:span text:style-name="T159">. </text:span><text:span text:style-name="T174">Dla flag ZF, CF, PF patrz tabe</text:span><text:span text:style-name="T175">l</text:span><text:span text:style-name="T174">a wyżej.</text:span></text:p>
      <text:p text:style-name="P124">F<text:span text:style-name="T310">COS</text:span></text:p>
      <text:p text:style-name="P221"/>
      <table:table table:name="Tabela15" table:style-name="Tabela15">
        <table:table-column table:style-name="Tabela15.A"/>
        <table:table-column table:style-name="Tabela15.B"/>
        <table:table-column table:style-name="Tabela15.C"/>
        <table:table-row>
          <table:table-cell table:style-name="Tabela15.A1" office:value-type="string">
            <text:p text:style-name="P143">KOD</text:p>
          </table:table-cell>
          <table:table-cell table:style-name="Tabela15.A1" office:value-type="string">
            <text:p text:style-name="P143">INSTRUKCJA</text:p>
          </table:table-cell>
          <table:table-cell table:style-name="Tabela15.C1" office:value-type="string">
            <text:p text:style-name="P143">SKRÓCONY OPIS</text:p>
          </table:table-cell>
        </table:table-row>
        <table:table-row>
          <table:table-cell table:style-name="Tabela15.A2" office:value-type="string">
            <text:p text:style-name="P160">2<text:span text:style-name="T314">E</text:span></text:p>
          </table:table-cell>
          <table:table-cell table:style-name="Tabela15.A2" office:value-type="string">
            <text:p text:style-name="P180"><text:span text:style-name="T106">F</text:span><text:span text:style-name="T119">COS</text:span><text:span text:style-name="T106"> </text:span><text:span text:style-name="T124">f</text:span><text:span text:style-name="T129">pr1</text:span></text:p>
          </table:table-cell>
          <table:table-cell table:style-name="Tabela15.C2" office:value-type="string">
            <text:p text:style-name="P419">O<text:span text:style-name="T325">blicza cosinus z fpr1.</text:span></text:p>
          </table:table-cell>
        </table:table-row>
      </table:table>
      <text:p text:style-name="P221"/>
      <text:p text:style-name="P336">Opis</text:p>
      <text:p text:style-name="P269">O<text:span text:style-name="T345">blicza przybliżoną wartość cosinusa kąta podanego argumentu. Argument musi być podany w radianach i może być wyłącznie rejestrem zmiennoprzecinkowym.</text:span></text:p>
      <text:p text:style-name="P252"/>
      <text:p text:style-name="P336">Operacja</text:p>
      <text:p text:style-name="P78"><text:span text:style-name="T157">ARG1 = </text:span><text:span text:style-name="T180">COS(</text:span><text:span text:style-name="T157">ARG1</text:span><text:span text:style-name="T180">)</text:span><text:span text:style-name="T157">;</text:span></text:p>
      <text:p text:style-name="P252"/>
      <text:p text:style-name="P309">Modyfikowane Flagi</text:p>
      <text:p text:style-name="P110">Żadne.</text:p>
      <text:p text:style-name="P124">F<text:span text:style-name="T310">DIV</text:span></text:p>
      <text:p text:style-name="P221"/>
      <table:table table:name="Tabela16" table:style-name="Tabela16">
        <table:table-column table:style-name="Tabela16.A"/>
        <table:table-column table:style-name="Tabela16.B"/>
        <table:table-column table:style-name="Tabela16.C"/>
        <table:table-row>
          <table:table-cell table:style-name="Tabela16.A1" office:value-type="string">
            <text:p text:style-name="P143">KOD</text:p>
          </table:table-cell>
          <table:table-cell table:style-name="Tabela16.A1" office:value-type="string">
            <text:p text:style-name="P143">INSTRUKCJA</text:p>
          </table:table-cell>
          <table:table-cell table:style-name="Tabela16.C1" office:value-type="string">
            <text:p text:style-name="P143">SKRÓCONY OPIS</text:p>
          </table:table-cell>
        </table:table-row>
        <table:table-row>
          <table:table-cell table:style-name="Tabela16.A2" office:value-type="string">
            <text:p text:style-name="P160">2<text:span text:style-name="T314">9</text:span></text:p>
          </table:table-cell>
          <table:table-cell table:style-name="Tabela16.A2" office:value-type="string">
            <text:p text:style-name="P180"><text:span text:style-name="T106">F</text:span><text:span text:style-name="T119">DIV</text:span><text:span text:style-name="T106"> </text:span><text:span text:style-name="T124">f</text:span><text:span text:style-name="T129">pr1, fpr2</text:span></text:p>
          </table:table-cell>
          <table:table-cell table:style-name="Tabela16.C2" office:value-type="string">
            <text:p text:style-name="P435"><text:span text:style-name="T88">D</text:span><text:span text:style-name="T82">zieli fpr1 przez fpr2.</text:span></text:p>
          </table:table-cell>
        </table:table-row>
        <table:table-row>
          <table:table-cell table:style-name="Tabela16.A2" office:value-type="string">
            <text:p text:style-name="P160">D<text:span text:style-name="T314">C</text:span></text:p>
          </table:table-cell>
          <table:table-cell table:style-name="Tabela16.A2" office:value-type="string">
            <text:p text:style-name="P180"><text:span text:style-name="T119">FDIV</text:span><text:span text:style-name="T124"> f</text:span><text:span text:style-name="T129">pr1, mem2</text:span></text:p>
          </table:table-cell>
          <table:table-cell table:style-name="Tabela16.C3" office:value-type="string">
            <text:p text:style-name="P419">D<text:span text:style-name="T325">zieli fpr1 przez mem2.</text:span></text:p>
          </table:table-cell>
        </table:table-row>
      </table:table>
      <text:p text:style-name="P221"/>
      <text:p text:style-name="P347">Opis</text:p>
      <text:p text:style-name="P372"><text:span text:style-name="T156">D</text:span><text:span text:style-name="T171">zieli</text:span><text:span text:style-name="T156"> pierwszy argument(wynikowy) p</text:span><text:span text:style-name="T171">rzez</text:span><text:span text:style-name="T156"> drugi argument(źródłowy) a następnie przechowuje wynik w argumencie wynikowym. Wynikowy argument może być wyłącznie rejestrem </text:span><text:span text:style-name="T170">zmiennoprzecinkowym</text:span><text:span text:style-name="T156">. </text:span><text:span text:style-name="T170">Ź</text:span><text:span text:style-name="T156">ródłowy argument może </text:span><text:span text:style-name="T157">być rejestrem </text:span><text:span text:style-name="T170">zmiennoprzecinkowym </text:span><text:span text:style-name="T157">albo miejscem w pamięci</text:span><text:span text:style-name="T156">. </text:span></text:p>
      <text:p text:style-name="P264"/>
      <text:p text:style-name="P347">Operacja</text:p>
      <text:p text:style-name="P234">ARG1 = ARG1 / ARG2;</text:p>
      <text:p text:style-name="P264"/>
      <text:p text:style-name="P320">Modyfikowane Flagi</text:p>
      <text:p text:style-name="P234">Ż<text:span text:style-name="T338">adne.</text:span></text:p>
      <text:p text:style-name="P124">F<text:span text:style-name="T310">ILD</text:span></text:p>
      <text:p text:style-name="P221"/>
      <table:table table:name="Tabela17" table:style-name="Tabela17">
        <table:table-column table:style-name="Tabela17.A"/>
        <table:table-column table:style-name="Tabela17.B"/>
        <table:table-column table:style-name="Tabela17.C"/>
        <table:table-row>
          <table:table-cell table:style-name="Tabela17.A1" office:value-type="string">
            <text:p text:style-name="P143">KOD</text:p>
          </table:table-cell>
          <table:table-cell table:style-name="Tabela17.A1" office:value-type="string">
            <text:p text:style-name="P143">INSTRUKCJA</text:p>
          </table:table-cell>
          <table:table-cell table:style-name="Tabela17.C1" office:value-type="string">
            <text:p text:style-name="P143">SKRÓCONY OPIS</text:p>
          </table:table-cell>
        </table:table-row>
        <table:table-row>
          <table:table-cell table:style-name="Tabela17.A2" office:value-type="string">
            <text:p text:style-name="P161">E<text:span text:style-name="T315">D</text:span></text:p>
          </table:table-cell>
          <table:table-cell table:style-name="Tabela17.A2" office:value-type="string">
            <text:p text:style-name="P180"><text:span text:style-name="T106">F</text:span><text:span text:style-name="T119">ILD</text:span><text:span text:style-name="T106"> </text:span><text:span text:style-name="T124">reg1, </text:span><text:span text:style-name="T129">mem2</text:span></text:p>
          </table:table-cell>
          <table:table-cell table:style-name="Tabela17.C2" office:value-type="string">
            <text:p text:style-name="P419">W<text:span text:style-name="T325">czytuje liczbę całkowitą mem2 jako zmiennoprzecinkową do fpr1.</text:span></text:p>
          </table:table-cell>
        </table:table-row>
      </table:table>
      <text:p text:style-name="P221"/>
      <text:p text:style-name="P336">Opis</text:p>
      <text:p text:style-name="P78"><text:span text:style-name="T156">W</text:span><text:span text:style-name="T180">czytuje liczbę całkowitą podaną w drugim argumencie(źródłowy), konwertuje ją do liczby zmiennoprzecinkowej i umieszcza ją w rejestrze zmiennoprzecinkowym podanym w drugim argumencie(wynikowy) </text:span><text:span text:style-name="T156">. Wynikowy argument może być wyłącznie rejestrem </text:span><text:span text:style-name="T180">zmiennoprzecinkowym.</text:span><text:span text:style-name="T156"> </text:span><text:span text:style-name="T180">Ź</text:span><text:span text:style-name="T156">ródłowy argument może </text:span><text:span text:style-name="T157">być </text:span><text:span text:style-name="T180">wyłącznie</text:span><text:span text:style-name="T157"> miejscem w pamięci</text:span><text:span text:style-name="T156">.</text:span></text:p>
      <text:p text:style-name="P252"/>
      <text:p text:style-name="P336">Operacja</text:p>
      <text:p text:style-name="P78"><text:span text:style-name="T157">ARG1 = </text:span><text:span text:style-name="T180">(FLOAT)</text:span><text:span text:style-name="T157">ARG2</text:span></text:p>
      <text:p text:style-name="P252"/>
      <text:p text:style-name="P309">Modyfikowane Flagi</text:p>
      <text:p text:style-name="P110">Żadne.</text:p>
      <text:p text:style-name="P124">F<text:span text:style-name="T310">IST</text:span></text:p>
      <text:p text:style-name="P221"/>
      <table:table table:name="Tabela18" table:style-name="Tabela18">
        <table:table-column table:style-name="Tabela18.A"/>
        <table:table-column table:style-name="Tabela18.B"/>
        <table:table-column table:style-name="Tabela18.C"/>
        <table:table-row>
          <table:table-cell table:style-name="Tabela18.A1" office:value-type="string">
            <text:p text:style-name="P143">KOD</text:p>
          </table:table-cell>
          <table:table-cell table:style-name="Tabela18.A1" office:value-type="string">
            <text:p text:style-name="P143">INSTRUKCJA</text:p>
          </table:table-cell>
          <table:table-cell table:style-name="Tabela18.C1" office:value-type="string">
            <text:p text:style-name="P143">SKRÓCONY OPIS</text:p>
          </table:table-cell>
        </table:table-row>
        <table:table-row>
          <table:table-cell table:style-name="Tabela18.A2" office:value-type="string">
            <text:p text:style-name="P161">E<text:span text:style-name="T315">E</text:span></text:p>
          </table:table-cell>
          <table:table-cell table:style-name="Tabela18.A2" office:value-type="string">
            <text:p text:style-name="P426">F<text:span text:style-name="T325">IST </text:span><text:span text:style-name="T292">fpr1, mem2</text:span></text:p>
          </table:table-cell>
          <table:table-cell table:style-name="Tabela18.C2" office:value-type="string">
            <text:p text:style-name="P419">U<text:span text:style-name="T325">mieszcza liczbę zmiennoprzecinkową fpr1 jako całkowitą w mem2.</text:span></text:p>
          </table:table-cell>
        </table:table-row>
      </table:table>
      <text:p text:style-name="P221"/>
      <text:p text:style-name="P336">Opis</text:p>
      <text:p text:style-name="P377"><text:span text:style-name="T156">K</text:span><text:span text:style-name="T180">onwertuje liczbę zmiennoprzecinkową podaną w pierwszym argumencie(źródłowy) na liczbę całkowitą i umieszcza ją w drugim argumencie(wynikowy). </text:span><text:span text:style-name="T156">Ź</text:span><text:span text:style-name="T180">ródłowy</text:span><text:span text:style-name="T156"> argument może być wyłącznie rejestrem </text:span><text:span text:style-name="T180">zmiennoprzecinkowym.</text:span><text:span text:style-name="T156"> </text:span><text:span text:style-name="T180">Wynikowy</text:span><text:span text:style-name="T156"> argument może </text:span><text:span text:style-name="T157">być </text:span><text:span text:style-name="T180">wyłącznie</text:span><text:span text:style-name="T157"> miejscem w pamięci</text:span><text:span text:style-name="T156">.</text:span></text:p>
      <text:p text:style-name="P394"><text:span text:style-name="T156"/></text:p>
      <text:p text:style-name="P377"><text:span text:style-name="T156">J</text:span><text:span text:style-name="T180">eżeli źródłowy argument nie jest liczbą całkowitą, to wartość niecałkowita jest ucinana.</text:span></text:p>
      <text:p text:style-name="P252"/>
      <text:p text:style-name="P336">Operacja</text:p>
      <text:p text:style-name="P78"><text:span text:style-name="T157">A</text:span><text:span text:style-name="T181">RG2</text:span><text:span text:style-name="T157"> = </text:span><text:span text:style-name="T181">(INT)</text:span><text:span text:style-name="T157">ARG1</text:span></text:p>
      <text:p text:style-name="P252"/>
      <text:p text:style-name="P309">Modyfikowane Flagi</text:p>
      <text:p text:style-name="P110">Żadne.</text:p>
      <text:p text:style-name="P124">F<text:span text:style-name="T310">LD</text:span></text:p>
      <text:p text:style-name="P221"/>
      <table:table table:name="Tabela19" table:style-name="Tabela19">
        <table:table-column table:style-name="Tabela19.A"/>
        <table:table-column table:style-name="Tabela19.B"/>
        <table:table-column table:style-name="Tabela19.C"/>
        <table:table-row>
          <table:table-cell table:style-name="Tabela19.A1" office:value-type="string">
            <text:p text:style-name="P143">KOD</text:p>
          </table:table-cell>
          <table:table-cell table:style-name="Tabela19.A1" office:value-type="string">
            <text:p text:style-name="P143">INSTRUKCJA</text:p>
          </table:table-cell>
          <table:table-cell table:style-name="Tabela19.C1" office:value-type="string">
            <text:p text:style-name="P143">SKRÓCONY OPIS</text:p>
          </table:table-cell>
        </table:table-row>
        <table:table-row>
          <table:table-cell table:style-name="Tabela19.A2" office:value-type="string">
            <text:p text:style-name="P163">0<text:span text:style-name="T317">3</text:span></text:p>
          </table:table-cell>
          <table:table-cell table:style-name="Tabela19.A2" office:value-type="string">
            <text:p text:style-name="P180"><text:span text:style-name="T106">F</text:span><text:span text:style-name="T119">LD</text:span><text:span text:style-name="T106"> </text:span><text:span text:style-name="T124">f</text:span><text:span text:style-name="T129">pr1, fpr2</text:span></text:p>
          </table:table-cell>
          <table:table-cell table:style-name="Tabela19.C2" office:value-type="string">
            <text:p text:style-name="P404"><text:span text:style-name="T88">W</text:span><text:span text:style-name="T92">czytuje fpr2 do fpr1.</text:span></text:p>
          </table:table-cell>
        </table:table-row>
        <table:table-row>
          <table:table-cell table:style-name="Tabela19.A2" office:value-type="string">
            <text:p text:style-name="P163">F<text:span text:style-name="T317">C</text:span></text:p>
          </table:table-cell>
          <table:table-cell table:style-name="Tabela19.A2" office:value-type="string">
            <text:p text:style-name="P180"><text:span text:style-name="T119">FLD</text:span><text:span text:style-name="T124"> f</text:span><text:span text:style-name="T129">pr1, mem2</text:span></text:p>
          </table:table-cell>
          <table:table-cell table:style-name="Tabela19.C3" office:value-type="string">
            <text:p text:style-name="P404"><text:span text:style-name="T88">W</text:span><text:span text:style-name="T92">czytuje mem2 do fpr1.</text:span></text:p>
          </table:table-cell>
        </table:table-row>
      </table:table>
      <text:p text:style-name="P221"/>
      <text:p text:style-name="P351">Opis</text:p>
      <text:p text:style-name="P378"><text:span text:style-name="T156">W</text:span><text:span text:style-name="T180">czytuje liczbę podaną w drugim argumencie(źródłowy) i umieszcza ją w rejestrze zmiennoprzecinkowym podanym w drugim argumencie(wynikowy) </text:span><text:span text:style-name="T156">. Wynikowy argument może być wyłącznie rejestrem </text:span><text:span text:style-name="T180">zmiennoprzecinkowym.</text:span><text:span text:style-name="T156"> </text:span><text:span text:style-name="T180">Ź</text:span><text:span text:style-name="T156">ródłowy argument może </text:span><text:span text:style-name="T157">być </text:span><text:span text:style-name="T180">r</text:span><text:span text:style-name="T181">ejestrem zmiennoprzecinkowym albo</text:span><text:span text:style-name="T157"> miejscem w pamięci</text:span><text:span text:style-name="T156">.</text:span></text:p>
      <text:p text:style-name="P270"/>
      <text:p text:style-name="P351">Operacja</text:p>
      <text:p text:style-name="P378"><text:span text:style-name="T157">ARG1 = ARG2;</text:span></text:p>
      <text:p text:style-name="P270"/>
      <text:p text:style-name="P324">Modyfikowane Flagi</text:p>
      <text:p text:style-name="P288">Żadne.</text:p>
      <text:p text:style-name="P124">F<text:span text:style-name="T310">MUL</text:span></text:p>
      <text:p text:style-name="P221"/>
      <table:table table:name="Tabela20" table:style-name="Tabela20">
        <table:table-column table:style-name="Tabela20.A"/>
        <table:table-column table:style-name="Tabela20.B"/>
        <table:table-column table:style-name="Tabela20.C"/>
        <table:table-row>
          <table:table-cell table:style-name="Tabela20.A1" office:value-type="string">
            <text:p text:style-name="P143">KOD</text:p>
          </table:table-cell>
          <table:table-cell table:style-name="Tabela20.A1" office:value-type="string">
            <text:p text:style-name="P143">INSTRUKCJA</text:p>
          </table:table-cell>
          <table:table-cell table:style-name="Tabela20.C1" office:value-type="string">
            <text:p text:style-name="P143">SKRÓCONY OPIS</text:p>
          </table:table-cell>
        </table:table-row>
        <table:table-row>
          <table:table-cell table:style-name="Tabela20.A2" office:value-type="string">
            <text:p text:style-name="P166">2<text:span text:style-name="T320">8</text:span></text:p>
          </table:table-cell>
          <table:table-cell table:style-name="Tabela20.A2" office:value-type="string">
            <text:p text:style-name="P180"><text:span text:style-name="T106">M</text:span><text:span text:style-name="T119">UL</text:span><text:span text:style-name="T106"> </text:span><text:span text:style-name="T124">f</text:span><text:span text:style-name="T129">pr1, fpr2</text:span></text:p>
          </table:table-cell>
          <table:table-cell table:style-name="Tabela20.C2" office:value-type="string">
            <text:p text:style-name="P419">M<text:span text:style-name="T325">noży fpr1 przez fpr2.</text:span></text:p>
          </table:table-cell>
        </table:table-row>
        <table:table-row>
          <table:table-cell table:style-name="Tabela20.A2" office:value-type="string">
            <text:p text:style-name="P166">D<text:span text:style-name="T320">D</text:span></text:p>
          </table:table-cell>
          <table:table-cell table:style-name="Tabela20.A2" office:value-type="string">
            <text:p text:style-name="P180"><text:span text:style-name="T106">M</text:span><text:span text:style-name="T119">UL</text:span><text:span text:style-name="T124"> f</text:span><text:span text:style-name="T129">pr1, mem2</text:span></text:p>
          </table:table-cell>
          <table:table-cell table:style-name="Tabela20.C3" office:value-type="string">
            <text:p text:style-name="P419">M<text:span text:style-name="T325">noży fpr1 przez mem2.</text:span></text:p>
          </table:table-cell>
        </table:table-row>
      </table:table>
      <text:p text:style-name="P221"/>
      <text:p text:style-name="P347">Opis</text:p>
      <text:p text:style-name="P372"><text:span text:style-name="T156">M</text:span><text:span text:style-name="T171">noży</text:span><text:span text:style-name="T156"> pierwszy argument(wynikowy) p</text:span><text:span text:style-name="T171">rzez</text:span><text:span text:style-name="T156"> drugi argument(źródłowy) a następnie przechowuje wynik w argumencie wynikowym. Wynikowy argument może być wyłącznie rejestrem </text:span><text:span text:style-name="T170">zmiennoprzecinkowym</text:span><text:span text:style-name="T156">. </text:span><text:span text:style-name="T170">Ź</text:span><text:span text:style-name="T156">ródłowy argument może </text:span><text:span text:style-name="T157">być rejestrem </text:span><text:span text:style-name="T170">zmiennoprzecinkowym </text:span><text:span text:style-name="T157">albo miejscem w pamięci</text:span><text:span text:style-name="T156">. </text:span></text:p>
      <text:p text:style-name="P264"/>
      <text:p text:style-name="P347">Operacja</text:p>
      <text:p text:style-name="P234">ARG1 = ARG1 <text:span text:style-name="T339">·</text:span> ARG2;</text:p>
      <text:p text:style-name="P264"/>
      <text:p text:style-name="P320">Modyfikowane Flagi</text:p>
      <text:p text:style-name="P234">Ż<text:span text:style-name="T338">adne.</text:span></text:p>
      <text:p text:style-name="P124">F<text:span text:style-name="T310">OUT</text:span></text:p>
      <text:p text:style-name="P221"/>
      <table:table table:name="Tabela21" table:style-name="Tabela21">
        <table:table-column table:style-name="Tabela21.A"/>
        <table:table-column table:style-name="Tabela21.B"/>
        <table:table-column table:style-name="Tabela21.C"/>
        <table:table-row>
          <table:table-cell table:style-name="Tabela21.A1" office:value-type="string">
            <text:p text:style-name="P143">KOD</text:p>
          </table:table-cell>
          <table:table-cell table:style-name="Tabela21.A1" office:value-type="string">
            <text:p text:style-name="P143">INSTRUKCJA</text:p>
          </table:table-cell>
          <table:table-cell table:style-name="Tabela21.C1" office:value-type="string">
            <text:p text:style-name="P143">SKRÓCONY OPIS</text:p>
          </table:table-cell>
        </table:table-row>
        <table:table-row>
          <table:table-cell table:style-name="Tabela21.A2" office:value-type="string">
            <text:p text:style-name="P156">0<text:span text:style-name="T318">6</text:span></text:p>
          </table:table-cell>
          <table:table-cell table:style-name="Tabela21.A2" office:value-type="string">
            <text:p text:style-name="P180"><text:span text:style-name="T106">F</text:span><text:span text:style-name="T107">OUT</text:span><text:span text:style-name="T106"> </text:span><text:span text:style-name="T124">f</text:span><text:span text:style-name="T129">pr1</text:span></text:p>
          </table:table-cell>
          <table:table-cell table:style-name="Tabela21.C2" office:value-type="string">
            <text:p text:style-name="P175"><text:span text:style-name="T88">W</text:span><text:span text:style-name="T89">ypisuje f</text:span><text:span text:style-name="T92">pr1</text:span><text:span text:style-name="T89"> na ekran </text:span><text:span text:style-name="T92">jako liczbę zmiennoprzecinkową.</text:span></text:p>
          </table:table-cell>
        </table:table-row>
        <table:table-row>
          <table:table-cell table:style-name="Tabela21.A2" office:value-type="string">
            <text:p text:style-name="P180"><text:span text:style-name="T106">F</text:span><text:span text:style-name="T109">5</text:span></text:p>
          </table:table-cell>
          <table:table-cell table:style-name="Tabela21.A2" office:value-type="string">
            <text:p text:style-name="P180"><text:span text:style-name="T106">F</text:span><text:span text:style-name="T107">OUT</text:span><text:span text:style-name="T124"> mem</text:span><text:span text:style-name="T125">1</text:span></text:p>
          </table:table-cell>
          <table:table-cell table:style-name="Tabela21.C3" office:value-type="string">
            <text:p text:style-name="P175"><text:span text:style-name="T88">W</text:span><text:span text:style-name="T89">ypisuje mem1 na ekran </text:span><text:span text:style-name="T92">jako liczb </text:span><text:span text:style-name="T93">zmiennoprzecinkową.</text:span></text:p>
          </table:table-cell>
        </table:table-row>
      </table:table>
      <text:p text:style-name="P221"/>
      <text:p text:style-name="P341">Opis</text:p>
      <text:p text:style-name="P367"><text:span text:style-name="T162">Wypisuje a</text:span><text:span text:style-name="T165">rgument</text:span><text:span text:style-name="T162"> na ekran </text:span><text:span text:style-name="T165">jako liczbę zmiennoprzecinkową</text:span><text:span text:style-name="T162">.</text:span><text:span text:style-name="T156"> </text:span><text:span text:style-name="T162">A</text:span><text:span text:style-name="T156">rgument</text:span><text:span text:style-name="T162">em</text:span><text:span text:style-name="T156"> może </text:span><text:span text:style-name="T157">być rejest</text:span><text:span text:style-name="T162">r </text:span><text:span text:style-name="T165">zmiennoprzecinkowy</text:span><text:span text:style-name="T157"> albo miejsc</text:span><text:span text:style-name="T165">e</text:span><text:span text:style-name="T157"> w pamięci</text:span><text:span text:style-name="T156">.</text:span></text:p>
      <text:p text:style-name="P367"><text:span text:style-name="T156"/></text:p>
      <text:p text:style-name="P341">Operacja</text:p>
      <text:p text:style-name="P367"><text:span text:style-name="T157">O</text:span><text:span text:style-name="T165">UT (FLOAT)ARG1</text:span></text:p>
      <text:p text:style-name="P258"/>
      <text:p text:style-name="P314">Modyfikowane Flagi</text:p>
      <text:p text:style-name="P282">Żadne.</text:p>
      <text:p text:style-name="P124">F<text:span text:style-name="T310">POP</text:span></text:p>
      <text:p text:style-name="P221"/>
      <table:table table:name="Tabela22" table:style-name="Tabela22">
        <table:table-column table:style-name="Tabela22.A"/>
        <table:table-column table:style-name="Tabela22.B"/>
        <table:table-column table:style-name="Tabela22.C"/>
        <table:table-row>
          <table:table-cell table:style-name="Tabela22.A1" office:value-type="string">
            <text:p text:style-name="P143">KOD</text:p>
          </table:table-cell>
          <table:table-cell table:style-name="Tabela22.A1" office:value-type="string">
            <text:p text:style-name="P143">INSTRUKCJA</text:p>
          </table:table-cell>
          <table:table-cell table:style-name="Tabela22.C1" office:value-type="string">
            <text:p text:style-name="P143">SKRÓCONY OPIS</text:p>
          </table:table-cell>
        </table:table-row>
        <table:table-row>
          <table:table-cell table:style-name="Tabela22.A2" office:value-type="string">
            <text:p text:style-name="P165">0<text:span text:style-name="T319">F</text:span></text:p>
          </table:table-cell>
          <table:table-cell table:style-name="Tabela22.A2" office:value-type="string">
            <text:p text:style-name="P180"><text:span text:style-name="T106">F</text:span><text:span text:style-name="T114">POP</text:span><text:span text:style-name="T106"> </text:span><text:span text:style-name="T124">f</text:span><text:span text:style-name="T130">pr1</text:span></text:p>
          </table:table-cell>
          <table:table-cell table:style-name="Tabela22.C2" office:value-type="string">
            <text:p text:style-name="P420">Z<text:span text:style-name="T326">dejmuje wartość ze stosu i umieszcza ją w fpr1.</text:span></text:p>
          </table:table-cell>
        </table:table-row>
        <table:table-row>
          <table:table-cell table:style-name="Tabela22.A2" office:value-type="string">
            <text:p text:style-name="P180"><text:span text:style-name="T106">F</text:span><text:span text:style-name="T109">1</text:span></text:p>
          </table:table-cell>
          <table:table-cell table:style-name="Tabela22.A2" office:value-type="string">
            <text:p text:style-name="P180"><text:span text:style-name="T114">FPOP</text:span><text:span text:style-name="T124"> mem</text:span><text:span text:style-name="T125">1</text:span></text:p>
          </table:table-cell>
          <table:table-cell table:style-name="Tabela22.C3" office:value-type="string">
            <text:p text:style-name="P405"><text:span text:style-name="T89">Z</text:span><text:span text:style-name="T93">dejmuje wartość ze stosu i umieszcza ją w mem1.</text:span></text:p>
          </table:table-cell>
        </table:table-row>
      </table:table>
      <text:p text:style-name="P221"/>
      <text:p text:style-name="P336">Opis</text:p>
      <text:p text:style-name="P78"><text:span text:style-name="T156">Z</text:span><text:span text:style-name="T182">dejmuje wartość ze stosu i umieszcza ją w argumencie wynikowym</text:span><text:span text:style-name="T156">. Wynikowy argument może </text:span><text:span text:style-name="T157">być rejestrem </text:span><text:span text:style-name="T182">zmiennoprzecinkowym</text:span><text:span text:style-name="T157"> albo miejscem w pamięci</text:span><text:span text:style-name="T156">.</text:span></text:p>
      <text:p text:style-name="P252"/>
      <text:p text:style-name="P336">Operacja</text:p>
      <text:p text:style-name="P237">A<text:span text:style-name="T346">RG1 = STACK.POP();</text:span></text:p>
      <text:p text:style-name="P252"/>
      <text:p text:style-name="P309">Modyfikowane Flagi</text:p>
      <text:p text:style-name="P110">Żadne.</text:p>
      <text:p text:style-name="P124">F<text:span text:style-name="T310">POPA</text:span></text:p>
      <text:p text:style-name="P221"/>
      <table:table table:name="Tabela23" table:style-name="Tabela23">
        <table:table-column table:style-name="Tabela23.A"/>
        <table:table-column table:style-name="Tabela23.B"/>
        <table:table-column table:style-name="Tabela23.C"/>
        <table:table-row>
          <table:table-cell table:style-name="Tabela23.A1" office:value-type="string">
            <text:p text:style-name="P143">KOD</text:p>
          </table:table-cell>
          <table:table-cell table:style-name="Tabela23.A1" office:value-type="string">
            <text:p text:style-name="P143">INSTRUKCJA</text:p>
          </table:table-cell>
          <table:table-cell table:style-name="Tabela23.C1" office:value-type="string">
            <text:p text:style-name="P143">SKRÓCONY OPIS</text:p>
          </table:table-cell>
        </table:table-row>
        <table:table-row>
          <table:table-cell table:style-name="Tabela23.A2" office:value-type="string">
            <text:p text:style-name="P165">1<text:span text:style-name="T319">2</text:span></text:p>
          </table:table-cell>
          <table:table-cell table:style-name="Tabela23.A2" office:value-type="string">
            <text:p text:style-name="P165">F<text:span text:style-name="T319">POPA</text:span></text:p>
          </table:table-cell>
          <table:table-cell table:style-name="Tabela23.C2" office:value-type="string">
            <text:p text:style-name="P420">Z<text:span text:style-name="T326">dejmuje ze stosu wszystkie rejestry zmiennoprzecinkowe.</text:span></text:p>
          </table:table-cell>
        </table:table-row>
      </table:table>
      <text:p text:style-name="P221"/>
      <text:p text:style-name="P336">Opis</text:p>
      <text:p text:style-name="P78"><text:span text:style-name="T156">P</text:span><text:span text:style-name="T183">o kolei zdejmuje ze stosu i umieszcza w rejestrach zmiennoprzecinkowych liczby w kolejności</text:span><text:span text:style-name="T156"> </text:span><text:span text:style-name="T183">15, 14, …, 2, 1, 0.</text:span></text:p>
      <text:p text:style-name="P252"/>
      <text:p text:style-name="P336">Operacja</text:p>
      <text:p text:style-name="P296">FPR15 = STACK.POP();</text:p>
      <text:p text:style-name="P379"><text:span text:style-name="T183">FPR14 = STACK.POP();</text:span></text:p>
      <text:p text:style-name="P379"><text:span text:style-name="T183">…</text:span></text:p>
      <text:p text:style-name="P379"><text:span text:style-name="T183">FPR2 = STACK.POP();</text:span></text:p>
      <text:p text:style-name="P296">FPR1 = STACK.POP();</text:p>
      <text:p text:style-name="P296">FPR0 = STACK.POP();</text:p>
      <text:p text:style-name="P252"/>
      <text:p text:style-name="P309">Modyfikowane Flagi</text:p>
      <text:p text:style-name="P110">Żadne.</text:p>
      <text:p text:style-name="P124">F<text:span text:style-name="T310">PUSH</text:span></text:p>
      <text:p text:style-name="P221"/>
      <table:table table:name="Tabela24" table:style-name="Tabela24">
        <table:table-column table:style-name="Tabela24.A"/>
        <table:table-column table:style-name="Tabela24.B"/>
        <table:table-column table:style-name="Tabela24.C"/>
        <table:table-row>
          <table:table-cell table:style-name="Tabela24.A1" office:value-type="string">
            <text:p text:style-name="P143">KOD</text:p>
          </table:table-cell>
          <table:table-cell table:style-name="Tabela24.A1" office:value-type="string">
            <text:p text:style-name="P143">INSTRUKCJA</text:p>
          </table:table-cell>
          <table:table-cell table:style-name="Tabela24.C1" office:value-type="string">
            <text:p text:style-name="P143">SKRÓCONY OPIS</text:p>
          </table:table-cell>
        </table:table-row>
        <table:table-row>
          <table:table-cell table:style-name="Tabela24.A2" office:value-type="string">
            <text:p text:style-name="P180"><text:span text:style-name="T106">0</text:span><text:span text:style-name="T109">A</text:span></text:p>
          </table:table-cell>
          <table:table-cell table:style-name="Tabela24.A2" office:value-type="string">
            <text:p text:style-name="P180"><text:span text:style-name="T106">F</text:span><text:span text:style-name="T120">PUSH</text:span><text:span text:style-name="T106"> </text:span><text:span text:style-name="T124">f</text:span><text:span text:style-name="T130">pr1</text:span></text:p>
          </table:table-cell>
          <table:table-cell table:style-name="Tabela24.C2" office:value-type="string">
            <text:p text:style-name="P420">W<text:span text:style-name="T326">rzuca fpr1 na stos.</text:span></text:p>
          </table:table-cell>
        </table:table-row>
        <table:table-row>
          <table:table-cell table:style-name="Tabela24.A2" office:value-type="string">
            <text:p text:style-name="P180"><text:span text:style-name="T106">F</text:span><text:span text:style-name="T109">2</text:span></text:p>
          </table:table-cell>
          <table:table-cell table:style-name="Tabela24.A2" office:value-type="string">
            <text:p text:style-name="P180"><text:span text:style-name="T120">FPUSH</text:span><text:span text:style-name="T124"> mem</text:span><text:span text:style-name="T125">1</text:span></text:p>
          </table:table-cell>
          <table:table-cell table:style-name="Tabela24.C3" office:value-type="string">
            <text:p text:style-name="P420">W<text:span text:style-name="T326">rzuca mem1 na stos.</text:span></text:p>
          </table:table-cell>
        </table:table-row>
      </table:table>
      <text:p text:style-name="P221"/>
      <text:p text:style-name="P336">Opis</text:p>
      <text:p text:style-name="P78"><text:span text:style-name="T156">W</text:span><text:span text:style-name="T182">rzuca na stos</text:span><text:span text:style-name="T156"> argumentu </text:span><text:span text:style-name="T182">źródłowy. Ź</text:span><text:span text:style-name="T156">ródłowy argument może </text:span><text:span text:style-name="T157">być rejestrem </text:span><text:span text:style-name="T182">zmiennoprzecinkowym </text:span><text:span text:style-name="T157">albo miejscem w pamięci</text:span><text:span text:style-name="T156">. </text:span></text:p>
      <text:p text:style-name="P78"><text:span text:style-name="T156"/></text:p>
      <text:p text:style-name="P336">Operacja</text:p>
      <text:p text:style-name="P237">S<text:span text:style-name="T346">TACK.PUSH(ARG1);</text:span></text:p>
      <text:p text:style-name="P252"/>
      <text:p text:style-name="P309">Modyfikowane Flagi</text:p>
      <text:p text:style-name="P110">Żadne.</text:p>
      <text:p text:style-name="P124">F<text:span text:style-name="T310">PUSHA</text:span></text:p>
      <text:p text:style-name="P221"/>
      <table:table table:name="Tabela25" table:style-name="Tabela25">
        <table:table-column table:style-name="Tabela25.A"/>
        <table:table-column table:style-name="Tabela25.B"/>
        <table:table-column table:style-name="Tabela25.C"/>
        <table:table-row>
          <table:table-cell table:style-name="Tabela25.A1" office:value-type="string">
            <text:p text:style-name="P143">KOD</text:p>
          </table:table-cell>
          <table:table-cell table:style-name="Tabela25.A1" office:value-type="string">
            <text:p text:style-name="P143">INSTRUKCJA</text:p>
          </table:table-cell>
          <table:table-cell table:style-name="Tabela25.C1" office:value-type="string">
            <text:p text:style-name="P143">SKRÓCONY OPIS</text:p>
          </table:table-cell>
        </table:table-row>
        <table:table-row>
          <table:table-cell table:style-name="Tabela25.A2" office:value-type="string">
            <text:p text:style-name="P180"><text:span text:style-name="T106">0</text:span><text:span text:style-name="T109">D</text:span></text:p>
          </table:table-cell>
          <table:table-cell table:style-name="Tabela25.A2" office:value-type="string">
            <text:p text:style-name="P164">F<text:span text:style-name="T318">PUSHA</text:span></text:p>
          </table:table-cell>
          <table:table-cell table:style-name="Tabela25.C2" office:value-type="string">
            <text:p text:style-name="P420">W<text:span text:style-name="T326">rzuca wszystkie rejestry zmiennoprzecinkowe na stos.</text:span></text:p>
          </table:table-cell>
        </table:table-row>
      </table:table>
      <text:p text:style-name="P221"/>
      <text:p text:style-name="P336">Opis</text:p>
      <text:p text:style-name="P271">W<text:span text:style-name="T347">rzuca wszystkie rejestry zmiennoprzecinkowe na stos w kolejności 0, 1, 2, …, 14, 15.</text:span></text:p>
      <text:p text:style-name="P252"/>
      <text:p text:style-name="P336">Operacja</text:p>
      <text:p text:style-name="P238">S<text:span text:style-name="T347">TACK.PUSH(FPR0);</text:span></text:p>
      <text:p text:style-name="P379"><text:span text:style-name="T157">S</text:span><text:span text:style-name="T183">TACK.PUSH(FPR1);</text:span></text:p>
      <text:p text:style-name="P379"><text:span text:style-name="T157">S</text:span><text:span text:style-name="T183">TACK.PUSH(FPR2);</text:span></text:p>
      <text:p text:style-name="P238">…</text:p>
      <text:p text:style-name="P379"><text:span text:style-name="T157">S</text:span><text:span text:style-name="T183">TACK.PUSH(FPR14);</text:span></text:p>
      <text:p text:style-name="P379"><text:span text:style-name="T157">S</text:span><text:span text:style-name="T183">TACK.PUSH(FPR15);</text:span></text:p>
      <text:p text:style-name="P252"/>
      <text:p text:style-name="P309">Modyfikowane Flagi</text:p>
      <text:p text:style-name="P110">Żadne.</text:p>
      <text:p text:style-name="P124">F<text:span text:style-name="T310">SIN</text:span></text:p>
      <text:p text:style-name="P221"/>
      <table:table table:name="Tabela26" table:style-name="Tabela26">
        <table:table-column table:style-name="Tabela26.A"/>
        <table:table-column table:style-name="Tabela26.B"/>
        <table:table-column table:style-name="Tabela26.C"/>
        <table:table-row>
          <table:table-cell table:style-name="Tabela26.A1" office:value-type="string">
            <text:p text:style-name="P143">KOD</text:p>
          </table:table-cell>
          <table:table-cell table:style-name="Tabela26.A1" office:value-type="string">
            <text:p text:style-name="P143">INSTRUKCJA</text:p>
          </table:table-cell>
          <table:table-cell table:style-name="Tabela26.C1" office:value-type="string">
            <text:p text:style-name="P143">SKRÓCONY OPIS</text:p>
          </table:table-cell>
        </table:table-row>
        <table:table-row>
          <table:table-cell table:style-name="Tabela26.A2" office:value-type="string">
            <text:p text:style-name="P167">2<text:span text:style-name="T321">D</text:span></text:p>
          </table:table-cell>
          <table:table-cell table:style-name="Tabela26.A2" office:value-type="string">
            <text:p text:style-name="P180"><text:span text:style-name="T106">S</text:span><text:span text:style-name="T120">IN</text:span><text:span text:style-name="T106"> </text:span><text:span text:style-name="T124">f</text:span><text:span text:style-name="T130">pr1</text:span></text:p>
          </table:table-cell>
          <table:table-cell table:style-name="Tabela26.C2" office:value-type="string">
            <text:p text:style-name="P420">O<text:span text:style-name="T326">blicza sinus z fpr1.</text:span></text:p>
          </table:table-cell>
        </table:table-row>
      </table:table>
      <text:p text:style-name="P221"/>
      <text:p text:style-name="P350">Opis</text:p>
      <text:p text:style-name="P377"><text:span text:style-name="T156">O</text:span><text:span text:style-name="T180">blicza przybliżoną wartość sinusa kąta podanego argumentu. Argument musi być podany w radianach i może być wyłącznie rejestrem zmiennoprzecinkowym.</text:span></text:p>
      <text:p text:style-name="P269"/>
      <text:p text:style-name="P350">Operacja</text:p>
      <text:p text:style-name="P377"><text:span text:style-name="T157">ARG1 = </text:span><text:span text:style-name="T180">SIN(</text:span><text:span text:style-name="T157">ARG1</text:span><text:span text:style-name="T180">)</text:span><text:span text:style-name="T157">;</text:span></text:p>
      <text:p text:style-name="P269"/>
      <text:p text:style-name="P323">Modyfikowane Flagi</text:p>
      <text:p text:style-name="P287">Żadne.</text:p>
      <text:p text:style-name="P124">F<text:span text:style-name="T310">SQRT</text:span></text:p>
      <text:p text:style-name="P221"/>
      <table:table table:name="Tabela27" table:style-name="Tabela27">
        <table:table-column table:style-name="Tabela27.A"/>
        <table:table-column table:style-name="Tabela27.B"/>
        <table:table-column table:style-name="Tabela27.C"/>
        <table:table-row>
          <table:table-cell table:style-name="Tabela27.A1" office:value-type="string">
            <text:p text:style-name="P143">KOD</text:p>
          </table:table-cell>
          <table:table-cell table:style-name="Tabela27.A1" office:value-type="string">
            <text:p text:style-name="P143">INSTRUKCJA</text:p>
          </table:table-cell>
          <table:table-cell table:style-name="Tabela27.C1" office:value-type="string">
            <text:p text:style-name="P143">SKRÓCONY OPIS</text:p>
          </table:table-cell>
        </table:table-row>
        <table:table-row>
          <table:table-cell table:style-name="Tabela27.A2" office:value-type="string">
            <text:p text:style-name="P167">2<text:span text:style-name="T321">B</text:span></text:p>
          </table:table-cell>
          <table:table-cell table:style-name="Tabela27.A2" office:value-type="string">
            <text:p text:style-name="P180"><text:span text:style-name="T106">F</text:span><text:span text:style-name="T116">SQRT</text:span><text:span text:style-name="T106"> </text:span><text:span text:style-name="T124">f</text:span><text:span text:style-name="T130">pr1</text:span></text:p>
          </table:table-cell>
          <table:table-cell table:style-name="Tabela27.C2" office:value-type="string">
            <text:p text:style-name="P420">O<text:span text:style-name="T326">blicza pierwiastek kwadratowy z fpr1.</text:span></text:p>
          </table:table-cell>
        </table:table-row>
      </table:table>
      <text:p text:style-name="P221"/>
      <text:p text:style-name="P350">Opis</text:p>
      <text:p text:style-name="P377"><text:span text:style-name="T156">O</text:span><text:span text:style-name="T180">blicza wartość pierwiastka kwadratowego podanego argumentu. Argument może być wyłącznie rejestrem zmiennoprzecinkowym.</text:span></text:p>
      <text:p text:style-name="P269"/>
      <text:p text:style-name="P350">Operacja</text:p>
      <text:p text:style-name="P377"><text:span text:style-name="T157">ARG1 = </text:span><text:span text:style-name="T180">SQRT(</text:span><text:span text:style-name="T157">ARG1</text:span><text:span text:style-name="T180">)</text:span><text:span text:style-name="T157">;</text:span></text:p>
      <text:p text:style-name="P269"/>
      <text:p text:style-name="P323">Modyfikowane Flagi</text:p>
      <text:p text:style-name="P287">Żadne.</text:p>
      <text:p text:style-name="P124">F<text:span text:style-name="T310">ST</text:span></text:p>
      <text:p text:style-name="P221"/>
      <table:table table:name="Tabela28" table:style-name="Tabela28">
        <table:table-column table:style-name="Tabela28.A"/>
        <table:table-column table:style-name="Tabela28.B"/>
        <table:table-column table:style-name="Tabela28.C"/>
        <table:table-row>
          <table:table-cell table:style-name="Tabela28.A1" office:value-type="string">
            <text:p text:style-name="P143">KOD</text:p>
          </table:table-cell>
          <table:table-cell table:style-name="Tabela28.A1" office:value-type="string">
            <text:p text:style-name="P143">INSTRUKCJA</text:p>
          </table:table-cell>
          <table:table-cell table:style-name="Tabela28.C1" office:value-type="string">
            <text:p text:style-name="P143">SKRÓCONY OPIS</text:p>
          </table:table-cell>
        </table:table-row>
        <table:table-row>
          <table:table-cell table:style-name="Tabela28.A2" office:value-type="string">
            <text:p text:style-name="P180"><text:span text:style-name="T106">F</text:span><text:span text:style-name="T109">9</text:span></text:p>
          </table:table-cell>
          <table:table-cell table:style-name="Tabela28.A2" office:value-type="string">
            <text:p text:style-name="P427">F<text:span text:style-name="T326">ST </text:span><text:span text:style-name="T293">fpr1, mem2</text:span></text:p>
          </table:table-cell>
          <table:table-cell table:style-name="Tabela28.C2" office:value-type="string">
            <text:p text:style-name="P420">U<text:span text:style-name="T326">mieszcza fpr1 w mem2.</text:span></text:p>
          </table:table-cell>
        </table:table-row>
      </table:table>
      <text:p text:style-name="P221"/>
      <text:p text:style-name="P351">Opis</text:p>
      <text:p text:style-name="P378"><text:span text:style-name="T156">U</text:span><text:span text:style-name="T181">mieszcza</text:span><text:span text:style-name="T180"> liczbę zmiennoprzecinkową podaną w pierwszym argumencie(źródłowy) w drugim argumencie(wynikowy). </text:span><text:span text:style-name="T156">Ź</text:span><text:span text:style-name="T180">ródłowy</text:span><text:span text:style-name="T156"> argument może być wyłącznie rejestrem </text:span><text:span text:style-name="T180">zmiennoprzecinkowym.</text:span><text:span text:style-name="T156"> </text:span><text:span text:style-name="T180">Wynikowy</text:span><text:span text:style-name="T156"> argument może </text:span><text:span text:style-name="T157">być </text:span><text:span text:style-name="T180">wyłącznie</text:span><text:span text:style-name="T157"> miejscem w pamięci</text:span><text:span text:style-name="T156">.</text:span></text:p>
      <text:p text:style-name="P270"/>
      <text:p text:style-name="P351">Operacja</text:p>
      <text:p text:style-name="P378"><text:span text:style-name="T157">A</text:span><text:span text:style-name="T181">RG2</text:span><text:span text:style-name="T157"> = ARG1;</text:span></text:p>
      <text:p text:style-name="P270"/>
      <text:p text:style-name="P324">Modyfikowane Flagi</text:p>
      <text:p text:style-name="P288">Żadne.</text:p>
      <text:p text:style-name="P124">F<text:span text:style-name="T310">SUB</text:span></text:p>
      <text:p text:style-name="P221"/>
      <table:table table:name="Tabela29" table:style-name="Tabela29">
        <table:table-column table:style-name="Tabela29.A"/>
        <table:table-column table:style-name="Tabela29.B"/>
        <table:table-column table:style-name="Tabela29.C"/>
        <table:table-row>
          <table:table-cell table:style-name="Tabela29.A1" office:value-type="string">
            <text:p text:style-name="P143">KOD</text:p>
          </table:table-cell>
          <table:table-cell table:style-name="Tabela29.A1" office:value-type="string">
            <text:p text:style-name="P143">INSTRUKCJA</text:p>
          </table:table-cell>
          <table:table-cell table:style-name="Tabela29.C1" office:value-type="string">
            <text:p text:style-name="P143">SKRÓCONY OPIS</text:p>
          </table:table-cell>
        </table:table-row>
        <table:table-row>
          <table:table-cell table:style-name="Tabela29.A2" office:value-type="string">
            <text:p text:style-name="P166">2<text:span text:style-name="T320">7</text:span></text:p>
          </table:table-cell>
          <table:table-cell table:style-name="Tabela29.A2" office:value-type="string">
            <text:p text:style-name="P180"><text:span text:style-name="T106">F</text:span><text:span text:style-name="T120">SUB</text:span><text:span text:style-name="T106"> </text:span><text:span text:style-name="T124">f</text:span><text:span text:style-name="T130">pr1, fpr2</text:span></text:p>
          </table:table-cell>
          <table:table-cell table:style-name="Tabela29.C2" office:value-type="string">
            <text:p text:style-name="P405"><text:span text:style-name="T88">O</text:span><text:span text:style-name="T93">dejmuje fpr2 od fpr1.</text:span></text:p>
          </table:table-cell>
        </table:table-row>
        <table:table-row>
          <table:table-cell table:style-name="Tabela29.A2" office:value-type="string">
            <text:p text:style-name="P166">D<text:span text:style-name="T320">E</text:span></text:p>
          </table:table-cell>
          <table:table-cell table:style-name="Tabela29.A2" office:value-type="string">
            <text:p text:style-name="P180"><text:span text:style-name="T106">F</text:span><text:span text:style-name="T120">SUB</text:span><text:span text:style-name="T124"> f</text:span><text:span text:style-name="T130">pr1, mem2</text:span></text:p>
          </table:table-cell>
          <table:table-cell table:style-name="Tabela29.C3" office:value-type="string">
            <text:p text:style-name="P405"><text:span text:style-name="T88">O</text:span><text:span text:style-name="T93">dejmuje mem2 od fpr1.</text:span></text:p>
          </table:table-cell>
        </table:table-row>
      </table:table>
      <text:p text:style-name="P221"/>
      <text:p text:style-name="P347">Opis</text:p>
      <text:p text:style-name="P372"><text:span text:style-name="T156">O</text:span><text:span text:style-name="T171">dejmuje</text:span><text:span text:style-name="T156"> d</text:span><text:span text:style-name="T171">rugi</text:span><text:span text:style-name="T156"> argument(ź</text:span><text:span text:style-name="T171">ródłowy</text:span><text:span text:style-name="T156">) do p</text:span><text:span text:style-name="T171">ierwszego</text:span><text:span text:style-name="T156"> argumentu(w</text:span><text:span text:style-name="T171">ynikowy</text:span><text:span text:style-name="T156">) a następnie przechowuje wynik w argumencie wynikowym. Wynikowy argument może być wyłącznie rejestrem </text:span><text:span text:style-name="T170">zmiennoprzecinkowym</text:span><text:span text:style-name="T156">. </text:span><text:span text:style-name="T170">Ź</text:span><text:span text:style-name="T156">ródłowy argument może </text:span><text:span text:style-name="T157">być rejestrem </text:span><text:span text:style-name="T170">zmiennoprzecinkowym </text:span><text:span text:style-name="T157">albo miejscem w pamięci</text:span><text:span text:style-name="T156">. </text:span></text:p>
      <text:p text:style-name="P264"/>
      <text:p text:style-name="P347">Operacja</text:p>
      <text:p text:style-name="P234">ARG1 = ARG1 - ARG2;</text:p>
      <text:p text:style-name="P264"/>
      <text:p text:style-name="P320">Modyfikowane Flagi</text:p>
      <text:p text:style-name="P234">Ż<text:span text:style-name="T338">adne.</text:span></text:p>
      <text:p text:style-name="P124">F<text:span text:style-name="T310">TAN</text:span></text:p>
      <text:p text:style-name="P221"/>
      <table:table table:name="Tabela30" table:style-name="Tabela30">
        <table:table-column table:style-name="Tabela30.A"/>
        <table:table-column table:style-name="Tabela30.B"/>
        <table:table-column table:style-name="Tabela30.C"/>
        <table:table-row>
          <table:table-cell table:style-name="Tabela30.A1" office:value-type="string">
            <text:p text:style-name="P143">KOD</text:p>
          </table:table-cell>
          <table:table-cell table:style-name="Tabela30.A1" office:value-type="string">
            <text:p text:style-name="P143">INSTRUKCJA</text:p>
          </table:table-cell>
          <table:table-cell table:style-name="Tabela30.C1" office:value-type="string">
            <text:p text:style-name="P143">SKRÓCONY OPIS</text:p>
          </table:table-cell>
        </table:table-row>
        <table:table-row>
          <table:table-cell table:style-name="Tabela30.A2" office:value-type="string">
            <text:p text:style-name="P167">2<text:span text:style-name="T321">F</text:span></text:p>
          </table:table-cell>
          <table:table-cell table:style-name="Tabela30.A2" office:value-type="string">
            <text:p text:style-name="P180"><text:span text:style-name="T106">F</text:span><text:span text:style-name="T120">TAN</text:span><text:span text:style-name="T106"> </text:span><text:span text:style-name="T124">f</text:span><text:span text:style-name="T130">pr</text:span><text:span text:style-name="T124">1</text:span></text:p>
          </table:table-cell>
          <table:table-cell table:style-name="Tabela30.C2" office:value-type="string">
            <text:p text:style-name="P420">O<text:span text:style-name="T326">blicza tangens z fpr1</text:span></text:p>
          </table:table-cell>
        </table:table-row>
      </table:table>
      <text:p text:style-name="P221"/>
      <text:p text:style-name="P350">Opis</text:p>
      <text:p text:style-name="P377"><text:span text:style-name="T156">O</text:span><text:span text:style-name="T180">blicza przybliżoną wartość tangensa kąta podanego argumentu. Argument musi być podany w radianach i może być wyłącznie rejestrem zmiennoprzecinkowym.</text:span></text:p>
      <text:p text:style-name="P269"/>
      <text:p text:style-name="P350">Operacja</text:p>
      <text:p text:style-name="P377"><text:span text:style-name="T157">ARG1 = </text:span><text:span text:style-name="T180">TAN(</text:span><text:span text:style-name="T157">ARG1</text:span><text:span text:style-name="T180">)</text:span><text:span text:style-name="T157">;</text:span></text:p>
      <text:p text:style-name="P269"/>
      <text:p text:style-name="P323">Modyfikowane Flagi</text:p>
      <text:p text:style-name="P287">Żadne.</text:p>
      <text:p text:style-name="P124">F<text:span text:style-name="T310">TST</text:span></text:p>
      <text:p text:style-name="P221"/>
      <table:table table:name="Tabela31" table:style-name="Tabela31">
        <table:table-column table:style-name="Tabela31.A"/>
        <table:table-column table:style-name="Tabela31.B"/>
        <table:table-column table:style-name="Tabela31.C"/>
        <table:table-row>
          <table:table-cell table:style-name="Tabela31.A1" office:value-type="string">
            <text:p text:style-name="P143">KOD</text:p>
          </table:table-cell>
          <table:table-cell table:style-name="Tabela31.A1" office:value-type="string">
            <text:p text:style-name="P143">INSTRUKCJA</text:p>
          </table:table-cell>
          <table:table-cell table:style-name="Tabela31.C1" office:value-type="string">
            <text:p text:style-name="P143">SKRÓCONY OPIS</text:p>
          </table:table-cell>
        </table:table-row>
        <table:table-row>
          <table:table-cell table:style-name="Tabela31.A2" office:value-type="string">
            <text:p text:style-name="P167">3<text:span text:style-name="T321">1</text:span></text:p>
          </table:table-cell>
          <table:table-cell table:style-name="Tabela31.A2" office:value-type="string">
            <text:p text:style-name="P180"><text:span text:style-name="T106">F</text:span><text:span text:style-name="T116">TST</text:span><text:span text:style-name="T106"> </text:span><text:span text:style-name="T124">f</text:span><text:span text:style-name="T130">pr1</text:span></text:p>
          </table:table-cell>
          <table:table-cell table:style-name="Tabela31.C2" office:value-type="string">
            <text:p text:style-name="P420">P<text:span text:style-name="T326">orównuje fpr1 z 0.0.</text:span></text:p>
          </table:table-cell>
        </table:table-row>
        <table:table-row>
          <table:table-cell table:style-name="Tabela31.A2" office:value-type="string">
            <text:p text:style-name="P167">D<text:span text:style-name="T321">9</text:span></text:p>
          </table:table-cell>
          <table:table-cell table:style-name="Tabela31.A2" office:value-type="string">
            <text:p text:style-name="P180"><text:span text:style-name="T106">F</text:span><text:span text:style-name="T116">TST</text:span><text:span text:style-name="T124"> mem</text:span><text:span text:style-name="T125">1</text:span></text:p>
          </table:table-cell>
          <table:table-cell table:style-name="Tabela31.C3" office:value-type="string">
            <text:p text:style-name="P405"><text:span text:style-name="T89">P</text:span><text:span text:style-name="T93">orównuje mem1 z 0.0.</text:span></text:p>
          </table:table-cell>
        </table:table-row>
      </table:table>
      <text:p text:style-name="P221"/>
      <text:p text:style-name="P348">Opis</text:p>
      <text:p text:style-name="P374"><text:span text:style-name="T156">P</text:span><text:span text:style-name="T173">orównuje pierwszy argument źródłowy z w</text:span><text:span text:style-name="T175">artością 0.0</text:span><text:span text:style-name="T173"> i ustawia flagi </text:span><text:span text:style-name="T172">ZF, CF i PF w zależności od wyniku (patrz tabela poniżej). Flagi ZF i CF są ustawiane podobnie jak gdyby użyta była instrukcja CMP dla liczb całkowitych bez znaku (Instrukcje JA, </text:span><text:span text:style-name="T174">JE</text:span><text:span text:style-name="T172"> i JB powinny zostać użyte do sprawdzenia warunku). Flaga CF jest ustawiana, gdy argument nie jest liczbą.</text:span><text:span text:style-name="T156"> </text:span><text:span text:style-name="T170">Ź</text:span><text:span text:style-name="T156">ródłowy argument może </text:span><text:span text:style-name="T157">być rejestrem </text:span><text:span text:style-name="T170">zmiennoprzecinkowym </text:span><text:span text:style-name="T157">albo miejscem w pamięci</text:span><text:span text:style-name="T156">. </text:span><text:span text:style-name="T172">Znak 0.0 jest ignorowany, więc +0.0 jest równe -0.0.</text:span></text:p>
      <table:table table:name="Tabela103" table:style-name="Tabela103">
        <table:table-column table:style-name="Tabela103.A"/>
        <table:table-column table:style-name="Tabela103.B"/>
        <table:table-column table:style-name="Tabela103.C"/>
        <table:table-column table:style-name="Tabela103.B"/>
        <table:table-row>
          <table:table-cell table:style-name="Tabela103.A1" office:value-type="string">
            <text:p text:style-name="P430">Warunek</text:p>
          </table:table-cell>
          <table:table-cell table:style-name="Tabela103.A1" office:value-type="string">
            <text:p text:style-name="P430">ZF</text:p>
          </table:table-cell>
          <table:table-cell table:style-name="Tabela103.A1" office:value-type="string">
            <text:p text:style-name="P430">CF</text:p>
          </table:table-cell>
          <table:table-cell table:style-name="Tabela103.D1" office:value-type="string">
            <text:p text:style-name="P430">PF</text:p>
          </table:table-cell>
        </table:table-row>
        <table:table-row>
          <table:table-cell table:style-name="Tabela103.A2" office:value-type="string">
            <text:p text:style-name="P416"><text:span text:style-name="T134">ARG1 &gt; 0.</text:span><text:span text:style-name="T135">0</text:span></text:p>
          </table:table-cell>
          <table:table-cell table:style-name="Tabela103.A2" office:value-type="string">
            <text:p text:style-name="P430">0</text:p>
          </table:table-cell>
          <table:table-cell table:style-name="Tabela103.A2" office:value-type="string">
            <text:p text:style-name="P430">0</text:p>
          </table:table-cell>
          <table:table-cell table:style-name="Tabela103.D2" office:value-type="string">
            <text:p text:style-name="P430">0</text:p>
          </table:table-cell>
        </table:table-row>
        <table:table-row>
          <table:table-cell table:style-name="Tabela103.A2" office:value-type="string">
            <text:p text:style-name="P416"><text:span text:style-name="T134">ARG1 &lt; 0.</text:span><text:span text:style-name="T135">0</text:span></text:p>
          </table:table-cell>
          <table:table-cell table:style-name="Tabela103.A2" office:value-type="string">
            <text:p text:style-name="P430">0</text:p>
          </table:table-cell>
          <table:table-cell table:style-name="Tabela103.A2" office:value-type="string">
            <text:p text:style-name="P430">1</text:p>
          </table:table-cell>
          <table:table-cell table:style-name="Tabela103.D2" office:value-type="string">
            <text:p text:style-name="P430">0</text:p>
          </table:table-cell>
        </table:table-row>
        <table:table-row>
          <table:table-cell table:style-name="Tabela103.A2" office:value-type="string">
            <text:p text:style-name="P416"><text:span text:style-name="T134">ARG1 = 0.</text:span><text:span text:style-name="T135">0</text:span></text:p>
          </table:table-cell>
          <table:table-cell table:style-name="Tabela103.A2" office:value-type="string">
            <text:p text:style-name="P430">1</text:p>
          </table:table-cell>
          <table:table-cell table:style-name="Tabela103.A2" office:value-type="string">
            <text:p text:style-name="P430">0</text:p>
          </table:table-cell>
          <table:table-cell table:style-name="Tabela103.D2" office:value-type="string">
            <text:p text:style-name="P430">0</text:p>
          </table:table-cell>
        </table:table-row>
        <table:table-row>
          <table:table-cell table:style-name="Tabela103.A2" office:value-type="string">
            <text:p text:style-name="P416"><text:span text:style-name="T134">ARG1 ? 0.</text:span><text:span text:style-name="T135">0</text:span></text:p>
          </table:table-cell>
          <table:table-cell table:style-name="Tabela103.A2" office:value-type="string">
            <text:p text:style-name="P430">1</text:p>
          </table:table-cell>
          <table:table-cell table:style-name="Tabela103.A2" office:value-type="string">
            <text:p text:style-name="P430">1</text:p>
          </table:table-cell>
          <table:table-cell table:style-name="Tabela103.D2" office:value-type="string">
            <text:p text:style-name="P430">1</text:p>
          </table:table-cell>
        </table:table-row>
      </table:table>
      <text:p text:style-name="P266"/>
      <text:p text:style-name="P348">Operacja</text:p>
      <text:p text:style-name="P392"><text:span text:style-name="T157">C</text:span><text:span text:style-name="T146">ASE(RELATION)</text:span></text:p>
      <text:p text:style-name="P374"><text:span text:style-name="T172"><text:tab/>ARG1 &gt; 0.</text:span><text:span text:style-name="T175">0</text:span><text:span text:style-name="T172">:<text:tab/>ZF=0, CF=0, PF=0;</text:span></text:p>
      <text:p text:style-name="P374"><text:span text:style-name="T172"><text:tab/>ARG1 &lt; 0.</text:span><text:span text:style-name="T175">0</text:span><text:span text:style-name="T172">:<text:tab/>ZF=0, CF=1, PF=0;</text:span></text:p>
      <text:p text:style-name="P374"><text:span text:style-name="T172"><text:tab/>ARG1 = 0.</text:span><text:span text:style-name="T175">0</text:span><text:span text:style-name="T172">:<text:tab/>ZF=1, CF=0, PF=0;</text:span></text:p>
      <text:p text:style-name="P374"><text:span text:style-name="T172"><text:tab/>DEFAULT:<text:tab/>ZF=1, CF=1, PF=1;</text:span></text:p>
      <text:p text:style-name="P395"><text:span text:style-name="T172">E</text:span><text:span text:style-name="T146">SAC;</text:span></text:p>
      <text:p text:style-name="P266"/>
      <text:p text:style-name="P321">Modyfikowane Flagi</text:p>
      <text:p text:style-name="P286">F<text:span text:style-name="T341">lagi OF, SF nie są modyfikowane</text:span>. <text:span text:style-name="T341">Dla flag ZF, CF, PF patrz tabela wyżej.</text:span></text:p>
      <text:p text:style-name="P124">F<text:span text:style-name="T310">XAM</text:span></text:p>
      <text:p text:style-name="P221"/>
      <table:table table:name="Tabela32" table:style-name="Tabela32">
        <table:table-column table:style-name="Tabela32.A"/>
        <table:table-column table:style-name="Tabela32.B"/>
        <table:table-column table:style-name="Tabela32.C"/>
        <table:table-row>
          <table:table-cell table:style-name="Tabela32.A1" office:value-type="string">
            <text:p text:style-name="P143">KOD</text:p>
          </table:table-cell>
          <table:table-cell table:style-name="Tabela32.A1" office:value-type="string">
            <text:p text:style-name="P143">INSTRUKCJA</text:p>
          </table:table-cell>
          <table:table-cell table:style-name="Tabela32.C1" office:value-type="string">
            <text:p text:style-name="P143">SKRÓCONY OPIS</text:p>
          </table:table-cell>
        </table:table-row>
        <table:table-row>
          <table:table-cell table:style-name="Tabela32.A2" office:value-type="string">
            <text:p text:style-name="P167">3<text:span text:style-name="T321">0</text:span></text:p>
          </table:table-cell>
          <table:table-cell table:style-name="Tabela32.A2" office:value-type="string">
            <text:p text:style-name="P180"><text:span text:style-name="T106">F</text:span><text:span text:style-name="T116">XAM</text:span><text:span text:style-name="T106"> </text:span><text:span text:style-name="T124">f</text:span><text:span text:style-name="T130">pr1</text:span></text:p>
          </table:table-cell>
          <table:table-cell table:style-name="Tabela32.C2" office:value-type="string">
            <text:p text:style-name="P420">K<text:span text:style-name="T326">lasyfikuje wartość fpr1.</text:span></text:p>
          </table:table-cell>
        </table:table-row>
        <table:table-row>
          <table:table-cell table:style-name="Tabela32.A2" office:value-type="string">
            <text:p text:style-name="P167">D<text:span text:style-name="T321">A</text:span></text:p>
          </table:table-cell>
          <table:table-cell table:style-name="Tabela32.A2" office:value-type="string">
            <text:p text:style-name="P180"><text:span text:style-name="T106">F</text:span><text:span text:style-name="T116">XAM</text:span><text:span text:style-name="T124"> mem</text:span><text:span text:style-name="T125">1</text:span></text:p>
          </table:table-cell>
          <table:table-cell table:style-name="Tabela32.C3" office:value-type="string">
            <text:p text:style-name="P424">Klasyfikuje wartość mem1.</text:p>
          </table:table-cell>
        </table:table-row>
      </table:table>
      <text:p text:style-name="P221"/>
      <text:p text:style-name="P336">Opis</text:p>
      <text:p text:style-name="P267">B<text:span text:style-name="T343">ada zawartość argumentu źródłowego i ustawia odpowiednio flagi ZF, CF i PF. Ustawienie flag <text:s/>odpowiada odpowiednim klasom(patrz tabela niżej). Flaga SF jest zawsze ustawiana względem bitu znaku liczby. Argumentem może być rejestr zmiennoprzecinkowy lub miejsce w pamięci.</text:span></text:p>
      <table:table table:name="Tabela104" table:style-name="Tabela104">
        <table:table-column table:style-name="Tabela104.A"/>
        <table:table-column table:style-name="Tabela104.B"/>
        <table:table-column table:style-name="Tabela104.C" table:number-columns-repeated="2"/>
        <table:table-row>
          <table:table-cell table:style-name="Tabela104.A1" office:value-type="string">
            <text:p text:style-name="P431">Klasa</text:p>
          </table:table-cell>
          <table:table-cell table:style-name="Tabela104.A1" office:value-type="string">
            <text:p text:style-name="P431">ZF</text:p>
          </table:table-cell>
          <table:table-cell table:style-name="Tabela104.A1" office:value-type="string">
            <text:p text:style-name="P431">CF</text:p>
          </table:table-cell>
          <table:table-cell table:style-name="Tabela104.D1" office:value-type="string">
            <text:p text:style-name="P431">PF</text:p>
          </table:table-cell>
        </table:table-row>
        <table:table-row>
          <table:table-cell table:style-name="Tabela104.A2" office:value-type="string">
            <text:p text:style-name="P431">Nieskończoność</text:p>
          </table:table-cell>
          <table:table-cell table:style-name="Tabela104.A2" office:value-type="string">
            <text:p text:style-name="P431">0</text:p>
          </table:table-cell>
          <table:table-cell table:style-name="Tabela104.A2" office:value-type="string">
            <text:p text:style-name="P431">1</text:p>
          </table:table-cell>
          <table:table-cell table:style-name="Tabela104.D2" office:value-type="string">
            <text:p text:style-name="P431">1</text:p>
          </table:table-cell>
        </table:table-row>
        <table:table-row>
          <table:table-cell table:style-name="Tabela104.A2" office:value-type="string">
            <text:p text:style-name="P431">Nie-liczba</text:p>
          </table:table-cell>
          <table:table-cell table:style-name="Tabela104.A2" office:value-type="string">
            <text:p text:style-name="P431">0</text:p>
          </table:table-cell>
          <table:table-cell table:style-name="Tabela104.A2" office:value-type="string">
            <text:p text:style-name="P431">1</text:p>
          </table:table-cell>
          <table:table-cell table:style-name="Tabela104.D2" office:value-type="string">
            <text:p text:style-name="P431">0</text:p>
          </table:table-cell>
        </table:table-row>
        <table:table-row>
          <table:table-cell table:style-name="Tabela104.A2" office:value-type="string">
            <text:p text:style-name="P431">Zero</text:p>
          </table:table-cell>
          <table:table-cell table:style-name="Tabela104.A2" office:value-type="string">
            <text:p text:style-name="P431">1</text:p>
          </table:table-cell>
          <table:table-cell table:style-name="Tabela104.A2" office:value-type="string">
            <text:p text:style-name="P431">0</text:p>
          </table:table-cell>
          <table:table-cell table:style-name="Tabela104.D2" office:value-type="string">
            <text:p text:style-name="P431">0</text:p>
          </table:table-cell>
        </table:table-row>
        <table:table-row>
          <table:table-cell table:style-name="Tabela104.A2" office:value-type="string">
            <text:p text:style-name="P431">Nieznormalizowana</text:p>
          </table:table-cell>
          <table:table-cell table:style-name="Tabela104.A2" office:value-type="string">
            <text:p text:style-name="P431">1</text:p>
          </table:table-cell>
          <table:table-cell table:style-name="Tabela104.A2" office:value-type="string">
            <text:p text:style-name="P431">0</text:p>
          </table:table-cell>
          <table:table-cell table:style-name="Tabela104.D2" office:value-type="string">
            <text:p text:style-name="P431">1</text:p>
          </table:table-cell>
        </table:table-row>
        <table:table-row>
          <table:table-cell table:style-name="Tabela104.A2" office:value-type="string">
            <text:p text:style-name="P431">Zwykła wartość</text:p>
          </table:table-cell>
          <table:table-cell table:style-name="Tabela104.A2" office:value-type="string">
            <text:p text:style-name="P432">0</text:p>
          </table:table-cell>
          <table:table-cell table:style-name="Tabela104.A2" office:value-type="string">
            <text:p text:style-name="P432">0</text:p>
          </table:table-cell>
          <table:table-cell table:style-name="Tabela104.D2" office:value-type="string">
            <text:p text:style-name="P432">1</text:p>
          </table:table-cell>
        </table:table-row>
        <table:table-row>
          <table:table-cell table:style-name="Tabela104.A2" office:value-type="string">
            <text:p text:style-name="P417"><text:span text:style-name="T136">Niewspierana </text:span><text:span text:style-name="T137">wartość</text:span></text:p>
          </table:table-cell>
          <table:table-cell table:style-name="Tabela104.A2" office:value-type="string">
            <text:p text:style-name="P432">0</text:p>
          </table:table-cell>
          <table:table-cell table:style-name="Tabela104.A2" office:value-type="string">
            <text:p text:style-name="P432">0</text:p>
          </table:table-cell>
          <table:table-cell table:style-name="Tabela104.D2" office:value-type="string">
            <text:p text:style-name="P432">0</text:p>
          </table:table-cell>
        </table:table-row>
      </table:table>
      <text:p text:style-name="P267"/>
      <text:p text:style-name="P349">Operacja</text:p>
      <text:p text:style-name="P375"><text:span text:style-name="T157">C</text:span><text:span text:style-name="T172">ASE(C</text:span><text:span text:style-name="T176">LASS</text:span><text:span text:style-name="T172">)</text:span></text:p>
      <text:p text:style-name="P375"><text:span text:style-name="T172"><text:tab/>I</text:span><text:span text:style-name="T176">NFINITY</text:span><text:span text:style-name="T172">:<text:tab/>ZF=0, CF=1, PF=1;</text:span></text:p>
      <text:p text:style-name="P375"><text:span text:style-name="T172"><text:tab/>N</text:span><text:span text:style-name="T176">AN</text:span><text:span text:style-name="T172">:<text:tab/><text:tab/>ZF=0, CF=1, PF=0;</text:span></text:p>
      <text:p text:style-name="P375"><text:span text:style-name="T172"><text:tab/>Z</text:span><text:span text:style-name="T176">ERO</text:span><text:span text:style-name="T172">:<text:tab/><text:tab/>ZF=1, CF=0, PF=0;</text:span></text:p>
      <text:p text:style-name="P375"><text:span text:style-name="T172"><text:tab/>S</text:span><text:span text:style-name="T176">UBNORMAL</text:span><text:span text:style-name="T172">:<text:tab/>ZF=1, CF=0, PF=1;</text:span></text:p>
      <text:p text:style-name="P376"><text:span text:style-name="T172"><text:tab/></text:span><text:span text:style-name="T176">F</text:span><text:span text:style-name="T178">INITE</text:span><text:span text:style-name="T176">:<text:tab/><text:tab/></text:span><text:span text:style-name="T172">ZF=0, CF=0, PF=1;</text:span></text:p>
      <text:p text:style-name="P376"><text:span text:style-name="T176"><text:tab/>DEFAULT:<text:tab/></text:span><text:span text:style-name="T172">ZF=0, CF=0, PF=0;</text:span></text:p>
      <text:p text:style-name="P393"><text:span text:style-name="T172">E</text:span><text:span text:style-name="T146">SAC;</text:span></text:p>
      <text:p text:style-name="P393"><text:span text:style-name="T172">S</text:span><text:span text:style-name="T146">F = 0x80000000 &amp; ARG1;</text:span></text:p>
      <text:p text:style-name="P268"/>
      <text:p text:style-name="P322">Modyfikowane Flagi</text:p>
      <text:p text:style-name="P375"><text:span text:style-name="T159">F</text:span><text:span text:style-name="T174">laga OF, nie j</text:span><text:span text:style-name="T177">est</text:span><text:span text:style-name="T174"> modyfikowana</text:span><text:span text:style-name="T159">. </text:span><text:span text:style-name="T177">Flaga SF jest ustawiana w zależności od znaku. </text:span><text:span text:style-name="T174">Dla flag ZF, CF, PF patrz tabela wyżej.</text:span></text:p>
      <text:p text:style-name="P124">F<text:span text:style-name="T310">XCH</text:span></text:p>
      <text:p text:style-name="P221"/>
      <table:table table:name="Tabela33" table:style-name="Tabela33">
        <table:table-column table:style-name="Tabela33.A"/>
        <table:table-column table:style-name="Tabela33.B"/>
        <table:table-column table:style-name="Tabela33.C"/>
        <table:table-row>
          <table:table-cell table:style-name="Tabela33.A1" office:value-type="string">
            <text:p text:style-name="P143">KOD</text:p>
          </table:table-cell>
          <table:table-cell table:style-name="Tabela33.A1" office:value-type="string">
            <text:p text:style-name="P143">INSTRUKCJA</text:p>
          </table:table-cell>
          <table:table-cell table:style-name="Tabela33.C1" office:value-type="string">
            <text:p text:style-name="P143">SKRÓCONY OPIS</text:p>
          </table:table-cell>
        </table:table-row>
        <table:table-row>
          <table:table-cell table:style-name="Tabela33.A2" office:value-type="string">
            <text:p text:style-name="P165">1<text:span text:style-name="T319">4</text:span></text:p>
          </table:table-cell>
          <table:table-cell table:style-name="Tabela33.A2" office:value-type="string">
            <text:p text:style-name="P180"><text:span text:style-name="T106">F</text:span><text:span text:style-name="T121">XCH</text:span><text:span text:style-name="T106"> </text:span><text:span text:style-name="T124">f</text:span><text:span text:style-name="T131">pr1, fpr2</text:span></text:p>
          </table:table-cell>
          <table:table-cell table:style-name="Tabela33.C2" office:value-type="string">
            <text:p text:style-name="P421">Z<text:span text:style-name="T327">amienia wartości między fpr1 a fpr2.</text:span></text:p>
          </table:table-cell>
        </table:table-row>
        <table:table-row>
          <table:table-cell table:style-name="Tabela33.A2" office:value-type="string">
            <text:p text:style-name="P165">E<text:span text:style-name="T319">F</text:span></text:p>
          </table:table-cell>
          <table:table-cell table:style-name="Tabela33.A2" office:value-type="string">
            <text:p text:style-name="P180"><text:span text:style-name="T121">FXCH</text:span><text:span text:style-name="T124"> f</text:span><text:span text:style-name="T131">pr1, mem2</text:span></text:p>
          </table:table-cell>
          <table:table-cell table:style-name="Tabela33.C3" office:value-type="string">
            <text:p text:style-name="P406"><text:span text:style-name="T89">Z</text:span><text:span text:style-name="T94">amienia wartości między fpr1 a mem2.</text:span></text:p>
          </table:table-cell>
        </table:table-row>
      </table:table>
      <text:p text:style-name="P221"/>
      <text:p text:style-name="P336">Opis</text:p>
      <text:p text:style-name="P78"><text:span text:style-name="T156">Z</text:span><text:span text:style-name="T183">amienia miejscami wartości między pierwszym argumentem źródłowym a drugim argumentem</text:span><text:span text:style-name="T156">. P</text:span><text:span text:style-name="T183">ierwszy</text:span><text:span text:style-name="T156"> argument może być wyłącznie rejestrem </text:span><text:span text:style-name="T183">zmiennoprzecinkowym. Drugi</text:span><text:span text:style-name="T156"> argument może </text:span><text:span text:style-name="T157">być rejestrem </text:span><text:span text:style-name="T183">zmiennoprzecinkowym </text:span><text:span text:style-name="T157">albo miejscem w pamięci</text:span><text:span text:style-name="T156">. </text:span></text:p>
      <text:p text:style-name="P252"/>
      <text:p text:style-name="P336">Operacja</text:p>
      <text:p text:style-name="P238">T<text:span text:style-name="T347">EMP = ARG1;</text:span></text:p>
      <text:p text:style-name="P296">ARG1 = ARG2;</text:p>
      <text:p text:style-name="P296">ARG2 = TEMP;</text:p>
      <text:p text:style-name="P252"/>
      <text:p text:style-name="P309">Modyfikowane Flagi</text:p>
      <text:p text:style-name="P110">Żadne.</text:p>
      <text:p text:style-name="P124">H<text:span text:style-name="T311">ALT</text:span></text:p>
      <text:p text:style-name="P221"/>
      <table:table table:name="Tabela34" table:style-name="Tabela34">
        <table:table-column table:style-name="Tabela34.A"/>
        <table:table-column table:style-name="Tabela34.B"/>
        <table:table-column table:style-name="Tabela34.C"/>
        <table:table-row>
          <table:table-cell table:style-name="Tabela34.A1" office:value-type="string">
            <text:p text:style-name="P143">KOD</text:p>
          </table:table-cell>
          <table:table-cell table:style-name="Tabela34.A1" office:value-type="string">
            <text:p text:style-name="P143">INSTRUKCJA</text:p>
          </table:table-cell>
          <table:table-cell table:style-name="Tabela34.C1" office:value-type="string">
            <text:p text:style-name="P143">SKRÓCONY OPIS</text:p>
          </table:table-cell>
        </table:table-row>
        <table:table-row>
          <table:table-cell table:style-name="Tabela34.A2" office:value-type="string">
            <text:p text:style-name="P166">1<text:span text:style-name="T320">A</text:span></text:p>
          </table:table-cell>
          <table:table-cell table:style-name="Tabela34.A2" office:value-type="string">
            <text:p text:style-name="P166">H<text:span text:style-name="T320">ALT</text:span></text:p>
          </table:table-cell>
          <table:table-cell table:style-name="Tabela34.C2" office:value-type="string">
            <text:p text:style-name="P421">W<text:span text:style-name="T327">strzymuje pracę komputera.</text:span></text:p>
          </table:table-cell>
        </table:table-row>
      </table:table>
      <text:p text:style-name="P221"/>
      <text:p text:style-name="P336">Opis</text:p>
      <text:p text:style-name="P438"><text:span text:style-name="T156">W</text:span><text:span text:style-name="T210">strzymuje pracę komputera. </text:span><text:span text:style-name="T211">Praca jest wznawiana wraz z naciśnięciem klawisza RETURN.</text:span></text:p>
      <text:p text:style-name="P252"/>
      <text:p text:style-name="P336">Operacja</text:p>
      <text:p text:style-name="P235">H<text:span text:style-name="T342">ALT;</text:span></text:p>
      <text:p text:style-name="P252"/>
      <text:p text:style-name="P309">Modyfikowane Flagi</text:p>
      <text:p text:style-name="P110">Żadne.</text:p>
      <text:p text:style-name="P124">I<text:span text:style-name="T310">DIV</text:span></text:p>
      <text:p text:style-name="P221"/>
      <table:table table:name="Tabela35" table:style-name="Tabela35">
        <table:table-column table:style-name="Tabela35.A"/>
        <table:table-column table:style-name="Tabela35.B"/>
        <table:table-column table:style-name="Tabela35.C"/>
        <table:table-row>
          <table:table-cell table:style-name="Tabela35.A1" office:value-type="string">
            <text:p text:style-name="P143">KOD</text:p>
          </table:table-cell>
          <table:table-cell table:style-name="Tabela35.A1" office:value-type="string">
            <text:p text:style-name="P143">INSTRUKCJA</text:p>
          </table:table-cell>
          <table:table-cell table:style-name="Tabela35.C1" office:value-type="string">
            <text:p text:style-name="P143">SKRÓCONY OPIS</text:p>
          </table:table-cell>
        </table:table-row>
        <table:table-row>
          <table:table-cell table:style-name="Tabela35.A2" office:value-type="string">
            <text:p text:style-name="P166">2<text:span text:style-name="T320">1</text:span></text:p>
          </table:table-cell>
          <table:table-cell table:style-name="Tabela35.A2" office:value-type="string">
            <text:p text:style-name="P180"><text:span text:style-name="T106">I</text:span><text:span text:style-name="T121">DIV</text:span><text:span text:style-name="T106"> </text:span><text:span text:style-name="T124">reg1, </text:span><text:span text:style-name="T131">reg2</text:span></text:p>
          </table:table-cell>
          <table:table-cell table:style-name="Tabela35.C2" office:value-type="string">
            <text:p text:style-name="P421">D<text:span text:style-name="T327">zieli reg1 przez reg2.</text:span></text:p>
          </table:table-cell>
        </table:table-row>
        <table:table-row>
          <table:table-cell table:style-name="Tabela35.A2" office:value-type="string">
            <text:p text:style-name="P166">E<text:span text:style-name="T320">4</text:span></text:p>
          </table:table-cell>
          <table:table-cell table:style-name="Tabela35.A2" office:value-type="string">
            <text:p text:style-name="P180"><text:span text:style-name="T106">I</text:span><text:span text:style-name="T121">DIV</text:span><text:span text:style-name="T124"> r</text:span><text:span text:style-name="T131">eg1, mem2</text:span></text:p>
          </table:table-cell>
          <table:table-cell table:style-name="Tabela35.C3" office:value-type="string">
            <text:p text:style-name="P421">D<text:span text:style-name="T327">zieli reg1 przez mem2.</text:span></text:p>
          </table:table-cell>
        </table:table-row>
      </table:table>
      <text:p text:style-name="P221"/>
      <text:p text:style-name="P345">Opis</text:p>
      <text:p text:style-name="P370"><text:span text:style-name="T156">D</text:span><text:span text:style-name="T169">zieli ze znakiem</text:span><text:span text:style-name="T156"> pierwszy argument(wynikowy) p</text:span><text:span text:style-name="T169">rzez</text:span><text:span text:style-name="T156"> drugi argument(źródłowy) a następnie przechowuje wynik w argumencie wynikowym, </text:span><text:span text:style-name="T169">reszta z dzielenia przechowywana jest w rejestrze ósmym</text:span><text:span text:style-name="T156">. Wynikowy argument może być wyłącznie rejestrem; źródłowy argument może </text:span><text:span text:style-name="T157">być rejestrem albo miejscem w pamięci</text:span><text:span text:style-name="T156">. </text:span></text:p>
      <text:p text:style-name="P262"/>
      <text:p text:style-name="P262">N<text:span text:style-name="T335">iecałkowita część wyniku jest przycinana do zera. Reszta z dzielenia jest zawsze mniejsza od dzielnika. Błąd dzielenia jest sygnalizowany przez ustawienie flag CF i OF na 1, przy braku błędu flagi te ustawiane są na 0.</text:span></text:p>
      <text:p text:style-name="P262"/>
      <text:p text:style-name="P345">Operacja</text:p>
      <text:p text:style-name="P231">ARG1 = ARG1 / ARG2;</text:p>
      <text:p text:style-name="P293">REG8 = ARG1 mod ARG2;</text:p>
      <text:p text:style-name="P262"/>
      <text:p text:style-name="P318">Modyfikowane Flagi</text:p>
      <text:p text:style-name="P285"><text:span text:style-name="T323">Flagi OF i CF są ustawiane na 1, gdy dzielnik to 0, w przeciwnym przypadku ustawiane na 0. Flagi SF, ZF i PF nie są modyfikowane.</text:span></text:p>
      <text:p text:style-name="P124">I<text:span text:style-name="T310">N</text:span></text:p>
      <text:p text:style-name="P221"/>
      <table:table table:name="Tabela36" table:style-name="Tabela36">
        <table:table-column table:style-name="Tabela36.A"/>
        <table:table-column table:style-name="Tabela36.B"/>
        <table:table-column table:style-name="Tabela36.C"/>
        <table:table-row>
          <table:table-cell table:style-name="Tabela36.A1" office:value-type="string">
            <text:p text:style-name="P143">KOD</text:p>
          </table:table-cell>
          <table:table-cell table:style-name="Tabela36.A1" office:value-type="string">
            <text:p text:style-name="P143">INSTRUKCJA</text:p>
          </table:table-cell>
          <table:table-cell table:style-name="Tabela36.C1" office:value-type="string">
            <text:p text:style-name="P143">SKRÓCONY OPIS</text:p>
          </table:table-cell>
        </table:table-row>
        <table:table-row>
          <table:table-cell table:style-name="Tabela36.A2" office:value-type="string">
            <text:p text:style-name="P166">1<text:span text:style-name="T320">9</text:span></text:p>
          </table:table-cell>
          <table:table-cell table:style-name="Tabela36.A2" office:value-type="string">
            <text:p text:style-name="P180"><text:span text:style-name="T106">I</text:span><text:span text:style-name="T115">N</text:span><text:span text:style-name="T106"> </text:span><text:span text:style-name="T124">reg1</text:span></text:p>
          </table:table-cell>
          <table:table-cell table:style-name="Tabela36.C2" office:value-type="string">
            <text:p text:style-name="P421">W<text:span text:style-name="T327">czytuje znak z klawiatury do reg1.</text:span></text:p>
          </table:table-cell>
        </table:table-row>
        <table:table-row>
          <table:table-cell table:style-name="Tabela36.A2" office:value-type="string">
            <text:p text:style-name="P166">E<text:span text:style-name="T320">B</text:span></text:p>
          </table:table-cell>
          <table:table-cell table:style-name="Tabela36.A2" office:value-type="string">
            <text:p text:style-name="P180"><text:span text:style-name="T106">I</text:span><text:span text:style-name="T115">N</text:span><text:span text:style-name="T124"> mem</text:span><text:span text:style-name="T125">1</text:span></text:p>
          </table:table-cell>
          <table:table-cell table:style-name="Tabela36.C3" office:value-type="string">
            <text:p text:style-name="P406"><text:span text:style-name="T89">W</text:span><text:span text:style-name="T94">czytuje znak z klawiatury do mem1.</text:span></text:p>
          </table:table-cell>
        </table:table-row>
      </table:table>
      <text:p text:style-name="P221"/>
      <text:p text:style-name="P336">Opis</text:p>
      <text:p text:style-name="P272">W<text:span text:style-name="T348">czytuje znak z klawiatury i umieszcza go w najmłodszym bicie argumentu. Argumentem może być rejestr lub miejsce w pamięci. Jeżeli argumentem jest rejestr to pozostałe bajty są ustawiane znakiem najmłodszego bajtu.</text:span></text:p>
      <text:p text:style-name="P252"/>
      <text:p text:style-name="P336">Operacja</text:p>
      <text:p text:style-name="P78"><text:span text:style-name="T157">ARG1 = </text:span><text:span text:style-name="T184">INPUT;</text:span></text:p>
      <text:p text:style-name="P252"/>
      <text:p text:style-name="P309">Modyfikowane Flagi</text:p>
      <text:p text:style-name="P110">Żadne.</text:p>
      <text:p text:style-name="P124">I<text:span text:style-name="T310">NC</text:span></text:p>
      <text:p text:style-name="P221"/>
      <table:table table:name="Tabela37" table:style-name="Tabela37">
        <table:table-column table:style-name="Tabela37.A"/>
        <table:table-column table:style-name="Tabela37.B"/>
        <table:table-column table:style-name="Tabela37.C"/>
        <table:table-row>
          <table:table-cell table:style-name="Tabela37.A1" office:value-type="string">
            <text:p text:style-name="P143">KOD</text:p>
          </table:table-cell>
          <table:table-cell table:style-name="Tabela37.A1" office:value-type="string">
            <text:p text:style-name="P143">INSTRUKCJA</text:p>
          </table:table-cell>
          <table:table-cell table:style-name="Tabela37.C1" office:value-type="string">
            <text:p text:style-name="P143">SKRÓCONY OPIS</text:p>
          </table:table-cell>
        </table:table-row>
        <table:table-row>
          <table:table-cell table:style-name="Tabela37.A2" office:value-type="string">
            <text:p text:style-name="P166">2<text:span text:style-name="T320">3</text:span></text:p>
          </table:table-cell>
          <table:table-cell table:style-name="Tabela37.A2" office:value-type="string">
            <text:p text:style-name="P180"><text:span text:style-name="T106">I</text:span><text:span text:style-name="T121">NC</text:span><text:span text:style-name="T106"> </text:span><text:span text:style-name="T124">reg1</text:span></text:p>
          </table:table-cell>
          <table:table-cell table:style-name="Tabela37.C2" office:value-type="string">
            <text:p text:style-name="P421">Z<text:span text:style-name="T327">większa reg1 o jeden.</text:span></text:p>
          </table:table-cell>
        </table:table-row>
        <table:table-row>
          <table:table-cell table:style-name="Tabela37.A2" office:value-type="string">
            <text:p text:style-name="P166">E<text:span text:style-name="T320">2</text:span></text:p>
          </table:table-cell>
          <table:table-cell table:style-name="Tabela37.A2" office:value-type="string">
            <text:p text:style-name="P180"><text:span text:style-name="T121">INC</text:span><text:span text:style-name="T124"> mem</text:span><text:span text:style-name="T125">1</text:span></text:p>
          </table:table-cell>
          <table:table-cell table:style-name="Tabela37.C3" office:value-type="string">
            <text:p text:style-name="P421">Z<text:span text:style-name="T327">większa mem1 o jeden.</text:span></text:p>
          </table:table-cell>
        </table:table-row>
      </table:table>
      <text:p text:style-name="P221"/>
      <text:p text:style-name="P344">Opis</text:p>
      <text:p text:style-name="P369"><text:span text:style-name="T156">D</text:span><text:span text:style-name="T168">odaje</text:span><text:span text:style-name="T167"> jeden d</text:span><text:span text:style-name="T168">o</text:span><text:span text:style-name="T156"> argument</text:span><text:span text:style-name="T159">u</text:span><text:span text:style-name="T156">(wynikowy), </text:span><text:span text:style-name="T167">jednocześnie zachowując stan flagi CF</text:span><text:span text:style-name="T156">. Wynikowy argument może być</text:span><text:span text:style-name="T157"> rejestrem albo miejscem w pamięci</text:span><text:span text:style-name="T156">. I</text:span><text:span text:style-name="T167">nstrukcja pozwala z</text:span><text:span text:style-name="T168">większenie</text:span><text:span text:style-name="T167"> licznika pętli bez modyfikacji flagi CF.(Żeby z</text:span><text:span text:style-name="T168">większyć</text:span><text:span text:style-name="T167"> licznik z modyfikacją flagi CF należy użyć odpowiednio instrukcji A</text:span><text:span text:style-name="T168">DD</text:span><text:span text:style-name="T167">)</text:span></text:p>
      <text:p text:style-name="P261"/>
      <text:p text:style-name="P344">Operacja</text:p>
      <text:p text:style-name="P369"><text:span text:style-name="T157">ARG1 = ARG1 + </text:span><text:span text:style-name="T168">1</text:span><text:span text:style-name="T167">;</text:span></text:p>
      <text:p text:style-name="P261"/>
      <text:p text:style-name="P317">Modyfikowane Flagi</text:p>
      <text:p text:style-name="P230"><text:span text:style-name="T334">Flaga CF nie jest modyfikowana. </text:span>Flagi OF, SF, ZF i PF są ustawione w zależności od wyniku.</text:p>
      <text:p text:style-name="P124">I<text:span text:style-name="T310">OUT</text:span></text:p>
      <text:p text:style-name="P221"/>
      <table:table table:name="Tabela38" table:style-name="Tabela38">
        <table:table-column table:style-name="Tabela38.A"/>
        <table:table-column table:style-name="Tabela38.B"/>
        <table:table-column table:style-name="Tabela38.C"/>
        <table:table-row>
          <table:table-cell table:style-name="Tabela38.A1" office:value-type="string">
            <text:p text:style-name="P143">KOD</text:p>
          </table:table-cell>
          <table:table-cell table:style-name="Tabela38.A1" office:value-type="string">
            <text:p text:style-name="P143">INSTRUKCJA</text:p>
          </table:table-cell>
          <table:table-cell table:style-name="Tabela38.C1" office:value-type="string">
            <text:p text:style-name="P143">SKRÓCONY OPIS</text:p>
          </table:table-cell>
        </table:table-row>
        <table:table-row>
          <table:table-cell table:style-name="Tabela38.A2" office:value-type="string">
            <text:p text:style-name="P180"><text:span text:style-name="T106">0</text:span><text:span text:style-name="T109">5</text:span></text:p>
          </table:table-cell>
          <table:table-cell table:style-name="Tabela38.A2" office:value-type="string">
            <text:p text:style-name="P180"><text:span text:style-name="T106">I</text:span><text:span text:style-name="T107">OUT</text:span><text:span text:style-name="T106"> </text:span><text:span text:style-name="T124">reg1</text:span></text:p>
          </table:table-cell>
          <table:table-cell table:style-name="Tabela38.C2" office:value-type="string">
            <text:p text:style-name="P175"><text:span text:style-name="T88">W</text:span><text:span text:style-name="T89">ypisuje reg1 na ekran </text:span><text:span text:style-name="T94">jako liczbę całkowitą ze znakiem.</text:span></text:p>
          </table:table-cell>
        </table:table-row>
        <table:table-row>
          <table:table-cell table:style-name="Tabela38.A2" office:value-type="string">
            <text:p text:style-name="P180"><text:span text:style-name="T106">F</text:span><text:span text:style-name="T109">6</text:span></text:p>
          </table:table-cell>
          <table:table-cell table:style-name="Tabela38.A2" office:value-type="string">
            <text:p text:style-name="P180"><text:span text:style-name="T106">I</text:span><text:span text:style-name="T107">OUT</text:span><text:span text:style-name="T124"> mem</text:span><text:span text:style-name="T125">1</text:span></text:p>
          </table:table-cell>
          <table:table-cell table:style-name="Tabela38.C3" office:value-type="string">
            <text:p text:style-name="P406"><text:span text:style-name="T88">W</text:span><text:span text:style-name="T89">ypisuje m</text:span><text:span text:style-name="T94">em1</text:span><text:span text:style-name="T89"> na ekran </text:span><text:span text:style-name="T94">jako liczbę całkowitą ze znakiem.</text:span></text:p>
          </table:table-cell>
        </table:table-row>
      </table:table>
      <text:p text:style-name="P221"/>
      <text:p text:style-name="P341">Opis</text:p>
      <text:p text:style-name="P367"><text:span text:style-name="T162">Wypisuje a</text:span><text:span text:style-name="T165">rgument</text:span><text:span text:style-name="T162"> na ekran </text:span><text:span text:style-name="T165">jako liczbę całkowitą ze znakiem</text:span><text:span text:style-name="T162">.</text:span><text:span text:style-name="T156"> </text:span><text:span text:style-name="T162">A</text:span><text:span text:style-name="T156">rgument</text:span><text:span text:style-name="T162">em</text:span><text:span text:style-name="T156"> może </text:span><text:span text:style-name="T157">być rejest</text:span><text:span text:style-name="T162">r</text:span><text:span text:style-name="T157"> albo miejsc</text:span><text:span text:style-name="T165">e</text:span><text:span text:style-name="T157"> w pamięci</text:span><text:span text:style-name="T156">.</text:span></text:p>
      <text:p text:style-name="P367"><text:span text:style-name="T156"/></text:p>
      <text:p text:style-name="P341">Operacja</text:p>
      <text:p text:style-name="P367"><text:span text:style-name="T157">O</text:span><text:span text:style-name="T165">UT (SIGNED)ARG1;</text:span></text:p>
      <text:p text:style-name="P258"/>
      <text:p text:style-name="P314">Modyfikowane Flagi</text:p>
      <text:p text:style-name="P282">Żadne.</text:p>
      <text:p text:style-name="P124">J<text:span text:style-name="T310">A</text:span></text:p>
      <text:p text:style-name="P221"/>
      <table:table table:name="Tabela39" table:style-name="Tabela39">
        <table:table-column table:style-name="Tabela39.A"/>
        <table:table-column table:style-name="Tabela39.B"/>
        <table:table-column table:style-name="Tabela39.C"/>
        <table:table-row>
          <table:table-cell table:style-name="Tabela39.A1" office:value-type="string">
            <text:p text:style-name="P143">KOD</text:p>
          </table:table-cell>
          <table:table-cell table:style-name="Tabela39.A1" office:value-type="string">
            <text:p text:style-name="P143">INSTRUKCJA</text:p>
          </table:table-cell>
          <table:table-cell table:style-name="Tabela39.C1" office:value-type="string">
            <text:p text:style-name="P143">SKRÓCONY OPIS</text:p>
          </table:table-cell>
        </table:table-row>
        <table:table-row>
          <table:table-cell table:style-name="Tabela39.A2" office:value-type="string">
            <text:p text:style-name="P157">C<text:span text:style-name="T311">6</text:span></text:p>
          </table:table-cell>
          <table:table-cell table:style-name="Tabela39.A2" office:value-type="string">
            <text:p text:style-name="P180"><text:span text:style-name="T106">J</text:span><text:span text:style-name="T108">A</text:span><text:span text:style-name="T124"> mem</text:span><text:span text:style-name="T125">1</text:span></text:p>
          </table:table-cell>
          <table:table-cell table:style-name="Tabela39.C2" office:value-type="string">
            <text:p text:style-name="P406"><text:span text:style-name="T88">S</text:span><text:span text:style-name="T94">kocz do mem1 jeśli p</text:span><text:span text:style-name="T97">owyżej(CF=0 i ZF=0)</text:span><text:span text:style-name="T94">.</text:span></text:p>
          </table:table-cell>
        </table:table-row>
      </table:table>
      <text:p text:style-name="P221"/>
      <text:p text:style-name="P336">Opis</text:p>
      <text:p text:style-name="P259">S<text:span text:style-name="T331">prawdza czy flagi rejestru flag są w ustalonym stanie, jeśli tak, czyli warunek jest spełniony(</text:span><text:span text:style-name="T332">CF=0 i ZF=0</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52"/>
      <text:p text:style-name="P336">Operacja</text:p>
      <text:p text:style-name="P226">I<text:span text:style-name="T331">F CF=0 i ZF=0</text:span></text:p>
      <text:p text:style-name="P226"><text:tab/><text:span text:style-name="T331">EIP = ADDRESS(ARG1);</text:span></text:p>
      <text:p text:style-name="P297">FI;</text:p>
      <text:p text:style-name="P252"/>
      <text:p text:style-name="P309">Modyfikowane Flagi</text:p>
      <text:p text:style-name="P110">Żadne.</text:p>
      <text:p text:style-name="P124">J<text:span text:style-name="T310">AE</text:span></text:p>
      <text:p text:style-name="P221"/>
      <table:table table:name="Tabela40" table:style-name="Tabela40">
        <table:table-column table:style-name="Tabela40.A"/>
        <table:table-column table:style-name="Tabela40.B"/>
        <table:table-column table:style-name="Tabela40.C"/>
        <table:table-row>
          <table:table-cell table:style-name="Tabela40.A1" office:value-type="string">
            <text:p text:style-name="P143">KOD</text:p>
          </table:table-cell>
          <table:table-cell table:style-name="Tabela40.A1" office:value-type="string">
            <text:p text:style-name="P143">INSTRUKCJA</text:p>
          </table:table-cell>
          <table:table-cell table:style-name="Tabela40.C1" office:value-type="string">
            <text:p text:style-name="P143">SKRÓCONY OPIS</text:p>
          </table:table-cell>
        </table:table-row>
        <table:table-row>
          <table:table-cell table:style-name="Tabela40.A2" office:value-type="string">
            <text:p text:style-name="P158">C<text:span text:style-name="T312">5</text:span></text:p>
          </table:table-cell>
          <table:table-cell table:style-name="Tabela40.A2" office:value-type="string">
            <text:p text:style-name="P180"><text:span text:style-name="T106">J</text:span><text:span text:style-name="T110">AE</text:span><text:span text:style-name="T124"> mem</text:span><text:span text:style-name="T125">1</text:span></text:p>
          </table:table-cell>
          <table:table-cell table:style-name="Tabela40.C2" office:value-type="string">
            <text:p text:style-name="P406"><text:span text:style-name="T88">S</text:span><text:span text:style-name="T94">kocz do mem1 jeśli p</text:span><text:span text:style-name="T97">owyżej lub równe(CF=0)</text:span><text:span text:style-name="T94">.</text:span></text:p>
          </table:table-cell>
        </table:table-row>
      </table:table>
      <text:p text:style-name="P221"/>
      <text:p text:style-name="P342">Opis</text:p>
      <text:p text:style-name="P260">S<text:span text:style-name="T331">prawdza czy flagi rejestru flag są w ustalonym stanie, jeśli tak, czyli warunek jest spełniony(</text:span><text:span text:style-name="T332">CF=0</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59"/>
      <text:p text:style-name="P342">Operacja</text:p>
      <text:p text:style-name="P227">I<text:span text:style-name="T331">F <text:s/></text:span><text:span text:style-name="T332">CF=0</text:span></text:p>
      <text:p text:style-name="P226"><text:tab/><text:span text:style-name="T331">EIP = ADDRESS(ARG1);</text:span></text:p>
      <text:p text:style-name="P297">FI;</text:p>
      <text:p text:style-name="P259"/>
      <text:p text:style-name="P315">Modyfikowane Flagi</text:p>
      <text:p text:style-name="P283">Żadne.</text:p>
      <text:p text:style-name="P124">J<text:span text:style-name="T310">B</text:span></text:p>
      <text:p text:style-name="P221"/>
      <table:table table:name="Tabela41" table:style-name="Tabela41">
        <table:table-column table:style-name="Tabela41.A"/>
        <table:table-column table:style-name="Tabela41.B"/>
        <table:table-column table:style-name="Tabela41.C"/>
        <table:table-row>
          <table:table-cell table:style-name="Tabela41.A1" office:value-type="string">
            <text:p text:style-name="P143">KOD</text:p>
          </table:table-cell>
          <table:table-cell table:style-name="Tabela41.A1" office:value-type="string">
            <text:p text:style-name="P143">INSTRUKCJA</text:p>
          </table:table-cell>
          <table:table-cell table:style-name="Tabela41.C1" office:value-type="string">
            <text:p text:style-name="P143">SKRÓCONY OPIS</text:p>
          </table:table-cell>
        </table:table-row>
        <table:table-row>
          <table:table-cell table:style-name="Tabela41.A2" office:value-type="string">
            <text:p text:style-name="P158">C<text:span text:style-name="T312">4</text:span></text:p>
          </table:table-cell>
          <table:table-cell table:style-name="Tabela41.A2" office:value-type="string">
            <text:p text:style-name="P180"><text:span text:style-name="T106">J</text:span><text:span text:style-name="T110">B</text:span><text:span text:style-name="T124"> mem</text:span><text:span text:style-name="T125">1</text:span></text:p>
          </table:table-cell>
          <table:table-cell table:style-name="Tabela41.C2" office:value-type="string">
            <text:p text:style-name="P406"><text:span text:style-name="T88">S</text:span><text:span text:style-name="T94">kocz do mem1 jeśli p</text:span><text:span text:style-name="T97">oniżej(CF=1)</text:span><text:span text:style-name="T94">.</text:span></text:p>
          </table:table-cell>
        </table:table-row>
      </table:table>
      <text:p text:style-name="P221"/>
      <text:p text:style-name="P342">Opis</text:p>
      <text:p text:style-name="P260">S<text:span text:style-name="T331">prawdza czy flagi rejestru flag są w ustalonym stanie, jeśli tak, czyli warunek jest spełniony(</text:span><text:span text:style-name="T332">CF=1</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59"/>
      <text:p text:style-name="P342">Operacja</text:p>
      <text:p text:style-name="P227">I<text:span text:style-name="T331">F </text:span><text:span text:style-name="T332">CF=1</text:span></text:p>
      <text:p text:style-name="P226"><text:tab/><text:span text:style-name="T331">EIP = ADDRESS(ARG1);</text:span></text:p>
      <text:p text:style-name="P297">FI;</text:p>
      <text:p text:style-name="P259"/>
      <text:p text:style-name="P315">Modyfikowane Flagi</text:p>
      <text:p text:style-name="P283">Żadne.</text:p>
      <text:p text:style-name="P124">J<text:span text:style-name="T310">BE</text:span></text:p>
      <text:p text:style-name="P221"/>
      <table:table table:name="Tabela42" table:style-name="Tabela42">
        <table:table-column table:style-name="Tabela42.A"/>
        <table:table-column table:style-name="Tabela42.B"/>
        <table:table-column table:style-name="Tabela42.C"/>
        <table:table-row>
          <table:table-cell table:style-name="Tabela42.A1" office:value-type="string">
            <text:p text:style-name="P143">KOD</text:p>
          </table:table-cell>
          <table:table-cell table:style-name="Tabela42.A1" office:value-type="string">
            <text:p text:style-name="P143">INSTRUKCJA</text:p>
          </table:table-cell>
          <table:table-cell table:style-name="Tabela42.C1" office:value-type="string">
            <text:p text:style-name="P143">SKRÓCONY OPIS</text:p>
          </table:table-cell>
        </table:table-row>
        <table:table-row>
          <table:table-cell table:style-name="Tabela42.A2" office:value-type="string">
            <text:p text:style-name="P158">C<text:span text:style-name="T312">3</text:span></text:p>
          </table:table-cell>
          <table:table-cell table:style-name="Tabela42.A2" office:value-type="string">
            <text:p text:style-name="P180"><text:span text:style-name="T106">J</text:span><text:span text:style-name="T110">BE</text:span><text:span text:style-name="T124"> mem</text:span><text:span text:style-name="T125">1</text:span></text:p>
          </table:table-cell>
          <table:table-cell table:style-name="Tabela42.C2" office:value-type="string">
            <text:p text:style-name="P406"><text:span text:style-name="T88">S</text:span><text:span text:style-name="T94">kocz do mem1 jeśli p</text:span><text:span text:style-name="T97">oniżej lub równe(CF=1 lub ZF=1)</text:span><text:span text:style-name="T94">.</text:span></text:p>
          </table:table-cell>
        </table:table-row>
      </table:table>
      <text:p text:style-name="P221"/>
      <text:p text:style-name="P342">Opis</text:p>
      <text:p text:style-name="P260">S<text:span text:style-name="T331">prawdza czy flagi rejestru flag są w ustalonym stanie, jeśli tak, czyli warunek jest spełniony(</text:span><text:span text:style-name="T332">CF=1 lub ZF=1</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59"/>
      <text:p text:style-name="P342">Operacja</text:p>
      <text:p text:style-name="P227">I<text:span text:style-name="T331">F <text:s/></text:span><text:span text:style-name="T332">CF=1 lub ZF=1</text:span></text:p>
      <text:p text:style-name="P226"><text:tab/><text:span text:style-name="T331">EIP = ADDRESS(ARG1);</text:span></text:p>
      <text:p text:style-name="P297">FI;</text:p>
      <text:p text:style-name="P259"/>
      <text:p text:style-name="P315">Modyfikowane Flagi</text:p>
      <text:p text:style-name="P283">Żadne.</text:p>
      <text:p text:style-name="P124">J<text:span text:style-name="T310">C</text:span></text:p>
      <text:p text:style-name="P221"/>
      <table:table table:name="Tabela43" table:style-name="Tabela43">
        <table:table-column table:style-name="Tabela43.A"/>
        <table:table-column table:style-name="Tabela43.B"/>
        <table:table-column table:style-name="Tabela43.C"/>
        <table:table-row>
          <table:table-cell table:style-name="Tabela43.A1" office:value-type="string">
            <text:p text:style-name="P143">KOD</text:p>
          </table:table-cell>
          <table:table-cell table:style-name="Tabela43.A1" office:value-type="string">
            <text:p text:style-name="P143">INSTRUKCJA</text:p>
          </table:table-cell>
          <table:table-cell table:style-name="Tabela43.C1" office:value-type="string">
            <text:p text:style-name="P143">SKRÓCONY OPIS</text:p>
          </table:table-cell>
        </table:table-row>
        <table:table-row>
          <table:table-cell table:style-name="Tabela43.A2" office:value-type="string">
            <text:p text:style-name="P158">C<text:span text:style-name="T312">4</text:span></text:p>
          </table:table-cell>
          <table:table-cell table:style-name="Tabela43.A2" office:value-type="string">
            <text:p text:style-name="P180"><text:span text:style-name="T106">J</text:span><text:span text:style-name="T110">C</text:span><text:span text:style-name="T124"> mem</text:span><text:span text:style-name="T125">1</text:span></text:p>
          </table:table-cell>
          <table:table-cell table:style-name="Tabela43.C2" office:value-type="string">
            <text:p text:style-name="P406"><text:span text:style-name="T88">S</text:span><text:span text:style-name="T94">kocz do mem1 jeśli p</text:span><text:span text:style-name="T97">rzeniesienie(CF=1)</text:span><text:span text:style-name="T94">.</text:span></text:p>
          </table:table-cell>
        </table:table-row>
      </table:table>
      <text:p text:style-name="P221"/>
      <text:p text:style-name="P342">Opis</text:p>
      <text:p text:style-name="P260">S<text:span text:style-name="T331">prawdza czy flagi rejestru flag są w ustalonym stanie, jeśli tak, czyli warunek jest spełniony(</text:span><text:span text:style-name="T332">CF=1</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59"/>
      <text:p text:style-name="P342">Operacja</text:p>
      <text:p text:style-name="P227">I<text:span text:style-name="T331">F <text:s/></text:span><text:span text:style-name="T332">CF=1</text:span></text:p>
      <text:p text:style-name="P226"><text:tab/><text:span text:style-name="T331">EIP = ADDRESS(ARG1);</text:span></text:p>
      <text:p text:style-name="P297">FI;</text:p>
      <text:p text:style-name="P259"/>
      <text:p text:style-name="P315">Modyfikowane Flagi</text:p>
      <text:p text:style-name="P283">Żadne.</text:p>
      <text:p text:style-name="P124">J<text:span text:style-name="T310">E</text:span></text:p>
      <text:p text:style-name="P221"/>
      <table:table table:name="Tabela44" table:style-name="Tabela44">
        <table:table-column table:style-name="Tabela44.A"/>
        <table:table-column table:style-name="Tabela44.B"/>
        <table:table-column table:style-name="Tabela44.C"/>
        <table:table-row>
          <table:table-cell table:style-name="Tabela44.A1" office:value-type="string">
            <text:p text:style-name="P143">KOD</text:p>
          </table:table-cell>
          <table:table-cell table:style-name="Tabela44.A1" office:value-type="string">
            <text:p text:style-name="P143">INSTRUKCJA</text:p>
          </table:table-cell>
          <table:table-cell table:style-name="Tabela44.C1" office:value-type="string">
            <text:p text:style-name="P143">SKRÓCONY OPIS</text:p>
          </table:table-cell>
        </table:table-row>
        <table:table-row>
          <table:table-cell table:style-name="Tabela44.A2" office:value-type="string">
            <text:p text:style-name="P158">C<text:span text:style-name="T312">C</text:span></text:p>
          </table:table-cell>
          <table:table-cell table:style-name="Tabela44.A2" office:value-type="string">
            <text:p text:style-name="P180"><text:span text:style-name="T106">J</text:span><text:span text:style-name="T110">E</text:span><text:span text:style-name="T124"> mem</text:span><text:span text:style-name="T125">1</text:span></text:p>
          </table:table-cell>
          <table:table-cell table:style-name="Tabela44.C2" office:value-type="string">
            <text:p text:style-name="P406"><text:span text:style-name="T88">S</text:span><text:span text:style-name="T94">kocz do mem1 jeśli r</text:span><text:span text:style-name="T97">ówne(ZF=1)</text:span><text:span text:style-name="T94">.</text:span></text:p>
          </table:table-cell>
        </table:table-row>
      </table:table>
      <text:p text:style-name="P221"/>
      <text:p text:style-name="P342">Opis</text:p>
      <text:p text:style-name="P260">S<text:span text:style-name="T331">prawdza czy flagi rejestru flag są w ustalonym stanie, jeśli tak, czyli warunek jest spełniony(</text:span><text:span text:style-name="T332">ZF=1</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59"/>
      <text:p text:style-name="P342">Operacja</text:p>
      <text:p text:style-name="P227">I<text:span text:style-name="T331">F <text:s/></text:span><text:span text:style-name="T332">ZF=1</text:span></text:p>
      <text:p text:style-name="P226"><text:tab/><text:span text:style-name="T331">EIP = ADDRESS(ARG1);</text:span></text:p>
      <text:p text:style-name="P297">FI;</text:p>
      <text:p text:style-name="P259"/>
      <text:p text:style-name="P315">Modyfikowane Flagi</text:p>
      <text:p text:style-name="P283">Żadne.</text:p>
      <text:p text:style-name="P124">J<text:span text:style-name="T310">G</text:span></text:p>
      <text:p text:style-name="P221"/>
      <table:table table:name="Tabela45" table:style-name="Tabela45">
        <table:table-column table:style-name="Tabela45.A"/>
        <table:table-column table:style-name="Tabela45.B"/>
        <table:table-column table:style-name="Tabela45.C"/>
        <table:table-row>
          <table:table-cell table:style-name="Tabela45.A1" office:value-type="string">
            <text:p text:style-name="P143">KOD</text:p>
          </table:table-cell>
          <table:table-cell table:style-name="Tabela45.A1" office:value-type="string">
            <text:p text:style-name="P143">INSTRUKCJA</text:p>
          </table:table-cell>
          <table:table-cell table:style-name="Tabela45.C1" office:value-type="string">
            <text:p text:style-name="P143">SKRÓCONY OPIS</text:p>
          </table:table-cell>
        </table:table-row>
        <table:table-row>
          <table:table-cell table:style-name="Tabela45.A2" office:value-type="string">
            <text:p text:style-name="P159">C<text:span text:style-name="T313">A</text:span></text:p>
          </table:table-cell>
          <table:table-cell table:style-name="Tabela45.A2" office:value-type="string">
            <text:p text:style-name="P180"><text:span text:style-name="T106">J</text:span><text:span text:style-name="T111">G</text:span><text:span text:style-name="T124"> mem</text:span><text:span text:style-name="T125">1</text:span></text:p>
          </table:table-cell>
          <table:table-cell table:style-name="Tabela45.C2" office:value-type="string">
            <text:p text:style-name="P406"><text:span text:style-name="T88">S</text:span><text:span text:style-name="T94">kocz do mem1 jeśli w</text:span><text:span text:style-name="T97">iększe(ZF=0 i SF=OF)</text:span><text:span text:style-name="T94">.</text:span></text:p>
          </table:table-cell>
        </table:table-row>
      </table:table>
      <text:p text:style-name="P221"/>
      <text:p text:style-name="P342">Opis</text:p>
      <text:p text:style-name="P260">S<text:span text:style-name="T331">prawdza czy flagi rejestru flag są w ustalonym stanie, jeśli tak, czyli warunek jest spełniony(</text:span><text:span text:style-name="T332">ZF=0 i SF=OF</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59"/>
      <text:p text:style-name="P342">Operacja</text:p>
      <text:p text:style-name="P227">I<text:span text:style-name="T331">F <text:s/></text:span><text:span text:style-name="T332">ZF=0 i SF=OF</text:span></text:p>
      <text:p text:style-name="P226"><text:tab/><text:span text:style-name="T331">EIP = ADDRESS(ARG1);</text:span></text:p>
      <text:p text:style-name="P297">FI;</text:p>
      <text:p text:style-name="P259"/>
      <text:p text:style-name="P315">Modyfikowane Flagi</text:p>
      <text:p text:style-name="P283">Żadne.</text:p>
      <text:p text:style-name="P124">J<text:span text:style-name="T310">GE</text:span></text:p>
      <text:p text:style-name="P221"/>
      <table:table table:name="Tabela46" table:style-name="Tabela46">
        <table:table-column table:style-name="Tabela46.A"/>
        <table:table-column table:style-name="Tabela46.B"/>
        <table:table-column table:style-name="Tabela46.C"/>
        <table:table-row>
          <table:table-cell table:style-name="Tabela46.A1" office:value-type="string">
            <text:p text:style-name="P143">KOD</text:p>
          </table:table-cell>
          <table:table-cell table:style-name="Tabela46.A1" office:value-type="string">
            <text:p text:style-name="P143">INSTRUKCJA</text:p>
          </table:table-cell>
          <table:table-cell table:style-name="Tabela46.C1" office:value-type="string">
            <text:p text:style-name="P143">SKRÓCONY OPIS</text:p>
          </table:table-cell>
        </table:table-row>
        <table:table-row>
          <table:table-cell table:style-name="Tabela46.A2" office:value-type="string">
            <text:p text:style-name="P159">C<text:span text:style-name="T313">9</text:span></text:p>
          </table:table-cell>
          <table:table-cell table:style-name="Tabela46.A2" office:value-type="string">
            <text:p text:style-name="P180"><text:span text:style-name="T106">J</text:span><text:span text:style-name="T111">GE</text:span><text:span text:style-name="T124"> mem</text:span><text:span text:style-name="T125">1</text:span></text:p>
          </table:table-cell>
          <table:table-cell table:style-name="Tabela46.C2" office:value-type="string">
            <text:p text:style-name="P406"><text:span text:style-name="T88">S</text:span><text:span text:style-name="T94">kocz do mem1 jeśli w</text:span><text:span text:style-name="T97">iększe lub równe(SF=OF)</text:span><text:span text:style-name="T94">.</text:span></text:p>
          </table:table-cell>
        </table:table-row>
      </table:table>
      <text:p text:style-name="P221"/>
      <text:p text:style-name="P342">Opis</text:p>
      <text:p text:style-name="P260">S<text:span text:style-name="T331">prawdza czy flagi rejestru flag są w ustalonym stanie, jeśli tak, czyli warunek jest spełniony(</text:span><text:span text:style-name="T332">SF=OF</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59"/>
      <text:p text:style-name="P342">Operacja</text:p>
      <text:p text:style-name="P227">I<text:span text:style-name="T331">F <text:s/></text:span><text:span text:style-name="T332">SF=OF</text:span></text:p>
      <text:p text:style-name="P226"><text:tab/><text:span text:style-name="T331">EIP = ADDRESS(ARG1);</text:span></text:p>
      <text:p text:style-name="P297">FI;</text:p>
      <text:p text:style-name="P259"/>
      <text:p text:style-name="P315">Modyfikowane Flagi</text:p>
      <text:p text:style-name="P283">Żadne.</text:p>
      <text:p text:style-name="P124">J<text:span text:style-name="T310">L</text:span></text:p>
      <text:p text:style-name="P221"/>
      <table:table table:name="Tabela47" table:style-name="Tabela47">
        <table:table-column table:style-name="Tabela47.A"/>
        <table:table-column table:style-name="Tabela47.B"/>
        <table:table-column table:style-name="Tabela47.C"/>
        <table:table-row>
          <table:table-cell table:style-name="Tabela47.A1" office:value-type="string">
            <text:p text:style-name="P143">KOD</text:p>
          </table:table-cell>
          <table:table-cell table:style-name="Tabela47.A1" office:value-type="string">
            <text:p text:style-name="P143">INSTRUKCJA</text:p>
          </table:table-cell>
          <table:table-cell table:style-name="Tabela47.C1" office:value-type="string">
            <text:p text:style-name="P143">SKRÓCONY OPIS</text:p>
          </table:table-cell>
        </table:table-row>
        <table:table-row>
          <table:table-cell table:style-name="Tabela47.A2" office:value-type="string">
            <text:p text:style-name="P159">C<text:span text:style-name="T313">8</text:span></text:p>
          </table:table-cell>
          <table:table-cell table:style-name="Tabela47.A2" office:value-type="string">
            <text:p text:style-name="P180"><text:span text:style-name="T106">J</text:span><text:span text:style-name="T111">L</text:span><text:span text:style-name="T124"> mem</text:span><text:span text:style-name="T125">1</text:span></text:p>
          </table:table-cell>
          <table:table-cell table:style-name="Tabela47.C2" office:value-type="string">
            <text:p text:style-name="P406"><text:span text:style-name="T88">S</text:span><text:span text:style-name="T94">kocz do mem1 jeśli m</text:span><text:span text:style-name="T97">niejsze(SF!=OF)</text:span><text:span text:style-name="T94">.</text:span></text:p>
          </table:table-cell>
        </table:table-row>
      </table:table>
      <text:p text:style-name="P221"/>
      <text:p text:style-name="P342">Opis</text:p>
      <text:p text:style-name="P260">S<text:span text:style-name="T331">prawdza czy flagi rejestru flag są w ustalonym stanie, jeśli tak, czyli warunek jest spełniony(</text:span><text:span text:style-name="T332">SF!=OF</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59"/>
      <text:p text:style-name="P342">Operacja</text:p>
      <text:p text:style-name="P227">I<text:span text:style-name="T331">F <text:s/></text:span><text:span text:style-name="T332">SF!=OF</text:span></text:p>
      <text:p text:style-name="P226"><text:tab/><text:span text:style-name="T331">EIP = ADDRESS(ARG1);</text:span></text:p>
      <text:p text:style-name="P297">FI;</text:p>
      <text:p text:style-name="P259"/>
      <text:p text:style-name="P315">Modyfikowane Flagi</text:p>
      <text:p text:style-name="P283">Żadne.</text:p>
      <text:p text:style-name="P124">J<text:span text:style-name="T310">LE</text:span></text:p>
      <text:p text:style-name="P221"/>
      <table:table table:name="Tabela48" table:style-name="Tabela48">
        <table:table-column table:style-name="Tabela48.A"/>
        <table:table-column table:style-name="Tabela48.B"/>
        <table:table-column table:style-name="Tabela48.C"/>
        <table:table-row>
          <table:table-cell table:style-name="Tabela48.A1" office:value-type="string">
            <text:p text:style-name="P143">KOD</text:p>
          </table:table-cell>
          <table:table-cell table:style-name="Tabela48.A1" office:value-type="string">
            <text:p text:style-name="P143">INSTRUKCJA</text:p>
          </table:table-cell>
          <table:table-cell table:style-name="Tabela48.C1" office:value-type="string">
            <text:p text:style-name="P143">SKRÓCONY OPIS</text:p>
          </table:table-cell>
        </table:table-row>
        <table:table-row>
          <table:table-cell table:style-name="Tabela48.A2" office:value-type="string">
            <text:p text:style-name="P159">C<text:span text:style-name="T313">7</text:span></text:p>
          </table:table-cell>
          <table:table-cell table:style-name="Tabela48.A2" office:value-type="string">
            <text:p text:style-name="P180"><text:span text:style-name="T106">J</text:span><text:span text:style-name="T111">LE</text:span><text:span text:style-name="T124"> mem</text:span><text:span text:style-name="T125">1</text:span></text:p>
          </table:table-cell>
          <table:table-cell table:style-name="Tabela48.C2" office:value-type="string">
            <text:p text:style-name="P406"><text:span text:style-name="T88">S</text:span><text:span text:style-name="T94">kocz do mem1 jeśli m</text:span><text:span text:style-name="T97">niejsze lub równe(ZF=1 lub SF!=OF)</text:span><text:span text:style-name="T94">.</text:span></text:p>
          </table:table-cell>
        </table:table-row>
      </table:table>
      <text:p text:style-name="P221"/>
      <text:p text:style-name="P342">Opis</text:p>
      <text:p text:style-name="P260">S<text:span text:style-name="T331">prawdza czy flagi rejestru flag są w ustalonym stanie, jeśli tak, czyli warunek jest spełniony(</text:span><text:span text:style-name="T332">ZF=1 lub SF!=OF</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59"/>
      <text:p text:style-name="P342">Operacja</text:p>
      <text:p text:style-name="P227">I<text:span text:style-name="T331">F <text:s/></text:span><text:span text:style-name="T332">ZF=1 lub SF!=OF</text:span></text:p>
      <text:p text:style-name="P226"><text:tab/><text:span text:style-name="T331">EIP = ADDRESS(ARG1);</text:span></text:p>
      <text:p text:style-name="P297">FI;</text:p>
      <text:p text:style-name="P259"/>
      <text:p text:style-name="P315">Modyfikowane Flagi</text:p>
      <text:p text:style-name="P283">Żadne.</text:p>
      <text:p text:style-name="P124">J<text:span text:style-name="T310">MP</text:span></text:p>
      <text:p text:style-name="P221"/>
      <table:table table:name="Tabela49" table:style-name="Tabela49">
        <table:table-column table:style-name="Tabela49.A"/>
        <table:table-column table:style-name="Tabela49.B"/>
        <table:table-column table:style-name="Tabela49.C"/>
        <table:table-row>
          <table:table-cell table:style-name="Tabela49.A1" office:value-type="string">
            <text:p text:style-name="P143">KOD</text:p>
          </table:table-cell>
          <table:table-cell table:style-name="Tabela49.A1" office:value-type="string">
            <text:p text:style-name="P143">INSTRUKCJA</text:p>
          </table:table-cell>
          <table:table-cell table:style-name="Tabela49.C1" office:value-type="string">
            <text:p text:style-name="P143">SKRÓCONY OPIS</text:p>
          </table:table-cell>
        </table:table-row>
        <table:table-row>
          <table:table-cell table:style-name="Tabela49.A2" office:value-type="string">
            <text:p text:style-name="P160">C<text:span text:style-name="T314">D</text:span></text:p>
          </table:table-cell>
          <table:table-cell table:style-name="Tabela49.A2" office:value-type="string">
            <text:p text:style-name="P180"><text:span text:style-name="T106">J</text:span><text:span text:style-name="T112">MP</text:span><text:span text:style-name="T124"> mem</text:span><text:span text:style-name="T125">1</text:span></text:p>
          </table:table-cell>
          <table:table-cell table:style-name="Tabela49.C2" office:value-type="string">
            <text:p text:style-name="P406"><text:span text:style-name="T88">S</text:span><text:span text:style-name="T94">kocz do mem1.</text:span></text:p>
          </table:table-cell>
        </table:table-row>
      </table:table>
      <text:p text:style-name="P221"/>
      <text:p text:style-name="P336">Opis</text:p>
      <text:p text:style-name="P380"><text:span text:style-name="T185">W</text:span><text:span text:style-name="T184">ykonuje skok do miejsca w pamięci podanego w argumencie. </text:span><text:span text:style-name="T185">Argumentem może być wyłącznie miejsce w pamięci.</text:span></text:p>
      <text:p text:style-name="P252"/>
      <text:p text:style-name="P336">Operacja</text:p>
      <text:p text:style-name="P239"><text:span text:style-name="T331">EIP = ADDRESS(ARG1);</text:span></text:p>
      <text:p text:style-name="P252"/>
      <text:p text:style-name="P309">Modyfikowane Flagi</text:p>
      <text:p text:style-name="P110">Żadne.</text:p>
      <text:p text:style-name="P124">J<text:span text:style-name="T310">NA</text:span></text:p>
      <text:p text:style-name="P221"/>
      <table:table table:name="Tabela50" table:style-name="Tabela50">
        <table:table-column table:style-name="Tabela50.A"/>
        <table:table-column table:style-name="Tabela50.B"/>
        <table:table-column table:style-name="Tabela50.C"/>
        <table:table-row>
          <table:table-cell table:style-name="Tabela50.A1" office:value-type="string">
            <text:p text:style-name="P143">KOD</text:p>
          </table:table-cell>
          <table:table-cell table:style-name="Tabela50.A1" office:value-type="string">
            <text:p text:style-name="P143">INSTRUKCJA</text:p>
          </table:table-cell>
          <table:table-cell table:style-name="Tabela50.C1" office:value-type="string">
            <text:p text:style-name="P143">SKRÓCONY OPIS</text:p>
          </table:table-cell>
        </table:table-row>
        <table:table-row>
          <table:table-cell table:style-name="Tabela50.A2" office:value-type="string">
            <text:p text:style-name="P158">C<text:span text:style-name="T312">3</text:span></text:p>
          </table:table-cell>
          <table:table-cell table:style-name="Tabela50.A2" office:value-type="string">
            <text:p text:style-name="P180"><text:span text:style-name="T106">J</text:span><text:span text:style-name="T110">NA</text:span><text:span text:style-name="T124"> mem</text:span><text:span text:style-name="T125">1</text:span></text:p>
          </table:table-cell>
          <table:table-cell table:style-name="Tabela50.C2" office:value-type="string">
            <text:p text:style-name="P406"><text:span text:style-name="T88">S</text:span><text:span text:style-name="T94">kocz do mem1 jeśli n</text:span><text:span text:style-name="T97">ie powyżej(CF=1 lub ZF=1)</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2">CF=1 lub ZF=1</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2">CF=1 lub ZF=1</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NAE</text:span></text:p>
      <text:p text:style-name="P221"/>
      <table:table table:name="Tabela51" table:style-name="Tabela51">
        <table:table-column table:style-name="Tabela51.A"/>
        <table:table-column table:style-name="Tabela51.B"/>
        <table:table-column table:style-name="Tabela51.C"/>
        <table:table-row>
          <table:table-cell table:style-name="Tabela51.A1" office:value-type="string">
            <text:p text:style-name="P143">KOD</text:p>
          </table:table-cell>
          <table:table-cell table:style-name="Tabela51.A1" office:value-type="string">
            <text:p text:style-name="P143">INSTRUKCJA</text:p>
          </table:table-cell>
          <table:table-cell table:style-name="Tabela51.C1" office:value-type="string">
            <text:p text:style-name="P143">SKRÓCONY OPIS</text:p>
          </table:table-cell>
        </table:table-row>
        <table:table-row>
          <table:table-cell table:style-name="Tabela51.A2" office:value-type="string">
            <text:p text:style-name="P158">C<text:span text:style-name="T312">4</text:span></text:p>
          </table:table-cell>
          <table:table-cell table:style-name="Tabela51.A2" office:value-type="string">
            <text:p text:style-name="P180"><text:span text:style-name="T106">J</text:span><text:span text:style-name="T110">NAE</text:span><text:span text:style-name="T124"> mem</text:span><text:span text:style-name="T125">1</text:span></text:p>
          </table:table-cell>
          <table:table-cell table:style-name="Tabela51.C2" office:value-type="string">
            <text:p text:style-name="P406"><text:span text:style-name="T88">S</text:span><text:span text:style-name="T94">kocz do mem1 jeśli n</text:span><text:span text:style-name="T97">ie powyżej i nie równe(CF=1)</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2">CF=1</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2">CF=1</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NB</text:span></text:p>
      <text:p text:style-name="P221"/>
      <table:table table:name="Tabela52" table:style-name="Tabela52">
        <table:table-column table:style-name="Tabela52.A"/>
        <table:table-column table:style-name="Tabela52.B"/>
        <table:table-column table:style-name="Tabela52.C"/>
        <table:table-row>
          <table:table-cell table:style-name="Tabela52.A1" office:value-type="string">
            <text:p text:style-name="P143">KOD</text:p>
          </table:table-cell>
          <table:table-cell table:style-name="Tabela52.A1" office:value-type="string">
            <text:p text:style-name="P143">INSTRUKCJA</text:p>
          </table:table-cell>
          <table:table-cell table:style-name="Tabela52.C1" office:value-type="string">
            <text:p text:style-name="P143">SKRÓCONY OPIS</text:p>
          </table:table-cell>
        </table:table-row>
        <table:table-row>
          <table:table-cell table:style-name="Tabela52.A2" office:value-type="string">
            <text:p text:style-name="P158">C<text:span text:style-name="T312">5</text:span></text:p>
          </table:table-cell>
          <table:table-cell table:style-name="Tabela52.A2" office:value-type="string">
            <text:p text:style-name="P180"><text:span text:style-name="T106">J</text:span><text:span text:style-name="T110">AE</text:span><text:span text:style-name="T124"> mem</text:span><text:span text:style-name="T125">1</text:span></text:p>
          </table:table-cell>
          <table:table-cell table:style-name="Tabela52.C2" office:value-type="string">
            <text:p text:style-name="P406"><text:span text:style-name="T88">S</text:span><text:span text:style-name="T94">kocz do mem1 jeśli n</text:span><text:span text:style-name="T97">ie powyżej(CF=0)</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2">CF=0</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2">CF=0</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NBE</text:span></text:p>
      <text:p text:style-name="P221"/>
      <table:table table:name="Tabela53" table:style-name="Tabela53">
        <table:table-column table:style-name="Tabela53.A"/>
        <table:table-column table:style-name="Tabela53.B"/>
        <table:table-column table:style-name="Tabela53.C"/>
        <table:table-row>
          <table:table-cell table:style-name="Tabela53.A1" office:value-type="string">
            <text:p text:style-name="P143">KOD</text:p>
          </table:table-cell>
          <table:table-cell table:style-name="Tabela53.A1" office:value-type="string">
            <text:p text:style-name="P143">INSTRUKCJA</text:p>
          </table:table-cell>
          <table:table-cell table:style-name="Tabela53.C1" office:value-type="string">
            <text:p text:style-name="P143">SKRÓCONY OPIS</text:p>
          </table:table-cell>
        </table:table-row>
        <table:table-row>
          <table:table-cell table:style-name="Tabela53.A2" office:value-type="string">
            <text:p text:style-name="P157">C<text:span text:style-name="T311">6</text:span></text:p>
          </table:table-cell>
          <table:table-cell table:style-name="Tabela53.A2" office:value-type="string">
            <text:p text:style-name="P180"><text:span text:style-name="T106">J</text:span><text:span text:style-name="T110">NBE</text:span><text:span text:style-name="T124"> mem</text:span><text:span text:style-name="T125">1</text:span></text:p>
          </table:table-cell>
          <table:table-cell table:style-name="Tabela53.C2" office:value-type="string">
            <text:p text:style-name="P406"><text:span text:style-name="T88">S</text:span><text:span text:style-name="T94">kocz do mem1 jeśli n</text:span><text:span text:style-name="T98">ie poniżej i nie równe(CF=0 i ZF=0)</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CF=0 i ZF=0</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CF=0 i ZF=0</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NC</text:span></text:p>
      <text:p text:style-name="P221"/>
      <table:table table:name="Tabela54" table:style-name="Tabela54">
        <table:table-column table:style-name="Tabela54.A"/>
        <table:table-column table:style-name="Tabela54.B"/>
        <table:table-column table:style-name="Tabela54.C"/>
        <table:table-row>
          <table:table-cell table:style-name="Tabela54.A1" office:value-type="string">
            <text:p text:style-name="P143">KOD</text:p>
          </table:table-cell>
          <table:table-cell table:style-name="Tabela54.A1" office:value-type="string">
            <text:p text:style-name="P143">INSTRUKCJA</text:p>
          </table:table-cell>
          <table:table-cell table:style-name="Tabela54.C1" office:value-type="string">
            <text:p text:style-name="P143">SKRÓCONY OPIS</text:p>
          </table:table-cell>
        </table:table-row>
        <table:table-row>
          <table:table-cell table:style-name="Tabela54.A2" office:value-type="string">
            <text:p text:style-name="P158">C<text:span text:style-name="T312">5</text:span></text:p>
          </table:table-cell>
          <table:table-cell table:style-name="Tabela54.A2" office:value-type="string">
            <text:p text:style-name="P180"><text:span text:style-name="T106">J</text:span><text:span text:style-name="T110">NC</text:span><text:span text:style-name="T124"> mem</text:span><text:span text:style-name="T125">1</text:span></text:p>
          </table:table-cell>
          <table:table-cell table:style-name="Tabela54.C2" office:value-type="string">
            <text:p text:style-name="P406"><text:span text:style-name="T88">S</text:span><text:span text:style-name="T94">kocz do mem1 jeśli n</text:span><text:span text:style-name="T98">ie przeniesienie(CF=0)</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CF=0</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3">CF=0</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NE</text:span></text:p>
      <text:p text:style-name="P221"/>
      <table:table table:name="Tabela55" table:style-name="Tabela55">
        <table:table-column table:style-name="Tabela55.A"/>
        <table:table-column table:style-name="Tabela55.B"/>
        <table:table-column table:style-name="Tabela55.C"/>
        <table:table-row>
          <table:table-cell table:style-name="Tabela55.A1" office:value-type="string">
            <text:p text:style-name="P143">KOD</text:p>
          </table:table-cell>
          <table:table-cell table:style-name="Tabela55.A1" office:value-type="string">
            <text:p text:style-name="P143">INSTRUKCJA</text:p>
          </table:table-cell>
          <table:table-cell table:style-name="Tabela55.C1" office:value-type="string">
            <text:p text:style-name="P143">SKRÓCONY OPIS</text:p>
          </table:table-cell>
        </table:table-row>
        <table:table-row>
          <table:table-cell table:style-name="Tabela55.A2" office:value-type="string">
            <text:p text:style-name="P159">C<text:span text:style-name="T313">B</text:span></text:p>
          </table:table-cell>
          <table:table-cell table:style-name="Tabela55.A2" office:value-type="string">
            <text:p text:style-name="P180"><text:span text:style-name="T106">J</text:span><text:span text:style-name="T111">NE</text:span><text:span text:style-name="T124"> mem</text:span><text:span text:style-name="T125">1</text:span></text:p>
          </table:table-cell>
          <table:table-cell table:style-name="Tabela55.C2" office:value-type="string">
            <text:p text:style-name="P406"><text:span text:style-name="T88">S</text:span><text:span text:style-name="T94">kocz do mem1 jeśli n</text:span><text:span text:style-name="T98">ie równe(ZF=0)</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ZF=0</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CF=0 i ZF=0</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NG</text:span></text:p>
      <text:p text:style-name="P221"/>
      <table:table table:name="Tabela56" table:style-name="Tabela56">
        <table:table-column table:style-name="Tabela56.A"/>
        <table:table-column table:style-name="Tabela56.B"/>
        <table:table-column table:style-name="Tabela56.C"/>
        <table:table-row>
          <table:table-cell table:style-name="Tabela56.A1" office:value-type="string">
            <text:p text:style-name="P143">KOD</text:p>
          </table:table-cell>
          <table:table-cell table:style-name="Tabela56.A1" office:value-type="string">
            <text:p text:style-name="P143">INSTRUKCJA</text:p>
          </table:table-cell>
          <table:table-cell table:style-name="Tabela56.C1" office:value-type="string">
            <text:p text:style-name="P143">SKRÓCONY OPIS</text:p>
          </table:table-cell>
        </table:table-row>
        <table:table-row>
          <table:table-cell table:style-name="Tabela56.A2" office:value-type="string">
            <text:p text:style-name="P159">C<text:span text:style-name="T313">7</text:span></text:p>
          </table:table-cell>
          <table:table-cell table:style-name="Tabela56.A2" office:value-type="string">
            <text:p text:style-name="P180"><text:span text:style-name="T106">J</text:span><text:span text:style-name="T111">LE</text:span><text:span text:style-name="T124"> mem</text:span><text:span text:style-name="T125">1</text:span></text:p>
          </table:table-cell>
          <table:table-cell table:style-name="Tabela56.C2" office:value-type="string">
            <text:p text:style-name="P406"><text:span text:style-name="T88">S</text:span><text:span text:style-name="T94">kocz do mem1 jeśli n</text:span><text:span text:style-name="T98">ie większe(ZF=1 lub SF!=OF)</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ZF=1 lub SF!=OF</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CF=0 i ZF=0</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NGE</text:span></text:p>
      <text:p text:style-name="P221"/>
      <table:table table:name="Tabela57" table:style-name="Tabela57">
        <table:table-column table:style-name="Tabela57.A"/>
        <table:table-column table:style-name="Tabela57.B"/>
        <table:table-column table:style-name="Tabela57.C"/>
        <table:table-row>
          <table:table-cell table:style-name="Tabela57.A1" office:value-type="string">
            <text:p text:style-name="P143">KOD</text:p>
          </table:table-cell>
          <table:table-cell table:style-name="Tabela57.A1" office:value-type="string">
            <text:p text:style-name="P143">INSTRUKCJA</text:p>
          </table:table-cell>
          <table:table-cell table:style-name="Tabela57.C1" office:value-type="string">
            <text:p text:style-name="P143">SKRÓCONY OPIS</text:p>
          </table:table-cell>
        </table:table-row>
        <table:table-row>
          <table:table-cell table:style-name="Tabela57.A2" office:value-type="string">
            <text:p text:style-name="P159">C<text:span text:style-name="T313">8</text:span></text:p>
          </table:table-cell>
          <table:table-cell table:style-name="Tabela57.A2" office:value-type="string">
            <text:p text:style-name="P180"><text:span text:style-name="T106">J</text:span><text:span text:style-name="T111">L</text:span><text:span text:style-name="T124"> mem</text:span><text:span text:style-name="T125">1</text:span></text:p>
          </table:table-cell>
          <table:table-cell table:style-name="Tabela57.C2" office:value-type="string">
            <text:p text:style-name="P406"><text:span text:style-name="T88">S</text:span><text:span text:style-name="T94">kocz do mem1 jeśli n</text:span><text:span text:style-name="T98">ie większe i nie równe(SF!=OF)</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SF!=OF</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CF=0 i ZF=0</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NL</text:span></text:p>
      <text:p text:style-name="P221"/>
      <table:table table:name="Tabela58" table:style-name="Tabela58">
        <table:table-column table:style-name="Tabela58.A"/>
        <table:table-column table:style-name="Tabela58.B"/>
        <table:table-column table:style-name="Tabela58.C"/>
        <table:table-row>
          <table:table-cell table:style-name="Tabela58.A1" office:value-type="string">
            <text:p text:style-name="P143">KOD</text:p>
          </table:table-cell>
          <table:table-cell table:style-name="Tabela58.A1" office:value-type="string">
            <text:p text:style-name="P143">INSTRUKCJA</text:p>
          </table:table-cell>
          <table:table-cell table:style-name="Tabela58.C1" office:value-type="string">
            <text:p text:style-name="P143">SKRÓCONY OPIS</text:p>
          </table:table-cell>
        </table:table-row>
        <table:table-row>
          <table:table-cell table:style-name="Tabela58.A2" office:value-type="string">
            <text:p text:style-name="P159">C<text:span text:style-name="T313">9</text:span></text:p>
          </table:table-cell>
          <table:table-cell table:style-name="Tabela58.A2" office:value-type="string">
            <text:p text:style-name="P180"><text:span text:style-name="T106">J</text:span><text:span text:style-name="T111">NL</text:span><text:span text:style-name="T124"> mem</text:span><text:span text:style-name="T125">1</text:span></text:p>
          </table:table-cell>
          <table:table-cell table:style-name="Tabela58.C2" office:value-type="string">
            <text:p text:style-name="P406"><text:span text:style-name="T88">S</text:span><text:span text:style-name="T94">kocz do mem1 jeśli n</text:span><text:span text:style-name="T98">ie mniejsze(SF=OF)</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SF=OF</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3">SF=OF</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NLE</text:span></text:p>
      <text:p text:style-name="P221"/>
      <table:table table:name="Tabela59" table:style-name="Tabela59">
        <table:table-column table:style-name="Tabela59.A"/>
        <table:table-column table:style-name="Tabela59.B"/>
        <table:table-column table:style-name="Tabela59.C"/>
        <table:table-row>
          <table:table-cell table:style-name="Tabela59.A1" office:value-type="string">
            <text:p text:style-name="P143">KOD</text:p>
          </table:table-cell>
          <table:table-cell table:style-name="Tabela59.A1" office:value-type="string">
            <text:p text:style-name="P143">INSTRUKCJA</text:p>
          </table:table-cell>
          <table:table-cell table:style-name="Tabela59.C1" office:value-type="string">
            <text:p text:style-name="P143">SKRÓCONY OPIS</text:p>
          </table:table-cell>
        </table:table-row>
        <table:table-row>
          <table:table-cell table:style-name="Tabela59.A2" office:value-type="string">
            <text:p text:style-name="P159">C<text:span text:style-name="T313">A</text:span></text:p>
          </table:table-cell>
          <table:table-cell table:style-name="Tabela59.A2" office:value-type="string">
            <text:p text:style-name="P180"><text:span text:style-name="T106">J</text:span><text:span text:style-name="T111">NLE</text:span><text:span text:style-name="T124"> mem</text:span><text:span text:style-name="T125">1</text:span></text:p>
          </table:table-cell>
          <table:table-cell table:style-name="Tabela59.C2" office:value-type="string">
            <text:p text:style-name="P406"><text:span text:style-name="T88">S</text:span><text:span text:style-name="T94">kocz do mem1 jeśli n</text:span><text:span text:style-name="T98">ie mniejsze i nie równe(ZF=0 i SF=OF)</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ZF=0 i SF=OF</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3">ZF=0 i SF=OF</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NO</text:span></text:p>
      <text:p text:style-name="P221"/>
      <table:table table:name="Tabela60" table:style-name="Tabela60">
        <table:table-column table:style-name="Tabela60.A"/>
        <table:table-column table:style-name="Tabela60.B"/>
        <table:table-column table:style-name="Tabela60.C"/>
        <table:table-row>
          <table:table-cell table:style-name="Tabela60.A1" office:value-type="string">
            <text:p text:style-name="P143">KOD</text:p>
          </table:table-cell>
          <table:table-cell table:style-name="Tabela60.A1" office:value-type="string">
            <text:p text:style-name="P143">INSTRUKCJA</text:p>
          </table:table-cell>
          <table:table-cell table:style-name="Tabela60.C1" office:value-type="string">
            <text:p text:style-name="P143">SKRÓCONY OPIS</text:p>
          </table:table-cell>
        </table:table-row>
        <table:table-row>
          <table:table-cell table:style-name="Tabela60.A2" office:value-type="string">
            <text:p text:style-name="P159">C<text:span text:style-name="T313">1</text:span></text:p>
          </table:table-cell>
          <table:table-cell table:style-name="Tabela60.A2" office:value-type="string">
            <text:p text:style-name="P180"><text:span text:style-name="T106">J</text:span><text:span text:style-name="T111">NO</text:span><text:span text:style-name="T124"> mem</text:span><text:span text:style-name="T125">1</text:span></text:p>
          </table:table-cell>
          <table:table-cell table:style-name="Tabela60.C2" office:value-type="string">
            <text:p text:style-name="P406"><text:span text:style-name="T88">S</text:span><text:span text:style-name="T94">kocz do mem1 jeśli n</text:span><text:span text:style-name="T98">ie przepełnienie(OF=0)</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OF=0</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3">OF=0</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NP</text:span></text:p>
      <text:p text:style-name="P221"/>
      <table:table table:name="Tabela61" table:style-name="Tabela61">
        <table:table-column table:style-name="Tabela61.A"/>
        <table:table-column table:style-name="Tabela61.B"/>
        <table:table-column table:style-name="Tabela61.C"/>
        <table:table-row>
          <table:table-cell table:style-name="Tabela61.A1" office:value-type="string">
            <text:p text:style-name="P143">KOD</text:p>
          </table:table-cell>
          <table:table-cell table:style-name="Tabela61.A1" office:value-type="string">
            <text:p text:style-name="P143">INSTRUKCJA</text:p>
          </table:table-cell>
          <table:table-cell table:style-name="Tabela61.C1" office:value-type="string">
            <text:p text:style-name="P143">SKRÓCONY OPIS</text:p>
          </table:table-cell>
        </table:table-row>
        <table:table-row>
          <table:table-cell table:style-name="Tabela61.A2" office:value-type="string">
            <text:p text:style-name="P159">B<text:span text:style-name="T313">D</text:span></text:p>
          </table:table-cell>
          <table:table-cell table:style-name="Tabela61.A2" office:value-type="string">
            <text:p text:style-name="P180"><text:span text:style-name="T106">J</text:span><text:span text:style-name="T111">NP</text:span><text:span text:style-name="T124"> mem</text:span><text:span text:style-name="T125">1</text:span></text:p>
          </table:table-cell>
          <table:table-cell table:style-name="Tabela61.C2" office:value-type="string">
            <text:p text:style-name="P406"><text:span text:style-name="T88">S</text:span><text:span text:style-name="T94">kocz do mem1 jeśli n</text:span><text:span text:style-name="T98">ie parzystość(PF=0)</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PF=0</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3">PF=0</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NS</text:span></text:p>
      <text:p text:style-name="P221"/>
      <table:table table:name="Tabela62" table:style-name="Tabela62">
        <table:table-column table:style-name="Tabela62.A"/>
        <table:table-column table:style-name="Tabela62.B"/>
        <table:table-column table:style-name="Tabela62.C"/>
        <table:table-row>
          <table:table-cell table:style-name="Tabela62.A1" office:value-type="string">
            <text:p text:style-name="P143">KOD</text:p>
          </table:table-cell>
          <table:table-cell table:style-name="Tabela62.A1" office:value-type="string">
            <text:p text:style-name="P143">INSTRUKCJA</text:p>
          </table:table-cell>
          <table:table-cell table:style-name="Tabela62.C1" office:value-type="string">
            <text:p text:style-name="P143">SKRÓCONY OPIS</text:p>
          </table:table-cell>
        </table:table-row>
        <table:table-row>
          <table:table-cell table:style-name="Tabela62.A2" office:value-type="string">
            <text:p text:style-name="P159">B<text:span text:style-name="T313">F</text:span></text:p>
          </table:table-cell>
          <table:table-cell table:style-name="Tabela62.A2" office:value-type="string">
            <text:p text:style-name="P180"><text:span text:style-name="T106">J</text:span><text:span text:style-name="T111">NS</text:span><text:span text:style-name="T124"> mem</text:span><text:span text:style-name="T125">1</text:span></text:p>
          </table:table-cell>
          <table:table-cell table:style-name="Tabela62.C2" office:value-type="string">
            <text:p text:style-name="P406"><text:span text:style-name="T88">S</text:span><text:span text:style-name="T94">kocz do mem1 jeśli b</text:span><text:span text:style-name="T98">ez znaku(SF=0)</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SF=0</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3">SF=0</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NZ</text:span></text:p>
      <text:p text:style-name="P221"/>
      <table:table table:name="Tabela63" table:style-name="Tabela63">
        <table:table-column table:style-name="Tabela63.A"/>
        <table:table-column table:style-name="Tabela63.B"/>
        <table:table-column table:style-name="Tabela63.C"/>
        <table:table-row>
          <table:table-cell table:style-name="Tabela63.A1" office:value-type="string">
            <text:p text:style-name="P143">KOD</text:p>
          </table:table-cell>
          <table:table-cell table:style-name="Tabela63.A1" office:value-type="string">
            <text:p text:style-name="P143">INSTRUKCJA</text:p>
          </table:table-cell>
          <table:table-cell table:style-name="Tabela63.C1" office:value-type="string">
            <text:p text:style-name="P143">SKRÓCONY OPIS</text:p>
          </table:table-cell>
        </table:table-row>
        <table:table-row>
          <table:table-cell table:style-name="Tabela63.A2" office:value-type="string">
            <text:p text:style-name="P159">C<text:span text:style-name="T313">B</text:span></text:p>
          </table:table-cell>
          <table:table-cell table:style-name="Tabela63.A2" office:value-type="string">
            <text:p text:style-name="P180"><text:span text:style-name="T106">J</text:span><text:span text:style-name="T111">NZ</text:span><text:span text:style-name="T124"> mem</text:span><text:span text:style-name="T125">1</text:span></text:p>
          </table:table-cell>
          <table:table-cell table:style-name="Tabela63.C2" office:value-type="string">
            <text:p text:style-name="P406"><text:span text:style-name="T88">S</text:span><text:span text:style-name="T94">kocz do mem1 jeśli n</text:span><text:span text:style-name="T98">ie zero(ZF=0)</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ZF=0</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3">ZF=0</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O</text:span></text:p>
      <text:p text:style-name="P221"/>
      <table:table table:name="Tabela64" table:style-name="Tabela64">
        <table:table-column table:style-name="Tabela64.A"/>
        <table:table-column table:style-name="Tabela64.B"/>
        <table:table-column table:style-name="Tabela64.C"/>
        <table:table-row>
          <table:table-cell table:style-name="Tabela64.A1" office:value-type="string">
            <text:p text:style-name="P143">KOD</text:p>
          </table:table-cell>
          <table:table-cell table:style-name="Tabela64.A1" office:value-type="string">
            <text:p text:style-name="P143">INSTRUKCJA</text:p>
          </table:table-cell>
          <table:table-cell table:style-name="Tabela64.C1" office:value-type="string">
            <text:p text:style-name="P143">SKRÓCONY OPIS</text:p>
          </table:table-cell>
        </table:table-row>
        <table:table-row>
          <table:table-cell table:style-name="Tabela64.A2" office:value-type="string">
            <text:p text:style-name="P159">C<text:span text:style-name="T313">2</text:span></text:p>
          </table:table-cell>
          <table:table-cell table:style-name="Tabela64.A2" office:value-type="string">
            <text:p text:style-name="P180"><text:span text:style-name="T106">J</text:span><text:span text:style-name="T111">O</text:span><text:span text:style-name="T124"> mem</text:span><text:span text:style-name="T125">1</text:span></text:p>
          </table:table-cell>
          <table:table-cell table:style-name="Tabela64.C2" office:value-type="string">
            <text:p text:style-name="P406"><text:span text:style-name="T88">S</text:span><text:span text:style-name="T94">kocz do mem1 jeśli p</text:span><text:span text:style-name="T98">rzepełnienie(OF=1)</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OF=1</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3">OF=1</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P</text:span></text:p>
      <text:p text:style-name="P221"/>
      <table:table table:name="Tabela65" table:style-name="Tabela65">
        <table:table-column table:style-name="Tabela65.A"/>
        <table:table-column table:style-name="Tabela65.B"/>
        <table:table-column table:style-name="Tabela65.C"/>
        <table:table-row>
          <table:table-cell table:style-name="Tabela65.A1" office:value-type="string">
            <text:p text:style-name="P143">KOD</text:p>
          </table:table-cell>
          <table:table-cell table:style-name="Tabela65.A1" office:value-type="string">
            <text:p text:style-name="P143">INSTRUKCJA</text:p>
          </table:table-cell>
          <table:table-cell table:style-name="Tabela65.C1" office:value-type="string">
            <text:p text:style-name="P143">SKRÓCONY OPIS</text:p>
          </table:table-cell>
        </table:table-row>
        <table:table-row>
          <table:table-cell table:style-name="Tabela65.A2" office:value-type="string">
            <text:p text:style-name="P159">B<text:span text:style-name="T313">E</text:span></text:p>
          </table:table-cell>
          <table:table-cell table:style-name="Tabela65.A2" office:value-type="string">
            <text:p text:style-name="P180"><text:span text:style-name="T106">J</text:span><text:span text:style-name="T111">P</text:span><text:span text:style-name="T124"> mem</text:span><text:span text:style-name="T125">1</text:span></text:p>
          </table:table-cell>
          <table:table-cell table:style-name="Tabela65.C2" office:value-type="string">
            <text:p text:style-name="P406"><text:span text:style-name="T88">S</text:span><text:span text:style-name="T94">kocz do mem1 jeśli p</text:span><text:span text:style-name="T98">arzystość(PF=1)</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PF=1</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3">PF=1</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S</text:span></text:p>
      <text:p text:style-name="P221"/>
      <table:table table:name="Tabela66" table:style-name="Tabela66">
        <table:table-column table:style-name="Tabela66.A"/>
        <table:table-column table:style-name="Tabela66.B"/>
        <table:table-column table:style-name="Tabela66.C"/>
        <table:table-row>
          <table:table-cell table:style-name="Tabela66.A1" office:value-type="string">
            <text:p text:style-name="P143">KOD</text:p>
          </table:table-cell>
          <table:table-cell table:style-name="Tabela66.A1" office:value-type="string">
            <text:p text:style-name="P143">INSTRUKCJA</text:p>
          </table:table-cell>
          <table:table-cell table:style-name="Tabela66.C1" office:value-type="string">
            <text:p text:style-name="P143">SKRÓCONY OPIS</text:p>
          </table:table-cell>
        </table:table-row>
        <table:table-row>
          <table:table-cell table:style-name="Tabela66.A2" office:value-type="string">
            <text:p text:style-name="P159">C<text:span text:style-name="T313">0</text:span></text:p>
          </table:table-cell>
          <table:table-cell table:style-name="Tabela66.A2" office:value-type="string">
            <text:p text:style-name="P180"><text:span text:style-name="T106">J</text:span><text:span text:style-name="T111">S</text:span><text:span text:style-name="T124"> mem</text:span><text:span text:style-name="T125">1</text:span></text:p>
          </table:table-cell>
          <table:table-cell table:style-name="Tabela66.C2" office:value-type="string">
            <text:p text:style-name="P406"><text:span text:style-name="T88">S</text:span><text:span text:style-name="T94">kocz do mem1 jeśli z</text:span><text:span text:style-name="T98">nak(SF=1)</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SF=1</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3">SF=1</text:span></text:p>
      <text:p text:style-name="P227"><text:tab/><text:span text:style-name="T331">EIP = ADDRESS(ARG1);</text:span></text:p>
      <text:p text:style-name="P297">FI;</text:p>
      <text:p text:style-name="P260"/>
      <text:p text:style-name="P316">Modyfikowane Flagi</text:p>
      <text:p text:style-name="P284">Żadne.</text:p>
      <text:p text:style-name="P124">J<text:span text:style-name="T310">Z</text:span></text:p>
      <text:p text:style-name="P221"/>
      <table:table table:name="Tabela67" table:style-name="Tabela67">
        <table:table-column table:style-name="Tabela67.A"/>
        <table:table-column table:style-name="Tabela67.B"/>
        <table:table-column table:style-name="Tabela67.C"/>
        <table:table-row>
          <table:table-cell table:style-name="Tabela67.A1" office:value-type="string">
            <text:p text:style-name="P143">KOD</text:p>
          </table:table-cell>
          <table:table-cell table:style-name="Tabela67.A1" office:value-type="string">
            <text:p text:style-name="P143">INSTRUKCJA</text:p>
          </table:table-cell>
          <table:table-cell table:style-name="Tabela67.C1" office:value-type="string">
            <text:p text:style-name="P143">SKRÓCONY OPIS</text:p>
          </table:table-cell>
        </table:table-row>
        <table:table-row>
          <table:table-cell table:style-name="Tabela67.A2" office:value-type="string">
            <text:p text:style-name="P158">C<text:span text:style-name="T312">C</text:span></text:p>
          </table:table-cell>
          <table:table-cell table:style-name="Tabela67.A2" office:value-type="string">
            <text:p text:style-name="P180"><text:span text:style-name="T106">J</text:span><text:span text:style-name="T110">E </text:span><text:span text:style-name="T124">mem</text:span><text:span text:style-name="T125">1</text:span></text:p>
          </table:table-cell>
          <table:table-cell table:style-name="Tabela67.C2" office:value-type="string">
            <text:p text:style-name="P406"><text:span text:style-name="T88">S</text:span><text:span text:style-name="T94">kocz do mem1 jeśli z</text:span><text:span text:style-name="T98">ero(ZF=1)</text:span><text:span text:style-name="T94">.</text:span></text:p>
          </table:table-cell>
        </table:table-row>
      </table:table>
      <text:p text:style-name="P221"/>
      <text:p text:style-name="P343">Opis</text:p>
      <text:p text:style-name="P260">S<text:span text:style-name="T331">prawdza czy flagi rejestru flag są w ustalonym stanie, jeśli tak, czyli warunek jest spełniony(</text:span><text:span text:style-name="T333">ZF=1</text:span><text:span text:style-name="T331">), to wykonywany jest skok do miejsca w pamięci podanego w argumencie. Jeśli warunek nie jest spełniony to skok nie jest wykonywany, a egzekucja programu kontynuuje sekwencyjnie zaraz po instrukcji skoku. Argumentem może być wyłącznie miejsce w pamięci.</text:span></text:p>
      <text:p text:style-name="P260"/>
      <text:p text:style-name="P343">Operacja</text:p>
      <text:p text:style-name="P227">I<text:span text:style-name="T331">F <text:s/></text:span><text:span text:style-name="T333">ZF=1</text:span></text:p>
      <text:p text:style-name="P227"><text:tab/><text:span text:style-name="T331">EIP = ADDRESS(ARG1);</text:span></text:p>
      <text:p text:style-name="P297">FI;</text:p>
      <text:p text:style-name="P260"/>
      <text:p text:style-name="P316">Modyfikowane Flagi</text:p>
      <text:p text:style-name="P284">Żadne.</text:p>
      <text:p text:style-name="P124">L<text:span text:style-name="T310">D</text:span></text:p>
      <text:p text:style-name="P221"/>
      <table:table table:name="Tabela68" table:style-name="Tabela68">
        <table:table-column table:style-name="Tabela68.A"/>
        <table:table-column table:style-name="Tabela68.B"/>
        <table:table-column table:style-name="Tabela68.C"/>
        <table:table-row>
          <table:table-cell table:style-name="Tabela68.A1" office:value-type="string">
            <text:p text:style-name="P143">KOD</text:p>
          </table:table-cell>
          <table:table-cell table:style-name="Tabela68.A1" office:value-type="string">
            <text:p text:style-name="P143">INSTRUKCJA</text:p>
          </table:table-cell>
          <table:table-cell table:style-name="Tabela68.C1" office:value-type="string">
            <text:p text:style-name="P143">SKRÓCONY OPIS</text:p>
          </table:table-cell>
        </table:table-row>
        <table:table-row>
          <table:table-cell table:style-name="Tabela68.A2" office:value-type="string">
            <text:p text:style-name="P162">0<text:span text:style-name="T316">2</text:span></text:p>
          </table:table-cell>
          <table:table-cell table:style-name="Tabela68.A2" office:value-type="string">
            <text:p text:style-name="P180"><text:span text:style-name="T106">L</text:span><text:span text:style-name="T121">D</text:span><text:span text:style-name="T106"> </text:span><text:span text:style-name="T124">reg1, </text:span><text:span text:style-name="T131">reg2</text:span></text:p>
          </table:table-cell>
          <table:table-cell table:style-name="Tabela68.C2" office:value-type="string">
            <text:p text:style-name="P421"><text:span text:style-name="T327">Wczytuje reg2 do reg1.</text:span></text:p>
          </table:table-cell>
        </table:table-row>
        <table:table-row>
          <table:table-cell table:style-name="Tabela68.A2" office:value-type="string">
            <text:p text:style-name="P162">F<text:span text:style-name="T316">F</text:span></text:p>
          </table:table-cell>
          <table:table-cell table:style-name="Tabela68.A2" office:value-type="string">
            <text:p text:style-name="P412"><text:span text:style-name="T106">L</text:span><text:span text:style-name="T121">D</text:span><text:span text:style-name="T106"> </text:span><text:span text:style-name="T124">reg1, </text:span><text:span text:style-name="T131">mem2</text:span></text:p>
          </table:table-cell>
          <table:table-cell table:style-name="Tabela68.C3" office:value-type="string">
            <text:p text:style-name="P406"><text:span text:style-name="T94">Wczytuje mem2 do reg1.</text:span></text:p>
          </table:table-cell>
        </table:table-row>
      </table:table>
      <text:p text:style-name="P221"/>
      <text:p text:style-name="P356">Opis</text:p>
      <text:p text:style-name="P385"><text:span text:style-name="T156">W</text:span><text:span text:style-name="T180">czytuje liczbę podaną w drugim argumencie(źródłowy) i umieszcza ją w rejestrze podanym w p</text:span><text:span text:style-name="T190">ierwszym</text:span><text:span text:style-name="T180"> argumencie(wynikowy) </text:span><text:span text:style-name="T156">. Wynikowy argument może być wyłącznie rejestrem</text:span><text:span text:style-name="T180">.</text:span><text:span text:style-name="T156"> </text:span><text:span text:style-name="T180">Ź</text:span><text:span text:style-name="T156">ródłowy argument może </text:span><text:span text:style-name="T157">być </text:span><text:span text:style-name="T180">r</text:span><text:span text:style-name="T181">ejestrem albo</text:span><text:span text:style-name="T157"> miejscem w pamięci</text:span><text:span text:style-name="T156">.</text:span></text:p>
      <text:p text:style-name="P277"/>
      <text:p text:style-name="P356">Operacja</text:p>
      <text:p text:style-name="P385"><text:span text:style-name="T157">ARG1 = ARG2;</text:span></text:p>
      <text:p text:style-name="P277"/>
      <text:p text:style-name="P329">Modyfikowane Flagi</text:p>
      <text:p text:style-name="P291">Żadne.</text:p>
      <text:p text:style-name="P124">L<text:span text:style-name="T310">DA</text:span></text:p>
      <text:p text:style-name="P221"/>
      <table:table table:name="Tabela69" table:style-name="Tabela69">
        <table:table-column table:style-name="Tabela69.A"/>
        <table:table-column table:style-name="Tabela69.B"/>
        <table:table-column table:style-name="Tabela69.C"/>
        <table:table-row>
          <table:table-cell table:style-name="Tabela69.A1" office:value-type="string">
            <text:p text:style-name="P143">KOD</text:p>
          </table:table-cell>
          <table:table-cell table:style-name="Tabela69.A1" office:value-type="string">
            <text:p text:style-name="P143">INSTRUKCJA</text:p>
          </table:table-cell>
          <table:table-cell table:style-name="Tabela69.C1" office:value-type="string">
            <text:p text:style-name="P143">SKRÓCONY OPIS</text:p>
          </table:table-cell>
        </table:table-row>
        <table:table-row>
          <table:table-cell table:style-name="Tabela69.A2" office:value-type="string">
            <text:p text:style-name="P180"><text:span text:style-name="T106">F</text:span><text:span text:style-name="T109">8</text:span></text:p>
          </table:table-cell>
          <table:table-cell table:style-name="Tabela69.A2" office:value-type="string">
            <text:p text:style-name="P180"><text:span text:style-name="T106">L</text:span><text:span text:style-name="T121">DA</text:span><text:span text:style-name="T124"> r</text:span><text:span text:style-name="T131">eg1, mem2</text:span></text:p>
          </table:table-cell>
          <table:table-cell table:style-name="Tabela69.C2" office:value-type="string">
            <text:p text:style-name="P406"><text:span text:style-name="T94">Wczytuje adres mem2 do reg1.</text:span></text:p>
          </table:table-cell>
        </table:table-row>
      </table:table>
      <text:p text:style-name="P221"/>
      <text:p text:style-name="P353">Opis</text:p>
      <text:p text:style-name="P381"><text:span text:style-name="T156">W</text:span><text:span text:style-name="T180">czytuje a</text:span><text:span text:style-name="T190">dres</text:span><text:span text:style-name="T180"> podan</text:span><text:span text:style-name="T190">y</text:span><text:span text:style-name="T180"> w drugim argumencie(źródłowy) i umieszcza g</text:span><text:span text:style-name="T190">o</text:span><text:span text:style-name="T180"> w rejestrze podanym w p</text:span><text:span text:style-name="T190">ierwszym</text:span><text:span text:style-name="T180"> argumencie(wynikowy) </text:span><text:span text:style-name="T156">. Wynikowy argument może być wyłącznie rejestrem</text:span><text:span text:style-name="T180">.</text:span><text:span text:style-name="T156"> </text:span><text:span text:style-name="T180">Ź</text:span><text:span text:style-name="T156">ródłowy argument może </text:span><text:span text:style-name="T157">być </text:span><text:span text:style-name="T180">r</text:span><text:span text:style-name="T181">ejestrem albo</text:span><text:span text:style-name="T157"> miejscem w pamięci</text:span><text:span text:style-name="T156">.</text:span></text:p>
      <text:p text:style-name="P273"/>
      <text:p text:style-name="P353">Operacja</text:p>
      <text:p text:style-name="P381"><text:span text:style-name="T157">ARG1 = </text:span><text:span text:style-name="T190">ADDRESS(</text:span><text:span text:style-name="T157">ARG2</text:span><text:span text:style-name="T190">)</text:span><text:span text:style-name="T157">;</text:span></text:p>
      <text:p text:style-name="P273"/>
      <text:p text:style-name="P326">Modyfikowane Flagi</text:p>
      <text:p text:style-name="P290">Żadne.</text:p>
      <text:p text:style-name="P124">L<text:span text:style-name="T310">DB</text:span></text:p>
      <text:p text:style-name="P221"/>
      <table:table table:name="Tabela70" table:style-name="Tabela70">
        <table:table-column table:style-name="Tabela70.A"/>
        <table:table-column table:style-name="Tabela70.B"/>
        <table:table-column table:style-name="Tabela70.C"/>
        <table:table-row>
          <table:table-cell table:style-name="Tabela70.A1" office:value-type="string">
            <text:p text:style-name="P143">KOD</text:p>
          </table:table-cell>
          <table:table-cell table:style-name="Tabela70.A1" office:value-type="string">
            <text:p text:style-name="P143">INSTRUKCJA</text:p>
          </table:table-cell>
          <table:table-cell table:style-name="Tabela70.C1" office:value-type="string">
            <text:p text:style-name="P143">SKRÓCONY OPIS</text:p>
          </table:table-cell>
        </table:table-row>
        <table:table-row>
          <table:table-cell table:style-name="Tabela70.A2" office:value-type="string">
            <text:p text:style-name="P180"><text:span text:style-name="T106">F</text:span><text:span text:style-name="T109">E</text:span></text:p>
          </table:table-cell>
          <table:table-cell table:style-name="Tabela70.A2" office:value-type="string">
            <text:p text:style-name="P428">L<text:span text:style-name="T327">DB </text:span><text:span text:style-name="T294">reg1, mem2</text:span></text:p>
          </table:table-cell>
          <table:table-cell table:style-name="Tabela70.C2" office:value-type="string">
            <text:p text:style-name="P406"><text:span text:style-name="T94">Wczytuje bajt ze znakiem z mem2 do reg1.</text:span></text:p>
          </table:table-cell>
        </table:table-row>
      </table:table>
      <text:p text:style-name="P221"/>
      <text:p text:style-name="P353">Opis</text:p>
      <text:p text:style-name="P381"><text:span text:style-name="T156">W</text:span><text:span text:style-name="T180">czytuje </text:span><text:span text:style-name="T186">najmłodszy</text:span><text:span text:style-name="T180"> </text:span><text:span text:style-name="T186">liczby </text:span><text:span text:style-name="T180">podan</text:span><text:span text:style-name="T186">ej</text:span><text:span text:style-name="T180"> w drugim argumencie(źródłowy) i umieszcza ją w rejestrze podanym w drugim argumencie(wynikowy) </text:span><text:span text:style-name="T156">. Wynikowy argument może być wyłącznie rejestrem</text:span><text:span text:style-name="T180">.</text:span><text:span text:style-name="T156"> </text:span><text:span text:style-name="T180">Ź</text:span><text:span text:style-name="T156">ródłowy argument może </text:span><text:span text:style-name="T157">być </text:span><text:span text:style-name="T180">w</text:span><text:span text:style-name="T186">yłącznie</text:span><text:span text:style-name="T157"> miejscem w pamięci</text:span><text:span text:style-name="T156">. </text:span><text:span text:style-name="T186">Pozostałe bajty są uzupełniane znakiem wczytanego bajtu.</text:span></text:p>
      <text:p text:style-name="P273"/>
      <text:p text:style-name="P353">Operacja</text:p>
      <text:p text:style-name="P381"><text:span text:style-name="T157">ARG1 = </text:span><text:span text:style-name="T186">(BYTE)</text:span><text:span text:style-name="T157">ARG2;</text:span></text:p>
      <text:p text:style-name="P273"/>
      <text:p text:style-name="P326">Modyfikowane Flagi</text:p>
      <text:p text:style-name="P290">Żadne.</text:p>
      <text:p text:style-name="P124">L<text:span text:style-name="T310">DBU</text:span></text:p>
      <text:p text:style-name="P221"/>
      <table:table table:name="Tabela71" table:style-name="Tabela71">
        <table:table-column table:style-name="Tabela71.A"/>
        <table:table-column table:style-name="Tabela71.B"/>
        <table:table-column table:style-name="Tabela71.C"/>
        <table:table-row>
          <table:table-cell table:style-name="Tabela71.A1" office:value-type="string">
            <text:p text:style-name="P143">KOD</text:p>
          </table:table-cell>
          <table:table-cell table:style-name="Tabela71.A1" office:value-type="string">
            <text:p text:style-name="P143">INSTRUKCJA</text:p>
          </table:table-cell>
          <table:table-cell table:style-name="Tabela71.C1" office:value-type="string">
            <text:p text:style-name="P143">SKRÓCONY OPIS</text:p>
          </table:table-cell>
        </table:table-row>
        <table:table-row>
          <table:table-cell table:style-name="Tabela71.A2" office:value-type="string">
            <text:p text:style-name="P180"><text:span text:style-name="T106">F</text:span><text:span text:style-name="T109">D</text:span></text:p>
          </table:table-cell>
          <table:table-cell table:style-name="Tabela71.A2" office:value-type="string">
            <text:p text:style-name="P428">L<text:span text:style-name="T327">DBU </text:span><text:span text:style-name="T294">reg1, mem2</text:span></text:p>
          </table:table-cell>
          <table:table-cell table:style-name="Tabela71.C2" office:value-type="string">
            <text:p text:style-name="P406"><text:span text:style-name="T94">Wczytuje bajt bez znaku z mem2 do reg1.</text:span></text:p>
          </table:table-cell>
        </table:table-row>
      </table:table>
      <text:p text:style-name="P221"/>
      <text:p text:style-name="P353">Opis</text:p>
      <text:p text:style-name="P381"><text:span text:style-name="T156">W</text:span><text:span text:style-name="T180">czytuje </text:span><text:span text:style-name="T186">najmłodszy</text:span><text:span text:style-name="T180"> </text:span><text:span text:style-name="T186">liczby </text:span><text:span text:style-name="T180">podan</text:span><text:span text:style-name="T186">ej</text:span><text:span text:style-name="T180"> w drugim argumencie(źródłowy) i umieszcza ją w rejestrze podanym w drugim argumencie(wynikowy) </text:span><text:span text:style-name="T156">. Wynikowy argument może być wyłącznie rejestrem</text:span><text:span text:style-name="T180">.</text:span><text:span text:style-name="T156"> </text:span><text:span text:style-name="T180">Ź</text:span><text:span text:style-name="T156">ródłowy argument może </text:span><text:span text:style-name="T157">być </text:span><text:span text:style-name="T180">w</text:span><text:span text:style-name="T186">yłącznie</text:span><text:span text:style-name="T157"> miejscem w pamięci</text:span><text:span text:style-name="T156">. </text:span><text:span text:style-name="T186">Pozostałe bajty są uzupełniane zerem.</text:span></text:p>
      <text:p text:style-name="P273"/>
      <text:p text:style-name="P353">Operacja</text:p>
      <text:p text:style-name="P381"><text:span text:style-name="T157">ARG1 = </text:span><text:span text:style-name="T186">(BYTE)</text:span><text:span text:style-name="T157">ARG2;</text:span></text:p>
      <text:p text:style-name="P273"/>
      <text:p text:style-name="P326">Modyfikowane Flagi</text:p>
      <text:p text:style-name="P290">Żadne.</text:p>
      <text:p text:style-name="P124">L<text:span text:style-name="T310">EAVE</text:span></text:p>
      <text:p text:style-name="P221"/>
      <table:table table:name="Tabela72" table:style-name="Tabela72">
        <table:table-column table:style-name="Tabela72.A"/>
        <table:table-column table:style-name="Tabela72.B"/>
        <table:table-column table:style-name="Tabela72.C"/>
        <table:table-row>
          <table:table-cell table:style-name="Tabela72.A1" office:value-type="string">
            <text:p text:style-name="P143">KOD</text:p>
          </table:table-cell>
          <table:table-cell table:style-name="Tabela72.A1" office:value-type="string">
            <text:p text:style-name="P143">INSTRUKCJA</text:p>
          </table:table-cell>
          <table:table-cell table:style-name="Tabela72.C1" office:value-type="string">
            <text:p text:style-name="P143">SKRÓCONY OPIS</text:p>
          </table:table-cell>
        </table:table-row>
        <table:table-row>
          <table:table-cell table:style-name="Tabela72.A2" office:value-type="string">
            <text:p text:style-name="P166">1<text:span text:style-name="T320">8</text:span></text:p>
          </table:table-cell>
          <table:table-cell table:style-name="Tabela72.A2" office:value-type="string">
            <text:p text:style-name="P166">L<text:span text:style-name="T320">EAVE</text:span></text:p>
          </table:table-cell>
          <table:table-cell table:style-name="Tabela72.C2" office:value-type="string">
            <text:p text:style-name="P421">Z<text:span text:style-name="T327">walnia ramkę stosu.</text:span></text:p>
          </table:table-cell>
        </table:table-row>
      </table:table>
      <text:p text:style-name="P221"/>
      <text:p text:style-name="P336">Opis</text:p>
      <text:p text:style-name="P78"><text:span text:style-name="T186">Zwalnia ramkę stosu stworzoną wcześniej przez instrukcję ENTER</text:span><text:span text:style-name="T156">. </text:span><text:span text:style-name="T186">Instrukcja LEAVE kopiuje ramkę stosu(EBP) do rejstru wkaźnika stosu(ESP), co zwalnia tym samym miejsce rezerwowane przez ramkę. Stara ramka stosu jest następnie zdejmowana z nowego szczytu stosu, co przywraca oryginalną ramkę stosu.</text:span></text:p>
      <text:p text:style-name="P78"><text:span text:style-name="T186"/></text:p>
      <text:p text:style-name="P396"><text:span text:style-name="T186">Z</text:span><text:span text:style-name="T146">azwyczaj następną instrukcją po LEAVE jest instrukcja RET, przywracająca sterowanie do wywołującej procedury.</text:span></text:p>
      <text:p text:style-name="P252"/>
      <text:p text:style-name="P336">Operacja</text:p>
      <text:p text:style-name="P240">E<text:span text:style-name="T349">SP = EBP;</text:span></text:p>
      <text:p text:style-name="P298">EBP = STACK.POP();</text:p>
      <text:p text:style-name="P252"/>
      <text:p text:style-name="P309">Modyfikowane Flagi</text:p>
      <text:p text:style-name="P110">Żadne.</text:p>
      <text:p text:style-name="P124">L<text:span text:style-name="T310">OOP</text:span></text:p>
      <text:p text:style-name="P221"/>
      <table:table table:name="Tabela73" table:style-name="Tabela73">
        <table:table-column table:style-name="Tabela73.A"/>
        <table:table-column table:style-name="Tabela73.B"/>
        <table:table-column table:style-name="Tabela73.C"/>
        <table:table-row>
          <table:table-cell table:style-name="Tabela73.A1" office:value-type="string">
            <text:p text:style-name="P143">KOD</text:p>
          </table:table-cell>
          <table:table-cell table:style-name="Tabela73.A1" office:value-type="string">
            <text:p text:style-name="P143">INSTRUKCJA</text:p>
          </table:table-cell>
          <table:table-cell table:style-name="Tabela73.C1" office:value-type="string">
            <text:p text:style-name="P143">SKRÓCONY OPIS</text:p>
          </table:table-cell>
        </table:table-row>
        <table:table-row>
          <table:table-cell table:style-name="Tabela73.A2" office:value-type="string">
            <text:p text:style-name="P159">B<text:span text:style-name="T313">C</text:span></text:p>
          </table:table-cell>
          <table:table-cell table:style-name="Tabela73.A2" office:value-type="string">
            <text:p text:style-name="P180"><text:span text:style-name="T106">L</text:span><text:span text:style-name="T121">OOP</text:span><text:span text:style-name="T124"> </text:span><text:span text:style-name="T127">reg1, </text:span><text:span text:style-name="T124">mem</text:span><text:span text:style-name="T127">2</text:span></text:p>
          </table:table-cell>
          <table:table-cell table:style-name="Tabela73.C2" office:value-type="string">
            <text:p text:style-name="P421">Z<text:span text:style-name="T327">mniejsza reg1 o jeden. Skacze do mem2 jeżeli reg1 różne od zera.</text:span></text:p>
          </table:table-cell>
        </table:table-row>
      </table:table>
      <text:p text:style-name="P221"/>
      <text:p text:style-name="P336">Opis</text:p>
      <text:p text:style-name="P274">Z <text:span text:style-name="T350">każdym wywołanie funkcji LOOP pierwszy argument(licznik) jest zmniejszany o jeden, a następnie wartość w pierwszym argumencie porównywana jest z zerem. Jeżeli licznik jest różny od zera, to wykonywany jest skok w miejsce sprecyzowane w drugim argumencie. Jeżeli licznik wynosi 0 skok nie jest wykonywany, egzekucja kontynuuje sekwencyjnie.</text:span></text:p>
      <text:p text:style-name="P252"/>
      <text:p text:style-name="P336">Operacja</text:p>
      <text:p text:style-name="P241">A<text:span text:style-name="T350">RG1 = ARG1 – 1;</text:span></text:p>
      <text:p text:style-name="P299">IF(ARG1=0)</text:p>
      <text:p text:style-name="P299"><text:tab/>EIP = A<text:span text:style-name="T357">DDRESS(A</text:span>RG2<text:span text:style-name="T357">)</text:span>;</text:p>
      <text:p text:style-name="P299">FI;</text:p>
      <text:p text:style-name="P252"/>
      <text:p text:style-name="P309">Modyfikowane Flagi</text:p>
      <text:p text:style-name="P110">Żadne.</text:p>
      <text:p text:style-name="P124">M<text:span text:style-name="T310">UL</text:span></text:p>
      <text:p text:style-name="P221"/>
      <table:table table:name="Tabela74" table:style-name="Tabela74">
        <table:table-column table:style-name="Tabela74.A"/>
        <table:table-column table:style-name="Tabela74.B"/>
        <table:table-column table:style-name="Tabela74.C"/>
        <table:table-row>
          <table:table-cell table:style-name="Tabela74.A1" office:value-type="string">
            <text:p text:style-name="P143">KOD</text:p>
          </table:table-cell>
          <table:table-cell table:style-name="Tabela74.A1" office:value-type="string">
            <text:p text:style-name="P143">INSTRUKCJA</text:p>
          </table:table-cell>
          <table:table-cell table:style-name="Tabela74.C1" office:value-type="string">
            <text:p text:style-name="P143">SKRÓCONY OPIS</text:p>
          </table:table-cell>
        </table:table-row>
        <table:table-row>
          <table:table-cell table:style-name="Tabela74.A2" office:value-type="string">
            <text:p text:style-name="P166">1<text:span text:style-name="T320">F</text:span></text:p>
          </table:table-cell>
          <table:table-cell table:style-name="Tabela74.A2" office:value-type="string">
            <text:p text:style-name="P180"><text:span text:style-name="T106">M</text:span><text:span text:style-name="T121">UL</text:span><text:span text:style-name="T106"> </text:span><text:span text:style-name="T124">reg1, </text:span><text:span text:style-name="T131">reg2</text:span></text:p>
          </table:table-cell>
          <table:table-cell table:style-name="Tabela74.C2" office:value-type="string">
            <text:p text:style-name="P421">M<text:span text:style-name="T327">noży reg1 przez reg2.</text:span></text:p>
          </table:table-cell>
        </table:table-row>
        <table:table-row>
          <table:table-cell table:style-name="Tabela74.A2" office:value-type="string">
            <text:p text:style-name="P166">E<text:span text:style-name="T320">6</text:span></text:p>
          </table:table-cell>
          <table:table-cell table:style-name="Tabela74.A2" office:value-type="string">
            <text:p text:style-name="P428">M<text:span text:style-name="T327">UL </text:span><text:span text:style-name="T294">reg1, mem2</text:span></text:p>
          </table:table-cell>
          <table:table-cell table:style-name="Tabela74.C3" office:value-type="string">
            <text:p text:style-name="P421">M<text:span text:style-name="T327">noży reg1 przez mem2.</text:span></text:p>
          </table:table-cell>
        </table:table-row>
      </table:table>
      <text:p text:style-name="P221"/>
      <text:p text:style-name="P354">Opis</text:p>
      <text:p text:style-name="P382"><text:span text:style-name="T156">M</text:span><text:span text:style-name="T187">noży</text:span><text:span text:style-name="T156"> pierwszy argument(wynikowy) p</text:span><text:span text:style-name="T169">rzez</text:span><text:span text:style-name="T156"> drugi argument(źródłowy) a następnie przechowuje wynik w argumencie wynikowym. Wynikowy argument może być wyłącznie rejestrem; źródłowy argument może </text:span><text:span text:style-name="T157">być rejestrem albo miejscem w pamięci</text:span><text:span text:style-name="T156">. </text:span></text:p>
      <text:p text:style-name="P274"/>
      <text:p text:style-name="P382"><text:span text:style-name="T156">P</text:span><text:span text:style-name="T187">rzepełnienie jest sygnalizowane przez ustawienie flag CF i OF na 1, przy braku przepełnienia flagi te ustawiane są na 0.</text:span></text:p>
      <text:p text:style-name="P274"/>
      <text:p text:style-name="P354">Operacja</text:p>
      <text:p text:style-name="P241">ARG1 = ARG1 <text:span text:style-name="T340">·</text:span> ARG2;</text:p>
      <text:p text:style-name="P274"/>
      <text:p text:style-name="P327">Modyfikowane Flagi</text:p>
      <text:p text:style-name="P382"><text:span text:style-name="T157">Flagi OF i CF są ustawiane na 1, gdy p</text:span><text:span text:style-name="T187">rzepełnienie</text:span><text:span text:style-name="T157">, w przeciwnym przypadku ustawiane na 0. Flagi SF, ZF i PF nie są modyfikowane.</text:span></text:p>
      <text:p text:style-name="P125">N<text:span text:style-name="T311">EG</text:span></text:p>
      <text:p text:style-name="P222"/>
      <table:table table:name="Tabela75" table:style-name="Tabela75">
        <table:table-column table:style-name="Tabela75.A"/>
        <table:table-column table:style-name="Tabela75.B"/>
        <table:table-column table:style-name="Tabela75.C"/>
        <table:table-row>
          <table:table-cell table:style-name="Tabela75.A1" office:value-type="string">
            <text:p text:style-name="P144">KOD</text:p>
          </table:table-cell>
          <table:table-cell table:style-name="Tabela75.A1" office:value-type="string">
            <text:p text:style-name="P144">INSTRUKCJA</text:p>
          </table:table-cell>
          <table:table-cell table:style-name="Tabela75.C1" office:value-type="string">
            <text:p text:style-name="P144">SKRÓCONY OPIS</text:p>
          </table:table-cell>
        </table:table-row>
        <table:table-row>
          <table:table-cell table:style-name="Tabela75.A2" office:value-type="string">
            <text:p text:style-name="P166">2<text:span text:style-name="T320">5</text:span></text:p>
          </table:table-cell>
          <table:table-cell table:style-name="Tabela75.A2" office:value-type="string">
            <text:p text:style-name="P181"><text:span text:style-name="T106">N</text:span><text:span text:style-name="T115">EG</text:span><text:span text:style-name="T106"> </text:span><text:span text:style-name="T124">reg1</text:span></text:p>
          </table:table-cell>
          <table:table-cell table:style-name="Tabela75.C2" office:value-type="string">
            <text:p text:style-name="P422">N<text:span text:style-name="T328">eguje reg1 w U2.</text:span></text:p>
          </table:table-cell>
        </table:table-row>
        <table:table-row>
          <table:table-cell table:style-name="Tabela75.A2" office:value-type="string">
            <text:p text:style-name="P166">E<text:span text:style-name="T320">0</text:span></text:p>
          </table:table-cell>
          <table:table-cell table:style-name="Tabela75.A2" office:value-type="string">
            <text:p text:style-name="P181"><text:span text:style-name="T106">N</text:span><text:span text:style-name="T115">EG</text:span><text:span text:style-name="T124"> mem</text:span><text:span text:style-name="T125">1</text:span></text:p>
          </table:table-cell>
          <table:table-cell table:style-name="Tabela75.C3" office:value-type="string">
            <text:p text:style-name="P407"><text:span text:style-name="T89">N</text:span><text:span text:style-name="T95">eguje mem1 w U2.</text:span></text:p>
          </table:table-cell>
        </table:table-row>
      </table:table>
      <text:p text:style-name="P222"/>
      <text:p text:style-name="P337">Opis</text:p>
      <text:p text:style-name="P79"><text:span text:style-name="T156">Z</text:span><text:span text:style-name="T187">amienia wynikowy argument jego uzupełnieniem w U2. (Ta operacja jest równoważna z odjęciem argumentu od zera) Argumentem może być rejestr lub miejsce w pamięci.</text:span><text:span text:style-name="T156"> </text:span></text:p>
      <text:p text:style-name="P253"/>
      <text:p text:style-name="P337">Operacja</text:p>
      <text:p text:style-name="P242">I<text:span text:style-name="T351">F(ARG1 = 0)</text:span></text:p>
      <text:p text:style-name="P242"><text:tab/><text:span text:style-name="T351">THEN:<text:tab/>CF=0;</text:span></text:p>
      <text:p text:style-name="P242"><text:tab/><text:span text:style-name="T351">ELSE:<text:tab/>CF=1;</text:span></text:p>
      <text:p text:style-name="P300">FI;</text:p>
      <text:p text:style-name="P300">ARG1 = -ARG1;</text:p>
      <text:p text:style-name="P253"/>
      <text:p text:style-name="P310">Modyfikowane Flagi</text:p>
      <text:p text:style-name="P383"><text:span text:style-name="T159">F</text:span><text:span text:style-name="T188">laga CF jest ustawiana na 0 jeżeli argument to zero, W przeciwnym wypadku ustawiana na 1. Flagi ZF, SF, OF, PF ustawiane w zależności od wyniku;</text:span></text:p>
      <text:p text:style-name="P125">N<text:span text:style-name="T311">OP</text:span></text:p>
      <text:p text:style-name="P222"/>
      <table:table table:name="Tabela76" table:style-name="Tabela76">
        <table:table-column table:style-name="Tabela76.A"/>
        <table:table-column table:style-name="Tabela76.B"/>
        <table:table-column table:style-name="Tabela76.C"/>
        <table:table-row>
          <table:table-cell table:style-name="Tabela76.A1" office:value-type="string">
            <text:p text:style-name="P144">KOD</text:p>
          </table:table-cell>
          <table:table-cell table:style-name="Tabela76.A1" office:value-type="string">
            <text:p text:style-name="P144">INSTRUKCJA</text:p>
          </table:table-cell>
          <table:table-cell table:style-name="Tabela76.C1" office:value-type="string">
            <text:p text:style-name="P144">SKRÓCONY OPIS</text:p>
          </table:table-cell>
        </table:table-row>
        <table:table-row>
          <table:table-cell table:style-name="Tabela76.A2" office:value-type="string">
            <text:p text:style-name="P165">1<text:span text:style-name="T319">5</text:span></text:p>
          </table:table-cell>
          <table:table-cell table:style-name="Tabela76.A2" office:value-type="string">
            <text:p text:style-name="P165">N<text:span text:style-name="T319">OP</text:span></text:p>
          </table:table-cell>
          <table:table-cell table:style-name="Tabela76.C2" office:value-type="string">
            <text:p text:style-name="P418">N<text:span text:style-name="T324">ic nie robi.</text:span></text:p>
          </table:table-cell>
        </table:table-row>
      </table:table>
      <text:p text:style-name="P222"/>
      <text:p text:style-name="P337">Opis</text:p>
      <text:p text:style-name="P256">N<text:span text:style-name="T324">ic nie robi.</text:span></text:p>
      <text:p text:style-name="P253"/>
      <text:p text:style-name="P79"><text:span text:style-name="T203">Operacja</text:span></text:p>
      <text:p text:style-name="P253"/>
      <text:p text:style-name="P310">Modyfikowane Flagi</text:p>
      <text:p text:style-name="P111">Żadne.</text:p>
      <text:p text:style-name="P125">N<text:span text:style-name="T311">OT</text:span></text:p>
      <text:p text:style-name="P222"/>
      <table:table table:name="Tabela77" table:style-name="Tabela77">
        <table:table-column table:style-name="Tabela77.A"/>
        <table:table-column table:style-name="Tabela77.B"/>
        <table:table-column table:style-name="Tabela77.C"/>
        <table:table-row>
          <table:table-cell table:style-name="Tabela77.A1" office:value-type="string">
            <text:p text:style-name="P144">KOD</text:p>
          </table:table-cell>
          <table:table-cell table:style-name="Tabela77.A1" office:value-type="string">
            <text:p text:style-name="P144">INSTRUKCJA</text:p>
          </table:table-cell>
          <table:table-cell table:style-name="Tabela77.C1" office:value-type="string">
            <text:p text:style-name="P144">SKRÓCONY OPIS</text:p>
          </table:table-cell>
        </table:table-row>
        <table:table-row>
          <table:table-cell table:style-name="Tabela77.A2" office:value-type="string">
            <text:p text:style-name="P167">3<text:span text:style-name="T321">6</text:span></text:p>
          </table:table-cell>
          <table:table-cell table:style-name="Tabela77.A2" office:value-type="string">
            <text:p text:style-name="P181"><text:span text:style-name="T106">N</text:span><text:span text:style-name="T116">OT</text:span><text:span text:style-name="T106"> </text:span><text:span text:style-name="T124">reg1</text:span></text:p>
          </table:table-cell>
          <table:table-cell table:style-name="Tabela77.C2" office:value-type="string">
            <text:p text:style-name="P407"><text:span text:style-name="T88">N</text:span><text:span text:style-name="T95">eguje reg1 w U1(o</text:span><text:span text:style-name="T99">dwraca</text:span><text:span text:style-name="T95"> każdy bit).</text:span></text:p>
          </table:table-cell>
        </table:table-row>
        <table:table-row>
          <table:table-cell table:style-name="Tabela77.A2" office:value-type="string">
            <text:p text:style-name="P167">D<text:span text:style-name="T321">4</text:span></text:p>
          </table:table-cell>
          <table:table-cell table:style-name="Tabela77.A2" office:value-type="string">
            <text:p text:style-name="P181"><text:span text:style-name="T106">N</text:span><text:span text:style-name="T116">OT</text:span><text:span text:style-name="T124"> mem</text:span><text:span text:style-name="T125">1</text:span></text:p>
          </table:table-cell>
          <table:table-cell table:style-name="Tabela77.C3" office:value-type="string">
            <text:p text:style-name="P410"><text:span text:style-name="T88">N</text:span><text:span text:style-name="T95">eguje mem1 w U1(o</text:span><text:span text:style-name="T99">dwraca</text:span><text:span text:style-name="T95"> każdy bit).</text:span></text:p>
          </table:table-cell>
        </table:table-row>
      </table:table>
      <text:p text:style-name="P222"/>
      <text:p text:style-name="P355">Opis</text:p>
      <text:p text:style-name="P383"><text:span text:style-name="T156">W</text:span><text:span text:style-name="T159">ykonuje bitową n</text:span><text:span text:style-name="T188">egację</text:span><text:span text:style-name="T156"> </text:span><text:span text:style-name="T188">argumentu wynikowego</text:span><text:span text:style-name="T156">, </text:span><text:span text:style-name="T188">wynik jest zapisywany w argumencie wynikowym</text:span><text:span text:style-name="T156">. A</text:span><text:span text:style-name="T188">rgument wynikowy</text:span><text:span text:style-name="T156"> może </text:span><text:span text:style-name="T157">być rejestrem albo miejscem w pamięci</text:span><text:span text:style-name="T156">. K</text:span><text:span text:style-name="T159">ażdy bit wyniku</text:span><text:span text:style-name="T156"> </text:span><text:span text:style-name="T159">ustawiany jest wartością</text:span><text:span text:style-name="T156"> 1 j</text:span><text:span text:style-name="T159">eżeli w wynikowym argumencie odpowiedni bit miał wartość</text:span><text:span text:style-name="T156"> 0; w </text:span><text:span text:style-name="T159">przeciwnym przypadku ustawiany jest wartością 0</text:span><text:span text:style-name="T156">. </text:span></text:p>
      <text:p text:style-name="P275"/>
      <text:p text:style-name="P355">Operacja</text:p>
      <text:p text:style-name="P242">A<text:span text:style-name="T351">RG1 = not ARG1</text:span></text:p>
      <text:p text:style-name="P275"/>
      <text:p text:style-name="P328">Modyfikowane Flagi</text:p>
      <text:p text:style-name="P242">Ż<text:span text:style-name="T351">adne.</text:span></text:p>
      <text:p text:style-name="P125">O<text:span text:style-name="T311">R</text:span></text:p>
      <text:p text:style-name="P222"/>
      <table:table table:name="Tabela78" table:style-name="Tabela78">
        <table:table-column table:style-name="Tabela78.A"/>
        <table:table-column table:style-name="Tabela78.B"/>
        <table:table-column table:style-name="Tabela78.C"/>
        <table:table-row>
          <table:table-cell table:style-name="Tabela78.A1" office:value-type="string">
            <text:p text:style-name="P144">KOD</text:p>
          </table:table-cell>
          <table:table-cell table:style-name="Tabela78.A1" office:value-type="string">
            <text:p text:style-name="P144">INSTRUKCJA</text:p>
          </table:table-cell>
          <table:table-cell table:style-name="Tabela78.C1" office:value-type="string">
            <text:p text:style-name="P144">SKRÓCONY OPIS</text:p>
          </table:table-cell>
        </table:table-row>
        <table:table-row>
          <table:table-cell table:style-name="Tabela78.A2" office:value-type="string">
            <text:p text:style-name="P167">3<text:span text:style-name="T321">3</text:span></text:p>
          </table:table-cell>
          <table:table-cell table:style-name="Tabela78.A2" office:value-type="string">
            <text:p text:style-name="P181"><text:span text:style-name="T106">O</text:span><text:span text:style-name="T117">R</text:span><text:span text:style-name="T106"> </text:span><text:span text:style-name="T124">reg1, </text:span><text:span text:style-name="T128">reg2</text:span></text:p>
          </table:table-cell>
          <table:table-cell table:style-name="Tabela78.C2" office:value-type="string">
            <text:p text:style-name="P176"><text:span text:style-name="T88">A</text:span><text:span text:style-name="T90">lternatywa</text:span><text:span text:style-name="T89"> reg1 i </text:span><text:span text:style-name="T90">reg2</text:span></text:p>
          </table:table-cell>
        </table:table-row>
        <table:table-row>
          <table:table-cell table:style-name="Tabela78.A2" office:value-type="string">
            <text:p text:style-name="P167">D<text:span text:style-name="T321">7</text:span></text:p>
          </table:table-cell>
          <table:table-cell table:style-name="Tabela78.A2" office:value-type="string">
            <text:p text:style-name="P181"><text:span text:style-name="T106">O</text:span><text:span text:style-name="T117">R</text:span><text:span text:style-name="T124"> r</text:span><text:span text:style-name="T128">eg1, mem2</text:span></text:p>
          </table:table-cell>
          <table:table-cell table:style-name="Tabela78.C3" office:value-type="string">
            <text:p text:style-name="P401"><text:span text:style-name="T88">A</text:span><text:span text:style-name="T90">lternatywa</text:span><text:span text:style-name="T89"> reg1 i </text:span><text:span text:style-name="T90">mem2</text:span></text:p>
          </table:table-cell>
        </table:table-row>
      </table:table>
      <text:p text:style-name="P222"/>
      <text:p text:style-name="P338">Opis</text:p>
      <text:p text:style-name="P363"><text:span text:style-name="T156">W</text:span><text:span text:style-name="T159">ykonuje bitową a</text:span><text:span text:style-name="T161">lternatywę</text:span><text:span text:style-name="T156"> pierwsze</text:span><text:span text:style-name="T159">go</text:span><text:span text:style-name="T156"> argument</text:span><text:span text:style-name="T159">u</text:span><text:span text:style-name="T156">(wynikowy) i drugiego argumentu(źródłowy) a następnie przechowuje wynik w argumencie wynikowym. Wynikowy argument może być wyłącznie rejestrem; źródłowy argument może </text:span><text:span text:style-name="T157">być rejestrem albo miejscem w pamięci</text:span><text:span text:style-name="T156">. K</text:span><text:span text:style-name="T159">ażdy bit wyniku</text:span><text:span text:style-name="T156"> </text:span><text:span text:style-name="T159">ustawiany jest wartością</text:span><text:span text:style-name="T156"> 1 j</text:span><text:span text:style-name="T159">eżeli w wynikowym l</text:span><text:span text:style-name="T161">ub</text:span><text:span text:style-name="T159"> źródłowym argumencie odpowiedni bit miał wartość</text:span><text:span text:style-name="T156"> 1; w </text:span><text:span text:style-name="T159">przeciwnym przypadku ustawiany jest wartością 0</text:span><text:span text:style-name="T156">. </text:span></text:p>
      <text:p text:style-name="P254"/>
      <text:p text:style-name="P338">Operacja</text:p>
      <text:p text:style-name="P363"><text:span text:style-name="T157">ARG1 = ARG1 o</text:span><text:span text:style-name="T161">r</text:span><text:span text:style-name="T157"> ARG2</text:span></text:p>
      <text:p text:style-name="P254"/>
      <text:p text:style-name="P311">Modyfikowane Flagi</text:p>
      <text:p text:style-name="P280">Żadne.</text:p>
      <text:p text:style-name="P125">O<text:span text:style-name="T311">UT</text:span></text:p>
      <text:p text:style-name="P222"/>
      <table:table table:name="Tabela79" table:style-name="Tabela79">
        <table:table-column table:style-name="Tabela79.A"/>
        <table:table-column table:style-name="Tabela79.B"/>
        <table:table-column table:style-name="Tabela79.C"/>
        <table:table-row>
          <table:table-cell table:style-name="Tabela79.A1" office:value-type="string">
            <text:p text:style-name="P144">KOD</text:p>
          </table:table-cell>
          <table:table-cell table:style-name="Tabela79.A1" office:value-type="string">
            <text:p text:style-name="P144">INSTRUKCJA</text:p>
          </table:table-cell>
          <table:table-cell table:style-name="Tabela79.C1" office:value-type="string">
            <text:p text:style-name="P144">SKRÓCONY OPIS</text:p>
          </table:table-cell>
        </table:table-row>
        <table:table-row>
          <table:table-cell table:style-name="Tabela79.A2" office:value-type="string">
            <text:p text:style-name="P157">0<text:span text:style-name="T318">4</text:span></text:p>
          </table:table-cell>
          <table:table-cell table:style-name="Tabela79.A2" office:value-type="string">
            <text:p text:style-name="P181"><text:span text:style-name="T107">OUT</text:span><text:span text:style-name="T106"> </text:span><text:span text:style-name="T124">reg1</text:span></text:p>
          </table:table-cell>
          <table:table-cell table:style-name="Tabela79.C2" office:value-type="string">
            <text:p text:style-name="P176"><text:span text:style-name="T88">W</text:span><text:span text:style-name="T89">ypisuje reg1 na ekran </text:span><text:span text:style-name="T95">jako liczbę całkowitą bez znaku.</text:span></text:p>
          </table:table-cell>
        </table:table-row>
        <table:table-row>
          <table:table-cell table:style-name="Tabela79.A2" office:value-type="string">
            <text:p text:style-name="P181"><text:span text:style-name="T106">F</text:span><text:span text:style-name="T109">7</text:span></text:p>
          </table:table-cell>
          <table:table-cell table:style-name="Tabela79.A2" office:value-type="string">
            <text:p text:style-name="P181"><text:span text:style-name="T107">OUT</text:span><text:span text:style-name="T124"> mem</text:span><text:span text:style-name="T125">1</text:span></text:p>
          </table:table-cell>
          <table:table-cell table:style-name="Tabela79.C3" office:value-type="string">
            <text:p text:style-name="P176"><text:span text:style-name="T88">W</text:span><text:span text:style-name="T89">ypisuje mem1 na ekran </text:span><text:span text:style-name="T95">jako liczbę całkowitą bez znaku.</text:span></text:p>
          </table:table-cell>
        </table:table-row>
      </table:table>
      <text:p text:style-name="P222"/>
      <text:p text:style-name="P341">Opis</text:p>
      <text:p text:style-name="P367"><text:span text:style-name="T162">Wypisuje a</text:span><text:span text:style-name="T165">rgument</text:span><text:span text:style-name="T162"> na ekran </text:span><text:span text:style-name="T165">jako liczbę całkowitą bez znaku</text:span><text:span text:style-name="T162">.</text:span><text:span text:style-name="T156"> </text:span><text:span text:style-name="T162">A</text:span><text:span text:style-name="T156">rgument</text:span><text:span text:style-name="T162">em</text:span><text:span text:style-name="T156"> może </text:span><text:span text:style-name="T157">być rejest</text:span><text:span text:style-name="T162">r</text:span><text:span text:style-name="T157"> albo miejsc</text:span><text:span text:style-name="T165">e</text:span><text:span text:style-name="T157"> w pamięci</text:span><text:span text:style-name="T156">.</text:span></text:p>
      <text:p text:style-name="P367"><text:span text:style-name="T156"/></text:p>
      <text:p text:style-name="P341">Operacja</text:p>
      <text:p text:style-name="P367"><text:span text:style-name="T157">O</text:span><text:span text:style-name="T165">UT (UNSIGNED)ARG1</text:span></text:p>
      <text:p text:style-name="P258"/>
      <text:p text:style-name="P314">Modyfikowane Flagi</text:p>
      <text:p text:style-name="P282">Żadne.</text:p>
      <text:p text:style-name="P125">P<text:span text:style-name="T311">OP</text:span></text:p>
      <text:p text:style-name="P222"/>
      <table:table table:name="Tabela80" table:style-name="Tabela80">
        <table:table-column table:style-name="Tabela80.A"/>
        <table:table-column table:style-name="Tabela80.B"/>
        <table:table-column table:style-name="Tabela80.C"/>
        <table:table-row>
          <table:table-cell table:style-name="Tabela80.A1" office:value-type="string">
            <text:p text:style-name="P144">KOD</text:p>
          </table:table-cell>
          <table:table-cell table:style-name="Tabela80.A1" office:value-type="string">
            <text:p text:style-name="P144">INSTRUKCJA</text:p>
          </table:table-cell>
          <table:table-cell table:style-name="Tabela80.C1" office:value-type="string">
            <text:p text:style-name="P144">SKRÓCONY OPIS</text:p>
          </table:table-cell>
        </table:table-row>
        <table:table-row>
          <table:table-cell table:style-name="Tabela80.A2" office:value-type="string">
            <text:p text:style-name="P164">0<text:span text:style-name="T318">E</text:span></text:p>
          </table:table-cell>
          <table:table-cell table:style-name="Tabela80.A2" office:value-type="string">
            <text:p text:style-name="P181"><text:span text:style-name="T106">P</text:span><text:span text:style-name="T113">OP</text:span><text:span text:style-name="T106"> </text:span><text:span text:style-name="T124">reg1</text:span></text:p>
          </table:table-cell>
          <table:table-cell table:style-name="Tabela80.C2" office:value-type="string">
            <text:p text:style-name="P422">Z<text:span text:style-name="T328">dejmuje ze stosu wartość i umieszcza ją w reg1.</text:span></text:p>
          </table:table-cell>
        </table:table-row>
        <table:table-row>
          <table:table-cell table:style-name="Tabela80.A2" office:value-type="string">
            <text:p text:style-name="P157">F<text:span text:style-name="T318">1</text:span></text:p>
          </table:table-cell>
          <table:table-cell table:style-name="Tabela80.A2" office:value-type="string">
            <text:p text:style-name="P181"><text:span text:style-name="T113">POP</text:span><text:span text:style-name="T124"> mem</text:span><text:span text:style-name="T125">1</text:span></text:p>
          </table:table-cell>
          <table:table-cell table:style-name="Tabela80.C3" office:value-type="string">
            <text:p text:style-name="P407"><text:span text:style-name="T89">Z</text:span><text:span text:style-name="T95">dejmuje ze stosu wartość i umieszcza ją w mem1.</text:span></text:p>
          </table:table-cell>
        </table:table-row>
      </table:table>
      <text:p text:style-name="P222"/>
      <text:p text:style-name="P352">Opis</text:p>
      <text:p text:style-name="P379"><text:span text:style-name="T156">Z</text:span><text:span text:style-name="T182">dejmuje wartość ze stosu i umieszcza ją w argumencie wynikowym</text:span><text:span text:style-name="T156">. Wynikowy argument może </text:span><text:span text:style-name="T157">być rejestrem albo miejscem w pamięci</text:span><text:span text:style-name="T156">.</text:span></text:p>
      <text:p text:style-name="P271"/>
      <text:p text:style-name="P352">Operacja</text:p>
      <text:p text:style-name="P238">A<text:span text:style-name="T346">RG1 = STACK.POP();</text:span></text:p>
      <text:p text:style-name="P271"/>
      <text:p text:style-name="P325">Modyfikowane Flagi</text:p>
      <text:p text:style-name="P289">Żadne.</text:p>
      <text:p text:style-name="P125">P<text:span text:style-name="T311">OPA</text:span></text:p>
      <text:p text:style-name="P222"/>
      <table:table table:name="Tabela81" table:style-name="Tabela81">
        <table:table-column table:style-name="Tabela81.A"/>
        <table:table-column table:style-name="Tabela81.B"/>
        <table:table-column table:style-name="Tabela81.C"/>
        <table:table-row>
          <table:table-cell table:style-name="Tabela81.A1" office:value-type="string">
            <text:p text:style-name="P144">KOD</text:p>
          </table:table-cell>
          <table:table-cell table:style-name="Tabela81.A1" office:value-type="string">
            <text:p text:style-name="P144">INSTRUKCJA</text:p>
          </table:table-cell>
          <table:table-cell table:style-name="Tabela81.C1" office:value-type="string">
            <text:p text:style-name="P144">SKRÓCONY OPIS</text:p>
          </table:table-cell>
        </table:table-row>
        <table:table-row>
          <table:table-cell table:style-name="Tabela81.A2" office:value-type="string">
            <text:p text:style-name="P164">1<text:span text:style-name="T318">1</text:span></text:p>
          </table:table-cell>
          <table:table-cell table:style-name="Tabela81.A2" office:value-type="string">
            <text:p text:style-name="P164">P<text:span text:style-name="T318">OPA</text:span></text:p>
          </table:table-cell>
          <table:table-cell table:style-name="Tabela81.C2" office:value-type="string">
            <text:p text:style-name="P422">Z<text:span text:style-name="T328">dejmuje wszystkie rejestry ogólnego zastosowania ze stosu.</text:span></text:p>
          </table:table-cell>
        </table:table-row>
      </table:table>
      <text:p text:style-name="P222"/>
      <text:p text:style-name="P337">Opis</text:p>
      <text:p text:style-name="P384"><text:span text:style-name="T88">Z</text:span><text:span text:style-name="T95">dejmuje wszystkie rejestry ogólnego zastosowania ze stosu </text:span><text:span text:style-name="T100">w kolejności 15, 14, 13, 12, 10, 9, …, 2, 1, 0.</text:span></text:p>
      <text:p text:style-name="P384"><text:span text:style-name="T100">Wartość rejestru ESP jest ignorowana, zamiast zdjęcia jej ze stosu, ESP jest zwiększane o cztery.</text:span></text:p>
      <text:p text:style-name="P253"/>
      <text:p text:style-name="P337">Operacja</text:p>
      <text:p text:style-name="P301">REG15 = STACK.POP();</text:p>
      <text:p text:style-name="P301">REG14 = STACK.POP();</text:p>
      <text:p text:style-name="P384"><text:span text:style-name="T189">REG13 = STACK.POP();</text:span></text:p>
      <text:p text:style-name="P384"><text:span text:style-name="T189">REG12 = STACK.POP();</text:span></text:p>
      <text:p text:style-name="P384"><text:span text:style-name="T189">ESP = ESP + 4; <text:tab/><text:tab/>(*Pomiń 4 bajty stosu*)</text:span></text:p>
      <text:p text:style-name="P384"><text:span text:style-name="T189">REG10 = STACK.POP();</text:span></text:p>
      <text:p text:style-name="P301">…</text:p>
      <text:p text:style-name="P384"><text:span text:style-name="T189">REG2 = STACK.POP();</text:span></text:p>
      <text:p text:style-name="P301">REG1 = STACK.POP();</text:p>
      <text:p text:style-name="P384"><text:span text:style-name="T189">REG0 = STACK.POP();</text:span></text:p>
      <text:p text:style-name="P253"/>
      <text:p text:style-name="P310">Modyfikowane Flagi</text:p>
      <text:p text:style-name="P111">Żadne.</text:p>
      <text:p text:style-name="P125">P<text:span text:style-name="T311">OPF</text:span></text:p>
      <text:p text:style-name="P222"/>
      <table:table table:name="Tabela82" table:style-name="Tabela82">
        <table:table-column table:style-name="Tabela82.A"/>
        <table:table-column table:style-name="Tabela82.B"/>
        <table:table-column table:style-name="Tabela82.C"/>
        <table:table-row>
          <table:table-cell table:style-name="Tabela82.A1" office:value-type="string">
            <text:p text:style-name="P144">KOD</text:p>
          </table:table-cell>
          <table:table-cell table:style-name="Tabela82.A1" office:value-type="string">
            <text:p text:style-name="P144">INSTRUKCJA</text:p>
          </table:table-cell>
          <table:table-cell table:style-name="Tabela82.C1" office:value-type="string">
            <text:p text:style-name="P144">SKRÓCONY OPIS</text:p>
          </table:table-cell>
        </table:table-row>
        <table:table-row>
          <table:table-cell table:style-name="Tabela82.A2" office:value-type="string">
            <text:p text:style-name="P164">1<text:span text:style-name="T318">0</text:span></text:p>
          </table:table-cell>
          <table:table-cell table:style-name="Tabela82.A2" office:value-type="string">
            <text:p text:style-name="P164">P<text:span text:style-name="T318">OPF</text:span></text:p>
          </table:table-cell>
          <table:table-cell table:style-name="Tabela82.C2" office:value-type="string">
            <text:p text:style-name="P425">Zrzuca ze stosu wartość i umieszcza ją w rejestrze flag.</text:p>
          </table:table-cell>
        </table:table-row>
      </table:table>
      <text:p text:style-name="P222"/>
      <text:p text:style-name="P337">Opis</text:p>
      <text:p text:style-name="P384"><text:span text:style-name="T95">Zrzuca ze stosu wartość i umieszcza ją w rejestrze flag.</text:span><text:span text:style-name="T156"> </text:span><text:span text:style-name="T189">Rejestr flag to liczba 4 bajtowa w której poszczególne bity oznaczają flagi</text:span><text:span text:style-name="T190">(patrz tabela niżej)</text:span><text:span text:style-name="T189">. </text:span></text:p>
      <table:table table:name="Tabela105" table:style-name="Tabela105">
        <table:table-column table:style-name="Tabela105.A"/>
        <table:table-column table:style-name="Tabela105.B"/>
        <table:table-column table:style-name="Tabela105.C"/>
        <table:table-column table:style-name="Tabela105.B" table:number-columns-repeated="2"/>
        <table:table-column table:style-name="Tabela105.C"/>
        <table:table-row>
          <table:table-cell table:style-name="Tabela105.A1" office:value-type="string">
            <text:p text:style-name="P433">Flaga</text:p>
          </table:table-cell>
          <table:table-cell table:style-name="Tabela105.A1" office:value-type="string">
            <text:p text:style-name="P434">CF</text:p>
          </table:table-cell>
          <table:table-cell table:style-name="Tabela105.A1" office:value-type="string">
            <text:p text:style-name="P434">PF</text:p>
          </table:table-cell>
          <table:table-cell table:style-name="Tabela105.A1" office:value-type="string">
            <text:p text:style-name="P434">ZF</text:p>
          </table:table-cell>
          <table:table-cell table:style-name="Tabela105.A1" office:value-type="string">
            <text:p text:style-name="P434">SF</text:p>
          </table:table-cell>
          <table:table-cell table:style-name="Tabela105.F1" office:value-type="string">
            <text:p text:style-name="P434">OF</text:p>
          </table:table-cell>
        </table:table-row>
        <table:table-row>
          <table:table-cell table:style-name="Tabela105.A2" office:value-type="string">
            <text:p text:style-name="P433">Numer bitu</text:p>
          </table:table-cell>
          <table:table-cell table:style-name="Tabela105.A2" office:value-type="string">
            <text:p text:style-name="P434">1</text:p>
          </table:table-cell>
          <table:table-cell table:style-name="Tabela105.A2" office:value-type="string">
            <text:p text:style-name="P434">3</text:p>
          </table:table-cell>
          <table:table-cell table:style-name="Tabela105.A2" office:value-type="string">
            <text:p text:style-name="P434">7</text:p>
          </table:table-cell>
          <table:table-cell table:style-name="Tabela105.A2" office:value-type="string">
            <text:p text:style-name="P434">8</text:p>
          </table:table-cell>
          <table:table-cell table:style-name="Tabela105.F2" office:value-type="string">
            <text:p text:style-name="P434">12</text:p>
          </table:table-cell>
        </table:table-row>
      </table:table>
      <text:p text:style-name="P276"/>
      <text:p text:style-name="P337">Operacja</text:p>
      <text:p text:style-name="P243">F<text:span text:style-name="T352">LAGS = STACK.POP();</text:span></text:p>
      <text:p text:style-name="P253"/>
      <text:p text:style-name="P310">Modyfikowane Flagi</text:p>
      <text:p text:style-name="P79"><text:span text:style-name="T159">W</text:span><text:span text:style-name="T189">szystkie, </text:span><text:span text:style-name="T190">patrz opis</text:span><text:span text:style-name="T159">.</text:span></text:p>
      <text:p text:style-name="P125">P<text:span text:style-name="T311">USH</text:span></text:p>
      <text:p text:style-name="P222"/>
      <table:table table:name="Tabela83" table:style-name="Tabela83">
        <table:table-column table:style-name="Tabela83.A"/>
        <table:table-column table:style-name="Tabela83.B"/>
        <table:table-column table:style-name="Tabela83.C"/>
        <table:table-row>
          <table:table-cell table:style-name="Tabela83.A1" office:value-type="string">
            <text:p text:style-name="P144">KOD</text:p>
          </table:table-cell>
          <table:table-cell table:style-name="Tabela83.A1" office:value-type="string">
            <text:p text:style-name="P144">INSTRUKCJA</text:p>
          </table:table-cell>
          <table:table-cell table:style-name="Tabela83.C1" office:value-type="string">
            <text:p text:style-name="P144">SKRÓCONY OPIS</text:p>
          </table:table-cell>
        </table:table-row>
        <table:table-row>
          <table:table-cell table:style-name="Tabela83.A2" office:value-type="string">
            <text:p text:style-name="P181"><text:span text:style-name="T106">0</text:span><text:span text:style-name="T109">9</text:span></text:p>
          </table:table-cell>
          <table:table-cell table:style-name="Tabela83.A2" office:value-type="string">
            <text:p text:style-name="P181"><text:span text:style-name="T106">P</text:span><text:span text:style-name="T113">USH</text:span><text:span text:style-name="T106"> </text:span><text:span text:style-name="T124">reg1</text:span></text:p>
          </table:table-cell>
          <table:table-cell table:style-name="Tabela83.C2" office:value-type="string">
            <text:p text:style-name="P407"><text:span text:style-name="T88">W</text:span><text:span text:style-name="T95">rzuca wartość reg1 na stos.</text:span></text:p>
          </table:table-cell>
        </table:table-row>
        <table:table-row>
          <table:table-cell table:style-name="Tabela83.A2" office:value-type="string">
            <text:p text:style-name="P181"><text:span text:style-name="T106">F</text:span><text:span text:style-name="T109">2</text:span></text:p>
          </table:table-cell>
          <table:table-cell table:style-name="Tabela83.A2" office:value-type="string">
            <text:p text:style-name="P181"><text:span text:style-name="T106">P</text:span><text:span text:style-name="T113">USH</text:span><text:span text:style-name="T124"> mem</text:span><text:span text:style-name="T125">1</text:span></text:p>
          </table:table-cell>
          <table:table-cell table:style-name="Tabela83.C3" office:value-type="string">
            <text:p text:style-name="P407"><text:span text:style-name="T88">W</text:span><text:span text:style-name="T95">rzuca wartość mem1 na stos.</text:span></text:p>
          </table:table-cell>
        </table:table-row>
      </table:table>
      <text:p text:style-name="P222"/>
      <text:p text:style-name="P352">Opis</text:p>
      <text:p text:style-name="P379"><text:span text:style-name="T156">W</text:span><text:span text:style-name="T182">rzuca na stos</text:span><text:span text:style-name="T156"> argumentu </text:span><text:span text:style-name="T182">źródłowy. Ź</text:span><text:span text:style-name="T156">ródłowy argument może </text:span><text:span text:style-name="T157">być rejestrem</text:span><text:span text:style-name="T182"> </text:span><text:span text:style-name="T157">albo miejscem w pamięci</text:span><text:span text:style-name="T156">. </text:span></text:p>
      <text:p text:style-name="P379"><text:span text:style-name="T156"/></text:p>
      <text:p text:style-name="P352">Operacja</text:p>
      <text:p text:style-name="P238">S<text:span text:style-name="T346">TACK.PUSH(ARG1);</text:span></text:p>
      <text:p text:style-name="P271"/>
      <text:p text:style-name="P325">Modyfikowane Flagi</text:p>
      <text:p text:style-name="P289">Żadne.</text:p>
      <text:p text:style-name="P125">P<text:span text:style-name="T311">USHA</text:span></text:p>
      <text:p text:style-name="P222"/>
      <table:table table:name="Tabela84" table:style-name="Tabela84">
        <table:table-column table:style-name="Tabela84.A"/>
        <table:table-column table:style-name="Tabela84.B"/>
        <table:table-column table:style-name="Tabela84.C"/>
        <table:table-row>
          <table:table-cell table:style-name="Tabela84.A1" office:value-type="string">
            <text:p text:style-name="P144">KOD</text:p>
          </table:table-cell>
          <table:table-cell table:style-name="Tabela84.A1" office:value-type="string">
            <text:p text:style-name="P144">INSTRUKCJA</text:p>
          </table:table-cell>
          <table:table-cell table:style-name="Tabela84.C1" office:value-type="string">
            <text:p text:style-name="P144">SKRÓCONY OPIS</text:p>
          </table:table-cell>
        </table:table-row>
        <table:table-row>
          <table:table-cell table:style-name="Tabela84.A2" office:value-type="string">
            <text:p text:style-name="P181"><text:span text:style-name="T106">0</text:span><text:span text:style-name="T109">C</text:span></text:p>
          </table:table-cell>
          <table:table-cell table:style-name="Tabela84.A2" office:value-type="string">
            <text:p text:style-name="P164">P<text:span text:style-name="T318">USHA</text:span></text:p>
          </table:table-cell>
          <table:table-cell table:style-name="Tabela84.C2" office:value-type="string">
            <text:p text:style-name="P407"><text:span text:style-name="T89">W</text:span><text:span text:style-name="T95">rzuca wszystkie rejestry ogólnego zastosowania na stos.</text:span></text:p>
          </table:table-cell>
        </table:table-row>
      </table:table>
      <text:p text:style-name="P222"/>
      <text:p text:style-name="P356">Opis</text:p>
      <text:p text:style-name="P385"><text:span text:style-name="T89">W</text:span><text:span text:style-name="T95">rzuca wszystkie rejestry ogólnego zastosowania na stos </text:span><text:span text:style-name="T100">w kolejności 0, </text:span><text:span text:style-name="T101">1, 2, …, 11(stara wartość), 12, 13, 14, 15. </text:span><text:span text:style-name="T100">Z</text:span><text:span text:style-name="T101">amiast ESP na stos wrzucana jest wartość sprzed wywołania Instrukcji PUSHA.</text:span><text:span text:style-name="T100">.</text:span></text:p>
      <text:p text:style-name="P277"/>
      <text:p text:style-name="P356">Operacja</text:p>
      <text:p text:style-name="P302">T<text:span text:style-name="T353">EMP = ESP;</text:span></text:p>
      <text:p text:style-name="P303">STACK.PUSH(REG0);</text:p>
      <text:p text:style-name="P385"><text:span text:style-name="T190">STACK.PUSH(REG1);</text:span></text:p>
      <text:p text:style-name="P385"><text:span text:style-name="T190">STACK.PUSH(REG2);</text:span></text:p>
      <text:p text:style-name="P385"><text:span text:style-name="T190">...</text:span></text:p>
      <text:p text:style-name="P303">STACK.PUSH(REG10);</text:p>
      <text:p text:style-name="P385"><text:span text:style-name="T190">STACK.PUSH(TEMP);</text:span></text:p>
      <text:p text:style-name="P385"><text:span text:style-name="T190">STACK.PUSH(REG12);</text:span></text:p>
      <text:p text:style-name="P385"><text:span text:style-name="T190">STACK.PUSH(REG13);</text:span></text:p>
      <text:p text:style-name="P385"><text:span text:style-name="T190">STACK.PUSH(REG14);</text:span></text:p>
      <text:p text:style-name="P385"><text:span text:style-name="T190">STACK.PUSH(REG15);</text:span></text:p>
      <text:p text:style-name="P303"/>
      <text:p text:style-name="P329">Modyfikowane Flagi</text:p>
      <text:p text:style-name="P291">Żadne.</text:p>
      <text:p text:style-name="P125">P<text:span text:style-name="T311">USHF</text:span></text:p>
      <text:p text:style-name="P222"/>
      <table:table table:name="Tabela85" table:style-name="Tabela85">
        <table:table-column table:style-name="Tabela85.A"/>
        <table:table-column table:style-name="Tabela85.B"/>
        <table:table-column table:style-name="Tabela85.C"/>
        <table:table-row>
          <table:table-cell table:style-name="Tabela85.A1" office:value-type="string">
            <text:p text:style-name="P144">KOD</text:p>
          </table:table-cell>
          <table:table-cell table:style-name="Tabela85.A1" office:value-type="string">
            <text:p text:style-name="P144">INSTRUKCJA</text:p>
          </table:table-cell>
          <table:table-cell table:style-name="Tabela85.C1" office:value-type="string">
            <text:p text:style-name="P144">SKRÓCONY OPIS</text:p>
          </table:table-cell>
        </table:table-row>
        <table:table-row>
          <table:table-cell table:style-name="Tabela85.A2" office:value-type="string">
            <text:p text:style-name="P181"><text:span text:style-name="T106">0</text:span><text:span text:style-name="T109">B</text:span></text:p>
          </table:table-cell>
          <table:table-cell table:style-name="Tabela85.A2" office:value-type="string">
            <text:p text:style-name="P164">P<text:span text:style-name="T318">USHF</text:span></text:p>
          </table:table-cell>
          <table:table-cell table:style-name="Tabela85.C2" office:value-type="string">
            <text:p text:style-name="P176"><text:span text:style-name="T89"><text:s/>W</text:span><text:span text:style-name="T95">rzuca wartość rejestru flag na stos.</text:span></text:p>
          </table:table-cell>
        </table:table-row>
      </table:table>
      <text:p text:style-name="P222"/>
      <text:p text:style-name="P356">Opis</text:p>
      <text:p text:style-name="P385"><text:span text:style-name="T89">W</text:span><text:span text:style-name="T95">rzuca wartość rejestru flag na stos.</text:span><text:span text:style-name="T156"> </text:span><text:span text:style-name="T189">Rejestr flag to liczba 4 bajtowa w której poszczególne bity oznaczają flagi</text:span><text:span text:style-name="T190">(patrz tabela niżej)</text:span><text:span text:style-name="T189">. </text:span></text:p>
      <table:table table:name="Tabela106" table:style-name="Tabela106">
        <table:table-column table:style-name="Tabela106.A"/>
        <table:table-column table:style-name="Tabela106.B"/>
        <table:table-column table:style-name="Tabela106.C"/>
        <table:table-column table:style-name="Tabela106.B" table:number-columns-repeated="2"/>
        <table:table-column table:style-name="Tabela106.C"/>
        <table:table-row>
          <table:table-cell table:style-name="Tabela106.A1" office:value-type="string">
            <text:p text:style-name="P433">Flaga</text:p>
          </table:table-cell>
          <table:table-cell table:style-name="Tabela106.A1" office:value-type="string">
            <text:p text:style-name="P434">CF</text:p>
          </table:table-cell>
          <table:table-cell table:style-name="Tabela106.A1" office:value-type="string">
            <text:p text:style-name="P434">PF</text:p>
          </table:table-cell>
          <table:table-cell table:style-name="Tabela106.A1" office:value-type="string">
            <text:p text:style-name="P434">ZF</text:p>
          </table:table-cell>
          <table:table-cell table:style-name="Tabela106.A1" office:value-type="string">
            <text:p text:style-name="P434">SF</text:p>
          </table:table-cell>
          <table:table-cell table:style-name="Tabela106.F1" office:value-type="string">
            <text:p text:style-name="P434">OF</text:p>
          </table:table-cell>
        </table:table-row>
        <table:table-row>
          <table:table-cell table:style-name="Tabela106.A2" office:value-type="string">
            <text:p text:style-name="P433">Numer bitu</text:p>
          </table:table-cell>
          <table:table-cell table:style-name="Tabela106.A2" office:value-type="string">
            <text:p text:style-name="P434">1</text:p>
          </table:table-cell>
          <table:table-cell table:style-name="Tabela106.A2" office:value-type="string">
            <text:p text:style-name="P434">3</text:p>
          </table:table-cell>
          <table:table-cell table:style-name="Tabela106.A2" office:value-type="string">
            <text:p text:style-name="P434">7</text:p>
          </table:table-cell>
          <table:table-cell table:style-name="Tabela106.A2" office:value-type="string">
            <text:p text:style-name="P434">8</text:p>
          </table:table-cell>
          <table:table-cell table:style-name="Tabela106.F2" office:value-type="string">
            <text:p text:style-name="P434">12</text:p>
          </table:table-cell>
        </table:table-row>
      </table:table>
      <text:p text:style-name="P277"/>
      <text:p text:style-name="P356">Operacja</text:p>
      <text:p text:style-name="P385"><text:span text:style-name="T189">STACK.P</text:span><text:span text:style-name="T190">USH</text:span><text:span text:style-name="T189">(</text:span><text:span text:style-name="T190">FLAGS</text:span><text:span text:style-name="T189">);</text:span></text:p>
      <text:p text:style-name="P277"/>
      <text:p text:style-name="P329">Modyfikowane Flagi</text:p>
      <text:p text:style-name="P385"><text:span text:style-name="T159">Z</text:span><text:span text:style-name="T190">adne</text:span><text:span text:style-name="T159">.</text:span></text:p>
      <text:p text:style-name="P125">R<text:span text:style-name="T311">ET</text:span></text:p>
      <text:p text:style-name="P222"/>
      <table:table table:name="Tabela86" table:style-name="Tabela86">
        <table:table-column table:style-name="Tabela86.A"/>
        <table:table-column table:style-name="Tabela86.B"/>
        <table:table-column table:style-name="Tabela86.C"/>
        <table:table-row>
          <table:table-cell table:style-name="Tabela86.A1" office:value-type="string">
            <text:p text:style-name="P144">KOD</text:p>
          </table:table-cell>
          <table:table-cell table:style-name="Tabela86.A1" office:value-type="string">
            <text:p text:style-name="P144">INSTRUKCJA</text:p>
          </table:table-cell>
          <table:table-cell table:style-name="Tabela86.C1" office:value-type="string">
            <text:p text:style-name="P144">SKRÓCONY OPIS</text:p>
          </table:table-cell>
        </table:table-row>
        <table:table-row>
          <table:table-cell table:style-name="Tabela86.A2" office:value-type="string">
            <text:p text:style-name="P181"><text:span text:style-name="T106">0</text:span><text:span text:style-name="T109">1</text:span></text:p>
          </table:table-cell>
          <table:table-cell table:style-name="Tabela86.A2" office:value-type="string">
            <text:p text:style-name="P157">R<text:span text:style-name="T311">ET</text:span></text:p>
          </table:table-cell>
          <table:table-cell table:style-name="Tabela86.C2" office:value-type="string">
            <text:p text:style-name="P422">P<text:span text:style-name="T328">owraca z procedury.</text:span></text:p>
          </table:table-cell>
        </table:table-row>
      </table:table>
      <text:p text:style-name="P222"/>
      <text:p text:style-name="P337">Opis</text:p>
      <text:p text:style-name="P303">Skacze do miejsca w pamięci <text:span text:style-name="T354">zlokalizowanego na szczycie stosu. Adres na szczycie zazwyczaj jest umieszczony przez wywołanie instrukcji CALL. Adres ten jest wtedy adresem następnej instrukcji po instrukcji CALL.</text:span></text:p>
      <text:p text:style-name="P253"/>
      <text:p text:style-name="P337">Operacja</text:p>
      <text:p text:style-name="P244">E<text:span text:style-name="T354">IP = STACK.POP();</text:span></text:p>
      <text:p text:style-name="P253"/>
      <text:p text:style-name="P310">Modyfikowane Flagi</text:p>
      <text:p text:style-name="P111">Żadne.</text:p>
      <text:p text:style-name="P125">R<text:span text:style-name="T319">AND</text:span></text:p>
      <text:p text:style-name="P222"/>
      <table:table table:name="Tabela87" table:style-name="Tabela87">
        <table:table-column table:style-name="Tabela87.A"/>
        <table:table-column table:style-name="Tabela87.B"/>
        <table:table-column table:style-name="Tabela87.C"/>
        <table:table-row>
          <table:table-cell table:style-name="Tabela87.A1" office:value-type="string">
            <text:p text:style-name="P144">KOD</text:p>
          </table:table-cell>
          <table:table-cell table:style-name="Tabela87.A1" office:value-type="string">
            <text:p text:style-name="P144">INSTRUKCJA</text:p>
          </table:table-cell>
          <table:table-cell table:style-name="Tabela87.C1" office:value-type="string">
            <text:p text:style-name="P144">SKRÓCONY OPIS</text:p>
          </table:table-cell>
        </table:table-row>
        <table:table-row>
          <table:table-cell table:style-name="Tabela87.A2" office:value-type="string">
            <text:p text:style-name="P165">1<text:span text:style-name="T319">6</text:span></text:p>
          </table:table-cell>
          <table:table-cell table:style-name="Tabela87.A2" office:value-type="string">
            <text:p text:style-name="P181"><text:span text:style-name="T106">R</text:span><text:span text:style-name="T114">AND</text:span><text:span text:style-name="T106"> </text:span><text:span text:style-name="T124">reg1</text:span></text:p>
          </table:table-cell>
          <table:table-cell table:style-name="Tabela87.C2" office:value-type="string">
            <text:p text:style-name="P422">L<text:span text:style-name="T328">osuje liczbę całkowitą i umieszcza ją w reg1.</text:span></text:p>
          </table:table-cell>
        </table:table-row>
        <table:table-row>
          <table:table-cell table:style-name="Tabela87.A2" office:value-type="string">
            <text:p text:style-name="P165">E<text:span text:style-name="T319">C</text:span></text:p>
          </table:table-cell>
          <table:table-cell table:style-name="Tabela87.A2" office:value-type="string">
            <text:p text:style-name="P181"><text:span text:style-name="T106">R</text:span><text:span text:style-name="T114">AND</text:span><text:span text:style-name="T124"> mem</text:span><text:span text:style-name="T125">1</text:span></text:p>
          </table:table-cell>
          <table:table-cell table:style-name="Tabela87.C3" office:value-type="string">
            <text:p text:style-name="P407"><text:span text:style-name="T89">L</text:span><text:span text:style-name="T95">osuje liczbę całkowitą i umieszcza ją w mem1.</text:span></text:p>
          </table:table-cell>
        </table:table-row>
      </table:table>
      <text:p text:style-name="P222"/>
      <text:p text:style-name="P337">Opis</text:p>
      <text:p text:style-name="P386"><text:span text:style-name="T88">L</text:span><text:span text:style-name="T95">osuje liczbę całkowitą i umieszcza ją w a</text:span><text:span text:style-name="T102">rgumencie wynikowym</text:span><text:span text:style-name="T156">. </text:span><text:span text:style-name="T191">A</text:span><text:span text:style-name="T156">rgument może być</text:span><text:span text:style-name="T157"> rejestrem albo miejscem w pamięci</text:span><text:span text:style-name="T156">. </text:span></text:p>
      <text:p text:style-name="P253"/>
      <text:p text:style-name="P337">Operacja</text:p>
      <text:p text:style-name="P79"><text:span text:style-name="T157">ARG1 = R</text:span><text:span text:style-name="T191">AND;</text:span></text:p>
      <text:p text:style-name="P253"/>
      <text:p text:style-name="P310">Modyfikowane Flagi</text:p>
      <text:p text:style-name="P111">Żadne.</text:p>
      <text:p text:style-name="P125">R<text:span text:style-name="T311">OL</text:span></text:p>
      <text:p text:style-name="P222"/>
      <table:table table:name="Tabela88" table:style-name="Tabela88">
        <table:table-column table:style-name="Tabela88.A"/>
        <table:table-column table:style-name="Tabela88.B"/>
        <table:table-column table:style-name="Tabela88.C"/>
        <table:table-row>
          <table:table-cell table:style-name="Tabela88.A1" office:value-type="string">
            <text:p text:style-name="P144">KOD</text:p>
          </table:table-cell>
          <table:table-cell table:style-name="Tabela88.A1" office:value-type="string">
            <text:p text:style-name="P144">INSTRUKCJA</text:p>
          </table:table-cell>
          <table:table-cell table:style-name="Tabela88.C1" office:value-type="string">
            <text:p text:style-name="P144">SKRÓCONY OPIS</text:p>
          </table:table-cell>
        </table:table-row>
        <table:table-row>
          <table:table-cell table:style-name="Tabela88.A2" office:value-type="string">
            <text:p text:style-name="P168">3<text:span text:style-name="T322">C</text:span></text:p>
          </table:table-cell>
          <table:table-cell table:style-name="Tabela88.A2" office:value-type="string">
            <text:p text:style-name="P181"><text:span text:style-name="T106">R</text:span><text:span text:style-name="T122">OL</text:span><text:span text:style-name="T106"> </text:span><text:span text:style-name="T124">reg1, </text:span><text:span text:style-name="T132">reg2</text:span></text:p>
          </table:table-cell>
          <table:table-cell table:style-name="Tabela88.C2" office:value-type="string">
            <text:p text:style-name="P422">O<text:span text:style-name="T328">braca w lewo bity reg1 o wartość podaną w reg2.</text:span></text:p>
          </table:table-cell>
        </table:table-row>
        <table:table-row>
          <table:table-cell table:style-name="Tabela88.A2" office:value-type="string">
            <text:p text:style-name="P168">C<text:span text:style-name="T322">E</text:span></text:p>
          </table:table-cell>
          <table:table-cell table:style-name="Tabela88.A2" office:value-type="string">
            <text:p text:style-name="P413"><text:span text:style-name="T106">R</text:span><text:span text:style-name="T122">OL</text:span><text:span text:style-name="T106"> </text:span><text:span text:style-name="T124">reg1, </text:span><text:span text:style-name="T132">mem2</text:span></text:p>
          </table:table-cell>
          <table:table-cell table:style-name="Tabela88.C3" office:value-type="string">
            <text:p text:style-name="P407"><text:span text:style-name="T89">O</text:span><text:span text:style-name="T95">braca w lewo bity reg1 o wartość podaną w mem2.</text:span></text:p>
          </table:table-cell>
        </table:table-row>
      </table:table>
      <text:p text:style-name="P222"/>
      <text:p text:style-name="P337">Opis</text:p>
      <text:p text:style-name="P388"><text:span text:style-name="T88">P</text:span><text:span text:style-name="T103">rzesuwa(obraca)</text:span><text:span text:style-name="T95"> w lewo bity </text:span><text:span text:style-name="T103">wartości podanej w pierwszym argumencie(wynikowy)</text:span><text:span text:style-name="T95"> o wartość podaną w d</text:span><text:span text:style-name="T103">rugim argumencie(źródłowy)</text:span><text:span text:style-name="T95">.</text:span><text:span text:style-name="T156"> Wynikowy argument może być wyłącznie rejestrem; źródłowy argument może </text:span><text:span text:style-name="T157">być rejestrem albo miejscem w pamięci</text:span><text:span text:style-name="T156">.</text:span><text:span text:style-name="T192"> Bity z prawej strony są uzupełniane b</text:span><text:span text:style-name="T193">itami przesuniętymi z lewej strony</text:span><text:span text:style-name="T192">. Jedynie pierwsze 5 bitów argumentu źródłowego brane są pod uwagę.</text:span></text:p>
      <text:p text:style-name="P253"/>
      <text:p text:style-name="P337">Operacja</text:p>
      <text:p text:style-name="P79"><text:span text:style-name="T157">ARG1 = R</text:span><text:span text:style-name="T192">OTATE_LEFT(ARG1, ARG2);</text:span></text:p>
      <text:p text:style-name="P253"/>
      <text:p text:style-name="P331">Modyfikowane Flagi</text:p>
      <text:p text:style-name="P245">Flagi OF <text:span text:style-name="T308">i CF są ustawiane na 0; Flagi SF, ZF, PF są ustawiane w zależności od wyniku.</text:span></text:p>
      <text:p text:style-name="P125">R<text:span text:style-name="T311">OR</text:span></text:p>
      <text:p text:style-name="P222"/>
      <table:table table:name="Tabela89" table:style-name="Tabela89">
        <table:table-column table:style-name="Tabela89.A"/>
        <table:table-column table:style-name="Tabela89.B"/>
        <table:table-column table:style-name="Tabela89.C"/>
        <table:table-row>
          <table:table-cell table:style-name="Tabela89.A1" office:value-type="string">
            <text:p text:style-name="P144">KOD</text:p>
          </table:table-cell>
          <table:table-cell table:style-name="Tabela89.A1" office:value-type="string">
            <text:p text:style-name="P144">INSTRUKCJA</text:p>
          </table:table-cell>
          <table:table-cell table:style-name="Tabela89.C1" office:value-type="string">
            <text:p text:style-name="P144">SKRÓCONY OPIS</text:p>
          </table:table-cell>
        </table:table-row>
        <table:table-row>
          <table:table-cell table:style-name="Tabela89.A2" office:value-type="string">
            <text:p text:style-name="P168">3<text:span text:style-name="T322">B</text:span></text:p>
          </table:table-cell>
          <table:table-cell table:style-name="Tabela89.A2" office:value-type="string">
            <text:p text:style-name="P181"><text:span text:style-name="T106">R</text:span><text:span text:style-name="T122">OR</text:span><text:span text:style-name="T106"> </text:span><text:span text:style-name="T124">reg1, </text:span><text:span text:style-name="T132">reg2</text:span></text:p>
          </table:table-cell>
          <table:table-cell table:style-name="Tabela89.C2" office:value-type="string">
            <text:p text:style-name="P407"><text:span text:style-name="T89">O</text:span><text:span text:style-name="T95">braca w prawo bity reg1 o wartość podaną w reg2.</text:span></text:p>
          </table:table-cell>
        </table:table-row>
        <table:table-row>
          <table:table-cell table:style-name="Tabela89.A2" office:value-type="string">
            <text:p text:style-name="P168">C<text:span text:style-name="T322">F</text:span></text:p>
          </table:table-cell>
          <table:table-cell table:style-name="Tabela89.A2" office:value-type="string">
            <text:p text:style-name="P413"><text:span text:style-name="T122">ROR</text:span><text:span text:style-name="T106"> </text:span><text:span text:style-name="T124">reg1, </text:span><text:span text:style-name="T132">mem2</text:span></text:p>
          </table:table-cell>
          <table:table-cell table:style-name="Tabela89.C3" office:value-type="string">
            <text:p text:style-name="P407"><text:span text:style-name="T89">O</text:span><text:span text:style-name="T95">braca w prawo bity reg1 o wartość podaną w mem2.</text:span></text:p>
          </table:table-cell>
        </table:table-row>
      </table:table>
      <text:p text:style-name="P222"/>
      <text:p text:style-name="P358">Opis</text:p>
      <text:p text:style-name="P388"><text:span text:style-name="T88">P</text:span><text:span text:style-name="T103">rzesuwa(obraca)</text:span><text:span text:style-name="T95"> w p</text:span><text:span text:style-name="T103">rawo</text:span><text:span text:style-name="T95"> bity </text:span><text:span text:style-name="T103">wartości podanej w pierwszym argumencie(wynikowy)</text:span><text:span text:style-name="T95"> o wartość podaną w d</text:span><text:span text:style-name="T103">rugim argumencie(źródłowy)</text:span><text:span text:style-name="T95">.</text:span><text:span text:style-name="T156"> Wynikowy argument może być wyłącznie rejestrem; źródłowy argument może </text:span><text:span text:style-name="T157">być rejestrem albo miejscem w pamięci</text:span><text:span text:style-name="T156">. </text:span><text:span text:style-name="T192">Bity z l</text:span><text:span text:style-name="T193">ewej</text:span><text:span text:style-name="T192"> strony są uzupełniane b</text:span><text:span text:style-name="T193">itami przesuniętymi z prawej strony.</text:span><text:span text:style-name="T192"> Jedynie pierwsze 5 bitów argumentu źródłowego brane są pod uwagę.</text:span></text:p>
      <text:p text:style-name="P279"/>
      <text:p text:style-name="P358">Operacja</text:p>
      <text:p text:style-name="P387"><text:span text:style-name="T157">ARG1 = R</text:span><text:span text:style-name="T192">OTATE_RIGHT(ARG1, ARG2);</text:span></text:p>
      <text:p text:style-name="P279"/>
      <text:p text:style-name="P331">Modyfikowane Flagi</text:p>
      <text:p text:style-name="P245">Flagi OF <text:span text:style-name="T308">i CF są ustawiane na 0; Flagi SF, ZF, PF są ustawiane w zależności od wyniku.</text:span></text:p>
      <text:p text:style-name="P125">S<text:span text:style-name="T311">AL</text:span></text:p>
      <text:p text:style-name="P222"/>
      <table:table table:name="Tabela90" table:style-name="Tabela90">
        <table:table-column table:style-name="Tabela90.A"/>
        <table:table-column table:style-name="Tabela90.B"/>
        <table:table-column table:style-name="Tabela90.C"/>
        <table:table-row>
          <table:table-cell table:style-name="Tabela90.A1" office:value-type="string">
            <text:p text:style-name="P144">KOD</text:p>
          </table:table-cell>
          <table:table-cell table:style-name="Tabela90.A1" office:value-type="string">
            <text:p text:style-name="P144">INSTRUKCJA</text:p>
          </table:table-cell>
          <table:table-cell table:style-name="Tabela90.C1" office:value-type="string">
            <text:p text:style-name="P144">SKRÓCONY OPIS</text:p>
          </table:table-cell>
        </table:table-row>
        <table:table-row>
          <table:table-cell table:style-name="Tabela90.A2" office:value-type="string">
            <text:p text:style-name="P168">3<text:span text:style-name="T322">8</text:span></text:p>
          </table:table-cell>
          <table:table-cell table:style-name="Tabela90.A2" office:value-type="string">
            <text:p text:style-name="P181"><text:span text:style-name="T106">S</text:span><text:span text:style-name="T122">AL</text:span><text:span text:style-name="T106"> </text:span><text:span text:style-name="T124">reg1, </text:span><text:span text:style-name="T132">reg2</text:span></text:p>
          </table:table-cell>
          <table:table-cell table:style-name="Tabela90.C2" office:value-type="string">
            <text:p text:style-name="P407"><text:span text:style-name="T89">P</text:span><text:span text:style-name="T95">rzesuwa w lewo bity reg1 o wartość podaną w reg2.</text:span></text:p>
          </table:table-cell>
        </table:table-row>
        <table:table-row>
          <table:table-cell table:style-name="Tabela90.A2" office:value-type="string">
            <text:p text:style-name="P182"><text:span text:style-name="T106">D</text:span><text:span text:style-name="T116">2</text:span></text:p>
          </table:table-cell>
          <table:table-cell table:style-name="Tabela90.A2" office:value-type="string">
            <text:p text:style-name="P413"><text:span text:style-name="T122">SAL</text:span><text:span text:style-name="T106"> </text:span><text:span text:style-name="T124">reg1, </text:span><text:span text:style-name="T132">mem2</text:span></text:p>
          </table:table-cell>
          <table:table-cell table:style-name="Tabela90.C3" office:value-type="string">
            <text:p text:style-name="P407"><text:span text:style-name="T89">P</text:span><text:span text:style-name="T95">rzesuwa w lewo bity reg1 o wartość podaną w mem2.</text:span></text:p>
          </table:table-cell>
        </table:table-row>
      </table:table>
      <text:p text:style-name="P222"/>
      <text:p text:style-name="P358">Opis</text:p>
      <text:p text:style-name="P387"><text:span text:style-name="T88">P</text:span><text:span text:style-name="T103">rzesuwa</text:span><text:span text:style-name="T95"> w l</text:span><text:span text:style-name="T103">ewo</text:span><text:span text:style-name="T95"> bity </text:span><text:span text:style-name="T103">wartości podanej w pierwszym argumencie(wynikowy)</text:span><text:span text:style-name="T95"> o wartość podaną w d</text:span><text:span text:style-name="T103">rugim argumencie(źródłowy)</text:span><text:span text:style-name="T95">.</text:span><text:span text:style-name="T156"> Wynikowy argument może być wyłącznie rejestrem; źródłowy argument może </text:span><text:span text:style-name="T157">być rejestrem albo miejscem w pamięci</text:span><text:span text:style-name="T156">. </text:span><text:span text:style-name="T192">Bity z prawej strony są uzupełniane zerami. Jedynie pierwsze 5 bitów argumentu źródłowego brane są pod uwagę.</text:span></text:p>
      <text:p text:style-name="P387"><text:span text:style-name="T156"/></text:p>
      <text:p text:style-name="P397"><text:span text:style-name="T156">I</text:span><text:span text:style-name="T146">nstrukcje SAL i SHL wykonują dokładnie te same operacje.</text:span></text:p>
      <text:p text:style-name="P279"/>
      <text:p text:style-name="P358">Operacja</text:p>
      <text:p text:style-name="P387"><text:span text:style-name="T157">ARG1 = </text:span><text:span text:style-name="T192">ARG1 &lt;&lt; ARG2</text:span></text:p>
      <text:p text:style-name="P279"/>
      <text:p text:style-name="P331">Modyfikowane Flagi</text:p>
      <text:p text:style-name="P245">Flagi OF <text:span text:style-name="T308">i CF są ustawiane na 0; Flagi SF, ZF, PF są ustawiane w zależności od wyniku.</text:span></text:p>
      <text:p text:style-name="P125">S<text:span text:style-name="T311">AR</text:span></text:p>
      <text:p text:style-name="P222"/>
      <table:table table:name="Tabela91" table:style-name="Tabela91">
        <table:table-column table:style-name="Tabela91.A"/>
        <table:table-column table:style-name="Tabela91.B"/>
        <table:table-column table:style-name="Tabela91.C"/>
        <table:table-row>
          <table:table-cell table:style-name="Tabela91.A1" office:value-type="string">
            <text:p text:style-name="P144">KOD</text:p>
          </table:table-cell>
          <table:table-cell table:style-name="Tabela91.A1" office:value-type="string">
            <text:p text:style-name="P144">INSTRUKCJA</text:p>
          </table:table-cell>
          <table:table-cell table:style-name="Tabela91.C1" office:value-type="string">
            <text:p text:style-name="P144">SKRÓCONY OPIS</text:p>
          </table:table-cell>
        </table:table-row>
        <table:table-row>
          <table:table-cell table:style-name="Tabela91.A2" office:value-type="string">
            <text:p text:style-name="P167">3<text:span text:style-name="T321">9</text:span></text:p>
          </table:table-cell>
          <table:table-cell table:style-name="Tabela91.A2" office:value-type="string">
            <text:p text:style-name="P181"><text:span text:style-name="T106">S</text:span><text:span text:style-name="T122">AR</text:span><text:span text:style-name="T106"> </text:span><text:span text:style-name="T124">reg1, </text:span><text:span text:style-name="T132">reg2</text:span></text:p>
          </table:table-cell>
          <table:table-cell table:style-name="Tabela91.C2" office:value-type="string">
            <text:p text:style-name="P407"><text:span text:style-name="T89">P</text:span><text:span text:style-name="T95">rzesuwa w p</text:span><text:span text:style-name="T96">rawo</text:span><text:span text:style-name="T95"> bity reg1 o wartość podaną w reg2.</text:span></text:p>
          </table:table-cell>
        </table:table-row>
        <table:table-row>
          <table:table-cell table:style-name="Tabela91.A2" office:value-type="string">
            <text:p text:style-name="P167">D<text:span text:style-name="T321">1</text:span></text:p>
          </table:table-cell>
          <table:table-cell table:style-name="Tabela91.A2" office:value-type="string">
            <text:p text:style-name="P413"><text:span text:style-name="T122">SAR</text:span><text:span text:style-name="T106"> </text:span><text:span text:style-name="T124">reg1, </text:span><text:span text:style-name="T132">mem2</text:span></text:p>
          </table:table-cell>
          <table:table-cell table:style-name="Tabela91.C3" office:value-type="string">
            <text:p text:style-name="P407"><text:span text:style-name="T89">P</text:span><text:span text:style-name="T95">rzesuwa w p</text:span><text:span text:style-name="T96">rawo</text:span><text:span text:style-name="T95"> bity reg1 o wartość podaną w mem2.</text:span></text:p>
          </table:table-cell>
        </table:table-row>
      </table:table>
      <text:p text:style-name="P222"/>
      <text:p text:style-name="P358">Opis</text:p>
      <text:p text:style-name="P387"><text:span text:style-name="T88">P</text:span><text:span text:style-name="T103">rzesuwa</text:span><text:span text:style-name="T95"> w p</text:span><text:span text:style-name="T103">rawo</text:span><text:span text:style-name="T95"> bity </text:span><text:span text:style-name="T103">wartości podanej w pierwszym argumencie(wynikowy)</text:span><text:span text:style-name="T95"> o wartość podaną w d</text:span><text:span text:style-name="T103">rugim argumencie(źródłowy)</text:span><text:span text:style-name="T95">.</text:span><text:span text:style-name="T156"> Wynikowy argument może być wyłącznie rejestrem; źródłowy argument może </text:span><text:span text:style-name="T157">być rejestrem albo miejscem w pamięci</text:span><text:span text:style-name="T156">. </text:span><text:span text:style-name="T192">Bity z lewej strony są uzupełniane znakiem argumentu wynikowego. Jedynie pierwsze 5 bitów argumentu źródłowego brane są pod uwagę.</text:span></text:p>
      <text:p text:style-name="P279"/>
      <text:p text:style-name="P358">Operacja</text:p>
      <text:p text:style-name="P387"><text:span text:style-name="T157">ARG1 = </text:span><text:span text:style-name="T192">ARG1 &gt;&gt; ARG2</text:span></text:p>
      <text:p text:style-name="P279"/>
      <text:p text:style-name="P331">Modyfikowane Flagi</text:p>
      <text:p text:style-name="P245">Flagi OF <text:span text:style-name="T308">i CF są ustawiane na 0; Flagi SF, ZF, PF są ustawiane w zależności od wyniku.</text:span></text:p>
      <text:p text:style-name="P125">S<text:span text:style-name="T311">HL</text:span></text:p>
      <text:p text:style-name="P222"/>
      <table:table table:name="Tabela92" table:style-name="Tabela92">
        <table:table-column table:style-name="Tabela92.A"/>
        <table:table-column table:style-name="Tabela92.B"/>
        <table:table-column table:style-name="Tabela92.C"/>
        <table:table-row>
          <table:table-cell table:style-name="Tabela92.A1" office:value-type="string">
            <text:p text:style-name="P144">KOD</text:p>
          </table:table-cell>
          <table:table-cell table:style-name="Tabela92.A1" office:value-type="string">
            <text:p text:style-name="P144">INSTRUKCJA</text:p>
          </table:table-cell>
          <table:table-cell table:style-name="Tabela92.C1" office:value-type="string">
            <text:p text:style-name="P144">SKRÓCONY OPIS</text:p>
          </table:table-cell>
        </table:table-row>
        <table:table-row>
          <table:table-cell table:style-name="Tabela92.A2" office:value-type="string">
            <text:p text:style-name="P167">3<text:span text:style-name="T321">8</text:span></text:p>
          </table:table-cell>
          <table:table-cell table:style-name="Tabela92.A2" office:value-type="string">
            <text:p text:style-name="P181"><text:span text:style-name="T106">S</text:span><text:span text:style-name="T122">HL</text:span><text:span text:style-name="T106"> </text:span><text:span text:style-name="T124">reg1, </text:span><text:span text:style-name="T132">reg2</text:span></text:p>
          </table:table-cell>
          <table:table-cell table:style-name="Tabela92.C2" office:value-type="string">
            <text:p text:style-name="P407"><text:span text:style-name="T89">P</text:span><text:span text:style-name="T95">rzesuwa w lewo bity reg1 o wartość podaną w reg2.</text:span></text:p>
          </table:table-cell>
        </table:table-row>
        <table:table-row>
          <table:table-cell table:style-name="Tabela92.A2" office:value-type="string">
            <text:p text:style-name="P167">D<text:span text:style-name="T321">2</text:span></text:p>
          </table:table-cell>
          <table:table-cell table:style-name="Tabela92.A2" office:value-type="string">
            <text:p text:style-name="P413"><text:span text:style-name="T122">SHL</text:span><text:span text:style-name="T106"> </text:span><text:span text:style-name="T124">reg1, </text:span><text:span text:style-name="T132">mem2</text:span></text:p>
          </table:table-cell>
          <table:table-cell table:style-name="Tabela92.C3" office:value-type="string">
            <text:p text:style-name="P407"><text:span text:style-name="T89">P</text:span><text:span text:style-name="T95">rzesuwa w lewo bity reg1 o wartość podaną w mem2.</text:span></text:p>
          </table:table-cell>
        </table:table-row>
      </table:table>
      <text:p text:style-name="P222"/>
      <text:p text:style-name="P358">Opis</text:p>
      <text:p text:style-name="P387"><text:span text:style-name="T88">P</text:span><text:span text:style-name="T103">rzesuwa</text:span><text:span text:style-name="T95"> w l</text:span><text:span text:style-name="T103">ewo</text:span><text:span text:style-name="T95"> bity </text:span><text:span text:style-name="T103">wartości podanej w pierwszym argumencie(wynikowy)</text:span><text:span text:style-name="T95"> o wartość podaną w d</text:span><text:span text:style-name="T103">rugim argumencie(źródłowy)</text:span><text:span text:style-name="T95">.</text:span><text:span text:style-name="T156"> Wynikowy argument może być wyłącznie rejestrem; źródłowy argument może </text:span><text:span text:style-name="T157">być rejestrem albo miejscem w pamięci</text:span><text:span text:style-name="T156">. </text:span><text:span text:style-name="T192">Bity z prawej strony są uzupełniane zerami. Jedynie pierwsze 5 bitów argumentu źródłowego brane są pod uwagę.</text:span></text:p>
      <text:p text:style-name="P387"><text:span text:style-name="T156"/></text:p>
      <text:p text:style-name="P397"><text:span text:style-name="T156">I</text:span><text:span text:style-name="T146">nstrukcje SAL i SHL wykonują dokładnie te same operacje.</text:span></text:p>
      <text:p text:style-name="P279"/>
      <text:p text:style-name="P358">Operacja</text:p>
      <text:p text:style-name="P387"><text:span text:style-name="T157">ARG1 = </text:span><text:span text:style-name="T192">ARG1 </text:span><text:span text:style-name="T193">&lt;&lt;</text:span><text:span text:style-name="T192"> ARG2</text:span></text:p>
      <text:p text:style-name="P279"/>
      <text:p text:style-name="P331">Modyfikowane Flagi</text:p>
      <text:p text:style-name="P245">Flagi OF <text:span text:style-name="T308">i CF są ustawiane na 0; Flagi SF, ZF, PF są ustawiane w zależności od wyniku.</text:span></text:p>
      <text:p text:style-name="P125">S<text:span text:style-name="T311">HR</text:span></text:p>
      <text:p text:style-name="P222"/>
      <table:table table:name="Tabela93" table:style-name="Tabela93">
        <table:table-column table:style-name="Tabela93.A"/>
        <table:table-column table:style-name="Tabela93.B"/>
        <table:table-column table:style-name="Tabela93.C"/>
        <table:table-row>
          <table:table-cell table:style-name="Tabela93.A1" office:value-type="string">
            <text:p text:style-name="P144">KOD</text:p>
          </table:table-cell>
          <table:table-cell table:style-name="Tabela93.A1" office:value-type="string">
            <text:p text:style-name="P144">INSTRUKCJA</text:p>
          </table:table-cell>
          <table:table-cell table:style-name="Tabela93.C1" office:value-type="string">
            <text:p text:style-name="P144">SKRÓCONY OPIS</text:p>
          </table:table-cell>
        </table:table-row>
        <table:table-row>
          <table:table-cell table:style-name="Tabela93.A2" office:value-type="string">
            <text:p text:style-name="P167">3<text:span text:style-name="T321">7</text:span></text:p>
          </table:table-cell>
          <table:table-cell table:style-name="Tabela93.A2" office:value-type="string">
            <text:p text:style-name="P181"><text:span text:style-name="T106">S</text:span><text:span text:style-name="T122">HR</text:span><text:span text:style-name="T106"> </text:span><text:span text:style-name="T124">reg1, </text:span><text:span text:style-name="T132">reg2</text:span></text:p>
          </table:table-cell>
          <table:table-cell table:style-name="Tabela93.C2" office:value-type="string">
            <text:p text:style-name="P407"><text:span text:style-name="T89">P</text:span><text:span text:style-name="T95">rzesuwa w p</text:span><text:span text:style-name="T96">rawo</text:span><text:span text:style-name="T95"> bity reg1 o wartość podaną w reg2.</text:span></text:p>
          </table:table-cell>
        </table:table-row>
        <table:table-row>
          <table:table-cell table:style-name="Tabela93.A2" office:value-type="string">
            <text:p text:style-name="P167">D<text:span text:style-name="T321">3</text:span></text:p>
          </table:table-cell>
          <table:table-cell table:style-name="Tabela93.A2" office:value-type="string">
            <text:p text:style-name="P413"><text:span text:style-name="T122">SHR</text:span><text:span text:style-name="T106"> </text:span><text:span text:style-name="T124">reg1, </text:span><text:span text:style-name="T132">mem2</text:span></text:p>
          </table:table-cell>
          <table:table-cell table:style-name="Tabela93.C3" office:value-type="string">
            <text:p text:style-name="P407"><text:span text:style-name="T89">P</text:span><text:span text:style-name="T95">rzesuwa w p</text:span><text:span text:style-name="T96">rawo</text:span><text:span text:style-name="T95"> bity reg1 o wartość podaną w mem2.</text:span></text:p>
          </table:table-cell>
        </table:table-row>
      </table:table>
      <text:p text:style-name="P222"/>
      <text:p text:style-name="P358">Opis</text:p>
      <text:p text:style-name="P387"><text:span text:style-name="T88">P</text:span><text:span text:style-name="T103">rzesuwa</text:span><text:span text:style-name="T95"> w p</text:span><text:span text:style-name="T103">rawo</text:span><text:span text:style-name="T95"> bity </text:span><text:span text:style-name="T103">wartości podanej w pierwszym argumencie(wynikowy)</text:span><text:span text:style-name="T95"> o wartość podaną w d</text:span><text:span text:style-name="T103">rugim argumencie(źródłowy)</text:span><text:span text:style-name="T95">.</text:span><text:span text:style-name="T156"> Wynikowy argument może być wyłącznie rejestrem; źródłowy argument może </text:span><text:span text:style-name="T157">być rejestrem albo miejscem w pamięci</text:span><text:span text:style-name="T156">. </text:span><text:span text:style-name="T192">Bity z lewej strony są zerami. Jedynie pierwsze 5 bitów argumentu źródłowego brane są pod uwagę.</text:span></text:p>
      <text:p text:style-name="P279"/>
      <text:p text:style-name="P358">Operacja</text:p>
      <text:p text:style-name="P387"><text:span text:style-name="T157">ARG1 = </text:span><text:span text:style-name="T192">ARG1 &gt;&gt;&gt; ARG2</text:span></text:p>
      <text:p text:style-name="P279"/>
      <text:p text:style-name="P331">Modyfikowane Flagi</text:p>
      <text:p text:style-name="P245">Flagi OF <text:span text:style-name="T308">i CF są ustawiane na 0; Flagi SF, ZF, PF są ustawiane w zależności od wyniku.</text:span></text:p>
      <text:p text:style-name="P125">S<text:span text:style-name="T311">LEEP</text:span></text:p>
      <text:p text:style-name="P222"/>
      <table:table table:name="Tabela94" table:style-name="Tabela94">
        <table:table-column table:style-name="Tabela94.A"/>
        <table:table-column table:style-name="Tabela94.B"/>
        <table:table-column table:style-name="Tabela94.C"/>
        <table:table-row>
          <table:table-cell table:style-name="Tabela94.A1" office:value-type="string">
            <text:p text:style-name="P144">KOD</text:p>
          </table:table-cell>
          <table:table-cell table:style-name="Tabela94.A1" office:value-type="string">
            <text:p text:style-name="P144">INSTRUKCJA</text:p>
          </table:table-cell>
          <table:table-cell table:style-name="Tabela94.C1" office:value-type="string">
            <text:p text:style-name="P144">SKRÓCONY OPIS</text:p>
          </table:table-cell>
        </table:table-row>
        <table:table-row>
          <table:table-cell table:style-name="Tabela94.A2" office:value-type="string">
            <text:p text:style-name="P166">1<text:span text:style-name="T320">C</text:span></text:p>
          </table:table-cell>
          <table:table-cell table:style-name="Tabela94.A2" office:value-type="string">
            <text:p text:style-name="P181"><text:span text:style-name="T106">S</text:span><text:span text:style-name="T115">LEEP</text:span><text:span text:style-name="T106"> </text:span><text:span text:style-name="T124">reg1</text:span></text:p>
          </table:table-cell>
          <table:table-cell table:style-name="Tabela94.C2" office:value-type="string">
            <text:p text:style-name="P423">C<text:span text:style-name="T329">zeka reg1 milisekund.</text:span></text:p>
          </table:table-cell>
        </table:table-row>
        <table:table-row>
          <table:table-cell table:style-name="Tabela94.A2" office:value-type="string">
            <text:p text:style-name="P166">E<text:span text:style-name="T320">9</text:span></text:p>
          </table:table-cell>
          <table:table-cell table:style-name="Tabela94.A2" office:value-type="string">
            <text:p text:style-name="P181"><text:span text:style-name="T106">S</text:span><text:span text:style-name="T115">LEEP</text:span><text:span text:style-name="T124"> mem</text:span><text:span text:style-name="T125">1</text:span></text:p>
          </table:table-cell>
          <table:table-cell table:style-name="Tabela94.C3" office:value-type="string">
            <text:p text:style-name="P408"><text:span text:style-name="T89">C</text:span><text:span text:style-name="T96">zeka mem1 milisekund.</text:span></text:p>
          </table:table-cell>
        </table:table-row>
      </table:table>
      <text:p text:style-name="P222"/>
      <text:p text:style-name="P337">Opis</text:p>
      <text:p text:style-name="P387"><text:span text:style-name="T88">C</text:span><text:span text:style-name="T96">zeka l</text:span><text:span text:style-name="T102">iczbę sprecyzowaną w argumencie źródłowym</text:span><text:span text:style-name="T96"> milisekund.</text:span><text:span text:style-name="T156"> </text:span><text:span text:style-name="T192">A</text:span><text:span text:style-name="T156">rgument może </text:span><text:span text:style-name="T157">być rejestrem albo miejscem w pamięci</text:span><text:span text:style-name="T156">. </text:span></text:p>
      <text:p text:style-name="P253"/>
      <text:p text:style-name="P337">Operacja</text:p>
      <text:p text:style-name="P244">S<text:span text:style-name="T354">LEEP(ARG1);</text:span></text:p>
      <text:p text:style-name="P253"/>
      <text:p text:style-name="P310">Modyfikowane Flagi</text:p>
      <text:p text:style-name="P111">Żadne.</text:p>
      <text:p text:style-name="P125">S<text:span text:style-name="T311">T</text:span></text:p>
      <text:p text:style-name="P222"/>
      <table:table table:name="Tabela95" table:style-name="Tabela95">
        <table:table-column table:style-name="Tabela95.A"/>
        <table:table-column table:style-name="Tabela95.B"/>
        <table:table-column table:style-name="Tabela95.C"/>
        <table:table-row>
          <table:table-cell table:style-name="Tabela95.A1" office:value-type="string">
            <text:p text:style-name="P144">KOD</text:p>
          </table:table-cell>
          <table:table-cell table:style-name="Tabela95.A1" office:value-type="string">
            <text:p text:style-name="P144">INSTRUKCJA</text:p>
          </table:table-cell>
          <table:table-cell table:style-name="Tabela95.C1" office:value-type="string">
            <text:p text:style-name="P144">SKRÓCONY OPIS</text:p>
          </table:table-cell>
        </table:table-row>
        <table:table-row>
          <table:table-cell table:style-name="Tabela95.A2" office:value-type="string">
            <text:p text:style-name="P181"><text:span text:style-name="T106">F</text:span><text:span text:style-name="T109">B</text:span></text:p>
          </table:table-cell>
          <table:table-cell table:style-name="Tabela95.A2" office:value-type="string">
            <text:p text:style-name="P181"><text:span text:style-name="T106">S</text:span><text:span text:style-name="T123">T</text:span><text:span text:style-name="T124"> r</text:span><text:span text:style-name="T133">eg1, mem2</text:span></text:p>
          </table:table-cell>
          <table:table-cell table:style-name="Tabela95.C2" office:value-type="string">
            <text:p text:style-name="P423">U<text:span text:style-name="T329">mieszcza reg1 w mem2.</text:span></text:p>
          </table:table-cell>
        </table:table-row>
      </table:table>
      <text:p text:style-name="P222"/>
      <text:p text:style-name="P357">Opis</text:p>
      <text:p text:style-name="P386"><text:span text:style-name="T156">U</text:span><text:span text:style-name="T181">mieszcza</text:span><text:span text:style-name="T180"> liczbę podaną w pierwszym argumencie(źródłowy) w drugim argumencie(wynikowy). </text:span><text:span text:style-name="T156">Ź</text:span><text:span text:style-name="T180">ródłowy</text:span><text:span text:style-name="T156"> argument może być wyłącznie rejestrem</text:span><text:span text:style-name="T180">.</text:span><text:span text:style-name="T156"> </text:span><text:span text:style-name="T180">Wynikowy</text:span><text:span text:style-name="T156"> argument może </text:span><text:span text:style-name="T157">być </text:span><text:span text:style-name="T180">wyłącznie</text:span><text:span text:style-name="T157"> miejscem w pamięci</text:span><text:span text:style-name="T156">.</text:span></text:p>
      <text:p text:style-name="P278"/>
      <text:p text:style-name="P357">Operacja</text:p>
      <text:p text:style-name="P386"><text:span text:style-name="T157">A</text:span><text:span text:style-name="T181">RG2</text:span><text:span text:style-name="T157"> = ARG1;</text:span></text:p>
      <text:p text:style-name="P278"/>
      <text:p text:style-name="P330">Modyfikowane Flagi</text:p>
      <text:p text:style-name="P292">Żadne.</text:p>
      <text:p text:style-name="P125">S<text:span text:style-name="T311">TB</text:span></text:p>
      <text:p text:style-name="P222"/>
      <table:table table:name="Tabela96" table:style-name="Tabela96">
        <table:table-column table:style-name="Tabela96.A"/>
        <table:table-column table:style-name="Tabela96.B"/>
        <table:table-column table:style-name="Tabela96.C"/>
        <table:table-row>
          <table:table-cell table:style-name="Tabela96.A1" office:value-type="string">
            <text:p text:style-name="P144">KOD</text:p>
          </table:table-cell>
          <table:table-cell table:style-name="Tabela96.A1" office:value-type="string">
            <text:p text:style-name="P144">INSTRUKCJA</text:p>
          </table:table-cell>
          <table:table-cell table:style-name="Tabela96.C1" office:value-type="string">
            <text:p text:style-name="P144">SKRÓCONY OPIS</text:p>
          </table:table-cell>
        </table:table-row>
        <table:table-row>
          <table:table-cell table:style-name="Tabela96.A2" office:value-type="string">
            <text:p text:style-name="P181"><text:span text:style-name="T106">F</text:span><text:span text:style-name="T109">A</text:span></text:p>
          </table:table-cell>
          <table:table-cell table:style-name="Tabela96.A2" office:value-type="string">
            <text:p text:style-name="P181"><text:span text:style-name="T106">S</text:span><text:span text:style-name="T123">TB</text:span><text:span text:style-name="T124"> r</text:span><text:span text:style-name="T133">eg1, mem2</text:span></text:p>
          </table:table-cell>
          <table:table-cell table:style-name="Tabela96.C2" office:value-type="string">
            <text:p text:style-name="P423"><text:span text:style-name="T89">U</text:span><text:span text:style-name="T329">mieszcza bajt z reg1 w mem2.</text:span></text:p>
          </table:table-cell>
        </table:table-row>
      </table:table>
      <text:p text:style-name="P222"/>
      <text:p text:style-name="P357">Opis</text:p>
      <text:p text:style-name="P386"><text:span text:style-name="T156">U</text:span><text:span text:style-name="T181">mieszcza</text:span><text:span text:style-name="T180"> n</text:span><text:span text:style-name="T191">ajmłodszy bajt liczby</text:span><text:span text:style-name="T180"> podan</text:span><text:span text:style-name="T191">ej</text:span><text:span text:style-name="T180"> w pierwszym argumencie(źródłowy) w drugim argumencie(wynikowy). </text:span><text:span text:style-name="T156">Ź</text:span><text:span text:style-name="T180">ródłowy</text:span><text:span text:style-name="T156"> argument może być wyłącznie rejestrem</text:span><text:span text:style-name="T180">.</text:span><text:span text:style-name="T156"> </text:span><text:span text:style-name="T180">Wynikowy</text:span><text:span text:style-name="T156"> argument może </text:span><text:span text:style-name="T157">być </text:span><text:span text:style-name="T180">wyłącznie</text:span><text:span text:style-name="T157"> miejscem w pamięci</text:span><text:span text:style-name="T156">.</text:span></text:p>
      <text:p text:style-name="P278"/>
      <text:p text:style-name="P357">Operacja</text:p>
      <text:p text:style-name="P386"><text:span text:style-name="T157">A</text:span><text:span text:style-name="T181">RG2</text:span><text:span text:style-name="T157"> = </text:span><text:span text:style-name="T191">(BYTE)</text:span><text:span text:style-name="T157">ARG1;</text:span></text:p>
      <text:p text:style-name="P278"/>
      <text:p text:style-name="P330">Modyfikowane Flagi</text:p>
      <text:p text:style-name="P292">Żadne.</text:p>
      <text:p text:style-name="P125">S<text:span text:style-name="T311">UB</text:span></text:p>
      <text:p text:style-name="P222"/>
      <table:table table:name="Tabela97" table:style-name="Tabela97">
        <table:table-column table:style-name="Tabela97.A"/>
        <table:table-column table:style-name="Tabela97.B"/>
        <table:table-column table:style-name="Tabela97.C"/>
        <table:table-row>
          <table:table-cell table:style-name="Tabela97.A1" office:value-type="string">
            <text:p text:style-name="P144">KOD</text:p>
          </table:table-cell>
          <table:table-cell table:style-name="Tabela97.A1" office:value-type="string">
            <text:p text:style-name="P144">INSTRUKCJA</text:p>
          </table:table-cell>
          <table:table-cell table:style-name="Tabela97.C1" office:value-type="string">
            <text:p text:style-name="P144">SKRÓCONY OPIS</text:p>
          </table:table-cell>
        </table:table-row>
        <table:table-row>
          <table:table-cell table:style-name="Tabela97.A2" office:value-type="string">
            <text:p text:style-name="P166">1<text:span text:style-name="T320">E</text:span></text:p>
          </table:table-cell>
          <table:table-cell table:style-name="Tabela97.A2" office:value-type="string">
            <text:p text:style-name="P181"><text:span text:style-name="T106">S</text:span><text:span text:style-name="T115">UB</text:span><text:span text:style-name="T106"> </text:span><text:span text:style-name="T124">reg1, </text:span><text:span text:style-name="T133">reg2</text:span></text:p>
          </table:table-cell>
          <table:table-cell table:style-name="Tabela97.C2" office:value-type="string">
            <text:p text:style-name="P423">O<text:span text:style-name="T329">dejmuje reg2 od reg1.</text:span></text:p>
          </table:table-cell>
        </table:table-row>
        <table:table-row>
          <table:table-cell table:style-name="Tabela97.A2" office:value-type="string">
            <text:p text:style-name="P166">E<text:span text:style-name="T320">7</text:span></text:p>
          </table:table-cell>
          <table:table-cell table:style-name="Tabela97.A2" office:value-type="string">
            <text:p text:style-name="P181"><text:span text:style-name="T106">S</text:span><text:span text:style-name="T115">UB</text:span><text:span text:style-name="T124"> r</text:span><text:span text:style-name="T133">eg1, mem2</text:span></text:p>
          </table:table-cell>
          <table:table-cell table:style-name="Tabela97.C3" office:value-type="string">
            <text:p text:style-name="P408"><text:span text:style-name="T89">O</text:span><text:span text:style-name="T96">dejmuje mem2 od reg1.</text:span></text:p>
          </table:table-cell>
        </table:table-row>
      </table:table>
      <text:p text:style-name="P222"/>
      <text:p text:style-name="P341">Opis</text:p>
      <text:p text:style-name="P367"><text:span text:style-name="T156">O</text:span><text:span text:style-name="T165">dejmuje</text:span><text:span text:style-name="T156"> d</text:span><text:span text:style-name="T165">rugi</text:span><text:span text:style-name="T156"> argument(ź</text:span><text:span text:style-name="T165">ródłowy</text:span><text:span text:style-name="T156">) o</text:span><text:span text:style-name="T165">d</text:span><text:span text:style-name="T156"> p</text:span><text:span text:style-name="T165">ierwszego</text:span><text:span text:style-name="T156"> argumentu(w</text:span><text:span text:style-name="T165">ynikowy</text:span><text:span text:style-name="T156">) a następnie przechowuje wynik w argumencie wynikowym. Wynikowy argument może być wyłącznie rejestrem; źródłowy argument może </text:span><text:span text:style-name="T157">być rejestrem albo miejscem w pamięci</text:span><text:span text:style-name="T156">. </text:span></text:p>
      <text:p text:style-name="P258"/>
      <text:p text:style-name="P367"><text:span text:style-name="T156">I</text:span><text:span text:style-name="T157">nstrukcja S</text:span><text:span text:style-name="T165">UB</text:span><text:span text:style-name="T157"> wykonuje o</text:span><text:span text:style-name="T165">dejmowanie</text:span><text:span text:style-name="T157"> całkowitoliczbowe</text:span><text:span text:style-name="T156">. W</text:span><text:span text:style-name="T157">ykonuje obliczenia zarówno dla liczb całkowitoliczbowych ze znakiem jak i bez znaku</text:span><text:span text:style-name="T156"> i </text:span><text:span text:style-name="T157">ustawia flagi</text:span><text:span text:style-name="T156"> CF o</text:span><text:span text:style-name="T157">raz</text:span><text:span text:style-name="T156"> OF ż</text:span><text:span text:style-name="T157">eby zasygnalizować przeniesienie</text:span><text:span text:style-name="T156"> (p</text:span><text:span text:style-name="T157">rzepełnienie</text:span><text:span text:style-name="T156">) </text:span><text:span text:style-name="T157">odpowiednio w znakowym jak i bez znakowym wyniku</text:span><text:span text:style-name="T156">. F</text:span><text:span text:style-name="T157">laga</text:span><text:span text:style-name="T156"> SF s</text:span><text:span text:style-name="T157">ygnalizuje znak wyniku</text:span><text:span text:style-name="T156">.</text:span></text:p>
      <text:p text:style-name="P258"/>
      <text:p text:style-name="P341">Operacja</text:p>
      <text:p text:style-name="P225">ARG1 = ARG1 - ARG2</text:p>
      <text:p text:style-name="P258"/>
      <text:p text:style-name="P314">Modyfikowane Flagi</text:p>
      <text:p text:style-name="P225">Flagi OF, SF, ZF, CF i PF są ustawione w zależności od wyniku.</text:p>
      <text:p text:style-name="P125">T<text:span text:style-name="T311">EST</text:span></text:p>
      <text:p text:style-name="P222"/>
      <table:table table:name="Tabela98" table:style-name="Tabela98">
        <table:table-column table:style-name="Tabela98.A"/>
        <table:table-column table:style-name="Tabela98.B"/>
        <table:table-column table:style-name="Tabela98.C"/>
        <table:table-row>
          <table:table-cell table:style-name="Tabela98.A1" office:value-type="string">
            <text:p text:style-name="P144">KOD</text:p>
          </table:table-cell>
          <table:table-cell table:style-name="Tabela98.A1" office:value-type="string">
            <text:p text:style-name="P144">INSTRUKCJA</text:p>
          </table:table-cell>
          <table:table-cell table:style-name="Tabela98.C1" office:value-type="string">
            <text:p text:style-name="P144">SKRÓCONY OPIS</text:p>
          </table:table-cell>
        </table:table-row>
        <table:table-row>
          <table:table-cell table:style-name="Tabela98.A2" office:value-type="string">
            <text:p text:style-name="P167">3<text:span text:style-name="T321">5</text:span></text:p>
          </table:table-cell>
          <table:table-cell table:style-name="Tabela98.A2" office:value-type="string">
            <text:p text:style-name="P178"><text:span text:style-name="T106">T</text:span><text:span text:style-name="T123">EST</text:span><text:span text:style-name="T106"> </text:span><text:span text:style-name="T124">reg1,</text:span><text:span text:style-name="T106"> </text:span><text:span text:style-name="T124">reg2</text:span></text:p>
          </table:table-cell>
          <table:table-cell table:style-name="Tabela98.C2" office:value-type="string">
            <text:p text:style-name="P173"><text:span text:style-name="T88">K</text:span><text:span text:style-name="T87">oniunkcja</text:span><text:span text:style-name="T88"> reg1 i reg2.</text:span></text:p>
          </table:table-cell>
        </table:table-row>
        <table:table-row>
          <table:table-cell table:style-name="Tabela98.A2" office:value-type="string">
            <text:p text:style-name="P167">D<text:span text:style-name="T321">5</text:span></text:p>
          </table:table-cell>
          <table:table-cell table:style-name="Tabela98.A2" office:value-type="string">
            <text:p text:style-name="P414"><text:span text:style-name="T106">T</text:span><text:span text:style-name="T123">EST</text:span><text:span text:style-name="T106"> </text:span><text:span text:style-name="T124">reg1, mem2</text:span></text:p>
          </table:table-cell>
          <table:table-cell table:style-name="Tabela98.C3" office:value-type="string">
            <text:p text:style-name="P173"><text:span text:style-name="T88">K</text:span><text:span text:style-name="T87">oniunkcja</text:span><text:span text:style-name="T88"> reg1 i mem2.</text:span></text:p>
          </table:table-cell>
        </table:table-row>
      </table:table>
      <text:p text:style-name="P222"/>
      <text:p text:style-name="P340">Opis</text:p>
      <text:p text:style-name="P366"><text:span text:style-name="T156">W</text:span><text:span text:style-name="T159">ykonuje bitową koniunkcję</text:span><text:span text:style-name="T156"> pierwsze</text:span><text:span text:style-name="T159">go</text:span><text:span text:style-name="T156"> argument</text:span><text:span text:style-name="T159">u</text:span><text:span text:style-name="T156">(ź</text:span><text:span text:style-name="T163">ródłowy</text:span><text:span text:style-name="T156">) i drugiego argumentu(źródłowy), </text:span><text:span text:style-name="T163">wynik nie jest nigdzie zapisywany, zmieniają się wyłącznie flagi</text:span><text:span text:style-name="T156">. P</text:span><text:span text:style-name="T163">ierwszy</text:span><text:span text:style-name="T156"> argument może być wyłącznie rejestrem. </text:span><text:span text:style-name="T163">Drugi</text:span><text:span text:style-name="T156"> argument może </text:span><text:span text:style-name="T157">być rejestrem albo miejscem w pamięci</text:span><text:span text:style-name="T156">. K</text:span><text:span text:style-name="T159">ażdy bit wyniku</text:span><text:span text:style-name="T156"> </text:span><text:span text:style-name="T159">ustawiany jest wartością</text:span><text:span text:style-name="T156"> 1 j</text:span><text:span text:style-name="T159">eżeli w obu wynikowym i źródłowym argumencie odpowiedni bit miał wartość</text:span><text:span text:style-name="T156"> 1; w </text:span><text:span text:style-name="T159">przeciwnym przypadku ustawiany jest wartością 0</text:span><text:span text:style-name="T156">. </text:span></text:p>
      <text:p text:style-name="P257"/>
      <text:p text:style-name="P340">Operacja</text:p>
      <text:p text:style-name="P366"><text:span text:style-name="T157">T</text:span><text:span text:style-name="T164">EMP</text:span><text:span text:style-name="T157"> = ARG1 a</text:span><text:span text:style-name="T159">nd</text:span><text:span text:style-name="T157"> ARG2</text:span></text:p>
      <text:p text:style-name="P257"/>
      <text:p text:style-name="P313">Modyfikowane Flagi</text:p>
      <text:p text:style-name="P224">Flagi OF <text:span text:style-name="T308">i CF są ustawiane na 0; Flagi SF, ZF, PF są ustawiane w zależności od wyniku.</text:span></text:p>
      <text:p text:style-name="P125">T<text:span text:style-name="T311">IME</text:span></text:p>
      <text:p text:style-name="P222"/>
      <table:table table:name="Tabela99" table:style-name="Tabela99">
        <table:table-column table:style-name="Tabela99.A"/>
        <table:table-column table:style-name="Tabela99.B"/>
        <table:table-column table:style-name="Tabela99.C"/>
        <table:table-row>
          <table:table-cell table:style-name="Tabela99.A1" office:value-type="string">
            <text:p text:style-name="P144">KOD</text:p>
          </table:table-cell>
          <table:table-cell table:style-name="Tabela99.A1" office:value-type="string">
            <text:p text:style-name="P144">INSTRUKCJA</text:p>
          </table:table-cell>
          <table:table-cell table:style-name="Tabela99.C1" office:value-type="string">
            <text:p text:style-name="P144">SKRÓCONY OPIS</text:p>
          </table:table-cell>
        </table:table-row>
        <table:table-row>
          <table:table-cell table:style-name="Tabela99.A2" office:value-type="string">
            <text:p text:style-name="P166">1<text:span text:style-name="T320">B</text:span></text:p>
          </table:table-cell>
          <table:table-cell table:style-name="Tabela99.A2" office:value-type="string">
            <text:p text:style-name="P181"><text:span text:style-name="T106">T</text:span><text:span text:style-name="T115">IME</text:span><text:span text:style-name="T106"> </text:span><text:span text:style-name="T124">reg1</text:span></text:p>
          </table:table-cell>
          <table:table-cell table:style-name="Tabela99.C2" office:value-type="string">
            <text:p text:style-name="P423">Z<text:span text:style-name="T329">apisuje czas w reg1.</text:span></text:p>
          </table:table-cell>
        </table:table-row>
        <table:table-row>
          <table:table-cell table:style-name="Tabela99.A2" office:value-type="string">
            <text:p text:style-name="P166">E<text:span text:style-name="T320">A</text:span></text:p>
          </table:table-cell>
          <table:table-cell table:style-name="Tabela99.A2" office:value-type="string">
            <text:p text:style-name="P181"><text:span text:style-name="T115">TIME</text:span><text:span text:style-name="T124"> mem</text:span><text:span text:style-name="T125">1</text:span></text:p>
          </table:table-cell>
          <table:table-cell table:style-name="Tabela99.C3" office:value-type="string">
            <text:p text:style-name="P408"><text:span text:style-name="T89">Z</text:span><text:span text:style-name="T96">apisuje czas w mem1.</text:span></text:p>
          </table:table-cell>
        </table:table-row>
      </table:table>
      <text:p text:style-name="P222"/>
      <text:p text:style-name="P337">Opis</text:p>
      <text:p text:style-name="P79"><text:span text:style-name="T156">Z</text:span><text:span text:style-name="T165">apisuje czas, który upłynął od 01.01.1970 roku mierzony w sekundach w argumencie wynikowym. Dodatkowo w rejestrze ósmym </text:span><text:span text:style-name="T179">przechowywana jest liczba milisekund która upłynęła od tego dnia modulo 1000.</text:span><text:span text:style-name="T165"> Argument</text:span><text:span text:style-name="T156"> może </text:span><text:span text:style-name="T157">być rejestrem albo miejscem w pamięci</text:span><text:span text:style-name="T156">. </text:span></text:p>
      <text:p text:style-name="P253"/>
      <text:p text:style-name="P337">Operacja</text:p>
      <text:p text:style-name="P236">A<text:span text:style-name="T344">RG1 = TIME_IN_SECONDS;</text:span></text:p>
      <text:p text:style-name="P295">REG8 = TIME_IN_MILLIS mod 1000;</text:p>
      <text:p text:style-name="P253"/>
      <text:p text:style-name="P310">Modyfikowane Flagi</text:p>
      <text:p text:style-name="P111">Żadne.</text:p>
      <text:p text:style-name="P125">X<text:span text:style-name="T311">CHG</text:span></text:p>
      <text:p text:style-name="P222"/>
      <table:table table:name="Tabela100" table:style-name="Tabela100">
        <table:table-column table:style-name="Tabela100.A"/>
        <table:table-column table:style-name="Tabela100.B"/>
        <table:table-column table:style-name="Tabela100.C"/>
        <table:table-row>
          <table:table-cell table:style-name="Tabela100.A1" office:value-type="string">
            <text:p text:style-name="P144">KOD</text:p>
          </table:table-cell>
          <table:table-cell table:style-name="Tabela100.A1" office:value-type="string">
            <text:p text:style-name="P144">INSTRUKCJA</text:p>
          </table:table-cell>
          <table:table-cell table:style-name="Tabela100.C1" office:value-type="string">
            <text:p text:style-name="P144">SKRÓCONY OPIS</text:p>
          </table:table-cell>
        </table:table-row>
        <table:table-row>
          <table:table-cell table:style-name="Tabela100.A2" office:value-type="string">
            <text:p text:style-name="P165">1<text:span text:style-name="T319">3</text:span></text:p>
          </table:table-cell>
          <table:table-cell table:style-name="Tabela100.A2" office:value-type="string">
            <text:p text:style-name="P181"><text:span text:style-name="T106">X</text:span><text:span text:style-name="T114">CHG</text:span><text:span text:style-name="T106"> </text:span><text:span text:style-name="T124">reg1, </text:span><text:span text:style-name="T133">reg2</text:span></text:p>
          </table:table-cell>
          <table:table-cell table:style-name="Tabela100.C2" office:value-type="string">
            <text:p text:style-name="P423">Z<text:span text:style-name="T329">amienia miejscami wartości reg1 i reg2.</text:span></text:p>
          </table:table-cell>
        </table:table-row>
        <table:table-row>
          <table:table-cell table:style-name="Tabela100.A2" office:value-type="string">
            <text:p text:style-name="P181"><text:span text:style-name="T106">F</text:span><text:span text:style-name="T109">0</text:span></text:p>
          </table:table-cell>
          <table:table-cell table:style-name="Tabela100.A2" office:value-type="string">
            <text:p text:style-name="P181"><text:span text:style-name="T106">X</text:span><text:span text:style-name="T114">CHG</text:span><text:span text:style-name="T124"> r</text:span><text:span text:style-name="T133">eg1, mem2</text:span></text:p>
          </table:table-cell>
          <table:table-cell table:style-name="Tabela100.C3" office:value-type="string">
            <text:p text:style-name="P408"><text:span text:style-name="T89">Z</text:span><text:span text:style-name="T96">amienia miejscami wartości reg1 i mem2.</text:span></text:p>
          </table:table-cell>
        </table:table-row>
      </table:table>
      <text:p text:style-name="P222"/>
      <text:p text:style-name="P352">Opis</text:p>
      <text:p text:style-name="P379"><text:span text:style-name="T156">Z</text:span><text:span text:style-name="T183">amienia miejscami wartości między pierwszym argumentem źródłowym a drugim argumentem</text:span><text:span text:style-name="T156">. P</text:span><text:span text:style-name="T183">ierwszy</text:span><text:span text:style-name="T156"> argument może być wyłącznie rejestrem</text:span><text:span text:style-name="T183">. Drugi</text:span><text:span text:style-name="T156"> argument może </text:span><text:span text:style-name="T157">być rejestrem</text:span><text:span text:style-name="T183"> </text:span><text:span text:style-name="T157">albo miejscem w pamięci</text:span><text:span text:style-name="T156">. </text:span></text:p>
      <text:p text:style-name="P271"/>
      <text:p text:style-name="P352">Operacja</text:p>
      <text:p text:style-name="P238">T<text:span text:style-name="T347">EMP = ARG1;</text:span></text:p>
      <text:p text:style-name="P296">ARG1 = ARG2;</text:p>
      <text:p text:style-name="P296">ARG2 = TEMP;</text:p>
      <text:p text:style-name="P271"/>
      <text:p text:style-name="P325">Modyfikowane Flagi</text:p>
      <text:p text:style-name="P289">Żadne.</text:p>
      <text:p text:style-name="P125">X<text:span text:style-name="T311">OR</text:span></text:p>
      <text:p text:style-name="P222"/>
      <table:table table:name="Tabela101" table:style-name="Tabela101">
        <table:table-column table:style-name="Tabela101.A"/>
        <table:table-column table:style-name="Tabela101.B"/>
        <table:table-column table:style-name="Tabela101.C"/>
        <table:table-row>
          <table:table-cell table:style-name="Tabela101.A1" office:value-type="string">
            <text:p text:style-name="P144">KOD</text:p>
          </table:table-cell>
          <table:table-cell table:style-name="Tabela101.A1" office:value-type="string">
            <text:p text:style-name="P144">INSTRUKCJA</text:p>
          </table:table-cell>
          <table:table-cell table:style-name="Tabela101.C1" office:value-type="string">
            <text:p text:style-name="P144">SKRÓCONY OPIS</text:p>
          </table:table-cell>
        </table:table-row>
        <table:table-row>
          <table:table-cell table:style-name="Tabela101.A2" office:value-type="string">
            <text:p text:style-name="P160">3<text:span text:style-name="T314">4</text:span></text:p>
          </table:table-cell>
          <table:table-cell table:style-name="Tabela101.A2" office:value-type="string">
            <text:p text:style-name="P181"><text:span text:style-name="T118">X</text:span><text:span text:style-name="T106">O</text:span><text:span text:style-name="T117">R</text:span><text:span text:style-name="T106"> </text:span><text:span text:style-name="T124">reg1, </text:span><text:span text:style-name="T128">reg2</text:span></text:p>
          </table:table-cell>
          <table:table-cell table:style-name="Tabela101.C2" office:value-type="string">
            <text:p text:style-name="P176"><text:span text:style-name="T88">A</text:span><text:span text:style-name="T90">lternatywa </text:span><text:span text:style-name="T91">wykluczająca</text:span><text:span text:style-name="T89"> reg1 i </text:span><text:span text:style-name="T90">reg2.</text:span></text:p>
          </table:table-cell>
        </table:table-row>
        <table:table-row>
          <table:table-cell table:style-name="Tabela101.A2" office:value-type="string">
            <text:p text:style-name="P160">D<text:span text:style-name="T314">6</text:span></text:p>
          </table:table-cell>
          <table:table-cell table:style-name="Tabela101.A2" office:value-type="string">
            <text:p text:style-name="P181"><text:span text:style-name="T118">X</text:span><text:span text:style-name="T106">O</text:span><text:span text:style-name="T117">R</text:span><text:span text:style-name="T124"> r</text:span><text:span text:style-name="T128">eg1, mem2</text:span></text:p>
          </table:table-cell>
          <table:table-cell table:style-name="Tabela101.C3" office:value-type="string">
            <text:p text:style-name="P403"><text:span text:style-name="T88">A</text:span><text:span text:style-name="T90">lternatywa </text:span><text:span text:style-name="T91">wykluczająca</text:span><text:span text:style-name="T89"> reg1 i </text:span><text:span text:style-name="T90">mem2.</text:span></text:p>
          </table:table-cell>
        </table:table-row>
      </table:table>
      <text:p text:style-name="P222"/>
      <text:p text:style-name="P339">Opis</text:p>
      <text:p text:style-name="P364"><text:span text:style-name="T156">W</text:span><text:span text:style-name="T159">ykonuje bitową a</text:span><text:span text:style-name="T161">lternatywę</text:span><text:span text:style-name="T156"> pierwsze</text:span><text:span text:style-name="T159">go</text:span><text:span text:style-name="T156"> argument</text:span><text:span text:style-name="T159">u</text:span><text:span text:style-name="T156">(wynikowy) i drugiego argumentu(źródłowy) a następnie przechowuje wynik w argumencie wynikowym. Wynikowy argument może być wyłącznie rejestrem; źródłowy argument może </text:span><text:span text:style-name="T157">być rejestrem albo miejscem w pamięci</text:span><text:span text:style-name="T156">. K</text:span><text:span text:style-name="T159">ażdy bit wyniku</text:span><text:span text:style-name="T156"> </text:span><text:span text:style-name="T159">ustawiany jest wartością</text:span><text:span text:style-name="T156"> 1 j</text:span><text:span text:style-name="T159">eżeli w wynikowym a</text:span><text:span text:style-name="T162">lbo</text:span><text:span text:style-name="T159"> źródłowym argumencie odpowiedni bit miał wartość</text:span><text:span text:style-name="T156"> 1; w </text:span><text:span text:style-name="T159">przeciwnym przypadku ustawiany jest wartością 0</text:span><text:span text:style-name="T156">. </text:span></text:p>
      <text:p text:style-name="P255"/>
      <text:p text:style-name="P339">Operacja</text:p>
      <text:p text:style-name="P364"><text:span text:style-name="T157">ARG1 = ARG1 </text:span><text:span text:style-name="T162">x</text:span><text:span text:style-name="T157">o</text:span><text:span text:style-name="T161">r</text:span><text:span text:style-name="T157"> ARG2</text:span></text:p>
      <text:p text:style-name="P255"/>
      <text:p text:style-name="P312">Modyfikowane Flagi</text:p>
      <text:p text:style-name="P281">Żadne.</text:p>
      <text:p text:style-name="P120">Ź<text:span text:style-name="T289">ródła</text:span></text:p>
      <text:p text:style-name="P214"/>
      <text:p text:style-name="P70"><text:span text:style-name="T39">Wikibooks contributors, "Asembler x86/Architektura," </text:span><text:span text:style-name="T34">Wikibooks, </text:span><text:span text:style-name="T39">https://pl.wikibooks.org/w/index.php?title=Asembler_x86/Architektura&amp;oldid=218923 (accessed wrzesień 16, 2019). </text:span></text:p>
      <text:p text:style-name="P28"/>
      <text:p text:style-name="P29">Edytorzy Wikipedii, "Architektura von Neumanna," <text:span text:style-name="T290">Wikipedia, wolna encyklopedia,</text:span> pl.wikipedia.org/w/index.php?title=Architektura_von_Neumanna&amp;oldid=57461159 (accessed wrzesień 16, 2019). </text:p>
      <text:p text:style-name="P29"/>
      <text:p text:style-name="P69"><text:span text:style-name="T39">Edytorzy Wikipedii, "Język maszynowy," </text:span><text:span text:style-name="T34">Wikipedia, wolna encyklopedia,</text:span><text:span text:style-name="T39"> pl.wikipedia.org/w/index.php?title=J%C4%99zyk_maszynowy&amp;oldid=47481004 (a</text:span><text:span text:style-name="T40">ccessed</text:span><text:span text:style-name="T39"> wrzesień 16, 2019).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Noto Sans Cond1" svg:font-family="'Noto Sans Cond'" style:font-family-generic="swiss"/>
    <style:font-face style:name="Noto Mono" svg:font-family="'Noto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ond" svg:font-family="'Noto Sans Con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_20_1" draw:display-name="Arrowhead 1"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0.98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2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4</text:page-number>/<text:page-count>120</text:page-count></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5T16:52:08.406000000</meta:creation-date>
    <dc:date>2019-09-21T20:28:21.357000000</dc:date>
    <meta:editing-duration>PT2H30M7S</meta:editing-duration>
    <meta:editing-cycles>23</meta:editing-cycles>
    <meta:generator>LibreOffice/6.3.1.2$Windows_X86_64 LibreOffice_project/b79626edf0065ac373bd1df5c28bd630b4424273</meta:generator>
    <meta:print-date>2019-09-21T20:27:55.857000000</meta:print-date>
    <meta:document-statistic meta:table-count="106" meta:image-count="0" meta:object-count="0" meta:page-count="120" meta:paragraph-count="2173" meta:word-count="12039" meta:character-count="79390" meta:non-whitespace-character-count="67756"/>
  </office:meta>
</office:document-meta>
</file>